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5B00000090F3E3DBF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Wingdings" svg:font-family="Wingdings"/>
    <style:font-face style:name="Courier New" svg:font-family="'Courier New'" style:font-family-generic="modern"/>
    <style:font-face style:name="Calibri1" svg:font-family="Calibri" style:font-family-generic="swiss"/>
    <style:font-face style:name="arial" svg:font-family="arial" style:font-family-generic="swiss"/>
    <style:font-face style:name="arial1" svg:font-family="arial, sans-serif" style:font-family-generic="swiss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995cm" fo:margin-left="-0.238cm" table:align="left" style:writing-mode="lr-tb"/>
    </style:style>
    <style:style style:name="Table1.A" style:family="table-column">
      <style:table-column-properties style:column-width="1.623cm"/>
    </style:style>
    <style:style style:name="Table1.B" style:family="table-column">
      <style:table-column-properties style:column-width="1.021cm"/>
    </style:style>
    <style:style style:name="Table1.C" style:family="table-column">
      <style:table-column-properties style:column-width="2.009cm"/>
    </style:style>
    <style:style style:name="Table1.D" style:family="table-column">
      <style:table-column-properties style:column-width="0.233cm"/>
    </style:style>
    <style:style style:name="Table1.E" style:family="table-column">
      <style:table-column-properties style:column-width="2.51cm"/>
    </style:style>
    <style:style style:name="Table1.F" style:family="table-column">
      <style:table-column-properties style:column-width="0.751cm"/>
    </style:style>
    <style:style style:name="Table1.G" style:family="table-column">
      <style:table-column-properties style:column-width="1.506cm"/>
    </style:style>
    <style:style style:name="Table1.H" style:family="table-column">
      <style:table-column-properties style:column-width="2.06cm"/>
    </style:style>
    <style:style style:name="Table1.I" style:family="table-column">
      <style:table-column-properties style:column-width="4.098cm"/>
    </style:style>
    <style:style style:name="Table1.J" style:family="table-column">
      <style:table-column-properties style:column-width="0.088cm"/>
    </style:style>
    <style:style style:name="Table1.K" style:family="table-column">
      <style:table-column-properties style:column-width="0.095cm"/>
    </style:style>
    <style:style style:name="Table1.1" style:family="table-row">
      <style:table-row-properties style:min-row-height="0.529cm" style:keep-together="false" fo:keep-together="always"/>
    </style:style>
    <style:style style:name="Table1.A1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1.K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.2" style:family="table-row">
      <style:table-row-properties style:min-row-height="1.191cm" style:keep-together="false" fo:keep-together="always"/>
    </style:style>
    <style:style style:name="Table1.A2" style:family="table-cell">
      <style:table-cell-properties style:vertical-align="middle" fo:padding="0cm" fo:border-left="0.5pt solid #000000" fo:border-right="none" fo:border-top="none" fo:border-bottom="1pt solid #000000" style:writing-mode="lr-tb"/>
    </style:style>
    <style:style style:name="Table1.C2" style:family="table-cell">
      <style:table-cell-properties style:vertical-align="middle" fo:padding="0cm" fo:border-left="0.5pt solid #000000" fo:border-right="none" fo:border-top="0.5pt solid #000000" fo:border-bottom="1pt solid #000000" style:writing-mode="lr-tb"/>
    </style:style>
    <style:style style:name="Table1.D2" style:family="table-cell">
      <style:table-cell-properties style:vertical-align="bottom" fo:padding="0cm" fo:border-left="0.5pt solid #000000" fo:border-right="none" fo:border-top="0.5pt solid #000000" fo:border-bottom="none" style:writing-mode="lr-tb"/>
    </style:style>
    <style:style style:name="Table1.G2" style:family="table-cell">
      <style:table-cell-properties style:vertical-align="bottom" fo:padding="0cm" fo:border-left="0.5pt solid #000000" fo:border-right="none" fo:border-top="none" fo:border-bottom="0.5pt solid #000000" style:writing-mode="lr-tb"/>
    </style:style>
    <style:style style:name="Table1.3" style:family="table-row">
      <style:table-row-properties style:min-row-height="0.965cm" style:keep-together="false" fo:keep-together="always"/>
    </style:style>
    <style:style style:name="Table1.4" style:family="table-row">
      <style:table-row-properties style:min-row-height="0.688cm" style:keep-together="false" fo:keep-together="always"/>
    </style:style>
    <style:style style:name="Table1.G4" style:family="table-cell">
      <style:table-cell-properties style:vertical-align="bottom" fo:padding="0cm" fo:border-left="0.5pt solid #000000" fo:border-right="none" fo:border-top="none" fo:border-bottom="1pt solid #000000" style:writing-mode="lr-tb"/>
    </style:style>
    <style:style style:name="Table1.H4" style:family="table-cell">
      <style:table-cell-properties style:vertical-align="bottom" fo:padding="0cm" fo:border-left="0.5pt solid #000000" fo:border-right="none" fo:border-top="0.5pt solid #000000" fo:border-bottom="1pt solid #000000" style:writing-mode="lr-tb"/>
    </style:style>
    <style:style style:name="Table1.5" style:family="table-row">
      <style:table-row-properties style:min-row-height="0.318cm" style:keep-together="false" fo:keep-together="always"/>
    </style:style>
    <style:style style:name="Table1.A5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1.J5" style:family="table-cell">
      <style:table-cell-properties style:vertical-align="top" fo:padding="0cm" fo:border="none" style:writing-mode="lr-tb"/>
    </style:style>
    <style:style style:name="Table1.6" style:family="table-row">
      <style:table-row-properties style:min-row-height="0.353cm" style:keep-together="false" fo:keep-together="always"/>
    </style:style>
    <style:style style:name="Table1.7" style:family="table-row">
      <style:table-row-properties style:min-row-height="0.45cm" style:keep-together="false" fo:keep-together="always"/>
    </style:style>
    <style:style style:name="Table1.A7" style:family="table-cell">
      <style:table-cell-properties style:vertical-align="bottom" fo:padding="0cm" fo:border-left="0.5pt solid #000000" fo:border-right="none" fo:border-top="1pt solid #000000" fo:border-bottom="0.5pt solid #000000" style:writing-mode="lr-tb"/>
    </style:style>
    <style:style style:name="Table1.8" style:family="table-row">
      <style:table-row-properties style:min-row-height="1.221cm" style:keep-together="false" fo:keep-together="always"/>
    </style:style>
    <style:style style:name="Table1.A8" style:family="table-cell">
      <style:table-cell-properties style:vertical-align="bottom" fo:padding="0cm" fo:border-left="1pt solid #000000" fo:border-right="none" fo:border-top="none" fo:border-bottom="0.5pt solid #000000" style:writing-mode="lr-tb"/>
    </style:style>
    <style:style style:name="Table1.I8" style:family="table-cell">
      <style:table-cell-properties style:vertical-align="bottom" fo:padding="0cm" fo:border-left="0.5pt solid #000000" fo:border-right="1pt solid #000000" fo:border-top="none" fo:border-bottom="0.5pt solid #000000" style:writing-mode="lr-tb"/>
    </style:style>
    <style:style style:name="Table1.9" style:family="table-row">
      <style:table-row-properties style:min-row-height="1.212cm" style:keep-together="false" fo:keep-together="always"/>
    </style:style>
    <style:style style:name="Table1.10" style:family="table-row">
      <style:table-row-properties style:min-row-height="1.254cm" style:keep-together="false" fo:keep-together="always"/>
    </style:style>
    <style:style style:name="Table1.11" style:family="table-row">
      <style:table-row-properties style:min-row-height="1.198cm" style:keep-together="false" fo:keep-together="always"/>
    </style:style>
    <style:style style:name="Table1.12" style:family="table-row">
      <style:table-row-properties style:min-row-height="1.265cm" style:keep-together="false" fo:keep-together="always"/>
    </style:style>
    <style:style style:name="Table1.13" style:family="table-row">
      <style:table-row-properties style:min-row-height="1.459cm" style:keep-together="false" fo:keep-together="always"/>
    </style:style>
    <style:style style:name="Table1.A13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I13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le2" style:family="table">
      <style:table-properties style:width="15.889cm" fo:margin-left="-0.185cm" table:align="left" style:writing-mode="lr-tb"/>
    </style:style>
    <style:style style:name="Table2.A" style:family="table-column">
      <style:table-column-properties style:column-width="3.868cm"/>
    </style:style>
    <style:style style:name="Table2.B" style:family="table-column">
      <style:table-column-properties style:column-width="1.75cm"/>
    </style:style>
    <style:style style:name="Table2.D" style:family="table-column">
      <style:table-column-properties style:column-width="1.499cm"/>
    </style:style>
    <style:style style:name="Table2.E" style:family="table-column">
      <style:table-column-properties style:column-width="7.022cm"/>
    </style:style>
    <style:style style:name="Table2.1" style:family="table-row">
      <style:table-row-properties style:min-row-height="0.383cm" style:keep-together="false" fo:keep-together="always"/>
    </style:style>
    <style:style style:name="Table2.A1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le2.2" style:family="table-row">
      <style:table-row-properties style:min-row-height="0.974cm" style:keep-together="false" fo:keep-together="always"/>
    </style:style>
    <style:style style:name="Table2.3" style:family="table-row">
      <style:table-row-properties style:min-row-height="0.476cm" style:keep-together="false" fo:keep-together="always"/>
    </style:style>
    <style:style style:name="Table2.A3" style:family="table-cell">
      <style:table-cell-properties style:vertical-align="bottom" fo:padding="0cm" fo:border-left="0.5pt solid #000000" fo:border-right="none" fo:border-top="0.5pt solid #000000" fo:border-bottom="none" style:writing-mode="lr-tb"/>
    </style:style>
    <style:style style:name="Table2.23" style:family="table-row">
      <style:table-row-properties style:min-row-height="0.669cm" style:keep-together="false" fo:keep-together="always"/>
    </style:style>
    <style:style style:name="Table2.A23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2.E23" style:family="table-cell">
      <style:table-cell-properties style:vertical-align="bottom" fo:padding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style:font-name="Times New Roman" fo:font-size="8pt" fo:language="es" fo:country="AR" fo:font-style="italic" fo:font-weight="bold" style:font-size-asian="8pt" style:font-style-asian="italic" style:font-weight-asian="bold" style:font-name-complex="Times New Roman"/>
    </style:style>
    <style:style style:name="P5" style:family="paragraph" style:parent-style-name="Standard">
      <style:paragraph-properties style:snap-to-layout-grid="false"/>
      <style:text-properties style:font-name="Monotype Corsiva" fo:font-size="8pt" fo:language="es" fo:country="AR" style:font-size-asian="8pt" style:font-name-complex="Monotype Corsiva"/>
    </style:style>
    <style:style style:name="P6" style:family="paragraph" style:parent-style-name="Standard">
      <style:text-properties fo:language="es" fo:country="AR"/>
    </style:style>
    <style:style style:name="P7" style:family="paragraph" style:parent-style-name="Standard">
      <style:text-properties fo:language="es" fo:country="AR" style:font-name-complex="Arial"/>
    </style:style>
    <style:style style:name="P8" style:family="paragraph" style:parent-style-name="Standard">
      <style:paragraph-properties style:snap-to-layout-grid="false"/>
      <style:text-properties fo:language="es" fo:country="AR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es" fo:country="AR" style:font-name-complex="Arial"/>
    </style:style>
    <style:style style:name="P10" style:family="paragraph" style:parent-style-name="Standard">
      <style:paragraph-properties fo:text-align="end" style:justify-single-word="false" style:snap-to-layout-grid="false"/>
      <style:text-properties fo:language="es" fo:country="AR" style:font-name-complex="Arial"/>
    </style:style>
    <style:style style:name="P11" style:family="paragraph" style:parent-style-name="Standard">
      <style:paragraph-properties style:snap-to-layout-grid="false"/>
      <style:text-properties fo:language="es" fo:country="AR" fo:font-weight="bold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fo:language="es" fo:country="AR" fo:font-weight="bold" style:font-name-asian="Arial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name-asian="Arial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fo:language="es" fo:country="AR" style:font-name-asian="Arial" style:font-name-complex="Arial"/>
    </style:style>
    <style:style style:name="P16" style:family="paragraph" style:parent-style-name="Standard">
      <style:paragraph-properties>
        <style:tab-stops>
          <style:tab-stop style:position="14.988cm" style:type="right" style:leader-style="dotted" style:leader-text="."/>
        </style:tab-stops>
      </style:paragraph-properties>
      <style:text-properties fo:language="es" fo:country="AR"/>
    </style:style>
    <style:style style:name="P17" style:family="paragraph" style:parent-style-name="Standard">
      <style:paragraph-properties style:snap-to-layout-grid="false"/>
      <style:text-properties fo:font-size="100pt" fo:language="es" fo:country="AR" style:font-size-asian="100pt"/>
    </style:style>
    <style:style style:name="P18" style:family="paragraph" style:parent-style-name="Standard">
      <style:text-properties fo:font-size="12pt" fo:language="es" fo:country="AR" style:font-size-asian="12pt" style:font-size-complex="12pt"/>
    </style:style>
    <style:style style:name="P19" style:family="paragraph" style:parent-style-name="Standard">
      <style:paragraph-properties style:snap-to-layout-grid="false"/>
      <style:text-properties fo:font-size="12pt" fo:language="es" fo:country="AR" fo:font-weight="bold" style:font-size-asian="12pt" style:font-weight-asian="bold" style:font-name-complex="Arial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2pt" fo:language="es" fo:country="AR" fo:font-weight="bold" style:font-size-asian="12pt" style:font-weight-asian="bold" style:font-name-complex="Arial" style:font-weight-complex="bold"/>
    </style:style>
    <style:style style:name="P21" style:family="paragraph" style:parent-style-name="Standard">
      <style:text-properties fo:font-size="12pt" fo:language="es" fo:country="AR" style:text-underline-style="none" style:font-size-asian="12pt" style:font-size-complex="12pt"/>
    </style:style>
    <style:style style:name="P22" style:family="paragraph" style:parent-style-name="Standard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24" style:family="paragraph" style:parent-style-name="Standard">
      <style:text-properties fo:font-size="12pt" fo:language="es" fo:country="AR" style:text-underline-style="none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language="es" fo:country="A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language="es" fo:country="AR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27" style:family="paragraph" style:parent-style-name="Standard">
      <style:text-properties fo:color="#000000" style:font-name="arial" fo:font-size="12pt" fo:language="es" fo:country="AR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fo:language="es" fo:country="AR" style:font-size-asian="12pt" style:font-name-complex="arial" style:font-size-complex="12pt"/>
    </style:style>
    <style:style style:name="P29" style:family="paragraph" style:parent-style-name="Standard">
      <style:text-properties fo:font-size="10pt" style:font-size-asian="10pt" style:font-size-complex="10pt"/>
    </style:style>
    <style:style style:name="P30" style:family="paragraph" style:parent-style-name="Standard">
      <style:text-properties fo:font-size="10pt" fo:language="es" fo:country="AR" style:text-underline-style="none" fo:font-weight="bold" style:font-size-asian="10pt" style:font-weight-asian="bold" style:font-size-complex="10pt" style:font-weight-complex="bold"/>
    </style:style>
    <style:style style:name="P31" style:family="paragraph" style:parent-style-name="Header">
      <style:text-properties fo:language="es" fo:country="AR" style:language-asian="zxx" style:country-asian="none"/>
    </style:style>
    <style:style style:name="P32" style:family="paragraph" style:parent-style-name="Header">
      <style:paragraph-properties style:snap-to-layout-grid="false">
        <style:tab-stops/>
      </style:paragraph-properties>
    </style:style>
    <style:style style:name="P33" style:family="paragraph" style:parent-style-name="Footer">
      <style:text-properties fo:language="es" fo:country="AR"/>
    </style:style>
    <style:style style:name="P34" style:family="paragraph" style:parent-style-name="Standard">
      <style:paragraph-properties fo:break-before="page"/>
      <style:text-properties fo:language="es" fo:country="AR"/>
    </style:style>
    <style:style style:name="P35" style:family="paragraph" style:parent-style-name="Standard">
      <style:paragraph-properties fo:margin-left="0cm" fo:margin-right="0cm" fo:text-indent="-0.635cm" style:auto-text-indent="false"/>
      <style:text-properties fo:language="es" fo:country="AR"/>
    </style:style>
    <style:style style:name="P36" style:family="paragraph" style:parent-style-name="Standard">
      <style:paragraph-properties fo:margin-left="0cm" fo:margin-right="0cm" fo:text-indent="-0.635cm" style:auto-text-indent="false" fo:break-before="page"/>
      <style:text-properties fo:language="es" fo:country="AR"/>
    </style:style>
    <style:style style:name="P37" style:family="paragraph" style:parent-style-name="Standard">
      <style:paragraph-properties fo:margin-top="0cm" fo:margin-bottom="0cm" fo:text-align="justify" style:justify-single-word="false"/>
    </style:style>
    <style:style style:name="P38" style:family="paragraph" style:parent-style-name="Standard">
      <style:paragraph-properties fo:margin-top="0cm" fo:margin-bottom="0cm" fo:text-align="justify" style:justify-single-word="false"/>
      <style:text-properties fo:language="es" fo:country="AR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language="es" fo:country="AR" style:text-underline-style="solid" style:text-underline-width="auto" style:text-underline-color="font-color" fo:font-weight="bold" style:font-weight-asian="bold"/>
    </style:style>
    <style:style style:name="P40" style:family="paragraph" style:parent-style-name="Standard">
      <style:paragraph-properties fo:margin-top="0cm" fo:margin-bottom="0cm" fo:text-align="justify" style:justify-single-word="false"/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cm" fo:margin-bottom="0cm" fo:text-align="center" style:justify-single-word="false"/>
    </style:style>
    <style:style style:name="P42" style:family="paragraph" style:parent-style-name="Standard">
      <style:paragraph-properties fo:margin-top="0cm" fo:margin-bottom="0cm" fo:text-align="justify" style:justify-single-word="false"/>
      <style:text-properties fo:font-size="10pt" fo:language="es" fo:country="AR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fo:font-size="10pt" fo:language="es" fo:country="AR" style:text-underline-style="none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cm" fo:margin-bottom="0cm"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45" style:family="paragraph" style:parent-style-name="Standard">
      <style:paragraph-properties fo:margin-top="0cm" fo:margin-bottom="0cm" fo:text-align="start" style:justify-single-word="false"/>
    </style:style>
    <style:style style:name="P46" style:family="paragraph" style:parent-style-name="Standard">
      <style:paragraph-properties fo:margin-top="0cm" fo:margin-bottom="0cm" fo:text-align="justify" style:justify-single-word="false"/>
      <style:text-properties style:font-name="arial1" fo:font-size="10pt" fo:background-color="#ffffff" style:font-size-asian="10pt" style:font-name-complex="arial1"/>
    </style:style>
    <style:style style:name="P47" style:family="paragraph" style:parent-style-name="Standard">
      <style:paragraph-properties fo:margin-top="0cm" fo:margin-bottom="0cm" fo:text-align="justify" style:justify-single-word="false"/>
      <style:text-properties style:font-name="arial1" fo:font-size="10pt" fo:background-color="#ffffff" style:font-name-asian="arial1" style:font-size-asian="10pt" style:font-name-complex="arial1"/>
    </style:style>
    <style:style style:name="P48" style:family="paragraph" style:parent-style-name="Standard">
      <style:paragraph-properties fo:margin-top="0cm" fo:margin-bottom="0.499cm" fo:orphans="2" fo:widows="2"/>
    </style:style>
    <style:style style:name="P49" style:family="paragraph" style:parent-style-name="Standard">
      <style:paragraph-properties fo:margin-top="0.212cm" fo:margin-bottom="0cm" fo:text-align="justify" style:justify-single-word="false"/>
    </style:style>
    <style:style style:name="P50" style:family="paragraph" style:parent-style-name="Título">
      <style:text-properties fo:language="es" fo:country="AR"/>
    </style:style>
    <style:style style:name="P51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52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fo:language="es" fo:country="AR"/>
    </style:style>
    <style:style style:name="P53" style:family="paragraph" style:parent-style-name="Contents_20_Heading">
      <style:text-properties fo:language="es" fo:country="AR"/>
    </style:style>
    <style:style style:name="P5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6" style:family="paragraph" style:parent-style-name="Standard" style:list-style-name="WW8Num4"/>
    <style:style style:name="P57" style:family="paragraph" style:parent-style-name="Standard" style:list-style-name="WW8Num4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1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 style:list-style-name="L3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 style:list-style-name="L4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2" style:family="paragraph" style:parent-style-name="Standard" style:list-style-name="L5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3" style:family="paragraph" style:parent-style-name="Standard" style:list-style-name="L6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4" style:family="paragraph" style:parent-style-name="Standard" style:list-style-name="L7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5" style:family="paragraph" style:parent-style-name="Standard" style:list-style-name="L8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6" style:family="paragraph" style:parent-style-name="Standard" style:list-style-name="L9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7" style:family="paragraph" style:parent-style-name="Standard" style:list-style-name="L10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8" style:family="paragraph" style:parent-style-name="Standard" style:list-style-name="L11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12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0" style:family="paragraph" style:parent-style-name="Standard" style:list-style-name="L13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1" style:family="paragraph" style:parent-style-name="Standard" style:list-style-name="L4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2" style:family="paragraph" style:parent-style-name="Standard" style:list-style-name="L5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3" style:family="paragraph" style:parent-style-name="Standard" style:list-style-name="L6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4" style:family="paragraph" style:parent-style-name="Standard" style:list-style-name="L9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5" style:family="paragraph" style:parent-style-name="Standard" style:list-style-name="L10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6" style:family="paragraph" style:parent-style-name="Standard" style:list-style-name="L11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7" style:family="paragraph" style:parent-style-name="Standard" style:list-style-name="L12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8" style:family="paragraph" style:parent-style-name="Standard" style:list-style-name="L13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9" style:family="paragraph" style:parent-style-name="Standard">
      <style:text-properties fo:font-size="12pt" fo:language="es" fo:country="AR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1" style:family="paragraph" style:parent-style-name="Standard" style:list-style-name="WW8Num27">
      <style:paragraph-properties fo:text-align="justify" style:justify-single-word="false"/>
      <style:text-properties fo:font-size="12pt" style:font-size-asian="12pt" style:font-size-complex="12pt"/>
    </style:style>
    <style:style style:name="P82" style:family="paragraph" style:parent-style-name="Standard" style:list-style-name="WW8Num21">
      <style:paragraph-properties fo:text-align="justify" style:justify-single-word="false"/>
      <style:text-properties fo:font-size="12pt" style:font-size-asian="12pt" style:font-size-complex="12pt"/>
    </style:style>
    <style:style style:name="P83" style:family="paragraph" style:parent-style-name="Standard" style:list-style-name="WW8Num39">
      <style:paragraph-properties fo:text-align="justify" style:justify-single-word="false"/>
      <style:text-properties fo:font-size="12pt" style:font-size-asian="12pt" style:font-size-complex="12pt"/>
    </style:style>
    <style:style style:name="P84" style:family="paragraph" style:parent-style-name="Standard" style:list-style-name="WW8Num30">
      <style:paragraph-properties fo:text-align="justify" style:justify-single-word="false"/>
      <style:text-properties fo:font-size="12pt" style:font-size-asian="12pt" style:font-size-complex="12pt"/>
    </style:style>
    <style:style style:name="P85" style:family="paragraph" style:parent-style-name="Standard" style:list-style-name="WW8Num33">
      <style:paragraph-properties fo:text-align="justify" style:justify-single-word="false"/>
      <style:text-properties fo:font-size="12pt" style:font-size-asian="12pt" style:font-size-complex="12pt"/>
    </style:style>
    <style:style style:name="P86" style:family="paragraph" style:parent-style-name="Standard" style:list-style-name="WW8Num31">
      <style:paragraph-properties fo:text-align="justify" style:justify-single-word="false"/>
      <style:text-properties fo:font-size="12pt" style:font-size-asian="12pt" style:font-size-complex="12pt"/>
    </style:style>
    <style:style style:name="P87" style:family="paragraph" style:parent-style-name="Standard" style:list-style-name="WW8Num32">
      <style:paragraph-properties fo:text-align="justify" style:justify-single-word="false"/>
      <style:text-properties fo:font-size="12pt" style:font-size-asian="12pt" style:font-size-complex="12pt"/>
    </style:style>
    <style:style style:name="P88" style:family="paragraph" style:parent-style-name="Standard" style:list-style-name="WW8Num36">
      <style:paragraph-properties fo:text-align="justify" style:justify-single-word="false"/>
      <style:text-properties fo:font-size="12pt" style:font-size-asian="12pt" style:font-size-complex="12pt"/>
    </style:style>
    <style:style style:name="P89" style:family="paragraph" style:parent-style-name="Standard" style:list-style-name="WW8Num28">
      <style:paragraph-properties fo:text-align="justify" style:justify-single-word="false"/>
      <style:text-properties fo:font-size="12pt" style:font-size-asian="12pt" style:font-size-complex="12pt"/>
    </style:style>
    <style:style style:name="P90" style:family="paragraph" style:parent-style-name="Standard" style:list-style-name="WW8Num22">
      <style:paragraph-properties fo:text-align="justify" style:justify-single-word="false"/>
      <style:text-properties fo:font-size="12pt" style:font-size-asian="12pt" style:font-size-complex="12pt"/>
    </style:style>
    <style:style style:name="P91" style:family="paragraph" style:parent-style-name="Standard" style:list-style-name="WW8Num23">
      <style:paragraph-properties fo:text-align="justify" style:justify-single-word="false"/>
      <style:text-properties fo:font-size="12pt" style:font-size-asian="12pt" style:font-size-complex="12pt"/>
    </style:style>
    <style:style style:name="P92" style:family="paragraph" style:parent-style-name="Standard" style:list-style-name="WW8Num26">
      <style:paragraph-properties fo:text-align="justify" style:justify-single-word="false"/>
      <style:text-properties fo:font-size="12pt" style:font-size-asian="12pt" style:font-size-complex="12pt"/>
    </style:style>
    <style:style style:name="P93" style:family="paragraph" style:parent-style-name="Standard" style:list-style-name="WW8Num20">
      <style:paragraph-properties fo:text-align="justify" style:justify-single-word="false"/>
      <style:text-properties fo:font-size="12pt" style:font-size-asian="12pt" style:font-size-complex="12pt"/>
    </style:style>
    <style:style style:name="P94" style:family="paragraph" style:parent-style-name="Standard" style:list-style-name="WW8Num24">
      <style:paragraph-properties fo:text-align="justify" style:justify-single-word="false"/>
      <style:text-properties fo:font-size="12pt" style:font-size-asian="12pt" style:font-size-complex="12pt"/>
    </style:style>
    <style:style style:name="P95" style:family="paragraph" style:parent-style-name="Standard" style:list-style-name="WW8Num37">
      <style:paragraph-properties fo:text-align="justify" style:justify-single-word="false"/>
      <style:text-properties fo:font-size="12pt" style:font-size-asian="12pt" style:font-size-complex="12pt"/>
    </style:style>
    <style:style style:name="P96" style:family="paragraph" style:parent-style-name="Standard" style:list-style-name="WW8Num35">
      <style:paragraph-properties fo:text-align="justify" style:justify-single-word="false"/>
      <style:text-properties fo:font-size="12pt" style:font-size-asian="12pt" style:font-size-complex="12pt"/>
    </style:style>
    <style:style style:name="P97" style:family="paragraph" style:parent-style-name="Standard" style:list-style-name="WW8Num25">
      <style:paragraph-properties fo:text-align="justify" style:justify-single-word="false"/>
      <style:text-properties fo:font-size="12pt" style:font-size-asian="12pt" style:font-size-complex="12pt"/>
    </style:style>
    <style:style style:name="P98" style:family="paragraph" style:parent-style-name="Standard">
      <style:paragraph-properties fo:text-align="justify" style:justify-single-word="false"/>
      <style:text-properties fo:font-size="12pt" style:font-size-asian="12pt" style:font-name-complex="Arial" style:font-size-complex="12pt"/>
    </style:style>
    <style:style style:name="P99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100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1" style:family="paragraph" style:parent-style-name="Standard" style:list-style-name="L2"/>
    <style:style style:name="P102" style:family="paragraph" style:parent-style-name="Standard" style:list-style-name="WW8Num3"/>
    <style:style style:name="P103" style:family="paragraph" style:parent-style-name="Standard" style:list-style-name="WW8Num5"/>
    <style:style style:name="P104" style:family="paragraph" style:parent-style-name="Standard" style:list-style-name="WW8Num6"/>
    <style:style style:name="P105" style:family="paragraph" style:parent-style-name="Standard" style:list-style-name="WW8Num2"/>
    <style:style style:name="P106" style:family="paragraph" style:parent-style-name="Standard" style:list-style-name="WW8Num7"/>
    <style:style style:name="P107" style:family="paragraph" style:parent-style-name="Standard" style:list-style-name="WW8Num8"/>
    <style:style style:name="P108" style:family="paragraph" style:parent-style-name="Standard" style:list-style-name="WW8Num9"/>
    <style:style style:name="P109" style:family="paragraph" style:parent-style-name="Standard" style:list-style-name="WW8Num10"/>
    <style:style style:name="P110" style:family="paragraph" style:parent-style-name="Standard" style:list-style-name="WW8Num13"/>
    <style:style style:name="P111" style:family="paragraph" style:parent-style-name="Standard" style:list-style-name="WW8Num11"/>
    <style:style style:name="P112" style:family="paragraph" style:parent-style-name="Standard" style:list-style-name="WW8Num12"/>
    <style:style style:name="P113" style:family="paragraph" style:parent-style-name="Standard" style:list-style-name="WW8Num14"/>
    <style:style style:name="P114" style:family="paragraph" style:parent-style-name="Standard" style:list-style-name="WW8Num15"/>
    <style:style style:name="P115" style:family="paragraph" style:parent-style-name="Standard" style:list-style-name="WW8Num16"/>
    <style:style style:name="P116" style:family="paragraph" style:parent-style-name="Standard" style:list-style-name="WW8Num17"/>
    <style:style style:name="P117" style:family="paragraph" style:parent-style-name="Standard" style:list-style-name="WW8Num18"/>
    <style:style style:name="P118" style:family="paragraph" style:parent-style-name="Standard">
      <style:paragraph-properties fo:text-align="justify" style:justify-single-word="false"/>
    </style:style>
    <style:style style:name="P119" style:family="paragraph" style:parent-style-name="Standard" style:list-style-name="WW8Num38">
      <style:paragraph-properties fo:text-align="justify" style:justify-single-word="false"/>
    </style:style>
    <style:style style:name="P120" style:family="paragraph" style:parent-style-name="Standard" style:list-style-name="WW8Num21">
      <style:paragraph-properties fo:text-align="justify" style:justify-single-word="false"/>
    </style:style>
    <style:style style:name="P121" style:family="paragraph" style:parent-style-name="Standard" style:list-style-name="WW8Num30">
      <style:paragraph-properties fo:text-align="justify" style:justify-single-word="false"/>
    </style:style>
    <style:style style:name="P122" style:family="paragraph" style:parent-style-name="Standard" style:list-style-name="WW8Num22">
      <style:paragraph-properties fo:text-align="justify" style:justify-single-word="false"/>
    </style:style>
    <style:style style:name="P123" style:family="paragraph" style:parent-style-name="Standard" style:list-style-name="WW8Num26">
      <style:paragraph-properties fo:text-align="justify" style:justify-single-word="false"/>
    </style:style>
    <style:style style:name="P124" style:family="paragraph" style:parent-style-name="Standard" style:list-style-name="WW8Num20">
      <style:paragraph-properties fo:text-align="justify" style:justify-single-word="false"/>
    </style:style>
    <style:style style:name="P125" style:family="paragraph" style:parent-style-name="Standard" style:list-style-name="WW8Num39">
      <style:paragraph-properties fo:text-align="justify" style:justify-single-word="false"/>
    </style:style>
    <style:style style:name="P126" style:family="paragraph" style:parent-style-name="Standard" style:list-style-name="WW8Num35">
      <style:paragraph-properties fo:text-align="justify" style:justify-single-word="false"/>
    </style:style>
    <style:style style:name="P12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28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29" style:family="paragraph" style:parent-style-name="Heading_20_1">
      <style:text-properties fo:language="es" fo:country="AR"/>
    </style:style>
    <style:style style:name="P130" style:family="paragraph" style:parent-style-name="Heading_20_1" style:master-page-name="Standard">
      <style:paragraph-properties fo:margin-top="0.423cm" fo:margin-bottom="0.106cm" style:page-number="auto"/>
      <style:text-properties fo:language="es" fo:country="AR"/>
    </style:style>
    <style:style style:name="P131" style:family="paragraph" style:parent-style-name="Heading_20_1">
      <style:paragraph-properties fo:break-before="page"/>
    </style:style>
    <style:style style:name="P132" style:family="paragraph" style:parent-style-name="Heading_20_2">
      <style:text-properties fo:language="es" fo:country="AR"/>
    </style:style>
    <style:style style:name="P133" style:family="paragraph" style:parent-style-name="Heading_20_7">
      <style:paragraph-properties style:snap-to-layout-grid="false"/>
      <style:text-properties fo:language="es" fo:country="AR" style:font-name-complex="Arial"/>
    </style:style>
    <style:style style:name="P134" style:family="paragraph" style:parent-style-name="List_20_Paragraph" style:list-style-name="WW8Num19">
      <style:paragraph-properties fo:margin-top="0cm" fo:margin-bottom="0cm" fo:text-align="justify" style:justify-single-word="false"/>
    </style:style>
    <style:style style:name="P135" style:family="paragraph">
      <style:paragraph-properties fo:text-align="center" style:writing-mode="lr-tb"/>
    </style:style>
    <style:style style:name="T1" style:family="text">
      <style:text-properties fo:font-size="12pt" fo:language="es" fo:country="AR" fo:font-weight="bold" style:font-size-asian="12pt" style:font-weight-asian="bold"/>
    </style:style>
    <style:style style:name="T2" style:family="text">
      <style:text-properties fo:font-size="12pt" fo:language="es" fo:country="AR" style:text-underline-style="none" style:font-size-asian="12pt" style:font-size-complex="12pt"/>
    </style:style>
    <style:style style:name="T3" style:family="text">
      <style:text-properties fo:font-size="12pt" fo:language="es" fo:country="AR" style:text-underline-style="none" fo:background-color="#ffff00" style:font-size-asian="12pt" style:font-size-complex="12pt"/>
    </style:style>
    <style:style style:name="T4" style:family="text">
      <style:text-properties fo:font-size="12pt" fo:language="es" fo:country="AR" style:text-underline-style="none" style:font-name-asian="Arial" style:font-size-asian="12pt" style:font-name-complex="Arial" style:font-size-complex="12pt"/>
    </style:style>
    <style:style style:name="T5" style:family="text">
      <style:text-properties fo:font-size="12pt" fo:language="es" fo:country="AR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es" fo:country="AR" style:text-underline-style="none" fo:font-weight="bold" style:font-name-asian="Arial" style:font-size-asian="12pt" style:font-weight-asian="bold" style:font-name-complex="Arial" style:font-size-complex="12pt" style:font-weight-complex="bold"/>
    </style:style>
    <style:style style:name="T7" style:family="text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T9" style:family="text">
      <style:text-properties fo:font-size="12pt" fo:language="es" fo:country="AR" style:text-underline-style="none" fo:font-weight="normal" fo:background-color="#ffff00" style:font-size-asian="12pt" style:font-weight-asian="normal" style:font-size-complex="12pt" style:font-weight-complex="normal"/>
    </style:style>
    <style:style style:name="T10" style:family="text">
      <style:text-properties fo:font-size="12pt" fo:language="es" fo:country="AR" style:text-underline-style="none" fo:font-weight="normal" style:font-name-asian="Arial" style:font-size-asian="12pt" style:font-weight-asian="normal" style:font-size-complex="12pt" style:font-weight-complex="normal"/>
    </style:style>
    <style:style style:name="T11" style:family="text">
      <style:text-properties fo:font-size="12pt" fo:language="es" fo:country="AR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style:font-size-asian="12pt" style:font-name-complex="Arial" style:font-size-complex="12pt"/>
    </style:style>
    <style:style style:name="T14" style:family="text">
      <style:text-properties fo:font-size="12pt" style:font-name-asian="Arial" style:font-size-asian="12pt" style:font-size-complex="12pt"/>
    </style:style>
    <style:style style:name="T15" style:family="text">
      <style:text-properties fo:font-size="12pt" style:font-name-asian="Arial" style:font-size-asian="12pt" style:font-name-complex="Arial" style:font-size-complex="12pt"/>
    </style:style>
    <style:style style:name="T16" style:family="text">
      <style:text-properties fo:font-size="12pt" fo:font-weight="bold" style:font-size-asian="12pt" style:font-weight-asian="bold" style:font-size-complex="12pt"/>
    </style:style>
    <style:style style:name="T17" style:family="text">
      <style:text-properties fo:font-size="12pt" fo:font-weight="bold" style:font-name-asian="Arial" style:font-size-asian="12pt" style:font-weight-asian="bold" style:font-size-complex="12pt"/>
    </style:style>
    <style:style style:name="T1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style:font-name="Monotype Corsiva" fo:font-size="8pt" fo:language="es" fo:country="AR" style:font-size-asian="8pt" style:font-name-complex="Monotype Corsiva"/>
    </style:style>
    <style:style style:name="T20" style:family="text">
      <style:text-properties style:font-name="Monotype Corsiva" fo:font-size="8pt" fo:language="es" fo:country="AR" style:font-name-asian="Monotype Corsiva" style:font-size-asian="8pt" style:font-name-complex="Monotype Corsiva"/>
    </style:style>
    <style:style style:name="T21" style:family="text">
      <style:text-properties fo:language="es" fo:country="AR"/>
    </style:style>
    <style:style style:name="T22" style:family="text">
      <style:text-properties fo:language="es" fo:country="AR" fo:font-style="italic" style:text-underline-style="solid" style:text-underline-width="auto" style:text-underline-color="font-color" fo:font-weight="bold" style:font-style-asian="italic" style:font-weight-asian="bold"/>
    </style:style>
    <style:style style:name="T23" style:family="text">
      <style:text-properties fo:language="es" fo:country="AR" fo:font-style="italic" style:text-underline-style="solid" style:text-underline-width="auto" style:text-underline-color="font-color" fo:font-weight="bold" style:font-name-asian="Arial" style:font-style-asian="italic" style:font-weight-asian="bold" style:font-name-complex="Arial"/>
    </style:style>
    <style:style style:name="T24" style:family="text">
      <style:text-properties fo:language="es" fo:country="AR" fo:font-weight="bold" style:font-weight-asian="bold"/>
    </style:style>
    <style:style style:name="T25" style:family="text">
      <style:text-properties fo:language="es" fo:country="AR" fo:font-weight="bold" style:font-weight-asian="bold" style:font-name-complex="Arial"/>
    </style:style>
    <style:style style:name="T26" style:family="text">
      <style:text-properties fo:language="es" fo:country="AR" fo:font-weight="bold" style:font-name-asian="Arial" style:font-weight-asian="bold" style:font-name-complex="Arial"/>
    </style:style>
    <style:style style:name="T27" style:family="text">
      <style:text-properties fo:language="es" fo:country="AR" style:font-name-complex="Arial"/>
    </style:style>
    <style:style style:name="T28" style:family="text">
      <style:text-properties fo:language="es" fo:country="AR" style:font-name-asian="Arial" style:font-name-complex="Arial"/>
    </style:style>
    <style:style style:name="T29" style:family="text">
      <style:text-properties fo:language="es" fo:country="AR" style:text-underline-style="solid" style:text-underline-width="auto" style:text-underline-color="font-color"/>
    </style:style>
    <style:style style:name="T30" style:family="text">
      <style:text-properties fo:language="es" fo:country="AR" style:text-underline-style="solid" style:text-underline-width="auto" style:text-underline-color="font-color" style:font-name-asian="Arial" style:font-name-complex="Arial"/>
    </style:style>
    <style:style style:name="T31" style:family="text">
      <style:text-properties fo:language="es" fo:country="AR" style:text-underline-style="solid" style:text-underline-width="auto" style:text-underline-color="font-color" fo:font-weight="bold" style:font-weight-asian="bold"/>
    </style:style>
    <style:style style:name="T32" style:family="text">
      <style:text-properties fo:language="es" fo:country="AR" style:text-underline-style="solid" style:text-underline-width="auto" style:text-underline-color="font-color" fo:font-weight="bold" style:font-name-asian="Arial" style:font-weight-asian="bold" style:font-name-complex="Arial"/>
    </style:style>
    <style:style style:name="T33" style:family="text">
      <style:text-properties fo:language="es" fo:country="AR" style:text-underline-style="none"/>
    </style:style>
    <style:style style:name="T34" style:family="text">
      <style:text-properties fo:language="es" fo:country="AR" style:text-underline-style="none" fo:font-weight="normal" style:font-name-asian="Arial" style:font-weight-asian="normal" style:font-weight-complex="normal"/>
    </style:style>
    <style:style style:name="T35" style:family="text">
      <style:text-properties fo:font-size="8pt" fo:language="es" fo:country="AR" style:font-size-asian="8pt" style:font-size-complex="8pt"/>
    </style:style>
    <style:style style:name="T36" style:family="text">
      <style:text-properties fo:font-size="8pt" fo:language="es" fo:country="AR" style:font-name-asian="Arial" style:font-size-asian="8pt" style:font-name-complex="Arial" style:font-size-complex="8pt"/>
    </style:style>
    <style:style style:name="T37" style:family="text">
      <style:text-properties fo:font-size="16pt" fo:language="es" fo:country="AR" style:font-size-asian="16pt" style:font-name-complex="Arial"/>
    </style:style>
    <style:style style:name="T38" style:family="text">
      <style:text-properties fo:font-size="16pt" fo:language="es" fo:country="AR" style:font-name-asian="Arial" style:font-size-asian="16pt" style:font-name-complex="Arial"/>
    </style:style>
    <style:style style:name="T39" style:family="text">
      <style:text-properties fo:font-size="16pt" fo:language="es" fo:country="AR" fo:font-weight="bold" style:font-size-asian="16pt" style:font-weight-asian="bold" style:font-size-complex="16pt"/>
    </style:style>
    <style:style style:name="T40" style:family="text">
      <style:text-properties fo:font-size="16pt" fo:language="es" fo:country="AR" fo:font-weight="bold" style:font-name-asian="Arial" style:font-size-asian="16pt" style:font-weight-asian="bold" style:font-name-complex="Arial" style:font-size-complex="16pt"/>
    </style:style>
    <style:style style:name="T41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name-asian="arial" style:font-size-asian="12pt" style:font-style-asian="normal" style:font-weight-asian="normal" style:font-name-complex="arial2" style:font-size-complex="12pt"/>
    </style:style>
    <style:style style:name="T42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name-asian="arial2" style:font-size-asian="12pt" style:font-style-asian="normal" style:font-weight-asian="normal" style:font-name-complex="arial2" style:font-size-complex="12pt"/>
    </style:style>
    <style:style style:name="T43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size-asian="12pt" style:font-style-asian="normal" style:font-weight-asian="normal" style:font-name-complex="arial2" style:font-size-complex="12pt"/>
    </style:style>
    <style:style style:name="T44" style:family="text">
      <style:text-properties style:font-name="arial" fo:font-size="12pt" fo:language="es" fo:country="AR" style:text-underline-style="none" style:font-size-asian="12pt" style:font-name-complex="arial" style:font-size-complex="12pt"/>
    </style:style>
    <style:style style:name="T45" style:family="text">
      <style:text-properties style:font-name="arial" fo:font-size="12pt" fo:language="es" fo:country="AR" style:text-underline-style="none" style:font-name-asian="arial" style:font-size-asian="12pt" style:font-name-complex="arial" style:font-size-complex="12pt"/>
    </style:style>
    <style:style style:name="T46" style:family="text">
      <style:text-properties style:font-name="arial" fo:font-size="12pt" fo:language="es" fo:country="AR" style:text-underline-style="none" style:font-name-asian="Arial" style:font-size-asian="12pt" style:font-name-complex="arial" style:font-size-complex="12pt"/>
    </style:style>
    <style:style style:name="T47" style:family="text">
      <style:text-properties style:font-name="arial" fo:font-size="12pt" fo:language="es" fo:country="AR" style:font-size-asian="12pt" style:font-name-complex="arial" style:font-size-complex="12pt"/>
    </style:style>
    <style:style style:name="T48" style:family="text">
      <style:text-properties style:font-name="arial" fo:font-size="12pt" fo:language="es" fo:country="AR" style:font-name-asian="arial" style:font-size-asian="12pt" style:font-name-complex="arial" style:font-size-complex="12pt"/>
    </style:style>
    <style:style style:name="T49" style:family="text">
      <style:text-properties fo:font-size="10pt" fo:language="es" fo:country="AR" style:text-underline-style="none" fo:font-weight="normal" style:font-size-asian="10pt" style:font-weight-asian="normal" style:font-size-complex="10pt" style:font-weight-complex="normal"/>
    </style:style>
    <style:style style:name="T50" style:family="text">
      <style:text-properties fo:font-size="10pt" fo:language="es" fo:country="AR" style:text-underline-style="none" fo:font-weight="normal" style:font-name-asian="Arial" style:font-size-asian="10pt" style:font-weight-asian="normal" style:font-name-complex="Arial" style:font-size-complex="10pt" style:font-weight-complex="normal"/>
    </style:style>
    <style:style style:name="T51" style:family="text">
      <style:text-properties style:font-name-asian="Liberation Serif" style:font-name-complex="Liberation Serif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style:font-name-asian="Liberation Serif" style:font-name-complex="Liberation Serif"/>
    </style:style>
    <style:style style:name="T54" style:family="text">
      <style:text-properties style:font-name-asian="arial1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fo:background-color="#ffff00" style:font-weight-asian="normal" style:font-weight-complex="normal"/>
    </style:style>
    <style:style style:name="T57" style:family="text">
      <style:text-properties fo:font-weight="normal" style:font-name-asian="Arial" style:font-weight-asian="normal" style:font-name-complex="Arial" style:font-weight-complex="normal"/>
    </style:style>
    <style:style style:name="T58" style:family="text">
      <style:text-properties fo:font-weight="normal" style:font-name-asian="Liberation Serif" style:font-weight-asian="normal" style:font-name-complex="Liberation Serif" style:font-weight-complex="normal"/>
    </style:style>
    <style:style style:name="T59" style:family="text">
      <style:text-properties style:font-name-asian="Ari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0" text:outline-level="1">Carátula</text:h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2" office:value-type="string">
            <text:p text:style-name="P11">Tema</text:p>
          </table:table-cell>
          <table:covered-table-cell/>
          <table:table-cell table:style-name="Table1.A1" office:value-type="string">
            <text:p text:style-name="P12">Grupo</text:p>
          </table:table-cell>
          <table:table-cell table:style-name="Table1.A1" table:number-columns-spanned="3" office:value-type="string">
            <text:p text:style-name="P12">Ayudante</text:p>
          </table:table-cell>
          <table:covered-table-cell/>
          <table:covered-table-cell/>
          <table:table-cell table:style-name="Table1.A1" office:value-type="string">
            <text:p text:style-name="P12"> </text:p>
          </table:table-cell>
          <table:table-cell table:style-name="Table1.A1" table:number-columns-spanned="3" office:value-type="string">
            <text:p text:style-name="P2"><text:span text:style-name="T25">Evaluación</text:span><text:span text:style-name="T26"> </text:span><text:span text:style-name="T25">Grupal</text:span><text:span text:style-name="T26"> </text:span><text:span text:style-name="T25">del</text:span><text:span text:style-name="T26"> </text:span><text:span text:style-name="T25">TP</text:span></text:p>
          </table:table-cell>
          <table:covered-table-cell/>
          <table:covered-table-cell/>
          <table:table-cell table:style-name="Table1.K1" office:value-type="string">
            <text:p text:style-name="P17"/>
          </table:table-cell>
        </table:table-row>
        <table:table-row table:style-name="Table1.2">
          <table:table-cell table:style-name="Table1.A2" table:number-rows-spanned="3" table:number-columns-spanned="2" office:value-type="string">
            <text:p text:style-name="P17">R</text:p>
          </table:table-cell>
          <table:covered-table-cell/>
          <table:table-cell table:style-name="Table1.C2" table:number-rows-spanned="3" office:value-type="string">
            <text:h text:style-name="P133" text:outline-level="7">10</text:h>
          </table:table-cell>
          <table:table-cell table:style-name="Table1.D2" table:number-rows-spanned="3" table:number-columns-spanned="3" office:value-type="string">
            <text:p text:style-name="P13"><text:s text:c="3"/></text:p>
          </table:table-cell>
          <table:covered-table-cell/>
          <table:covered-table-cell/>
          <table:table-cell table:style-name="Table1.G2" office:value-type="string">
            <text:p text:style-name="P3"><text:span text:style-name="T24">Nota</text:span><text:span text:style-name="T26"> <text:s text:c="3"/></text:span></text:p>
          </table:table-cell>
          <table:table-cell table:style-name="Table1.A1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11">Fecha</text:p>
          </table:table-cell>
          <table:table-cell table:style-name="Table1.A1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4" office:value-type="string">
            <text:p text:style-name="P11">Firma</text:p>
          </table:table-cell>
          <table:table-cell table:style-name="Table1.H4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5">
          <table:table-cell table:style-name="Table1.A5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5" office:value-type="string">
            <text:p text:style-name="P19"/>
          </table:table-cell>
          <table:table-cell table:style-name="Table1.J5" office:value-type="string">
            <text:p text:style-name="P19"/>
          </table:table-cell>
        </table:table-row>
        <table:table-row table:style-name="Table1.6">
          <table:table-cell table:style-name="Table1.D2" table:number-columns-spanned="10" office:value-type="string">
            <text:p text:style-name="P20">Integr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1"/>
          </table:table-cell>
        </table:table-row>
        <table:table-row table:style-name="Table1.7">
          <table:table-cell table:style-name="Table1.A7" office:value-type="string">
            <text:p text:style-name="P11">Padrón</text:p>
          </table:table-cell>
          <table:table-cell table:style-name="Table1.A7" table:number-columns-spanned="3" office:value-type="string">
            <text:p text:style-name="P11">Apellido</text:p>
          </table:table-cell>
          <table:covered-table-cell/>
          <table:covered-table-cell/>
          <table:table-cell table:style-name="Table1.A7" office:value-type="string">
            <text:p text:style-name="P11">Nombre</text:p>
          </table:table-cell>
          <table:table-cell table:style-name="Table1.A7" table:number-columns-spanned="2" office:value-type="string">
            <text:p text:style-name="P3"><text:span text:style-name="T25">Asistencia</text:span><text:span text:style-name="T26"> </text:span><text:span text:style-name="T25">a</text:span><text:span text:style-name="T26"> </text:span><text:span text:style-name="T25">Entrega</text:span></text:p>
          </table:table-cell>
          <table:covered-table-cell/>
          <table:table-cell table:style-name="Table1.A7" office:value-type="string">
            <text:p text:style-name="P3"><text:span text:style-name="T25">Asistencia</text:span><text:span text:style-name="T26"> </text:span><text:span text:style-name="T25">a</text:span><text:span text:style-name="T26"> </text:span><text:span text:style-name="T25">Revisión</text:span></text:p>
          </table:table-cell>
          <table:table-cell table:style-name="Table1.A7" table:number-columns-spanned="2" office:value-type="string">
            <text:p text:style-name="P3"><text:span text:style-name="T25">Evaluación</text:span><text:span text:style-name="T26"> </text:span><text:span text:style-name="T25">Individual</text:span><text:span text:style-name="T26"> </text:span><text:span text:style-name="T25">Final</text:span></text:p>
          </table:table-cell>
          <table:covered-table-cell/>
          <table:table-cell table:style-name="Table1.K1" office:value-type="string">
            <text:p text:style-name="P8"/>
          </table:table-cell>
        </table:table-row>
        <table:table-row table:style-name="Table1.8">
          <table:table-cell table:style-name="Table1.A8" office:value-type="string">
            <text:p text:style-name="P8">88845</text:p>
          </table:table-cell>
          <table:table-cell table:style-name="Table1.G2" table:number-columns-spanned="3" office:value-type="string">
            <text:p text:style-name="P3"><text:span text:style-name="T27">Szperling</text:span><text:span text:style-name="T28"> </text:span></text:p>
          </table:table-cell>
          <table:covered-table-cell/>
          <table:covered-table-cell/>
          <table:table-cell table:style-name="Table1.G2" office:value-type="string">
            <text:p text:style-name="P3"><text:span text:style-name="T27">Leonel</text:span><text:span text:style-name="T28"> </text:span><text:span text:style-name="T27">Esteban</text:span><text:span text:style-name="T28"> </text:span>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9">
          <table:table-cell table:style-name="Table1.A8" office:value-type="string">
            <text:p text:style-name="P15">88548 </text:p>
          </table:table-cell>
          <table:table-cell table:style-name="Table1.G2" table:number-columns-spanned="3" office:value-type="string">
            <text:p text:style-name="P15">Notari </text:p>
          </table:table-cell>
          <table:covered-table-cell/>
          <table:covered-table-cell/>
          <table:table-cell table:style-name="Table1.G2" office:value-type="string">
            <text:p text:style-name="P15">Pablo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0">
          <table:table-cell table:style-name="Table1.A8" office:value-type="string">
            <text:p text:style-name="P15">90983 </text:p>
          </table:table-cell>
          <table:table-cell table:style-name="Table1.G2" table:number-columns-spanned="3" office:value-type="string">
            <text:p text:style-name="P15">Ciruzzi </text:p>
          </table:table-cell>
          <table:covered-table-cell/>
          <table:covered-table-cell/>
          <table:table-cell table:style-name="Table1.G2" office:value-type="string">
            <text:p text:style-name="P15">Martin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1">
          <table:table-cell table:style-name="Table1.A8" office:value-type="string">
            <text:p text:style-name="P15">87187 </text:p>
          </table:table-cell>
          <table:table-cell table:style-name="Table1.G2" table:number-columns-spanned="3" office:value-type="string">
            <text:p text:style-name="P15">Ferro </text:p>
          </table:table-cell>
          <table:covered-table-cell/>
          <table:covered-table-cell/>
          <table:table-cell table:style-name="Table1.G2" office:value-type="string">
            <text:p text:style-name="P15">Flavio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2">
          <table:table-cell table:style-name="Table1.A8" office:value-type="string">
            <text:p text:style-name="P3"><text:span text:style-name="T28"><text:s/></text:span><text:span text:style-name="T28">89510</text:span></text:p>
          </table:table-cell>
          <table:table-cell table:style-name="Table1.G2" table:number-columns-spanned="3" office:value-type="string">
            <text:p text:style-name="P15">Cruz</text:p>
          </table:table-cell>
          <table:covered-table-cell/>
          <table:covered-table-cell/>
          <table:table-cell table:style-name="Table1.G2" office:value-type="string">
            <text:p text:style-name="P15">Rodolfo</text:p>
          </table:table-cell>
          <table:table-cell table:style-name="Table1.G2" table:number-columns-spanned="2" office:value-type="string">
            <text:p text:style-name="P15"/>
          </table:table-cell>
          <table:covered-table-cell/>
          <table:table-cell table:style-name="Table1.G2" office:value-type="string">
            <text:p text:style-name="P8"/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15"><text:s/></text:p>
          </table:table-cell>
          <table:table-cell table:style-name="Table1.G4" table:number-columns-spanned="3" office:value-type="string">
            <text:p text:style-name="P15"><text:s/></text:p>
          </table:table-cell>
          <table:covered-table-cell/>
          <table:covered-table-cell/>
          <table:table-cell table:style-name="Table1.G4" office:value-type="string">
            <text:p text:style-name="P15"><text:s/></text:p>
          </table:table-cell>
          <table:table-cell table:style-name="Table1.G4" table:number-columns-spanned="2" office:value-type="string">
            <text:p text:style-name="P15"><text:s/></text:p>
          </table:table-cell>
          <table:covered-table-cell/>
          <table:table-cell table:style-name="Table1.G4" office:value-type="string">
            <text:p text:style-name="P8"> </text:p>
          </table:table-cell>
          <table:table-cell table:style-name="Table1.I13" table:number-columns-spanned="3" office:value-type="string">
            <text:p text:style-name="P8"> </text:p>
          </table:table-cell>
          <table:covered-table-cell/>
          <table:covered-table-cell/>
        </table:table-row>
      </table:table>
      <text:p text:style-name="Standard"/>
      <text:p text:style-name="P34"/>
      <text:h text:style-name="Heading_20_1" text:outline-level="1"><text:span text:style-name="T21">Planilla</text:span><text:span text:style-name="T28"> </text:span><text:span text:style-name="T21">del</text:span><text:span text:style-name="T28"> </text:span><text:span text:style-name="T21">Docente</text:span>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3"><text:span text:style-name="T37">Planilla</text:span><text:span text:style-name="T38"> </text:span><text:span text:style-name="T37">del</text:span><text:span text:style-name="T38"> </text:span><text:span text:style-name="T37">Docente</text:span></text:p>
            <text:p text:style-name="Standard"><text:span text:style-name="T27">Todos</text:span><text:span text:style-name="T28"> </text:span><text:span text:style-name="T27">los</text:span><text:span text:style-name="T28"> </text:span><text:span text:style-name="T27">ítems</text:span><text:span text:style-name="T28"> </text:span><text:span text:style-name="T27">son</text:span><text:span text:style-name="T28"> </text:span><text:span text:style-name="T27">de</text:span><text:span text:style-name="T28"> </text:span><text:span text:style-name="T27">cumplimiento</text:span><text:span text:style-name="T28"> </text:span><text:span text:style-name="T27">obligatorio</text:span><text:span text:style-name="T28"> </text:span><text:span text:style-name="T27">para</text:span><text:span text:style-name="T28"> </text:span><text:span text:style-name="T27">alcanzar</text:span><text:span text:style-name="T28"> </text:span><text:span text:style-name="T27">la</text:span><text:span text:style-name="T28"> </text:span><text:span text:style-name="T27">aprobación</text:span><text:span text:style-name="T28"> </text:span><text:span text:style-name="T27">del</text:span><text:span text:style-name="T28"> </text:span><text:span text:style-name="T27">TP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5" office:value-type="string">
            <text:p text:style-name="P3"><text:span text:style-name="T27">GRUPO</text:span><text:span text:style-name="T28"> </text:span><text:span text:style-name="T27">NRO:</text:span><text:span text:style-name="T28"> <text:s text:c="17"/></text:span><text:span text:style-name="T27">FECHA:</text:span><text:span text:style-name="T28"> <text:s text:c="37"/></text:span><text:span text:style-name="T27">HORA</text:span><text:span text:style-name="T28"> </text:span><text:span text:style-name="T27">INICIO:</text:span><text:span text:style-name="T28"> <text:s text:c="11"/></text:span><text:span text:style-name="T27">HORA</text:span><text:span text:style-name="T28"> </text:span><text:span text:style-name="T27">FIN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9">Item</text:p>
          </table:table-cell>
          <table:table-cell table:style-name="Table2.A3" office:value-type="string">
            <text:p text:style-name="P9">Aprobada</text:p>
          </table:table-cell>
          <table:table-cell table:style-name="Table2.A3" office:value-type="string">
            <text:p text:style-name="P2"><text:span text:style-name="T27">A</text:span><text:span text:style-name="T28"> </text:span><text:span text:style-name="T27">Revisión</text:span></text:p>
          </table:table-cell>
          <table:table-cell table:style-name="Table2.A3" office:value-type="string">
            <text:p text:style-name="P2"><text:span text:style-name="T27">No</text:span><text:span text:style-name="T28"> </text:span><text:span text:style-name="T27">posee</text:span></text:p>
          </table:table-cell>
          <table:table-cell table:style-name="Table2.A1" office:value-type="string">
            <text:p text:style-name="P9">Observaciones</text:p>
          </table:table-cell>
        </table:table-row>
        <table:table-row table:style-name="Table2.3">
          <table:table-cell table:style-name="Table2.A3" office:value-type="string">
            <text:p text:style-name="P3"><text:span text:style-name="T27">Presentación</text:span><text:span text:style-name="T28"> </text:span><text:span text:style-name="T27">de</text:span><text:span text:style-name="T28"> </text:span><text:span text:style-name="T27">la</text:span><text:span text:style-name="T28"> </text:span><text:span text:style-name="T27">carpeta</text:span><text:span text:style-name="T28"> <text:s/></text:span><text:span text:style-name="T27">solicitada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27">hipótesis</text:span><text:span text:style-name="T28"> </text:span><text:span text:style-name="T27">y</text:span><text:span text:style-name="T28"> </text:span><text:span text:style-name="T27">aclaraciones</text:span><text:span text:style-name="T28"> </text:span><text:span text:style-name="T27">pertinentes</text:span><text:span text:style-name="T28"> </text:span><text:span text:style-name="T27">y</text:span><text:span text:style-name="T28"> </text:span><text:span text:style-name="T27">completa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27">Problemas</text:span><text:span text:style-name="T28"> </text:span><text:span text:style-name="T27">Relevantes</text:span><text:span text:style-name="T28"> </text:span><text:span text:style-name="T27">documentados</text:span></text:p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2"><text:span text:style-name="T27">Instructivo</text:span><text:span text:style-name="T28"> </text:span><text:span text:style-name="T27">Readme</text:span><text:span text:style-name="T28"> </text:span><text:span text:style-name="T27">completo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27">Fuentes</text:span><text:span text:style-name="T28"> </text:span><text:span text:style-name="T27">y</text:span><text:span text:style-name="T28"> </text:span><text:span text:style-name="T27">estructuras</text:span><text:span text:style-name="T28"> </text:span><text:span text:style-name="T27">nuevas</text:span><text:span text:style-name="T28"> </text:span><text:span text:style-name="T27">documentadas</text:span><text:span text:style-name="T28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7">Estructuras</text:span><text:span text:style-name="T28"> </text:span><text:span text:style-name="T27">auxiliares</text:span><text:span text:style-name="T28"> </text:span><text:span text:style-name="T27">documentada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7">Hoja</text:span><text:span text:style-name="T28"> </text:span><text:span text:style-name="T27">de</text:span><text:span text:style-name="T28"> </text:span><text:span text:style-name="T27">ruta</text:span><text:span text:style-name="T28"> </text:span><text:span text:style-name="T27">para</text:span><text:span text:style-name="T28"> </text:span><text:span text:style-name="T27">la</text:span><text:span text:style-name="T28"> </text:span><text:span text:style-name="T27">corrección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7">Datos</text:span><text:span text:style-name="T28"> </text:span><text:span text:style-name="T27">de</text:span><text:span text:style-name="T28"> </text:span><text:span text:style-name="T27">Prueba</text:span><text:span text:style-name="T28"> </text:span><text:span text:style-name="T27">completos</text:span><text:span text:style-name="T28"> </text:span><text:span text:style-name="T27">y</text:span><text:span text:style-name="T28"> </text:span><text:span text:style-name="T27">variados</text:span><text:span text:style-name="T28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7">Capacidad</text:span><text:span text:style-name="T28"> </text:span><text:span text:style-name="T27">para</text:span><text:span text:style-name="T28"> </text:span><text:span text:style-name="T27">la</text:span><text:span text:style-name="T28"> </text:span><text:span text:style-name="T27">aplicación</text:span><text:span text:style-name="T28"> </text:span><text:span text:style-name="T27">de</text:span><text:span text:style-name="T28"> </text:span><text:span text:style-name="T27">cambio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7">Uso</text:span><text:span text:style-name="T28"> </text:span><text:span text:style-name="T27">de</text:span><text:span text:style-name="T28"> </text:span><text:span text:style-name="T27">vi</text:span><text:span text:style-name="T28"> </text:span><text:span text:style-name="T27">o</text:span><text:span text:style-name="T28"> </text:span><text:span text:style-name="T27">vim</text:span>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7">instalarC</text:span><text:span text:style-name="T28"> </text:span>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Inici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Detect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Sum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List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Move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LoguearC</text:p>
            <text:p text:style-name="P8">mirarC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StopD</text:p>
            <text:p text:style-name="P8">StartD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7">Encadenamiento</text:span><text:span text:style-name="T28"> </text:span><text:span text:style-name="T27">de</text:span><text:span text:style-name="T28"> </text:span><text:span text:style-name="T27">comandos</text:span><text:span text:style-name="T28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23">
          <table:table-cell table:style-name="Table2.A23" office:value-type="string">
            <text:p text:style-name="P3"><text:span text:style-name="T27">Funcionamiento</text:span><text:span text:style-name="T28"> </text:span><text:span text:style-name="T27">General</text:span><text:span text:style-name="T28"> </text:span><text:span text:style-name="T27">del</text:span><text:span text:style-name="T28"> </text:span><text:span text:style-name="T27">TP</text:span></text:p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E23" office:value-type="string">
            <text:p text:style-name="P8"/>
          </table:table-cell>
        </table:table-row>
        <table:table-row table:style-name="Table2.3">
          <table:table-cell table:style-name="Table2.A23" office:value-type="string">
            <text:p text:style-name="P3"><text:span text:style-name="T27">Trabajo</text:span><text:span text:style-name="T28"> </text:span><text:span text:style-name="T27">en</text:span><text:span text:style-name="T28"> </text:span><text:span text:style-name="T27">Equipo</text:span></text:p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</table:table>
      <text:section text:style-name="Sect1" text:name="Section1">
        <text:p text:style-name="P53"><text:soft-page-break/>Indice</text:p>
      </text:section>
      <text:table-of-content text:style-name="Sect2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Título_20_de_20_TDC"/>
          </text:index-source-styles>
        </text:table-of-content-source>
        <text:index-body>
          <text:p text:style-name="P54">Carátula<text:tab/>1</text:p>
          <text:p text:style-name="P54">Planilla del Docente<text:tab/>2</text:p>
          <text:p text:style-name="P54">Hipótesis y Aclaraciones Globales<text:tab/>4</text:p>
          <text:p text:style-name="P54">Problemas Relevantes<text:tab/>5</text:p>
          <text:p text:style-name="P54">Archivo README<text:tab/>6</text:p>
          <text:p text:style-name="P54">Listado de Comandos y Funciones<text:tab/>8</text:p>
          <text:p text:style-name="P55">instalarC<text:tab/>8</text:p>
          <text:p text:style-name="P55">iniciarC<text:tab/>9</text:p>
          <text:p text:style-name="P55">detectarC<text:tab/>10</text:p>
          <text:p text:style-name="P55">sumarC<text:tab/>11</text:p>
          <text:p text:style-name="P55">listarC<text:tab/>12</text:p>
          <text:p text:style-name="P55">moverC<text:tab/>13</text:p>
          <text:p text:style-name="P55">loguearC<text:tab/>14</text:p>
          <text:p text:style-name="P55">mirarC<text:tab/>15</text:p>
          <text:p text:style-name="P55">StartD<text:tab/>16</text:p>
          <text:p text:style-name="P55">StopD<text:tab/>17</text:p>
          <text:p text:style-name="P54">Archivos<text:tab/>17</text:p>
          <text:p text:style-name="P55">Archivos propios de InstalarC<text:tab/>17</text:p>
          <text:p text:style-name="P54">Hoja de Ruta para el Testeo<text:tab/>19</text:p>
          <text:p text:style-name="P55">Casos instalarC<text:tab/>19</text:p>
          <text:p text:style-name="P55">Casos iniciarC<text:tab/>28</text:p>
          <text:p text:style-name="P55">Casos detectarC<text:tab/>31</text:p>
          <text:p text:style-name="P55">Casos sumarC<text:tab/>33</text:p>
          <text:p text:style-name="P55">Casos listarC<text:tab/>33</text:p>
          <text:p text:style-name="P55">Casos loguearC<text:tab/>33</text:p>
          <text:p text:style-name="P55">Casos mirarC<text:tab/>33</text:p>
          <text:p text:style-name="P55">Casos StopD<text:tab/>33</text:p>
          <text:p text:style-name="P55">Casos StartD:<text:tab/>34</text:p>
          <text:p text:style-name="P55">Casos MoverC:<text:tab/>36</text:p>
        </text:index-body>
      </text:table-of-content>
      <text:section text:style-name="Sect3" text:name="Section3">
        <text:p text:style-name="P16"/>
        <text:p text:style-name="P50"/>
        <text:p text:style-name="P36"/>
        <text:p text:style-name="P35"/>
        <text:h text:style-name="Heading_20_1" text:outline-level="1"><text:bookmark-start text:name="_Observaciones_a_tener"/><text:bookmark-start text:name="_Observaciones_a_tener_1"/><text:span text:style-name="T21">H</text:span><text:bookmark-end text:name="_Observaciones_a_tener"/><text:bookmark-end text:name="_Observaciones_a_tener_1"/><text:span text:style-name="T21">ipótesis</text:span><text:span text:style-name="T28"> </text:span><text:span text:style-name="T21">y</text:span><text:span text:style-name="T28"> </text:span><text:span text:style-name="T21">Aclaraciones</text:span><text:span text:style-name="T28"> </text:span><text:span text:style-name="T21">Globales</text:span></text:h>
        <text:p text:style-name="P27"/>
        <text:p text:style-name="P27"/>
        <text:p text:style-name="P48"><text:span text:style-name="T41">-</text:span><text:span text:style-name="T42"> </text:span><text:span text:style-name="T43">Los</text:span><text:span text:style-name="T42"> </text:span><text:span text:style-name="T43">nombres</text:span><text:span text:style-name="T42"> </text:span><text:span text:style-name="T43">de</text:span><text:span text:style-name="T42"> </text:span><text:span text:style-name="T43">los</text:span><text:span text:style-name="T42"> </text:span><text:span text:style-name="T43">directorios</text:span><text:span text:style-name="T42"> </text:span><text:span text:style-name="T43">no</text:span><text:span text:style-name="T42"> </text:span><text:span text:style-name="T43">pueden</text:span><text:span text:style-name="T42"> </text:span><text:span text:style-name="T43">contener</text:span><text:span text:style-name="T42"> </text:span><text:span text:style-name="T43">espacios,</text:span><text:span text:style-name="T42"> </text:span><text:span text:style-name="T43">manejar</text:span><text:span text:style-name="T42"> </text:span><text:span text:style-name="T43">espacios</text:span><text:span text:style-name="T42"> </text:span><text:span text:style-name="T43">en</text:span><text:span text:style-name="T42"> </text:span><text:span text:style-name="T43">los</text:span><text:span text:style-name="T42"> </text:span><text:span text:style-name="T43">nombres</text:span><text:span text:style-name="T42"> </text:span><text:span text:style-name="T43">de</text:span><text:span text:style-name="T42"> </text:span><text:span text:style-name="T43">los</text:span><text:span text:style-name="T42"> </text:span><text:span text:style-name="T43">directorios</text:span><text:span text:style-name="T42"> </text:span><text:span text:style-name="T43">requeire</text:span><text:span text:style-name="T42"> </text:span><text:span text:style-name="T43">contemplar</text:span><text:span text:style-name="T42"> </text:span><text:span text:style-name="T43">casos</text:span><text:span text:style-name="T42"> </text:span><text:span text:style-name="T43">especiales</text:span><text:span text:style-name="T42"> </text:span><text:span text:style-name="T43">a</text:span><text:span text:style-name="T42"> </text:span><text:span text:style-name="T43">la</text:span><text:span text:style-name="T42"> </text:span><text:span text:style-name="T43">hora</text:span><text:span text:style-name="T42"> </text:span><text:span text:style-name="T43">de</text:span><text:span text:style-name="T42"> </text:span><text:span text:style-name="T43">manejarlos</text:span><text:span text:style-name="T42"> </text:span><text:span text:style-name="T43">que</text:span><text:span text:style-name="T42"> </text:span><text:span text:style-name="T43">no</text:span><text:span text:style-name="T42"> </text:span><text:span text:style-name="T43">se</text:span><text:span text:style-name="T42"> </text:span><text:span text:style-name="T43">justifican.<text:line-break/><text:line-break/>-</text:span><text:span text:style-name="T42"> </text:span><text:span text:style-name="T43">Los</text:span><text:span text:style-name="T42"> </text:span><text:span text:style-name="T43">nombres</text:span><text:span text:style-name="T42"> </text:span><text:span text:style-name="T43">de</text:span><text:span text:style-name="T42"> </text:span><text:span text:style-name="T43">los</text:span><text:span text:style-name="T42"> </text:span><text:span text:style-name="T43">encuestadores(código</text:span><text:span text:style-name="T42"> </text:span><text:span text:style-name="T43">único</text:span><text:span text:style-name="T42"> </text:span><text:span text:style-name="T43">de</text:span><text:span text:style-name="T42"> </text:span><text:span text:style-name="T43">encuestador)</text:span><text:span text:style-name="T42"> </text:span><text:span text:style-name="T43">no</text:span><text:span text:style-name="T42"> </text:span><text:span text:style-name="T43">pueden</text:span><text:span text:style-name="T42"> </text:span><text:span text:style-name="T43">contener</text:span><text:span text:style-name="T42"> </text:span><text:span text:style-name="T43">caracteres</text:span><text:span text:style-name="T42"> </text:span><text:span text:style-name="T43">especiales,</text:span><text:span text:style-name="T42"> </text:span><text:span text:style-name="T43">ya</text:span><text:span text:style-name="T42"> </text:span><text:span text:style-name="T43">que</text:span><text:span text:style-name="T42"> </text:span><text:span text:style-name="T43">los</text:span><text:span text:style-name="T42"> </text:span><text:span text:style-name="T43">mismos</text:span><text:span text:style-name="T42"> </text:span><text:span text:style-name="T43">representan</text:span><text:span text:style-name="T42"> </text:span><text:span text:style-name="T43">algo</text:span><text:span text:style-name="T42"> </text:span><text:span text:style-name="T43">asi</text:span><text:span text:style-name="T42"> </text:span><text:span text:style-name="T43">como</text:span><text:span text:style-name="T42"> </text:span><text:span text:style-name="T43">una</text:span><text:span text:style-name="T42"> </text:span><text:span text:style-name="T43">clave</text:span><text:span text:style-name="T42"> </text:span><text:span text:style-name="T43">primaria</text:span><text:span text:style-name="T42"> </text:span><text:span text:style-name="T43">en</text:span><text:span text:style-name="T42"> </text:span><text:span text:style-name="T43">el</text:span><text:span text:style-name="T42"> </text:span><text:span text:style-name="T43">maestro</text:span><text:span text:style-name="T42"> </text:span><text:span text:style-name="T43">de</text:span><text:span text:style-name="T42"> </text:span><text:span text:style-name="T43">encuantadores</text:span></text:p>
        <text:p text:style-name="P48"><text:span text:style-name="T43">-</text:span><text:span text:style-name="T42"> </text:span><text:span text:style-name="T43">El</text:span><text:span text:style-name="T42"> </text:span><text:span text:style-name="T43">comando</text:span><text:span text:style-name="T42"> </text:span><text:span text:style-name="T43">iniciar</text:span><text:span text:style-name="T42"> </text:span><text:span text:style-name="T43">se</text:span><text:span text:style-name="T42"> </text:span><text:span text:style-name="T43">debe</text:span><text:span text:style-name="T42"> </text:span><text:span text:style-name="T43">correr</text:span><text:span text:style-name="T42"> </text:span><text:span text:style-name="T43">como</text:span><text:span text:style-name="T42"> </text:span><text:span text:style-name="T43">.</text:span><text:span text:style-name="T42"> </text:span><text:span text:style-name="T43">iniciarC</text:span><text:span text:style-name="T42"> </text:span><text:span text:style-name="T43">desde</text:span><text:span text:style-name="T42"> </text:span><text:span text:style-name="T43">la</text:span><text:span text:style-name="T42"> </text:span><text:span text:style-name="T43">carpeta</text:span><text:span text:style-name="T42"> </text:span><text:span text:style-name="T43">bin,</text:span><text:span text:style-name="T42"> </text:span><text:span text:style-name="T43">ya</text:span><text:span text:style-name="T42"> </text:span><text:span text:style-name="T43">que</text:span><text:span text:style-name="T42"> </text:span><text:span text:style-name="T43">de</text:span><text:span text:style-name="T42"> </text:span><text:span text:style-name="T43">debe</text:span><text:span text:style-name="T42"> </text:span><text:span text:style-name="T43">ejecutar</text:span><text:span text:style-name="T42"> </text:span><text:span text:style-name="T43">en</text:span><text:span text:style-name="T42"> </text:span><text:span text:style-name="T43">el</text:span><text:span text:style-name="T42"> </text:span><text:span text:style-name="T43">mismo</text:span><text:span text:style-name="T42"> </text:span><text:span text:style-name="T43">ambiente</text:span><text:span text:style-name="T42"> </text:span><text:span text:style-name="T43">en</text:span><text:span text:style-name="T42"> </text:span><text:span text:style-name="T43">el</text:span><text:span text:style-name="T42"> </text:span><text:span text:style-name="T43">que</text:span><text:span text:style-name="T42"> </text:span><text:span text:style-name="T43">va</text:span><text:span text:style-name="T42"> </text:span><text:span text:style-name="T43">a</text:span><text:span text:style-name="T42"> </text:span><text:span text:style-name="T43">correr</text:span><text:span text:style-name="T42"> </text:span><text:span text:style-name="T43">la</text:span><text:span text:style-name="T42"> </text:span><text:span text:style-name="T43">aplicación</text:span><text:span text:style-name="T42"> </text:span><text:span text:style-name="T43">(por</text:span><text:span text:style-name="T42"> </text:span><text:span text:style-name="T43">el</text:span><text:span text:style-name="T42"> </text:span><text:span text:style-name="T43">seteo</text:span><text:span text:style-name="T42"> </text:span><text:span text:style-name="T43">de</text:span><text:span text:style-name="T42"> </text:span><text:span text:style-name="T43">variables),</text:span><text:span text:style-name="T42"> </text:span><text:span text:style-name="T43">tiene</text:span><text:span text:style-name="T42"> </text:span><text:span text:style-name="T43">que</text:span><text:span text:style-name="T42"> </text:span><text:span text:style-name="T43">ser</text:span><text:span text:style-name="T42"> </text:span><text:span text:style-name="T43">desde</text:span><text:span text:style-name="T42"> </text:span><text:span text:style-name="T43">la</text:span><text:span text:style-name="T42"> </text:span><text:span text:style-name="T43">carpeta</text:span><text:span text:style-name="T42"> </text:span><text:span text:style-name="T43">bin</text:span><text:span text:style-name="T42"> </text:span><text:span text:style-name="T43">por</text:span><text:span text:style-name="T42"> </text:span><text:span text:style-name="T43">que</text:span><text:span text:style-name="T42"> </text:span><text:span text:style-name="T43">al</text:span><text:span text:style-name="T42"> </text:span><text:span text:style-name="T43">correr</text:span><text:span text:style-name="T42"> </text:span><text:span text:style-name="T43">desde</text:span><text:span text:style-name="T42"> </text:span><text:span text:style-name="T43">el</text:span><text:span text:style-name="T42"> </text:span><text:span text:style-name="T43">mismo</text:span><text:span text:style-name="T42"> </text:span><text:span text:style-name="T43">ambiente</text:span><text:span text:style-name="T42"> </text:span><text:span text:style-name="T43">no</text:span><text:span text:style-name="T42"> </text:span><text:span text:style-name="T43">se</text:span><text:span text:style-name="T42"> </text:span><text:span text:style-name="T43">consigue</text:span><text:span text:style-name="T42"> </text:span><text:span text:style-name="T43">recuperar</text:span><text:span text:style-name="T42"> </text:span><text:span text:style-name="T43">la</text:span><text:span text:style-name="T42"> </text:span><text:span text:style-name="T43">ruta</text:span><text:span text:style-name="T42"> </text:span><text:span text:style-name="T43">completa</text:span><text:span text:style-name="T42"> </text:span><text:span text:style-name="T43">en</text:span><text:span text:style-name="T42"> </text:span><text:span text:style-name="T43">donde</text:span><text:span text:style-name="T42"> </text:span><text:span text:style-name="T43">esta</text:span><text:span text:style-name="T42"> </text:span><text:span text:style-name="T43">lo</text:span><text:span text:style-name="T42"> </text:span><text:span text:style-name="T43">que</text:span><text:span text:style-name="T42"> </text:span><text:span text:style-name="T43">conlleva</text:span><text:span text:style-name="T42"> </text:span><text:span text:style-name="T43">a</text:span><text:span text:style-name="T42"> </text:span><text:span text:style-name="T43">que</text:span><text:span text:style-name="T42"> </text:span><text:span text:style-name="T43">no</text:span><text:span text:style-name="T42"> </text:span><text:span text:style-name="T43">se</text:span><text:span text:style-name="T42"> </text:span><text:span text:style-name="T43">pueda</text:span><text:span text:style-name="T42"> </text:span><text:span text:style-name="T43">inferir</text:span><text:span text:style-name="T42"> </text:span><text:span text:style-name="T43">donde</text:span><text:span text:style-name="T42"> </text:span><text:span text:style-name="T43">se</text:span><text:span text:style-name="T42"> </text:span><text:span text:style-name="T43">encuentra</text:span><text:span text:style-name="T42"> </text:span><text:span text:style-name="T43">el</text:span><text:span text:style-name="T42"> </text:span><text:span text:style-name="T43">archivo</text:span><text:span text:style-name="T42"> </text:span><text:span text:style-name="T43">de</text:span><text:span text:style-name="T42"> </text:span><text:span text:style-name="T43">configuración.</text:span></text:p>
        <text:p text:style-name="P48"><text:span text:style-name="T43">-</text:span><text:span text:style-name="T42"> </text:span><text:span text:style-name="T43">El</text:span><text:span text:style-name="T42"> </text:span><text:span text:style-name="T43">tamaño</text:span><text:span text:style-name="T42"> </text:span><text:span text:style-name="T43">de</text:span><text:span text:style-name="T42"> </text:span><text:span text:style-name="T43">disco</text:span><text:span text:style-name="T42"> </text:span><text:span text:style-name="T43">a</text:span><text:span text:style-name="T42"> </text:span><text:span text:style-name="T43">utilizar</text:span><text:span text:style-name="T42"> </text:span><text:span text:style-name="T43">por</text:span><text:span text:style-name="T42"> </text:span><text:span text:style-name="T43">la</text:span><text:span text:style-name="T42"> </text:span><text:span text:style-name="T43">carpeta</text:span><text:span text:style-name="T42"> </text:span><text:span text:style-name="T43">de</text:span><text:span text:style-name="T42"> </text:span><text:span text:style-name="T43">arribos</text:span><text:span text:style-name="T42"> </text:span><text:span text:style-name="T43">y</text:span><text:span text:style-name="T42"> </text:span><text:span text:style-name="T43">el</text:span><text:span text:style-name="T42"> </text:span><text:span text:style-name="T43">tamaño</text:span><text:span text:style-name="T42"> </text:span><text:span text:style-name="T43">de</text:span><text:span text:style-name="T42"> </text:span><text:span text:style-name="T43">los</text:span><text:span text:style-name="T42"> </text:span><text:span text:style-name="T43">archivos</text:span><text:span text:style-name="T42"> </text:span><text:span text:style-name="T43">de</text:span><text:span text:style-name="T42"> </text:span><text:span text:style-name="T43">log</text:span><text:span text:style-name="T42"> </text:span><text:span text:style-name="T43">se</text:span><text:span text:style-name="T42"> </text:span><text:span text:style-name="T43">consideran</text:span><text:span text:style-name="T42"> </text:span><text:span text:style-name="T43">enteros<text:line-break/><text:line-break/>-</text:span><text:span text:style-name="T42"> </text:span><text:span text:style-name="T43">La</text:span><text:span text:style-name="T42"> </text:span><text:span text:style-name="T43">inexistencia</text:span><text:span text:style-name="T42"> </text:span><text:span text:style-name="T43">del</text:span><text:span text:style-name="T42"> </text:span><text:span text:style-name="T43">archivo</text:span><text:span text:style-name="T42"> </text:span><text:span text:style-name="T43">mae</text:span><text:span text:style-name="T42"> </text:span><text:span text:style-name="T43">de</text:span><text:span text:style-name="T42"> </text:span><text:span text:style-name="T43">errores</text:span><text:span text:style-name="T42"> </text:span><text:span text:style-name="T43">o</text:span><text:span text:style-name="T42"> </text:span><text:span text:style-name="T43">de</text:span><text:span text:style-name="T42"> </text:span><text:span text:style-name="T43">los</text:span><text:span text:style-name="T42"> </text:span><text:span text:style-name="T43">comandos</text:span><text:span text:style-name="T42"> </text:span><text:span text:style-name="T43">en</text:span><text:span text:style-name="T42"> </text:span><text:span text:style-name="T43">la</text:span><text:span text:style-name="T42"> </text:span><text:span text:style-name="T43">carpeta</text:span><text:span text:style-name="T42"> </text:span><text:span text:style-name="T43">inst</text:span><text:span text:style-name="T42"> </text:span><text:span text:style-name="T43">al</text:span><text:span text:style-name="T42"> </text:span><text:span text:style-name="T43">momento</text:span><text:span text:style-name="T42"> </text:span><text:span text:style-name="T43">de</text:span><text:span text:style-name="T42"> </text:span><text:span text:style-name="T43">instalación</text:span><text:span text:style-name="T42"> </text:span><text:span text:style-name="T43">se</text:span><text:span text:style-name="T42"> </text:span><text:span text:style-name="T43">consideran</text:span><text:span text:style-name="T42"> </text:span><text:span text:style-name="T43">errores</text:span><text:span text:style-name="T42"> </text:span><text:span text:style-name="T43">severos</text:span><text:span text:style-name="T42"> </text:span><text:span text:style-name="T43">de</text:span><text:span text:style-name="T42"> </text:span><text:span text:style-name="T43">los</text:span><text:span text:style-name="T42"> </text:span><text:span text:style-name="T43">que</text:span><text:span text:style-name="T42"> </text:span><text:span text:style-name="T43">no</text:span><text:span text:style-name="T42"> </text:span><text:span text:style-name="T43">hay</text:span><text:span text:style-name="T42"> </text:span><text:span text:style-name="T43">otra</text:span><text:span text:style-name="T42"> </text:span><text:span text:style-name="T43">recuperación</text:span><text:span text:style-name="T42"> </text:span><text:span text:style-name="T43">mas</text:span><text:span text:style-name="T42"> </text:span><text:span text:style-name="T43">que</text:span><text:span text:style-name="T42"> </text:span><text:span text:style-name="T43">volver</text:span><text:span text:style-name="T42"> </text:span><text:span text:style-name="T43">a</text:span><text:span text:style-name="T42"> </text:span><text:span text:style-name="T43">copiar</text:span><text:span text:style-name="T42"> </text:span><text:span text:style-name="T43">desde</text:span><text:span text:style-name="T42"> </text:span><text:span text:style-name="T43">el</text:span><text:span text:style-name="T42"> </text:span><text:span text:style-name="T43">dispositivos</text:span><text:span text:style-name="T42"> </text:span><text:span text:style-name="T43">de</text:span><text:span text:style-name="T42"> </text:span><text:span text:style-name="T43">almacenamiento</text:span><text:span text:style-name="T42"> </text:span><text:span text:style-name="T43">externo</text:span><text:span text:style-name="T42"> </text:span><text:span text:style-name="T43">el</text:span><text:span text:style-name="T42"> </text:span><text:span text:style-name="T43">paquete</text:span><text:span text:style-name="T42"> </text:span><text:span text:style-name="T43">de</text:span><text:span text:style-name="T42"> </text:span><text:span text:style-name="T43">instalación<text:line-break/><text:line-break/>-</text:span><text:span text:style-name="T42"> </text:span><text:span text:style-name="T43">En</text:span><text:span text:style-name="T42"> </text:span><text:span text:style-name="T43">caso</text:span><text:span text:style-name="T42"> </text:span><text:span text:style-name="T43">de</text:span><text:span text:style-name="T42"> </text:span><text:span text:style-name="T43">llevarse</text:span><text:span text:style-name="T42"> </text:span><text:span text:style-name="T43">a</text:span><text:span text:style-name="T42"> </text:span><text:span text:style-name="T43">cabo</text:span><text:span text:style-name="T42"> </text:span><text:span text:style-name="T43">una</text:span><text:span text:style-name="T42"> </text:span><text:span text:style-name="T43">instalación</text:span><text:span text:style-name="T42"> </text:span><text:span text:style-name="T43">parcial,</text:span><text:span text:style-name="T42"> </text:span><text:span text:style-name="T43">y</text:span><text:span text:style-name="T42"> </text:span><text:span text:style-name="T43">que</text:span><text:span text:style-name="T42"> </text:span><text:span text:style-name="T43">el</text:span><text:span text:style-name="T42"> </text:span><text:span text:style-name="T43">usuario</text:span><text:span text:style-name="T42"> </text:span><text:span text:style-name="T43">decida</text:span><text:span text:style-name="T42"> </text:span><text:span text:style-name="T43">no</text:span><text:span text:style-name="T42"> </text:span><text:span text:style-name="T43">Instalar</text:span><text:span text:style-name="T42"> </text:span><text:span text:style-name="T43">con</text:span><text:span text:style-name="T42"> </text:span><text:span text:style-name="T43">los</text:span><text:span text:style-name="T42"> </text:span><text:span text:style-name="T43">parametros</text:span><text:span text:style-name="T42"> </text:span><text:span text:style-name="T43">de</text:span><text:span text:style-name="T42"> </text:span><text:span text:style-name="T43">la</text:span><text:span text:style-name="T42"> </text:span><text:span text:style-name="T43">configuracion</text:span><text:span text:style-name="T42"> </text:span><text:span text:style-name="T43">establecida,</text:span><text:span text:style-name="T42"> </text:span><text:span text:style-name="T43">se</text:span><text:span text:style-name="T42"> </text:span><text:span text:style-name="T43">permitira</text:span><text:span text:style-name="T42"> </text:span><text:span text:style-name="T43">iniciar</text:span><text:span text:style-name="T42"> </text:span><text:span text:style-name="T43">una</text:span><text:span text:style-name="T42"> </text:span><text:span text:style-name="T43">Instalación</text:span><text:span text:style-name="T42"> </text:span><text:span text:style-name="T43">completa</text:span><text:span text:style-name="T42"> </text:span><text:span text:style-name="T43">de</text:span><text:span text:style-name="T42"> </text:span><text:span text:style-name="T43">cero.</text:span><text:span text:style-name="T42"> </text:span><text:span text:style-name="T43">En</text:span><text:span text:style-name="T42"> </text:span><text:span text:style-name="T43">dicho</text:span><text:span text:style-name="T42"> </text:span><text:span text:style-name="T43">caso,</text:span><text:span text:style-name="T42"> </text:span><text:span text:style-name="T43">el</text:span><text:span text:style-name="T42"> </text:span><text:span text:style-name="T43">usuario</text:span><text:span text:style-name="T42"> </text:span><text:span text:style-name="T43">es</text:span><text:span text:style-name="T42"> </text:span><text:span text:style-name="T43">el</text:span><text:span text:style-name="T42"> </text:span><text:span text:style-name="T43">responsable</text:span><text:span text:style-name="T42"> </text:span><text:span text:style-name="T43">de</text:span><text:span text:style-name="T42"> </text:span><text:span text:style-name="T43">eliminar</text:span><text:span text:style-name="T42"> </text:span><text:span text:style-name="T43">los</text:span><text:span text:style-name="T42"> </text:span><text:span text:style-name="T43">archivos</text:span><text:span text:style-name="T42"> </text:span><text:span text:style-name="T43">y</text:span><text:span text:style-name="T42"> </text:span><text:span text:style-name="T43">directorios</text:span><text:span text:style-name="T42"> </text:span><text:span text:style-name="T43">de</text:span><text:span text:style-name="T42"> </text:span><text:span text:style-name="T43">la</text:span><text:span text:style-name="T42"> </text:span><text:span text:style-name="T43">instalación</text:span><text:span text:style-name="T42"> </text:span><text:span text:style-name="T43">previa.</text:span><text:span text:style-name="T21"><text:line-break/></text:span></text:p>
        <text:p text:style-name="P6"/>
        <text:p text:style-name="P6"/>
        <text:h text:style-name="P131" text:outline-level="1"><text:span text:style-name="T39">Problemas</text:span><text:span text:style-name="T40"> </text:span><text:span text:style-name="T39">Relevantes</text:span></text:h>
        <text:p text:style-name="P18"/>
        <text:p text:style-name="P18"/>
        <text:p text:style-name="P118"><text:span text:style-name="T13">Tuvimos</text:span><text:span text:style-name="T15"> </text:span><text:span text:style-name="T13">algunos</text:span><text:span text:style-name="T15"> </text:span><text:span text:style-name="T13">problemas</text:span><text:span text:style-name="T15"> </text:span><text:span text:style-name="T13">en</text:span><text:span text:style-name="T15"> </text:span><text:span text:style-name="T13">la</text:span><text:span text:style-name="T15"> </text:span><text:span text:style-name="T13">integracion</text:span><text:span text:style-name="T15"> </text:span><text:span text:style-name="T13">que</text:span><text:span text:style-name="T15"> </text:span><text:span text:style-name="T13">se</text:span><text:span text:style-name="T15"> </text:span><text:span text:style-name="T13">resolvieron</text:span><text:span text:style-name="T15"> </text:span><text:span text:style-name="T13">con</text:span><text:span text:style-name="T15"> </text:span><text:span text:style-name="T13">un</text:span><text:span text:style-name="T15"> </text:span><text:span text:style-name="T13">par</text:span><text:span text:style-name="T15"> </text:span><text:span text:style-name="T13">de</text:span><text:span text:style-name="T15"> </text:span><text:span text:style-name="T13">reuniones</text:span><text:span text:style-name="T15"> </text:span><text:span text:style-name="T13">breves.</text:span></text:p>
        <text:p text:style-name="P98"/>
        <text:p text:style-name="P118"><text:span text:style-name="T13">Nos</text:span><text:span text:style-name="T15"> </text:span><text:span text:style-name="T13">encontramos</text:span><text:span text:style-name="T15"> </text:span><text:span text:style-name="T13">con</text:span><text:span text:style-name="T15"> </text:span><text:span text:style-name="T13">diferencias</text:span><text:span text:style-name="T15"> </text:span><text:span text:style-name="T13">en</text:span><text:span text:style-name="T15"> </text:span><text:span text:style-name="T13">las</text:span><text:span text:style-name="T15"> </text:span><text:span text:style-name="T13">versiones</text:span><text:span text:style-name="T15"> </text:span><text:span text:style-name="T13">del</text:span><text:span text:style-name="T15"> </text:span><text:span text:style-name="T13">bash</text:span><text:span text:style-name="T15"> </text:span><text:span text:style-name="T13">lo</text:span><text:span text:style-name="T15"> </text:span><text:span text:style-name="T13">que</text:span><text:span text:style-name="T15"> </text:span><text:span text:style-name="T13">hizo</text:span><text:span text:style-name="T15"> </text:span><text:span text:style-name="T13">que</text:span><text:span text:style-name="T15"> </text:span><text:span text:style-name="T13">las</text:span><text:span text:style-name="T15"> </text:span><text:span text:style-name="T13">pruebas</text:span><text:span text:style-name="T15"> </text:span><text:span text:style-name="T13">definitivas</text:span><text:span text:style-name="T15"> </text:span><text:span text:style-name="T13">las</text:span><text:span text:style-name="T15"> </text:span><text:span text:style-name="T13">realicemos</text:span><text:span text:style-name="T15"> </text:span><text:span text:style-name="T13">en</text:span><text:span text:style-name="T15"> </text:span><text:span text:style-name="T13">el</text:span><text:span text:style-name="T15"> </text:span><text:span text:style-name="T13">laboratorio.</text:span></text:p>
        <text:p text:style-name="P80"/>
        <text:p text:style-name="P80">Otros<text:span text:style-name="T59"> </text:span>problemas<text:span text:style-name="T59"> </text:span>surgieron<text:span text:style-name="T59"> </text:span>por<text:span text:style-name="T59"> </text:span>el<text:span text:style-name="T59"> </text:span>uso<text:span text:style-name="T59"> </text:span>de<text:span text:style-name="T59"> </text:span>asteriscos<text:span text:style-name="T59"> </text:span>como<text:span text:style-name="T59"> </text:span>argumentos<text:span text:style-name="T59"> </text:span>para<text:span text:style-name="T59"> </text:span>algunos<text:span text:style-name="T59"> </text:span>comandos.</text:p>
        <text:p text:style-name="P118"><text:span text:style-name="T12">El</text:span><text:span text:style-name="T14"> </text:span><text:span text:style-name="T12">primero</text:span><text:span text:style-name="T14"> </text:span><text:span text:style-name="T12">de</text:span><text:span text:style-name="T14"> </text:span><text:span text:style-name="T12">ellos</text:span><text:span text:style-name="T14"> </text:span><text:span text:style-name="T12">surgió</text:span><text:span text:style-name="T14"> </text:span><text:span text:style-name="T12">al</text:span><text:span text:style-name="T14"> </text:span><text:span text:style-name="T12">intentar</text:span><text:span text:style-name="T14"> </text:span><text:span text:style-name="T12">loguear</text:span><text:span text:style-name="T14"> </text:span><text:span text:style-name="T12">un</text:span><text:span text:style-name="T14"> </text:span><text:span text:style-name="T12">mensaje</text:span><text:span text:style-name="T14"> </text:span><text:span text:style-name="T12">consistente</text:span><text:span text:style-name="T14"> </text:span><text:span text:style-name="T12">en</text:span><text:span text:style-name="T14"> </text:span><text:span text:style-name="T12">un</text:span><text:span text:style-name="T14"> </text:span><text:span text:style-name="T12">asterisco</text:span><text:span text:style-name="T14"> </text:span><text:span text:style-name="T12">utilizando</text:span><text:span text:style-name="T14"> </text:span><text:span text:style-name="T12">el</text:span><text:span text:style-name="T14"> </text:span><text:span text:style-name="T12">comando</text:span><text:span text:style-name="T14"> </text:span><text:span text:style-name="T12">loguearC.</text:span><text:span text:style-name="T14"> </text:span><text:span text:style-name="T12">Sin</text:span><text:span text:style-name="T14"> </text:span><text:span text:style-name="T12">importar</text:span><text:span text:style-name="T14"> </text:span><text:span text:style-name="T12">que</text:span><text:span text:style-name="T14"> </text:span><text:span text:style-name="T12">se</text:span><text:span text:style-name="T14"> </text:span><text:span text:style-name="T12">lo</text:span><text:span text:style-name="T14"> </text:span><text:span text:style-name="T12">encerrara</text:span><text:span text:style-name="T14"> </text:span><text:span text:style-name="T12">entre</text:span><text:span text:style-name="T14"> </text:span><text:span text:style-name="T12">comillas</text:span><text:span text:style-name="T14"> </text:span><text:span text:style-name="T12">simples</text:span><text:span text:style-name="T14"> </text:span><text:span text:style-name="T12">o</text:span><text:span text:style-name="T14"> </text:span><text:span text:style-name="T12">dobles</text:span><text:span text:style-name="T14"> </text:span><text:span text:style-name="T12">al</text:span><text:span text:style-name="T14"> </text:span><text:span text:style-name="T12">producirse</text:span><text:span text:style-name="T14"> </text:span><text:span text:style-name="T12">la</text:span><text:span text:style-name="T14"> </text:span><text:span text:style-name="T12">invocación,</text:span><text:span text:style-name="T14"> </text:span><text:span text:style-name="T12">el</text:span><text:span text:style-name="T14"> </text:span><text:span text:style-name="T12">Shell</text:span><text:span text:style-name="T14"> </text:span><text:span text:style-name="T12">expandía</text:span><text:span text:style-name="T14"> </text:span><text:span text:style-name="T12">el</text:span><text:span text:style-name="T14"> </text:span><text:span text:style-name="T12">caracter</text:span><text:span text:style-name="T14"> </text:span><text:span text:style-name="T12">y</text:span><text:span text:style-name="T14"> </text:span><text:span text:style-name="T12">se</text:span><text:span text:style-name="T14"> </text:span><text:span text:style-name="T12">logueaba</text:span><text:span text:style-name="T14"> </text:span><text:span text:style-name="T12">la</text:span><text:span text:style-name="T14"> </text:span><text:span text:style-name="T12">lista</text:span><text:span text:style-name="T14"> </text:span><text:span text:style-name="T12">de</text:span><text:span text:style-name="T14"> </text:span><text:span text:style-name="T12">archivos</text:span><text:span text:style-name="T14"> </text:span><text:span text:style-name="T12">presentes</text:span><text:span text:style-name="T14"> </text:span><text:span text:style-name="T12">en</text:span><text:span text:style-name="T14"> </text:span><text:span text:style-name="T12">el</text:span><text:span text:style-name="T14"> </text:span><text:span text:style-name="T12">directorio</text:span><text:span text:style-name="T14"> </text:span><text:span text:style-name="T12">en</text:span><text:span text:style-name="T14"> </text:span><text:span text:style-name="T12">su</text:span><text:span text:style-name="T14"> </text:span><text:span text:style-name="T12">reemplazo.</text:span><text:span text:style-name="T14"> </text:span><text:span text:style-name="T12">El</text:span><text:span text:style-name="T14"> </text:span><text:span text:style-name="T12">tema</text:span><text:span text:style-name="T14"> </text:span><text:span text:style-name="T12">se</text:span><text:span text:style-name="T14"> </text:span><text:span text:style-name="T12">resolvió</text:span><text:span text:style-name="T14"> </text:span><text:span text:style-name="T12">utilizando</text:span><text:span text:style-name="T14"> </text:span><text:span text:style-name="T12">comillas</text:span><text:span text:style-name="T14"> </text:span><text:span text:style-name="T12">al</text:span><text:span text:style-name="T14"> </text:span><text:span text:style-name="T12">utilizar</text:span><text:span text:style-name="T14"> </text:span><text:span text:style-name="T12">a</text:span><text:span text:style-name="T14"> </text:span><text:span text:style-name="T12">las</text:span><text:span text:style-name="T14"> </text:span><text:span text:style-name="T12">variables</text:span><text:span text:style-name="T14"> </text:span><text:span text:style-name="T12">que</text:span><text:span text:style-name="T14"> </text:span><text:span text:style-name="T12">contienen</text:span><text:span text:style-name="T14"> </text:span><text:span text:style-name="T12">al</text:span><text:span text:style-name="T14"> </text:span><text:span text:style-name="T12">caracter</text:span><text:span text:style-name="T14"> </text:span><text:span text:style-name="T12">dentro</text:span><text:span text:style-name="T14"> </text:span><text:span text:style-name="T12">del</text:span><text:span text:style-name="T14"> </text:span><text:span text:style-name="T12">script.</text:span></text:p>
        <text:p text:style-name="P118"><text:span text:style-name="T44">Además</text:span><text:span text:style-name="T46"> </text:span><text:span text:style-name="T44">se</text:span><text:span text:style-name="T46"> </text:span><text:span text:style-name="T44">tuvo</text:span><text:span text:style-name="T46"> </text:span><text:span text:style-name="T44">que</text:span><text:span text:style-name="T46"> </text:span><text:span text:style-name="T44">resolver</text:span><text:span text:style-name="T46"> </text:span><text:span text:style-name="T44">el</text:span><text:span text:style-name="T46"> </text:span><text:span text:style-name="T44">tema</text:span><text:span text:style-name="T46"> </text:span><text:span text:style-name="T44">de</text:span><text:span text:style-name="T46"> </text:span><text:span text:style-name="T44">utilizar</text:span><text:span text:style-name="T46"> </text:span><text:span text:style-name="T44">los</text:span><text:span text:style-name="T46"> “</text:span><text:span text:style-name="T44">*</text:span><text:span text:style-name="T46">” </text:span><text:span text:style-name="T44">para</text:span><text:span text:style-name="T46"> </text:span><text:span text:style-name="T44">que</text:span><text:span text:style-name="T46"> </text:span><text:span text:style-name="T44">actúen</text:span><text:span text:style-name="T46"> </text:span><text:span text:style-name="T44">como</text:span><text:span text:style-name="T46"> </text:span><text:span text:style-name="T44">comodines</text:span><text:span text:style-name="T46"> </text:span><text:span text:style-name="T44">al</text:span><text:span text:style-name="T46"> </text:span><text:span text:style-name="T44">filtrar</text:span><text:span text:style-name="T46"> </text:span><text:span text:style-name="T44">registros</text:span><text:span text:style-name="T46"> </text:span><text:span text:style-name="T44">en</text:span><text:span text:style-name="T46"> </text:span><text:span text:style-name="T44">el</text:span><text:span text:style-name="T46"> </text:span><text:span text:style-name="T44">comando</text:span><text:span text:style-name="T46"> </text:span><text:span text:style-name="T44">listarC.</text:span><text:span text:style-name="T46"> </text:span><text:span text:style-name="T44">La</text:span><text:span text:style-name="T46"> </text:span><text:span text:style-name="T44">solución</text:span><text:span text:style-name="T46"> </text:span><text:span text:style-name="T44">elegida</text:span><text:span text:style-name="T46"> </text:span><text:span text:style-name="T44">fue</text:span><text:span text:style-name="T46"> </text:span><text:span text:style-name="T44">que</text:span><text:span text:style-name="T46"> </text:span><text:span text:style-name="T44">ante</text:span><text:span text:style-name="T46"> </text:span><text:span text:style-name="T44">el</text:span><text:span text:style-name="T46"> </text:span><text:span text:style-name="T44">hecho</text:span><text:span text:style-name="T46"> </text:span><text:span text:style-name="T44">de</text:span><text:span text:style-name="T46"> </text:span><text:span text:style-name="T44">encontrar</text:span><text:span text:style-name="T46"> </text:span><text:span text:style-name="T44">un</text:span><text:span text:style-name="T46"> </text:span><text:span text:style-name="T44">asterisco</text:span><text:span text:style-name="T46"> </text:span><text:span text:style-name="T44">como</text:span><text:span text:style-name="T46"> </text:span><text:span text:style-name="T44">parámetro</text:span><text:span text:style-name="T46"> </text:span><text:span text:style-name="T44">se</text:span><text:span text:style-name="T46"> </text:span><text:span text:style-name="T44">abra</text:span><text:span text:style-name="T46"> </text:span><text:span text:style-name="T44">el</text:span><text:span text:style-name="T46"> </text:span><text:span text:style-name="T44">archivo</text:span><text:span text:style-name="T46"> </text:span><text:span text:style-name="T44">en</text:span><text:span text:style-name="T46"> </text:span><text:span text:style-name="T44">el</text:span><text:span text:style-name="T46"> </text:span><text:span text:style-name="T44">cual</text:span><text:span text:style-name="T46"> </text:span><text:span text:style-name="T44">se</text:span><text:span text:style-name="T46"> </text:span><text:span text:style-name="T44">encuentra</text:span><text:span text:style-name="T46"> </text:span><text:span text:style-name="T44">la</text:span><text:span text:style-name="T46"> </text:span><text:span text:style-name="T44">información</text:span><text:span text:style-name="T46"> </text:span><text:span text:style-name="T44">correspondiente</text:span><text:span text:style-name="T46"> </text:span><text:span text:style-name="T44">al</text:span><text:span text:style-name="T46"> </text:span><text:span text:style-name="T44">criterio</text:span><text:span text:style-name="T46"> </text:span><text:span text:style-name="T44">por</text:span><text:span text:style-name="T46"> </text:span><text:span text:style-name="T44">el</text:span><text:span text:style-name="T46"> </text:span><text:span text:style-name="T44">cual</text:span><text:span text:style-name="T46"> </text:span><text:span text:style-name="T44">se</text:span><text:span text:style-name="T46"> </text:span><text:span text:style-name="T44">filtra</text:span><text:span text:style-name="T46"> </text:span><text:span text:style-name="T44">en</text:span><text:span text:style-name="T46"> </text:span><text:span text:style-name="T44">ese</text:span><text:span text:style-name="T46"> </text:span><text:span text:style-name="T44">argumento</text:span><text:span text:style-name="T46"> </text:span><text:span text:style-name="T44">y</text:span><text:span text:style-name="T46"> </text:span><text:span text:style-name="T44">se</text:span><text:span text:style-name="T46"> </text:span><text:span text:style-name="T44">guardan</text:span><text:span text:style-name="T46"> </text:span><text:span text:style-name="T44">todos</text:span><text:span text:style-name="T46"> </text:span><text:span text:style-name="T44">los</text:span><text:span text:style-name="T46"> </text:span><text:span text:style-name="T44">valores</text:span><text:span text:style-name="T46"> </text:span><text:span text:style-name="T44">que</text:span><text:span text:style-name="T46"> </text:span><text:span text:style-name="T44">se</text:span><text:span text:style-name="T46"> </text:span><text:span text:style-name="T44">encuentran</text:span><text:span text:style-name="T46"> </text:span><text:span text:style-name="T44">para</text:span><text:span text:style-name="T46"> </text:span><text:span text:style-name="T44">utilizarlos</text:span><text:span text:style-name="T46"> </text:span><text:span text:style-name="T44">luego</text:span><text:span text:style-name="T46"> </text:span><text:span text:style-name="T44">como</text:span><text:span text:style-name="T46"> </text:span><text:span text:style-name="T44">parámetros</text:span><text:span text:style-name="T46"> </text:span><text:span text:style-name="T44">en</text:span><text:span text:style-name="T46"> </text:span><text:span text:style-name="T44">expresiones</text:span><text:span text:style-name="T46"> </text:span><text:span text:style-name="T44">regulares.</text:span></text:p>
        <text:h text:style-name="P131" text:outline-level="1"><text:span text:style-name="T5">Archivo</text:span><text:span text:style-name="T6"> </text:span><text:span text:style-name="T5">README</text:span></text:h>
        <text:p text:style-name="P22"/>
        <text:p text:style-name="P22"/>
        <text:p text:style-name="Standard"><text:span text:style-name="T7">Previo</text:span><text:span text:style-name="T8"> </text:span><text:span text:style-name="T7">a</text:span><text:span text:style-name="T8"> </text:span><text:span text:style-name="T7">la</text:span><text:span text:style-name="T8"> </text:span><text:span text:style-name="T7">ejecución</text:span><text:span text:style-name="T8"> </text:span><text:span text:style-name="T7">del</text:span><text:span text:style-name="T8"> </text:span><text:span text:style-name="T7">comando</text:span><text:span text:style-name="T8"> </text:span><text:span text:style-name="T7">InstalarC,</text:span><text:span text:style-name="T8"> </text:span><text:span text:style-name="T7">se</text:span><text:span text:style-name="T8"> </text:span><text:span text:style-name="T7">requiere</text:span><text:span text:style-name="T8"> </text:span><text:span text:style-name="T7">seguir</text:span><text:span text:style-name="T8"> </text:span><text:span text:style-name="T7">los</text:span><text:span text:style-name="T8"> </text:span><text:span text:style-name="T7">siguientes</text:span><text:span text:style-name="T8"> </text:span><text:span text:style-name="T7">pasos:</text:span></text:p>
        <text:p text:style-name="P22"/>
        <text:p text:style-name="P22"/>
        <text:p text:style-name="P22"/>
        <text:p text:style-name="Standard"><text:span text:style-name="T7">1.</text:span><text:span text:style-name="T8"> </text:span><text:span text:style-name="T7">Insertar</text:span><text:span text:style-name="T8"> </text:span><text:span text:style-name="T7">el</text:span><text:span text:style-name="T8"> </text:span><text:span text:style-name="T7">dispositivo</text:span><text:span text:style-name="T8"> </text:span><text:span text:style-name="T7">de</text:span><text:span text:style-name="T8"> </text:span><text:span text:style-name="T7">almacenamiento</text:span><text:span text:style-name="T8"> </text:span><text:span text:style-name="T7">externo</text:span><text:span text:style-name="T8"> </text:span><text:span text:style-name="T7">con</text:span><text:span text:style-name="T8"> </text:span><text:span text:style-name="T7">el</text:span><text:span text:style-name="T8"> </text:span><text:span text:style-name="T7">contenido</text:span><text:span text:style-name="T8"> </text:span><text:span text:style-name="T7">del</text:span><text:span text:style-name="T8"> </text:span><text:span text:style-name="T7">trabajo</text:span><text:span text:style-name="T8"> </text:span><text:span text:style-name="T7">práctico</text:span></text:p>
        <text:p text:style-name="P22">.</text:p>
        <text:p text:style-name="P22"/>
        <text:p text:style-name="Standard"><text:span text:style-name="T7">2.</text:span><text:span text:style-name="T8"> </text:span><text:span text:style-name="T7">Crear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corriente</text:span><text:span text:style-name="T8"> </text:span><text:span text:style-name="T7">un</text:span><text:span text:style-name="T8"> </text:span><text:span text:style-name="T7">subdirectorio</text:span><text:span text:style-name="T8"> </text:span><text:span text:style-name="T7">grupoxx</text:span></text:p>
        <text:p text:style-name="P22"/>
        <text:p text:style-name="P22"><text:tab/></text:p>
        <text:p text:style-name="Standard"><text:span text:style-name="T7">3.</text:span><text:span text:style-name="T8"> </text:span><text:span text:style-name="T7">Copiar</text:span><text:span text:style-name="T8"> </text:span><text:span text:style-name="T7">del</text:span><text:span text:style-name="T8"> </text:span><text:span text:style-name="T7">dispositivo</text:span><text:span text:style-name="T8"> </text:span><text:span text:style-name="T7">externo</text:span><text:span text:style-name="T8"> </text:span><text:span text:style-name="T7">al</text:span><text:span text:style-name="T8"> </text:span><text:span text:style-name="T7">subdirectorio</text:span><text:span text:style-name="T8"> </text:span><text:span text:style-name="T7">grupoxx</text:span><text:span text:style-name="T8"> </text:span><text:span text:style-name="T7">el</text:span><text:span text:style-name="T8"> </text:span><text:span text:style-name="T7">archivo</text:span><text:span text:style-name="T8"> </text:span><text:span text:style-name="T7">Consultar.tar.gz</text:span></text:p>
        <text:p text:style-name="P22"/>
        <text:p text:style-name="P22"/>
        <text:p text:style-name="Standard"><text:span text:style-name="T7">4.</text:span><text:span text:style-name="T8"> </text:span><text:span text:style-name="T7">Desde</text:span><text:span text:style-name="T8"> </text:span><text:span text:style-name="T7">un</text:span><text:span text:style-name="T8"> </text:span><text:span text:style-name="T7">terminal,</text:span><text:span text:style-name="T8"> </text:span><text:span text:style-name="T7">y</text:span><text:span text:style-name="T8"> </text:span><text:span text:style-name="T7">estando</text:span><text:span text:style-name="T8"> </text:span><text:span text:style-name="T7">posicionado</text:span><text:span text:style-name="T8"> </text:span><text:span text:style-name="T7">en</text:span><text:span text:style-name="T8"> </text:span><text:span text:style-name="T7">el</text:span><text:span text:style-name="T8"> </text:span><text:span text:style-name="T7">subdirectorio</text:span><text:span text:style-name="T8"> </text:span><text:span text:style-name="T7">grupoxx,</text:span><text:span text:style-name="T8"> </text:span><text:span text:style-name="T7">descomprimir</text:span><text:span text:style-name="T8"> </text:span><text:span text:style-name="T7">el</text:span><text:span text:style-name="T8"> </text:span><text:span text:style-name="T7">archivo</text:span><text:span text:style-name="T8"> </text:span><text:span text:style-name="T7">Consultar.tar.gz,</text:span><text:span text:style-name="T8"> </text:span><text:span text:style-name="T7">ejecutando</text:span></text:p>
        <text:p text:style-name="P22"/>
        <text:p text:style-name="Standard"><text:span text:style-name="T7">"tar</text:span><text:span text:style-name="T8"> </text:span><text:span text:style-name="T7">-xf</text:span><text:span text:style-name="T8"> </text:span><text:span text:style-name="T7">Consultar.tar.gz".</text:span><text:span text:style-name="T8"> </text:span></text:p>
        <text:p text:style-name="P22"/>
        <text:p text:style-name="P22"/>
        <text:p text:style-name="Standard"><text:span text:style-name="T7">5.</text:span><text:span text:style-name="T8"> </text:span><text:span text:style-name="T7">Si</text:span><text:span text:style-name="T8"> </text:span><text:span text:style-name="T7">la</text:span><text:span text:style-name="T8"> </text:span><text:span text:style-name="T7">descompresión</text:span><text:span text:style-name="T8"> </text:span><text:span text:style-name="T7">y</text:span><text:span text:style-name="T8"> </text:span><text:span text:style-name="T7">desempaquetación</text:span><text:span text:style-name="T8"> </text:span><text:span text:style-name="T7">se</text:span><text:span text:style-name="T8"> </text:span><text:span text:style-name="T7">realizo</text:span><text:span text:style-name="T8"> </text:span><text:span text:style-name="T7">correctamente,</text:span><text:span text:style-name="T8"> </text:span><text:span text:style-name="T7">dentro</text:span><text:span text:style-name="T8"> </text:span><text:span text:style-name="T7">del</text:span><text:span text:style-name="T8"> </text:span><text:span text:style-name="T7">subdirectorio</text:span><text:span text:style-name="T8"> </text:span><text:span text:style-name="T7">grupoxx</text:span><text:span text:style-name="T8"> </text:span><text:span text:style-name="T7">se</text:span><text:span text:style-name="T8"> </text:span><text:span text:style-name="T7">encontraran</text:span><text:span text:style-name="T8"> </text:span><text:span text:style-name="T7">los</text:span><text:span text:style-name="T8"> </text:span><text:span text:style-name="T7">siguientes</text:span><text:span text:style-name="T8"> </text:span><text:span text:style-name="T7">ficheros:</text:span></text:p>
        <text:p text:style-name="P22"/>
        <text:p text:style-name="P22"/>
        <text:p text:style-name="Standard"><text:span text:style-name="T7"><text:tab/>-</text:span><text:span text:style-name="T8"> </text:span><text:span text:style-name="T7">Consultar.tar.gz</text:span></text:p>
        <text:p text:style-name="P22"/>
        <text:p text:style-name="Standard"><text:span text:style-name="T7"><text:tab/>-</text:span><text:span text:style-name="T8"> </text:span><text:span text:style-name="T7">lib</text:span></text:p>
        <text:p text:style-name="P22"/>
        <text:p text:style-name="Standard"><text:span text:style-name="T7"><text:tab/>-</text:span><text:span text:style-name="T8"> </text:span><text:span text:style-name="T7">inst</text:span></text:p>
        <text:p text:style-name="P22"/>
        <text:p text:style-name="Standard"><text:span text:style-name="T7"><text:tab/>-</text:span><text:span text:style-name="T8"> </text:span><text:span text:style-name="T7">README.txt</text:span></text:p>
        <text:p text:style-name="P22"/>
        <text:p text:style-name="P22"/>
        <text:p text:style-name="Standard"><text:span text:style-name="T7">6.</text:span><text:span text:style-name="T8"> </text:span><text:span text:style-name="T7">Darle</text:span><text:span text:style-name="T8"> </text:span><text:span text:style-name="T7">permiso</text:span><text:span text:style-name="T8"> </text:span><text:span text:style-name="T7">de</text:span><text:span text:style-name="T8"> </text:span><text:span text:style-name="T7">ejecución</text:span><text:span text:style-name="T8"> </text:span><text:span text:style-name="T7">al</text:span><text:span text:style-name="T8"> </text:span><text:span text:style-name="T7">archivo</text:span><text:span text:style-name="T8"> </text:span><text:span text:style-name="T7">InstalarC</text:span><text:span text:style-name="T8"> </text:span><text:span text:style-name="T7">ubicado</text:span><text:span text:style-name="T8"> </text:span><text:span text:style-name="T7">dentro</text:span><text:span text:style-name="T8"> </text:span><text:span text:style-name="T7">de</text:span><text:span text:style-name="T8"> </text:span><text:span text:style-name="T7">la</text:span><text:span text:style-name="T8"> </text:span><text:span text:style-name="T7">carpeta</text:span><text:span text:style-name="T8"> </text:span><text:span text:style-name="T7">inst,</text:span><text:span text:style-name="T8"> </text:span><text:span text:style-name="T7">recientemente</text:span><text:span text:style-name="T8"> </text:span><text:span text:style-name="T7">extraida</text:span><text:span text:style-name="T8"> </text:span><text:span text:style-name="T7">del</text:span><text:span text:style-name="T8"> </text:span><text:span text:style-name="T7">archivo</text:span><text:span text:style-name="T8"> </text:span><text:span text:style-name="T7">comprimido</text:span><text:span text:style-name="T8"> </text:span><text:span text:style-name="T7">al</text:span><text:span text:style-name="T8"> </text:span><text:span text:style-name="T7">subdirectorio</text:span><text:span text:style-name="T8"> </text:span><text:span text:style-name="T7">grupoxx</text:span></text:p>
        <text:p text:style-name="P22"/>
        <text:p text:style-name="P22"/>
        <text:p text:style-name="Standard"><text:span text:style-name="T7">7.</text:span><text:span text:style-name="T8"> </text:span><text:span text:style-name="T7">Puede</text:span><text:span text:style-name="T8"> </text:span><text:span text:style-name="T7">comenzar</text:span><text:span text:style-name="T8"> </text:span><text:span text:style-name="T7">con</text:span><text:span text:style-name="T8"> </text:span><text:span text:style-name="T7">la</text:span><text:span text:style-name="T8"> </text:span><text:span text:style-name="T7">ejecución</text:span><text:span text:style-name="T8"> </text:span><text:span text:style-name="T7">del</text:span><text:span text:style-name="T8"> </text:span><text:span text:style-name="T7">comando</text:span><text:span text:style-name="T8"> </text:span><text:span text:style-name="T7">InstalarC</text:span><text:span text:style-name="T8"> </text:span><text:span text:style-name="T7">cuya</text:span><text:span text:style-name="T8"> </text:span><text:span text:style-name="T7">ubicacion</text:span><text:span text:style-name="T8"> </text:span><text:span text:style-name="T7">es</text:span><text:span text:style-name="T8"> </text:span><text:span text:style-name="T7">grupoxx/inst/InstalarC,</text:span><text:span text:style-name="T8"> </text:span><text:span text:style-name="T7">de</text:span><text:span text:style-name="T8"> </text:span><text:span text:style-name="T7">la</text:span><text:span text:style-name="T8"> </text:span><text:span text:style-name="T7">forma</text:span><text:span text:style-name="T8"> </text:span><text:span text:style-name="T7">"./grupoxx/inst/InstalarC"</text:span><text:span text:style-name="T8"> </text:span><text:span text:style-name="T7">si</text:span><text:span text:style-name="T8"> </text:span><text:span text:style-name="T7">se</text:span><text:span text:style-name="T8"> </text:span><text:span text:style-name="T7">encontrara</text:span><text:span text:style-name="T8"> </text:span><text:span text:style-name="T7">posicionado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padre</text:span><text:span text:style-name="T8"> </text:span><text:span text:style-name="T7">de</text:span><text:span text:style-name="T8"> </text:span><text:span text:style-name="T7">grupoxx.</text:span></text:p>
        <text:p text:style-name="P22"/>
        <text:p text:style-name="P22"/>
        <text:p text:style-name="Standard"><text:soft-page-break/><text:span text:style-name="T7">8.</text:span><text:span text:style-name="T8"> </text:span><text:span text:style-name="T7">Si</text:span><text:span text:style-name="T8"> </text:span><text:span text:style-name="T7">se</text:span><text:span text:style-name="T8"> </text:span><text:span text:style-name="T7">necesita</text:span><text:span text:style-name="T8"> </text:span><text:span text:style-name="T7">ayuda</text:span><text:span text:style-name="T8"> </text:span><text:span text:style-name="T7">para</text:span><text:span text:style-name="T8"> </text:span><text:span text:style-name="T7">la</text:span><text:span text:style-name="T8"> </text:span><text:span text:style-name="T7">ejecucion</text:span><text:span text:style-name="T8"> </text:span><text:span text:style-name="T7">del</text:span><text:span text:style-name="T8"> </text:span><text:span text:style-name="T7">comando</text:span><text:span text:style-name="T8"> </text:span><text:span text:style-name="T7">InstalarC,</text:span><text:span text:style-name="T8"> </text:span><text:span text:style-name="T7">puede</text:span><text:span text:style-name="T8"> </text:span><text:span text:style-name="T7">ejecutar</text:span><text:span text:style-name="T8"> </text:span><text:span text:style-name="T7">"./grupoxx/inst/InstalarC</text:span><text:span text:style-name="T8"> </text:span><text:span text:style-name="T7">--help"</text:span><text:span text:style-name="T8"> </text:span><text:span text:style-name="T7">para</text:span><text:span text:style-name="T8"> </text:span><text:span text:style-name="T7">obtener</text:span><text:span text:style-name="T8"> </text:span><text:span text:style-name="T7">por</text:span><text:span text:style-name="T8"> </text:span><text:span text:style-name="T7">pantalla</text:span><text:span text:style-name="T8"> </text:span><text:span text:style-name="T7">el</text:span><text:span text:style-name="T8"> </text:span><text:span text:style-name="T7">manual</text:span><text:span text:style-name="T8"> </text:span><text:span text:style-name="T7">de</text:span><text:span text:style-name="T8"> </text:span><text:span text:style-name="T7">ayuda</text:span><text:span text:style-name="T8"> </text:span><text:span text:style-name="T7">del</text:span><text:span text:style-name="T8"> </text:span><text:span text:style-name="T7">comando.</text:span></text:p>
        <text:h text:style-name="P131" text:outline-level="1"><text:span text:style-name="T5">Listado</text:span><text:span text:style-name="T6"> </text:span><text:span text:style-name="T5">de</text:span><text:span text:style-name="T6"> </text:span><text:span text:style-name="T5">Comandos</text:span><text:span text:style-name="T6"> </text:span><text:span text:style-name="T5">y</text:span><text:span text:style-name="T6"> </text:span><text:span text:style-name="T5">Funciones</text:span></text:h>
        <text:p text:style-name="P22"/>
        <text:h text:style-name="P132" text:outline-level="2">instalarC</text:h>
        <text:p text:style-name="P38"/>
        <text:p text:style-name="P38"/>
        <text:p text:style-name="P37">Es<text:span text:style-name="T51"> </text:span>el<text:span text:style-name="T51"> </text:span>primero<text:span text:style-name="T51"> </text:span>de<text:span text:style-name="T51"> </text:span>los<text:span text:style-name="T51"> </text:span>comandos<text:span text:style-name="T51"> </text:span>a<text:span text:style-name="T51"> </text:span>ejecutar,<text:span text:style-name="T51"> </text:span>y<text:span text:style-name="T51"> </text:span>sirve<text:span text:style-name="T51"> </text:span>para<text:span text:style-name="T51"> </text:span>la<text:span text:style-name="T51"> </text:span>instalación<text:span text:style-name="T51"> </text:span>del<text:span text:style-name="T51"> </text:span>paquete<text:span text:style-name="T51"> </text:span>Consultar.<text:span text:style-name="T51"> </text:span>Se<text:span text:style-name="T51"> </text:span>encarga<text:span text:style-name="T51"> </text:span>de<text:span text:style-name="T51"> </text:span>la<text:span text:style-name="T51"> </text:span>creacion<text:span text:style-name="T51"> </text:span>de<text:span text:style-name="T51"> </text:span>todas<text:span text:style-name="T51"> </text:span>las<text:span text:style-name="T51"> </text:span>esctructuras<text:span text:style-name="T51"> </text:span>de<text:span text:style-name="T51"> </text:span>directorios<text:span text:style-name="T51"> </text:span>y<text:span text:style-name="T51"> </text:span>ficheros,<text:span text:style-name="T51"> </text:span>en<text:span text:style-name="T51"> </text:span>base<text:span text:style-name="T51"> </text:span>a<text:span text:style-name="T51"> </text:span>la<text:span text:style-name="T51"> </text:span>configuración<text:span text:style-name="T51"> </text:span>que<text:span text:style-name="T51"> </text:span>ingresara<text:span text:style-name="T51"> </text:span>el<text:span text:style-name="T51"> </text:span>usuario,<text:span text:style-name="T51"> </text:span>para<text:span text:style-name="T51"> </text:span>la<text:span text:style-name="T51"> </text:span>posterior<text:span text:style-name="T51"> </text:span>utilización<text:span text:style-name="T51"> </text:span>del<text:span text:style-name="T51"> </text:span>los<text:span text:style-name="T51"> </text:span>demás<text:span text:style-name="T51"> </text:span>comandos<text:span text:style-name="T51"> </text:span>del<text:span text:style-name="T51"> </text:span>paquete<text:span text:style-name="T51"> </text:span>Consultar.</text:p>
        <text:p text:style-name="P37"/>
        <text:p text:style-name="P44">Archivos</text:p>
        <text:p text:style-name="P37"/>
        <text:p text:style-name="P37"><text:span text:style-name="T52">Archivos</text:span><text:span text:style-name="T53"> </text:span><text:span text:style-name="T52">de</text:span><text:span text:style-name="T53"> </text:span><text:span text:style-name="T52">Input:</text:span><text:span text:style-name="T51"> </text:span></text:p>
        <text:p text:style-name="P37"><text:tab/></text:p>
        <text:p text:style-name="P37"><text:tab/>Estos<text:span text:style-name="T51"> </text:span>se<text:span text:style-name="T51"> </text:span>encuentran<text:span text:style-name="T51"> </text:span>en<text:span text:style-name="T51"> </text:span>el<text:span text:style-name="T51"> </text:span>directorio<text:span text:style-name="T51"> </text:span>$GRUPO/inst,<text:span text:style-name="T51"> </text:span>y<text:span text:style-name="T51"> </text:span>se<text:span text:style-name="T51"> </text:span>pueden<text:span text:style-name="T51"> </text:span>agrupar<text:span text:style-name="T51"> </text:span>en<text:span text:style-name="T51"> </text:span>obligatorios<text:span text:style-name="T51"> </text:span>y<text:span text:style-name="T51"> </text:span>opcionales:<text:span text:style-name="T51"> </text:span></text:p>
        <text:p text:style-name="P37"/>
        <text:p text:style-name="P37">Obligatorios:<text:span text:style-name="T51"> </text:span><text:tab/></text:p>
        <text:p text:style-name="P37"><text:tab/>1)Los<text:span text:style-name="T51"> </text:span>archivos<text:span text:style-name="T51"> </text:span>de<text:span text:style-name="T51"> </text:span>los<text:span text:style-name="T51"> </text:span>comandos<text:span text:style-name="T51"> </text:span>escenciales<text:span text:style-name="T51"> </text:span>de<text:span text:style-name="T51"> </text:span>Consultar:</text:p>
        <text:p text:style-name="P37"><text:tab/><text:tab/>listarC,<text:span text:style-name="T51"> </text:span>iniciarC,<text:span text:style-name="T51"> </text:span>sumarC<text:span text:style-name="T51"> </text:span>y<text:span text:style-name="T51"> </text:span>detectarC</text:p>
        <text:p text:style-name="P37"><text:tab/>2)El<text:span text:style-name="T51"> </text:span>archivo<text:span text:style-name="T51"> </text:span>maestro<text:span text:style-name="T51"> </text:span>de<text:span text:style-name="T51"> </text:span>errores:</text:p>
        <text:p text:style-name="P37"><text:tab/><text:tab/><text:span text:style-name="T51"> </text:span>errores.mae</text:p>
        <text:p text:style-name="P37"/>
        <text:p text:style-name="P37">Opcionales:</text:p>
        <text:p text:style-name="P37"><text:tab/>1)Los<text:span text:style-name="T51"> </text:span>archivos<text:span text:style-name="T51"> </text:span>maestros<text:span text:style-name="T51"> </text:span>iniciales:<text:span text:style-name="T51"> </text:span></text:p>
        <text:p text:style-name="P37"><text:tab/><text:tab/>encuestadores.mae,<text:span text:style-name="T51"> </text:span>encuestas.mae<text:span text:style-name="T51"> </text:span>y<text:span text:style-name="T51"> </text:span>preguntas.mae</text:p>
        <text:p text:style-name="P37"/>
        <text:p text:style-name="P37">Tambien,<text:span text:style-name="T51"> </text:span>en<text:span text:style-name="T51"> </text:span>caso<text:span text:style-name="T51"> </text:span>de<text:span text:style-name="T51"> </text:span>que<text:span text:style-name="T51"> </text:span>exista,<text:span text:style-name="T51"> </text:span>se<text:span text:style-name="T51"> </text:span>utiliza<text:span text:style-name="T51"> </text:span>el<text:span text:style-name="T51"> </text:span>archivo<text:span text:style-name="T51"> </text:span>de<text:span text:style-name="T51"> </text:span>configuración<text:span text:style-name="T51"> </text:span>de<text:span text:style-name="T51"> </text:span>instalación<text:span text:style-name="T51"> </text:span>InstalarC.conf<text:span text:style-name="T51"> </text:span>en<text:span text:style-name="T51"> </text:span>la<text:span text:style-name="T51"> </text:span>carpeta<text:span text:style-name="T51"> </text:span>$GRUPO/conf,<text:span text:style-name="T51"> </text:span>de<text:span text:style-name="T51"> </text:span>donde<text:span text:style-name="T51"> </text:span>se<text:span text:style-name="T51"> </text:span>toman<text:span text:style-name="T51"> </text:span>los<text:span text:style-name="T51"> </text:span>valores<text:span text:style-name="T51"> </text:span>default<text:span text:style-name="T51"> </text:span>de<text:span text:style-name="T51"> </text:span>la<text:span text:style-name="T51"> </text:span>configuración<text:span text:style-name="T51"> </text:span>para<text:span text:style-name="T51"> </text:span>la<text:span text:style-name="T51"> </text:span>instalación.</text:p>
        <text:p text:style-name="P37"/>
        <text:p text:style-name="P45"><text:span text:style-name="T52">Archivos</text:span><text:span text:style-name="T53"> </text:span><text:span text:style-name="T52">Intermedios:</text:span><text:span text:style-name="T51"> </text:span></text:p>
        <text:p text:style-name="P45"><text:tab/></text:p>
        <text:p text:style-name="P45"><text:tab/>Dos<text:span text:style-name="T51"> </text:span>archivos<text:span text:style-name="T51"> </text:span>temporales<text:span text:style-name="T51"> </text:span>$GRUPO/temp/errores.mae<text:span text:style-name="T51"> </text:span>y<text:span text:style-name="T51"> </text:span>$GRUPO/temp/InstalarC.conf.</text:p>
        <text:p text:style-name="P37"/>
        <text:p text:style-name="P37"><text:span text:style-name="T52">Archivos</text:span><text:span text:style-name="T53"> </text:span><text:span text:style-name="T52">de</text:span><text:span text:style-name="T53"> </text:span><text:span text:style-name="T52">Output:</text:span><text:span text:style-name="T51"> </text:span></text:p>
        <text:p text:style-name="P37"><text:tab/></text:p>
        <text:p text:style-name="P37"><text:tab/>Archivo<text:span text:style-name="T51"> </text:span>de<text:span text:style-name="T51"> </text:span>configuración<text:span text:style-name="T51"> </text:span>en<text:span text:style-name="T51"> </text:span>$GRUPO/conf<text:span text:style-name="T51"> </text:span>con<text:span text:style-name="T51"> </text:span>nombre<text:span text:style-name="T51"> </text:span>InstalarC.conf.<text:span text:style-name="T51"> </text:span>Este<text:span text:style-name="T51"> </text:span>archivo<text:span text:style-name="T51"> </text:span>consiste<text:span text:style-name="T51"> </text:span>en<text:span text:style-name="T51"> </text:span>un<text:span text:style-name="T51"> </text:span>listado<text:span text:style-name="T51"> </text:span>de<text:span text:style-name="T51"> </text:span>parametros<text:span text:style-name="T51"> </text:span>y<text:span text:style-name="T51"> </text:span>valores,<text:span text:style-name="T51"> </text:span>seteados<text:span text:style-name="T51"> </text:span>a<text:span text:style-name="T51"> </text:span>lo<text:span text:style-name="T51"> </text:span>largo<text:span text:style-name="T51"> </text:span>de<text:span text:style-name="T51"> </text:span>la<text:span text:style-name="T51"> </text:span>instalación,<text:span text:style-name="T51"> </text:span>y<text:span text:style-name="T51"> </text:span>tiene<text:span text:style-name="T51"> </text:span>el<text:span text:style-name="T51"> </text:span>formato<text:span text:style-name="T51"> </text:span>siguiente:</text:p>
        <text:p text:style-name="P37"/>
        <text:p text:style-name="P37"><text:tab/>&lt;nombre<text:span text:style-name="T51"> </text:span>de<text:span text:style-name="T51"> </text:span>variable&gt;<text:span text:style-name="T51"> </text:span>=<text:span text:style-name="T51"> </text:span>&lt;contenido<text:span text:style-name="T51"> </text:span>de<text:span text:style-name="T51"> </text:span>la<text:span text:style-name="T51"> </text:span>variable&gt;</text:p>
        <text:p text:style-name="P37"/>
        <text:p text:style-name="P37"><text:tab/>Un<text:span text:style-name="T51"> </text:span>archivo<text:span text:style-name="T51"> </text:span>de<text:span text:style-name="T51"> </text:span>log<text:span text:style-name="T51"> </text:span>instalarc.log<text:span text:style-name="T51"> </text:span>en<text:span text:style-name="T51"> </text:span>la<text:span text:style-name="T51"> </text:span>carpeta<text:span text:style-name="T51"> </text:span>$GRUPO/inst,<text:span text:style-name="T51"> </text:span>donde<text:span text:style-name="T51"> </text:span>se<text:span text:style-name="T51"> </text:span>logea<text:span text:style-name="T51"> </text:span>toda<text:span text:style-name="T51"> </text:span>la<text:span text:style-name="T51"> </text:span>información<text:span text:style-name="T51"> </text:span>de<text:span text:style-name="T51"> </text:span>lo<text:span text:style-name="T51"> </text:span>sucedido<text:span text:style-name="T51"> </text:span>durante<text:span text:style-name="T51"> </text:span>la<text:span text:style-name="T51"> </text:span>instalación.</text:p>
        <text:p text:style-name="P37"/>
        <text:p text:style-name="P37">Tambien<text:span text:style-name="T51"> </text:span>copias<text:span text:style-name="T51"> </text:span>de<text:span text:style-name="T51"> </text:span>los<text:span text:style-name="T51"> </text:span>comandos<text:span text:style-name="T51"> </text:span>listarC,<text:span text:style-name="T51"> </text:span>iniciarC,<text:span text:style-name="T51"> </text:span>detectarC<text:span text:style-name="T51"> </text:span>y<text:span text:style-name="T51"> </text:span>sumarC<text:span text:style-name="T51"> </text:span>en<text:span text:style-name="T51"> </text:span>la<text:span text:style-name="T51"> </text:span>carpeta<text:span text:style-name="T51"> <text:s/></text:span>$GRUPO$BIN<text:span text:style-name="T51"> </text:span>y<text:span text:style-name="T51"> </text:span>copias<text:span text:style-name="T51"> </text:span>de<text:span text:style-name="T51"> </text:span>los<text:span text:style-name="T51"> </text:span>archivos<text:span text:style-name="T51"> </text:span>maestros<text:span text:style-name="T51"> </text:span>errores.mae,<text:span text:style-name="T51"> </text:span>encuestas.mae,<text:span text:style-name="T51"> </text:span>preguntas.mae<text:span text:style-name="T51"> </text:span>y<text:span text:style-name="T51"> </text:span>encuestadores.mae<text:span text:style-name="T51"> </text:span>en<text:span text:style-name="T51"> </text:span>la<text:span text:style-name="T51"> </text:span>carpeta<text:span text:style-name="T51"> </text:span>$GRUPO/mae.</text:p>
        <text:p text:style-name="P37"/>
        <text:p text:style-name="P44">Parámetros<text:span text:style-name="T51"> </text:span>y<text:span text:style-name="T51"> </text:span>Opciones</text:p>
        <text:p text:style-name="P37"/>
        <text:p text:style-name="P37">Se<text:span text:style-name="T51"> </text:span>puede<text:span text:style-name="T51"> </text:span>invocar<text:span text:style-name="T51"> </text:span>al<text:span text:style-name="T51"> </text:span>comando<text:span text:style-name="T51"> </text:span>sin<text:span text:style-name="T51"> </text:span>parametro<text:span text:style-name="T51"> </text:span>alguno<text:span text:style-name="T51"> </text:span>de<text:span text:style-name="T51"> </text:span>la<text:span text:style-name="T51"> </text:span>siguiente<text:span text:style-name="T51"> </text:span>forma:</text:p>
        <text:p text:style-name="P37"><text:tab/></text:p>
        <text:p text:style-name="P37"><text:tab/>InstalarC</text:p>
        <text:p text:style-name="P37"><text:tab/></text:p>
        <text:p text:style-name="P37">O<text:span text:style-name="T51"> </text:span>si<text:span text:style-name="T51"> </text:span>se<text:span text:style-name="T51"> </text:span>quiere<text:span text:style-name="T51"> </text:span>consultar<text:span text:style-name="T51"> </text:span>el<text:span text:style-name="T51"> </text:span>manual<text:span text:style-name="T51"> </text:span>o<text:span text:style-name="T51"> </text:span>la<text:span text:style-name="T51"> </text:span>version<text:span text:style-name="T51"> </text:span>es<text:span text:style-name="T51"> </text:span>de<text:span text:style-name="T51"> </text:span>la<text:span text:style-name="T51"> </text:span>forma:</text:p>
        <text:p text:style-name="P37"><text:soft-page-break/></text:p>
        <text:p text:style-name="P37"><text:tab/>InstalarC<text:span text:style-name="T51"> </text:span>[OPCIONES]</text:p>
        <text:p text:style-name="P37"/>
        <text:p text:style-name="P37">Donde<text:span text:style-name="T51"> </text:span>las<text:span text:style-name="T51"> </text:span>opciones<text:span text:style-name="T51"> </text:span>posibles<text:span text:style-name="T51"> </text:span>son<text:span text:style-name="T51"> </text:span>las<text:span text:style-name="T51"> </text:span>siguientes:</text:p>
        <text:p text:style-name="P37"/>
        <text:p text:style-name="P37">-h,<text:span text:style-name="T51"> </text:span>--help:<text:span text:style-name="T51"> </text:span>Muestra<text:span text:style-name="T51"> </text:span>en<text:span text:style-name="T51"> </text:span>pantalla<text:span text:style-name="T51"> </text:span>ayuda<text:span text:style-name="T51"> </text:span>acerca<text:span text:style-name="T51"> </text:span>del<text:span text:style-name="T51"> </text:span>uso<text:span text:style-name="T51"> </text:span>del<text:span text:style-name="T51"> </text:span>comando.</text:p>
        <text:p text:style-name="P37">-v,<text:span text:style-name="T51"> </text:span>--version:<text:span text:style-name="T51"> </text:span>Muestra<text:span text:style-name="T51"> </text:span>la<text:span text:style-name="T51"> </text:span>versión<text:span text:style-name="T51"> </text:span>del<text:span text:style-name="T51"> </text:span>script.</text:p>
        <text:p text:style-name="P37"/>
        <text:p text:style-name="P37"/>
        <text:p text:style-name="P37"/>
        <text:p text:style-name="P44">Ejemplos<text:span text:style-name="T51"> </text:span>de<text:span text:style-name="T51"> </text:span>invocación</text:p>
        <text:p text:style-name="P37"/>
        <text:p text:style-name="P37">Instalar<text:span text:style-name="T51"> </text:span>C</text:p>
        <text:p text:style-name="P37"/>
        <text:p text:style-name="P37">Comienza<text:span text:style-name="T51"> </text:span>instalación<text:span text:style-name="T51"> </text:span>del<text:span text:style-name="T51"> </text:span>paquete<text:span text:style-name="T51"> </text:span>Consulta<text:span text:style-name="T51"> </text:span>de<text:span text:style-name="T51"> </text:span>manera<text:span text:style-name="T51"> </text:span>normal</text:p>
        <text:p text:style-name="P37"/>
        <text:p text:style-name="P37">InstalarC<text:span text:style-name="T51"> –</text:span>help</text:p>
        <text:p text:style-name="P37"/>
        <text:p text:style-name="P37">Muestra<text:span text:style-name="T51"> </text:span>el<text:span text:style-name="T51"> </text:span>manual<text:span text:style-name="T51"> </text:span>de<text:span text:style-name="T51"> </text:span>ayuda<text:span text:style-name="T51"> </text:span>del<text:span text:style-name="T51"> </text:span>comando<text:span text:style-name="T51"> </text:span>InstalarC<text:span text:style-name="T51"> </text:span>por<text:span text:style-name="T51"> </text:span>pantalla</text:p>
        <text:p text:style-name="P37"/>
        <text:p text:style-name="P37">InstalarC<text:span text:style-name="T51"> </text:span>-v</text:p>
        <text:p text:style-name="P37"/>
        <text:p text:style-name="P37">Muestra<text:span text:style-name="T51"> </text:span>información<text:span text:style-name="T51"> </text:span>de<text:span text:style-name="T51"> </text:span>la<text:span text:style-name="T51"> </text:span>versión<text:span text:style-name="T51"> </text:span>del<text:span text:style-name="T51"> </text:span>InstalarC<text:span text:style-name="T51"> </text:span>por<text:span text:style-name="T51"> </text:span>pantalla</text:p>
        <text:p text:style-name="P37"/>
        <text:p text:style-name="P44">Hipótesis<text:span text:style-name="T51"> </text:span>y<text:span text:style-name="T51"> </text:span>aclaraciones</text:p>
        <text:p text:style-name="P37"/>
        <text:p text:style-name="P46">-<text:span text:style-name="T54"> </text:span>La<text:span text:style-name="T54"> </text:span>inexistencia<text:span text:style-name="T54"> </text:span>de<text:span text:style-name="T54"> </text:span>alguno<text:span text:style-name="T54"> </text:span>de<text:span text:style-name="T54"> </text:span>los<text:span text:style-name="T54"> </text:span>archivos<text:span text:style-name="T54"> </text:span>obligatorios<text:span text:style-name="T54"> </text:span>de<text:span text:style-name="T54"> </text:span>entrada<text:span text:style-name="T54"> </text:span>en<text:span text:style-name="T54"> </text:span>la<text:span text:style-name="T54"> </text:span>carpeta<text:span text:style-name="T54"> </text:span>inst,<text:span text:style-name="T54"> </text:span>al<text:span text:style-name="T54"> </text:span>momento<text:span text:style-name="T54"> </text:span>de<text:span text:style-name="T54"> </text:span>instalación<text:span text:style-name="T54"> </text:span>se<text:span text:style-name="T54"> </text:span>considera<text:span text:style-name="T54"> </text:span>un<text:span text:style-name="T54"> </text:span>error<text:span text:style-name="T54"> </text:span>severo.<text:span text:style-name="T54"> </text:span>En<text:span text:style-name="T54"> </text:span>dicho<text:span text:style-name="T54"> </text:span>caso,<text:span text:style-name="T54"> </text:span>no<text:span text:style-name="T54"> </text:span>hay<text:span text:style-name="T54"> </text:span>otra<text:span text:style-name="T54"> </text:span>forma<text:span text:style-name="T54"> </text:span>de<text:span text:style-name="T54"> </text:span>recuperación<text:span text:style-name="T54"> </text:span>mas<text:span text:style-name="T54"> </text:span>que<text:span text:style-name="T54"> </text:span>volver<text:span text:style-name="T54"> </text:span>a<text:span text:style-name="T54"> </text:span>copiar<text:span text:style-name="T54"> </text:span>desde<text:span text:style-name="T54"> </text:span>el<text:span text:style-name="T54"> </text:span>dispositivos<text:span text:style-name="T54"> </text:span>de<text:span text:style-name="T54"> </text:span>almacenamiento<text:span text:style-name="T54"> </text:span>externo<text:span text:style-name="T54"> </text:span>el<text:span text:style-name="T54"> </text:span>paquete<text:span text:style-name="T54"> </text:span>de<text:span text:style-name="T54"> </text:span>instalación.<text:span text:style-name="T54"> <text:s text:c="142"/></text:span></text:p>
        <text:p text:style-name="P47"><text:s text:c="6"/></text:p>
        <text:p text:style-name="P46">-En<text:span text:style-name="T54"> </text:span>caso<text:span text:style-name="T54"> </text:span>de<text:span text:style-name="T54"> </text:span>invocar<text:span text:style-name="T54"> </text:span>el<text:span text:style-name="T54"> </text:span>comando<text:span text:style-name="T54"> </text:span>InstalarC,<text:span text:style-name="T54"> </text:span>habiendose<text:span text:style-name="T54"> </text:span>llevado<text:span text:style-name="T54"> </text:span>a<text:span text:style-name="T54"> </text:span>cabo<text:span text:style-name="T54"> </text:span>una<text:span text:style-name="T54"> </text:span>instalación<text:span text:style-name="T54"> </text:span>previa<text:span text:style-name="T54"> </text:span>y<text:span text:style-name="T54"> </text:span>existiendo<text:span text:style-name="T54"> </text:span>por<text:span text:style-name="T54"> </text:span>lo<text:span text:style-name="T54"> </text:span>menos<text:span text:style-name="T54"> </text:span>uno<text:span text:style-name="T54"> </text:span>de<text:span text:style-name="T54"> </text:span>los<text:span text:style-name="T54"> </text:span>comandos<text:span text:style-name="T54"> </text:span>escenciales<text:span text:style-name="T54"> </text:span>instalados,<text:span text:style-name="T54"> </text:span>se<text:span text:style-name="T54"> </text:span>procede<text:span text:style-name="T54"> </text:span>con<text:span text:style-name="T54"> </text:span>una<text:span text:style-name="T54"> </text:span>instalación<text:span text:style-name="T54"> </text:span>parcial.<text:span text:style-name="T54"> </text:span></text:p>
        <text:p text:style-name="P37"/>
        <text:p text:style-name="P46">-En<text:span text:style-name="T54"> </text:span>caso<text:span text:style-name="T54"> </text:span>de<text:span text:style-name="T54"> </text:span>que<text:span text:style-name="T54"> </text:span>se<text:span text:style-name="T54"> </text:span>ejecute<text:span text:style-name="T54"> </text:span>InstalarC<text:span text:style-name="T54"> </text:span>y<text:span text:style-name="T54"> </text:span>no<text:span text:style-name="T54"> </text:span>exista<text:span text:style-name="T54"> </text:span>instalacion<text:span text:style-name="T54"> </text:span>de<text:span text:style-name="T54"> </text:span>ninguno<text:span text:style-name="T54"> </text:span>de<text:span text:style-name="T54"> </text:span>los<text:span text:style-name="T54"> </text:span>comandos<text:span text:style-name="T54"> </text:span>escenciales,<text:span text:style-name="T54"> </text:span>se<text:span text:style-name="T54"> </text:span>procede<text:span text:style-name="T54"> </text:span>con<text:span text:style-name="T54"> </text:span>una<text:span text:style-name="T54"> </text:span>instalación<text:span text:style-name="T54"> </text:span>total.</text:p>
        <text:p text:style-name="P37"/>
        <text:p text:style-name="P46">-En<text:span text:style-name="T54"> </text:span>caso<text:span text:style-name="T54"> </text:span>de<text:span text:style-name="T54"> </text:span>no<text:span text:style-name="T54"> </text:span>poder<text:span text:style-name="T54"> </text:span>encontrarse<text:span text:style-name="T54"> </text:span>el<text:span text:style-name="T54"> </text:span>archivo<text:span text:style-name="T54"> </text:span>InstalarC.conf,<text:span text:style-name="T54"> </text:span>se<text:span text:style-name="T54"> </text:span>procede<text:span text:style-name="T54"> </text:span>con<text:span text:style-name="T54"> </text:span>una<text:span text:style-name="T54"> </text:span>instalación<text:span text:style-name="T54"> </text:span>total</text:p>
        <text:p text:style-name="P37"/>
        <text:p text:style-name="P46">-<text:span text:style-name="T54"> </text:span>En<text:span text:style-name="T54"> </text:span>caso<text:span text:style-name="T54"> </text:span>de<text:span text:style-name="T54"> </text:span>llevarse<text:span text:style-name="T54"> </text:span>a<text:span text:style-name="T54"> </text:span>cabo<text:span text:style-name="T54"> </text:span>una<text:span text:style-name="T54"> </text:span>instalación<text:span text:style-name="T54"> </text:span>parcial,<text:span text:style-name="T54"> </text:span>es<text:span text:style-name="T54"> </text:span>obligatorio<text:span text:style-name="T54"> </text:span>llevar<text:span text:style-name="T54"> </text:span>a<text:span text:style-name="T54"> </text:span>cabo<text:span text:style-name="T54"> </text:span>dicha<text:span text:style-name="T54"> </text:span>instalación<text:span text:style-name="T54"> </text:span>con<text:span text:style-name="T54"> </text:span>los<text:span text:style-name="T54"> </text:span>parametros<text:span text:style-name="T54"> </text:span>de<text:span text:style-name="T54"> </text:span>la<text:span text:style-name="T54"> </text:span>configuracion<text:span text:style-name="T54"> </text:span>establecida.<text:span text:style-name="T54"> </text:span>En<text:span text:style-name="T54"> </text:span>caso<text:span text:style-name="T54"> </text:span>de<text:span text:style-name="T54"> </text:span>que<text:span text:style-name="T54"> </text:span>el<text:span text:style-name="T54"> </text:span>usuario<text:span text:style-name="T54"> </text:span>no<text:span text:style-name="T54"> </text:span>este<text:span text:style-name="T54"> </text:span>deacuerdo<text:span text:style-name="T54"> </text:span>con<text:span text:style-name="T54"> </text:span>esto,<text:span text:style-name="T54"> </text:span>se<text:span text:style-name="T54"> </text:span>permitira<text:span text:style-name="T54"> </text:span>iniciar<text:span text:style-name="T54"> </text:span>una<text:span text:style-name="T54"> </text:span>Instalación<text:span text:style-name="T54"> </text:span>completa<text:span text:style-name="T54"> </text:span>de<text:span text:style-name="T54"> </text:span>cero.<text:span text:style-name="T54"> </text:span>En<text:span text:style-name="T54"> </text:span>dicho<text:span text:style-name="T54"> </text:span>caso,<text:span text:style-name="T54"> </text:span>el<text:span text:style-name="T54"> </text:span>usuario<text:span text:style-name="T54"> </text:span>es<text:span text:style-name="T54"> </text:span>el<text:span text:style-name="T54"> </text:span>responsable<text:span text:style-name="T54"> </text:span>de<text:span text:style-name="T54"> </text:span>eliminar<text:span text:style-name="T54"> </text:span>los<text:span text:style-name="T54"> </text:span>archivos<text:span text:style-name="T54"> </text:span>y<text:span text:style-name="T54"> </text:span>directorios<text:span text:style-name="T54"> </text:span>de<text:span text:style-name="T54"> </text:span>la<text:span text:style-name="T54"> </text:span>instalación<text:span text:style-name="T54"> </text:span>previa.</text:p>
        <text:p text:style-name="P37"/>
        <text:p text:style-name="P37">-Durante<text:span text:style-name="T51"> </text:span>la<text:span text:style-name="T51"> </text:span>etapa<text:span text:style-name="T51"> </text:span>de<text:span text:style-name="T51"> </text:span>seteo<text:span text:style-name="T51"> </text:span>de<text:span text:style-name="T51"> </text:span>parametros<text:span text:style-name="T51"> </text:span>por<text:span text:style-name="T51"> </text:span>parte<text:span text:style-name="T51"> </text:span>del<text:span text:style-name="T51"> </text:span>usuario,<text:span text:style-name="T51"> </text:span>se<text:span text:style-name="T51"> </text:span>puede<text:span text:style-name="T51"> </text:span>cancelar<text:span text:style-name="T51"> </text:span>el<text:span text:style-name="T51"> </text:span>proceso<text:span text:style-name="T51"> </text:span>de<text:span text:style-name="T51"> </text:span>instalación<text:span text:style-name="T51"> </text:span>ingresando<text:span text:style-name="T51"> </text:span>c<text:span text:style-name="T51"> </text:span>o<text:span text:style-name="T51"> </text:span>cancelar,<text:span text:style-name="T51"> </text:span>y<text:span text:style-name="T51"> </text:span>enter.<text:span text:style-name="T51"> </text:span>Tambien<text:span text:style-name="T51"> </text:span>se<text:span text:style-name="T51"> </text:span>puede<text:span text:style-name="T51"> </text:span>volver<text:span text:style-name="T51"> </text:span>al<text:span text:style-name="T51"> </text:span>inicio<text:span text:style-name="T51"> </text:span>de<text:span text:style-name="T51"> </text:span>la<text:span text:style-name="T51"> </text:span>etapa<text:span text:style-name="T51"> </text:span>de<text:span text:style-name="T51"> </text:span>seteo<text:span text:style-name="T51"> </text:span>de<text:span text:style-name="T51"> </text:span>parametros<text:span text:style-name="T51"> </text:span>al<text:span text:style-name="T51"> </text:span>ingresar<text:span text:style-name="T51"> </text:span>por<text:span text:style-name="T51"> </text:span>teclado<text:span text:style-name="T51"> </text:span>v<text:span text:style-name="T51"> </text:span>o<text:span text:style-name="T51"> </text:span>volver,<text:span text:style-name="T51"> </text:span>y<text:span text:style-name="T51"> </text:span>enter.</text:p>
        <text:p text:style-name="P43"/>
        <text:p text:style-name="P38"/>
        <text:h text:style-name="P132" text:outline-level="2">iniciarC</text:h>
        <text:p text:style-name="P40"/>
        <text:p text:style-name="P49"><text:span text:style-name="T27">Preparar</text:span><text:span text:style-name="T28"> </text:span><text:span text:style-name="T27">el</text:span><text:span text:style-name="T28"> </text:span><text:span text:style-name="T27">entorno</text:span><text:span text:style-name="T28"> </text:span><text:span text:style-name="T27">de</text:span><text:span text:style-name="T28"> </text:span><text:span text:style-name="T27">ejecución</text:span><text:span text:style-name="T28"> </text:span><text:span text:style-name="T27">del</text:span><text:span text:style-name="T28"> </text:span><text:span text:style-name="T27">TP.</text:span></text:p>
        <text:p text:style-name="P38"/>
        <text:p text:style-name="P39">Archivos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Input:</text:span><text:span text:style-name="T28"> </text:span></text:p>
        <text:p text:style-name="P38"><text:soft-page-break/></text:p>
        <text:list xml:id="list1887975648" text:style-name="WW8Num19">
          <text:list-item>
            <text:p text:style-name="P134"><text:span text:style-name="T21">Consulta</text:span><text:span text:style-name="T28"> </text:span><text:span text:style-name="T21">el</text:span><text:span text:style-name="T28"> </text:span><text:span text:style-name="T21">archivo</text:span><text:span text:style-name="T28"> </text:span><text:span text:style-name="T21">de</text:span><text:span text:style-name="T28"> </text:span><text:span text:style-name="T21">configuración</text:span><text:span text:style-name="T28"> </text:span><text:span text:style-name="T21">de</text:span><text:span text:style-name="T28"> </text:span><text:span text:style-name="T21">la</text:span><text:span text:style-name="T28"> </text:span><text:span text:style-name="T21">aplicación.</text:span><text:span text:style-name="T28"> </text:span></text:p>
          </text:list-item>
        </text:list>
        <text:p text:style-name="P52"/>
        <text:p text:style-name="P38"/>
        <text:p text:style-name="P37"><text:span text:style-name="T29">Archivos</text:span><text:span text:style-name="T30"> </text:span><text:span text:style-name="T29">Intermedios:</text:span><text:span text:style-name="T28"> </text:span><text:span text:style-name="T21">No</text:span><text:span text:style-name="T28"> </text:span><text:span text:style-name="T21">existen.</text:span>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Output:</text:span><text:span text:style-name="T28"> </text:span><text:span text:style-name="T21">No</text:span><text:span text:style-name="T28"> </text:span><text:span text:style-name="T21">existen.</text:span></text:p>
        <text:p text:style-name="P38"/>
        <text:p text:style-name="P52"/>
        <text:p text:style-name="P38"/>
        <text:p text:style-name="P37"><text:span text:style-name="T31">Parámetros</text:span><text:span text:style-name="T32"> </text:span><text:span text:style-name="T31">y</text:span><text:span text:style-name="T32"> </text:span><text:span text:style-name="T31">Opciones</text:span></text:p>
        <text:p text:style-name="P38"/>
        <text:p text:style-name="P37"><text:span text:style-name="T21">Se</text:span><text:span text:style-name="T28"> </text:span><text:span text:style-name="T21">puede</text:span><text:span text:style-name="T28"> </text:span><text:span text:style-name="T21">invocar</text:span><text:span text:style-name="T28"> </text:span><text:span text:style-name="T21">al</text:span><text:span text:style-name="T28"> </text:span><text:span text:style-name="T21">comando</text:span><text:span text:style-name="T28"> </text:span><text:span text:style-name="T21">de</text:span><text:span text:style-name="T28"> </text:span><text:span text:style-name="T21">la</text:span><text:span text:style-name="T28"> </text:span><text:span text:style-name="T21">siguiente</text:span><text:span text:style-name="T28"> </text:span><text:span text:style-name="T21">forma:</text:span></text:p>
        <text:p text:style-name="P38"/>
        <text:p text:style-name="P41"><text:span text:style-name="T21">.</text:span><text:span text:style-name="T28"> </text:span><text:span text:style-name="T21">inciarC</text:span><text:span text:style-name="T28"> </text:span><text:span text:style-name="T21">[OPCION]</text:span></text:p>
        <text:p text:style-name="P38"/>
        <text:p text:style-name="P37"><text:span text:style-name="T21">-h,</text:span><text:span text:style-name="T28"> </text:span><text:span text:style-name="T21">--help:</text:span><text:span text:style-name="T28"> </text:span><text:span text:style-name="T21">Muestra</text:span><text:span text:style-name="T28"> </text:span><text:span text:style-name="T21">en</text:span><text:span text:style-name="T28"> </text:span><text:span text:style-name="T21">pantalla</text:span><text:span text:style-name="T28"> </text:span><text:span text:style-name="T21">ayuda</text:span><text:span text:style-name="T28"> </text:span><text:span text:style-name="T21">acerca</text:span><text:span text:style-name="T28"> </text:span><text:span text:style-name="T21">del</text:span><text:span text:style-name="T28"> </text:span><text:span text:style-name="T21">uso</text:span><text:span text:style-name="T28"> </text:span><text:span text:style-name="T21">del</text:span><text:span text:style-name="T28"> </text:span><text:span text:style-name="T21">comando.</text:span></text:p>
        <text:p text:style-name="P37"><text:span text:style-name="T21">-v,</text:span><text:span text:style-name="T28"> </text:span><text:span text:style-name="T21">--version:</text:span><text:span text:style-name="T28"> </text:span><text:span text:style-name="T21">Muestra</text:span><text:span text:style-name="T28"> </text:span><text:span text:style-name="T21">la</text:span><text:span text:style-name="T28"> </text:span><text:span text:style-name="T21">versión</text:span><text:span text:style-name="T28"> </text:span><text:span text:style-name="T21">del</text:span><text:span text:style-name="T28"> </text:span><text:span text:style-name="T21">script.</text:span></text:p>
        <text:p text:style-name="P38"/>
        <text:p text:style-name="P37"><text:span text:style-name="T31">Ejemplos</text:span><text:span text:style-name="T32"> </text:span><text:span text:style-name="T31">de</text:span><text:span text:style-name="T32"> </text:span><text:span text:style-name="T31">invocación</text:span></text:p>
        <text:p text:style-name="P38"/>
        <text:p text:style-name="P37"><text:span text:style-name="T21">.</text:span><text:span text:style-name="T28"> </text:span><text:span text:style-name="T21">iniciarC</text:span></text:p>
        <text:p text:style-name="P38"/>
        <text:p text:style-name="P37"><text:span text:style-name="T49">El</text:span><text:span text:style-name="T50"> </text:span><text:span text:style-name="T49">comando</text:span><text:span text:style-name="T50"> </text:span><text:span text:style-name="T49">inicializa</text:span><text:span text:style-name="T50"> </text:span><text:span text:style-name="T49">el</text:span><text:span text:style-name="T50"> </text:span><text:span text:style-name="T49">entorno</text:span><text:span text:style-name="T50"> </text:span><text:span text:style-name="T49">y</text:span><text:span text:style-name="T50"> </text:span><text:span text:style-name="T49">hace</text:span><text:span text:style-name="T50"> </text:span><text:span text:style-name="T49">la</text:span><text:span text:style-name="T50"> </text:span><text:span text:style-name="T49">llamada</text:span><text:span text:style-name="T50"> </text:span><text:span text:style-name="T49">al</text:span><text:span text:style-name="T50"> </text:span><text:span text:style-name="T49">comando</text:span><text:span text:style-name="T50"> </text:span><text:span text:style-name="T49">detectarC.</text:span></text:p>
        <text:p text:style-name="P40"/>
        <text:p text:style-name="P42">Hipotesis</text:p>
        <text:p text:style-name="P42"/>
        <text:p text:style-name="P37"><text:span text:style-name="T49">-</text:span><text:span text:style-name="T50"> </text:span><text:span text:style-name="T49">Se</text:span><text:span text:style-name="T50"> </text:span><text:span text:style-name="T49">asume</text:span><text:span text:style-name="T50"> </text:span><text:span text:style-name="T49">que</text:span><text:span text:style-name="T50"> </text:span><text:span text:style-name="T49">el</text:span><text:span text:style-name="T50"> </text:span><text:span text:style-name="T49">comando</text:span><text:span text:style-name="T50"> </text:span><text:span text:style-name="T49">se</text:span><text:span text:style-name="T50"> </text:span><text:span text:style-name="T49">ejecuta</text:span><text:span text:style-name="T50"> </text:span><text:span text:style-name="T49">en</text:span><text:span text:style-name="T50"> </text:span><text:span text:style-name="T49">el</text:span><text:span text:style-name="T50"> </text:span><text:span text:style-name="T49">mismo</text:span><text:span text:style-name="T50"> </text:span><text:span text:style-name="T49">ambiente</text:span><text:span text:style-name="T50"> </text:span><text:span text:style-name="T49">del</text:span><text:span text:style-name="T50"> </text:span><text:span text:style-name="T49">bash</text:span><text:span text:style-name="T50"> </text:span><text:span text:style-name="T49">en</text:span><text:span text:style-name="T50"> </text:span><text:span text:style-name="T49">el</text:span><text:span text:style-name="T50"> </text:span><text:span text:style-name="T49">que</text:span><text:span text:style-name="T50"> </text:span><text:span text:style-name="T49">se</text:span><text:span text:style-name="T50"> </text:span><text:span text:style-name="T49">estan</text:span><text:span text:style-name="T50"> </text:span><text:span text:style-name="T49">realizando</text:span><text:span text:style-name="T50"> </text:span><text:span text:style-name="T49">las</text:span><text:span text:style-name="T50"> </text:span><text:span text:style-name="T49">pruebas.</text:span></text:p>
        <text:p text:style-name="P43"/>
        <text:p text:style-name="P37"><text:span text:style-name="T49">-</text:span><text:span text:style-name="T50"> </text:span><text:span text:style-name="T49">Se</text:span><text:span text:style-name="T50"> </text:span><text:span text:style-name="T49">asume</text:span><text:span text:style-name="T50"> </text:span><text:span text:style-name="T49">que</text:span><text:span text:style-name="T50"> </text:span><text:span text:style-name="T49">al</text:span><text:span text:style-name="T50"> </text:span><text:span text:style-name="T49">momento</text:span><text:span text:style-name="T50"> </text:span><text:span text:style-name="T49">de</text:span><text:span text:style-name="T50"> </text:span><text:span text:style-name="T49">ejecutar</text:span><text:span text:style-name="T50"> </text:span><text:span text:style-name="T49">el</text:span><text:span text:style-name="T50"> </text:span><text:span text:style-name="T49">comando</text:span><text:span text:style-name="T50"> </text:span><text:span text:style-name="T49">se</text:span><text:span text:style-name="T50"> </text:span><text:span text:style-name="T49">esta</text:span><text:span text:style-name="T50"> </text:span><text:span text:style-name="T49">posicionado</text:span><text:span text:style-name="T50"> </text:span><text:span text:style-name="T49">en</text:span><text:span text:style-name="T50"> </text:span><text:span text:style-name="T49">la</text:span><text:span text:style-name="T50"> </text:span><text:span text:style-name="T49">carpeta</text:span><text:span text:style-name="T50"> </text:span><text:span text:style-name="T49">de</text:span><text:span text:style-name="T50"> </text:span><text:span text:style-name="T49">ejecutables.</text:span></text:p>
        <text:p text:style-name="P40"/>
        <text:p text:style-name="P40"/>
        <text:h text:style-name="P132" text:outline-level="2">detectarC</text:h>
        <text:p text:style-name="P22"/>
        <text:p text:style-name="P22"/>
        <text:p text:style-name="P49"><text:span text:style-name="T27">Comando</text:span><text:span text:style-name="T28"> </text:span><text:span text:style-name="T27">de</text:span><text:span text:style-name="T28"> </text:span><text:span text:style-name="T27">tipo</text:span><text:span text:style-name="T28"> </text:span><text:span text:style-name="T27">demonio</text:span><text:span text:style-name="T28"> </text:span><text:span text:style-name="T27">que</text:span><text:span text:style-name="T28"> </text:span><text:span text:style-name="T27">aguarda</text:span><text:span text:style-name="T28"> </text:span><text:span text:style-name="T27">la</text:span><text:span text:style-name="T28"> </text:span><text:span text:style-name="T27">llagada</text:span><text:span text:style-name="T28"> </text:span><text:span text:style-name="T27">de</text:span><text:span text:style-name="T28"> </text:span><text:span text:style-name="T27">nuevas</text:span><text:span text:style-name="T28"> </text:span><text:span text:style-name="T27">encuestas</text:span><text:span text:style-name="T28"> </text:span><text:span text:style-name="T27">para</text:span><text:span text:style-name="T28"> </text:span><text:span text:style-name="T27">procesar,</text:span><text:span text:style-name="T28"> </text:span><text:span text:style-name="T27">escucha</text:span><text:span text:style-name="T28"> </text:span><text:span text:style-name="T27">todo</text:span><text:span text:style-name="T28"> </text:span><text:span text:style-name="T27">el</text:span><text:span text:style-name="T28"> </text:span><text:span text:style-name="T27">tiempo,</text:span><text:span text:style-name="T28"> </text:span><text:span text:style-name="T27">con</text:span><text:span text:style-name="T28"> </text:span><text:span text:style-name="T27">pausa</text:span><text:span text:style-name="T28"> </text:span><text:span text:style-name="T27">mediante,</text:span><text:span text:style-name="T28"> </text:span><text:span text:style-name="T27">la</text:span><text:span text:style-name="T28"> </text:span><text:span text:style-name="T27">carpeta</text:span><text:span text:style-name="T28"> </text:span><text:span text:style-name="T27">de</text:span><text:span text:style-name="T28"> </text:span><text:span text:style-name="T27">arribos</text:span><text:span text:style-name="T28"> </text:span><text:span text:style-name="T27">de</text:span><text:span text:style-name="T28"> </text:span><text:span text:style-name="T27">encuestas.</text:span></text:p>
        <text:p text:style-name="P38"/>
        <text:p text:style-name="P39">Archivos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Input:</text:span><text:span text:style-name="T28"> </text:span></text:p>
        <text:p text:style-name="P38"/>
        <text:p text:style-name="P51"><text:span text:style-name="T21"><text:tab/>-</text:span><text:span text:style-name="T28"> </text:span><text:span text:style-name="T21">Archivos</text:span><text:span text:style-name="T28"> </text:span><text:span text:style-name="T21">de</text:span><text:span text:style-name="T28"> </text:span><text:span text:style-name="T21">encuestas</text:span><text:span text:style-name="T28"> </text:span><text:span text:style-name="T21">que</text:span><text:span text:style-name="T28"> </text:span><text:span text:style-name="T21">se</text:span><text:span text:style-name="T28"> </text:span><text:span text:style-name="T21">reciban</text:span><text:span text:style-name="T28"> </text:span><text:span text:style-name="T21">en</text:span><text:span text:style-name="T28"> </text:span><text:span text:style-name="T21">la</text:span><text:span text:style-name="T28"> </text:span><text:span text:style-name="T21">carpeta</text:span><text:span text:style-name="T28"> </text:span><text:span text:style-name="T21">de</text:span><text:span text:style-name="T28"> </text:span><text:span text:style-name="T21">arribos.</text:span></text:p>
        <text:p text:style-name="P51"><text:span text:style-name="T21"><text:tab/>-</text:span><text:span text:style-name="T28"> </text:span><text:span text:style-name="T21">Consulta</text:span><text:span text:style-name="T28"> </text:span><text:span text:style-name="T21">el</text:span><text:span text:style-name="T28"> </text:span><text:span text:style-name="T21">archivo</text:span><text:span text:style-name="T28"> </text:span><text:span text:style-name="T21">de</text:span><text:span text:style-name="T28"> </text:span><text:span text:style-name="T21">encuestadores.</text:span></text:p>
        <text:p text:style-name="P52"/>
        <text:p text:style-name="P52"/>
        <text:p text:style-name="P37"><text:span text:style-name="T29">Archivos</text:span><text:span text:style-name="T30"> </text:span><text:span text:style-name="T29">Intermedios:</text:span><text:span text:style-name="T28"> </text:span><text:span text:style-name="T21">No</text:span><text:span text:style-name="T28"> </text:span><text:span text:style-name="T21">existen.</text:span>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Output:</text:span><text:span text:style-name="T28"> </text:span></text:p>
        <text:p text:style-name="P38"><text:tab/></text:p>
        <text:p text:style-name="P37"><text:span text:style-name="T21"><text:tab/>-</text:span><text:span text:style-name="T28"> </text:span><text:span text:style-name="T21">Los</text:span><text:span text:style-name="T28"> </text:span><text:span text:style-name="T21">archivos</text:span><text:span text:style-name="T28"> </text:span><text:span text:style-name="T21">de</text:span><text:span text:style-name="T28"> </text:span><text:span text:style-name="T21">encuestas</text:span><text:span text:style-name="T28"> </text:span><text:span text:style-name="T21">(input)</text:span><text:span text:style-name="T28"> </text:span><text:span text:style-name="T21">movidos</text:span><text:span text:style-name="T28"> </text:span><text:span text:style-name="T21">a</text:span><text:span text:style-name="T28"> </text:span><text:span text:style-name="T21">sus</text:span><text:span text:style-name="T28"> </text:span><text:span text:style-name="T21">respectivas</text:span><text:span text:style-name="T28"> </text:span><text:span text:style-name="T21">carpetas</text:span><text:span text:style-name="T28"> </text:span><text:span text:style-name="T21">según</text:span><text:span text:style-name="T28"> </text:span><text:span text:style-name="T21">los</text:span><text:span text:style-name="T28"> </text:span><text:span text:style-name="T21">resultados.</text:span></text:p>
        <text:p text:style-name="P52"/>
        <text:p text:style-name="P38"/>
        <text:p text:style-name="P37"><text:span text:style-name="T31">Parámetros</text:span><text:span text:style-name="T32"> </text:span><text:span text:style-name="T31">y</text:span><text:span text:style-name="T32"> </text:span><text:span text:style-name="T31">Opciones</text:span></text:p>
        <text:p text:style-name="P38"><text:soft-page-break/></text:p>
        <text:p text:style-name="P37"><text:span text:style-name="T21">Se</text:span><text:span text:style-name="T28"> </text:span><text:span text:style-name="T21">puede</text:span><text:span text:style-name="T28"> </text:span><text:span text:style-name="T21">invocar</text:span><text:span text:style-name="T28"> </text:span><text:span text:style-name="T21">al</text:span><text:span text:style-name="T28"> </text:span><text:span text:style-name="T21">comando</text:span><text:span text:style-name="T28"> </text:span><text:span text:style-name="T21">de</text:span><text:span text:style-name="T28"> </text:span><text:span text:style-name="T21">la</text:span><text:span text:style-name="T28"> </text:span><text:span text:style-name="T21">siguiente</text:span><text:span text:style-name="T28"> </text:span><text:span text:style-name="T21">forma:</text:span></text:p>
        <text:p text:style-name="P38"/>
        <text:p text:style-name="P41"><text:span text:style-name="T21">detectarC</text:span><text:span text:style-name="T28"> </text:span><text:span text:style-name="T21">[OPCION]</text:span></text:p>
        <text:p text:style-name="P38"/>
        <text:p text:style-name="P37"><text:span text:style-name="T21">-h,</text:span><text:span text:style-name="T28"> </text:span><text:span text:style-name="T21">--help:</text:span><text:span text:style-name="T28"> </text:span><text:span text:style-name="T21">Muestra</text:span><text:span text:style-name="T28"> </text:span><text:span text:style-name="T21">en</text:span><text:span text:style-name="T28"> </text:span><text:span text:style-name="T21">pantalla</text:span><text:span text:style-name="T28"> </text:span><text:span text:style-name="T21">ayuda</text:span><text:span text:style-name="T28"> </text:span><text:span text:style-name="T21">acerca</text:span><text:span text:style-name="T28"> </text:span><text:span text:style-name="T21">del</text:span><text:span text:style-name="T28"> </text:span><text:span text:style-name="T21">uso</text:span><text:span text:style-name="T28"> </text:span><text:span text:style-name="T21">del</text:span><text:span text:style-name="T28"> </text:span><text:span text:style-name="T21">comando.</text:span></text:p>
        <text:p text:style-name="P37"><text:span text:style-name="T21">-v,</text:span><text:span text:style-name="T28"> </text:span><text:span text:style-name="T21">--version:</text:span><text:span text:style-name="T28"> </text:span><text:span text:style-name="T21">Muestra</text:span><text:span text:style-name="T28"> </text:span><text:span text:style-name="T21">la</text:span><text:span text:style-name="T28"> </text:span><text:span text:style-name="T21">versión</text:span><text:span text:style-name="T28"> </text:span><text:span text:style-name="T21">del</text:span><text:span text:style-name="T28"> </text:span><text:span text:style-name="T21">script.</text:span></text:p>
        <text:p text:style-name="P38"/>
        <text:p text:style-name="P37"><text:span text:style-name="T31">Ejemplos</text:span><text:span text:style-name="T32"> </text:span><text:span text:style-name="T31">de</text:span><text:span text:style-name="T32"> </text:span><text:span text:style-name="T31">invocación</text:span></text:p>
        <text:p text:style-name="P38"/>
        <text:p text:style-name="P37"><text:span text:style-name="T21">detectarC</text:span><text:span text:style-name="T28"> </text:span><text:span text:style-name="T21">[OPCION]</text:span></text:p>
        <text:p text:style-name="P37"><text:span text:style-name="T21">StartD</text:span><text:span text:style-name="T28"> </text:span><text:span text:style-name="T21">detectarC</text:span><text:span text:style-name="T28"> </text:span></text:p>
        <text:p text:style-name="P38"/>
        <text:p text:style-name="P37"><text:span text:style-name="T49">El</text:span><text:span text:style-name="T50"> </text:span><text:span text:style-name="T49">comando</text:span><text:span text:style-name="T50"> </text:span><text:span text:style-name="T49">verifica</text:span><text:span text:style-name="T50"> </text:span><text:span text:style-name="T49">la</text:span><text:span text:style-name="T50"> </text:span><text:span text:style-name="T49">inicialización</text:span><text:span text:style-name="T50"> </text:span><text:span text:style-name="T49">del</text:span><text:span text:style-name="T50"> </text:span><text:span text:style-name="T49">entorno</text:span><text:span text:style-name="T50"> </text:span><text:span text:style-name="T49">y</text:span><text:span text:style-name="T50"> </text:span><text:span text:style-name="T49">si</text:span><text:span text:style-name="T50"> </text:span><text:span text:style-name="T49">es</text:span><text:span text:style-name="T50"> </text:span><text:span text:style-name="T49">valida</text:span><text:span text:style-name="T50"> </text:span><text:span text:style-name="T49">comienza</text:span><text:span text:style-name="T50"> </text:span><text:span text:style-name="T49">con</text:span><text:span text:style-name="T50"> </text:span><text:span text:style-name="T49">la</text:span><text:span text:style-name="T50"> </text:span><text:span text:style-name="T49">escucha</text:span><text:span text:style-name="T50"> </text:span><text:span text:style-name="T49">de</text:span><text:span text:style-name="T50"> </text:span><text:span text:style-name="T49">la</text:span><text:span text:style-name="T50"> </text:span><text:span text:style-name="T49">carpeta</text:span><text:span text:style-name="T50"> </text:span><text:span text:style-name="T49">de</text:span><text:span text:style-name="T50"> </text:span><text:span text:style-name="T49">arribos,</text:span><text:span text:style-name="T50"> </text:span><text:span text:style-name="T49">si</text:span><text:span text:style-name="T50"> </text:span><text:span text:style-name="T49">se</text:span><text:span text:style-name="T50"> </text:span><text:span text:style-name="T49">da</text:span><text:span text:style-name="T50"> </text:span><text:span text:style-name="T49">algún</text:span><text:span text:style-name="T50"> </text:span><text:span text:style-name="T49">arribo</text:span><text:span text:style-name="T50"> </text:span><text:span text:style-name="T49">analiza</text:span><text:span text:style-name="T50"> </text:span><text:span text:style-name="T49">el</text:span><text:span text:style-name="T50"> </text:span><text:span text:style-name="T49">nombre</text:span><text:span text:style-name="T50"> </text:span><text:span text:style-name="T49">del</text:span><text:span text:style-name="T50"> </text:span><text:span text:style-name="T49">archivo</text:span><text:span text:style-name="T50"> </text:span><text:span text:style-name="T49">(encuestador</text:span><text:span text:style-name="T50"> </text:span><text:span text:style-name="T49">y</text:span><text:span text:style-name="T50"> </text:span><text:span text:style-name="T49">fecha)</text:span><text:span text:style-name="T50"> </text:span><text:span text:style-name="T49">y</text:span><text:span text:style-name="T50"> </text:span><text:span text:style-name="T49">en</text:span><text:span text:style-name="T50"> </text:span><text:span text:style-name="T49">base</text:span><text:span text:style-name="T50"> </text:span><text:span text:style-name="T49">al</text:span><text:span text:style-name="T50"> </text:span><text:span text:style-name="T49">resultado</text:span><text:span text:style-name="T50"> </text:span><text:span text:style-name="T49">lo</text:span><text:span text:style-name="T50"> </text:span><text:span text:style-name="T49">mueve</text:span><text:span text:style-name="T50"> </text:span><text:span text:style-name="T49">a</text:span><text:span text:style-name="T50"> </text:span><text:span text:style-name="T49">su</text:span><text:span text:style-name="T50"> </text:span><text:span text:style-name="T49">respectivo</text:span><text:span text:style-name="T50"> </text:span><text:span text:style-name="T49">destino</text:span><text:span text:style-name="T50"> </text:span><text:span text:style-name="T49">(preparados</text:span><text:span text:style-name="T50"> </text:span><text:span text:style-name="T49">o</text:span><text:span text:style-name="T50"> </text:span><text:span text:style-name="T49">rechazados).</text:span><text:span text:style-name="T50"> </text:span><text:span text:style-name="T49">Cuando</text:span><text:span text:style-name="T50"> </text:span><text:span text:style-name="T49">finaliza</text:span><text:span text:style-name="T50"> </text:span><text:span text:style-name="T49">el</text:span><text:span text:style-name="T50"> </text:span><text:span text:style-name="T49">analisis</text:span><text:span text:style-name="T50"> </text:span><text:span text:style-name="T49">de</text:span><text:span text:style-name="T50"> </text:span><text:span text:style-name="T49">arrbos</text:span><text:span text:style-name="T50"> </text:span><text:span text:style-name="T49">analiza</text:span><text:span text:style-name="T50"> </text:span><text:span text:style-name="T49">si</text:span><text:span text:style-name="T50"> </text:span><text:span text:style-name="T49">hay</text:span><text:span text:style-name="T50"> </text:span><text:span text:style-name="T49">archivos</text:span><text:span text:style-name="T50"> </text:span><text:span text:style-name="T49">en</text:span><text:span text:style-name="T50"> </text:span><text:span text:style-name="T49">el</text:span><text:span text:style-name="T50"> </text:span><text:span text:style-name="T49">directorio</text:span><text:span text:style-name="T50"> </text:span><text:span text:style-name="T49">preparados</text:span><text:span text:style-name="T50"> </text:span><text:span text:style-name="T49">y</text:span><text:span text:style-name="T50"> </text:span><text:span text:style-name="T49">si</text:span><text:span text:style-name="T50"> </text:span><text:span text:style-name="T49">los</text:span><text:span text:style-name="T50"> </text:span><text:span text:style-name="T49">hay</text:span><text:span text:style-name="T50"> </text:span><text:span text:style-name="T49">ejecuta</text:span><text:span text:style-name="T50"> </text:span><text:span text:style-name="T49">el</text:span><text:span text:style-name="T50"> </text:span><text:span text:style-name="T49">comando</text:span><text:span text:style-name="T50"> </text:span><text:span text:style-name="T49">sumarC</text:span><text:span text:style-name="T50"> </text:span><text:span text:style-name="T49">si</text:span><text:span text:style-name="T50"> </text:span><text:span text:style-name="T49">es</text:span><text:span text:style-name="T50"> </text:span><text:span text:style-name="T49">que</text:span><text:span text:style-name="T50"> </text:span><text:span text:style-name="T49">no</text:span><text:span text:style-name="T50"> </text:span><text:span text:style-name="T49">esta</text:span><text:span text:style-name="T50"> </text:span><text:span text:style-name="T49">en</text:span><text:span text:style-name="T50"> </text:span><text:span text:style-name="T49">ejecución.</text:span><text:span text:style-name="T50"> </text:span></text:p>
        <text:p text:style-name="P43"/>
        <text:p text:style-name="P22"/>
        <text:h text:style-name="P132" text:outline-level="2">sumarC</text:h>
        <text:p text:style-name="P40"/>
        <text:p text:style-name="P40"/>
        <text:p text:style-name="P37"><text:span text:style-name="T21">Genera</text:span><text:span text:style-name="T28"> </text:span><text:span text:style-name="T21">archivos</text:span><text:span text:style-name="T28"> </text:span><text:span text:style-name="T21">sumarios</text:span><text:span text:style-name="T28"> </text:span><text:span text:style-name="T21">de</text:span><text:span text:style-name="T28"> </text:span><text:span text:style-name="T21">encuestas.</text:span></text:p>
        <text:p text:style-name="P38"/>
        <text:p text:style-name="P39">Archivos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Input:</text:span><text:span text:style-name="T28"> </text:span></text:p>
        <text:p text:style-name="P38"/>
        <text:list xml:id="list880539845" text:continue-numbering="true" text:style-name="WW8Num19">
          <text:list-item>
            <text:p text:style-name="P134"><text:span text:style-name="T21">Archivos</text:span><text:span text:style-name="T28"> </text:span><text:span text:style-name="T21">de</text:span><text:span text:style-name="T28"> </text:span><text:span text:style-name="T21">encuestas</text:span><text:span text:style-name="T28"> </text:span><text:span text:style-name="T21">en</text:span><text:span text:style-name="T28"> </text:span><text:span text:style-name="T21">$GRUPO/preparados</text:span><text:span text:style-name="T28"> </text:span><text:span text:style-name="T21">con</text:span><text:span text:style-name="T28"> </text:span><text:span text:style-name="T21">nombre</text:span><text:span text:style-name="T28"> </text:span><text:span text:style-name="T21">&lt;USERID&gt;.&lt;FECHA&gt;.</text:span></text:p>
          </text:list-item>
          <text:list-item>
            <text:p text:style-name="P134"><text:span text:style-name="T21">Archivo</text:span><text:span text:style-name="T28"> </text:span><text:span text:style-name="T21">maestro</text:span><text:span text:style-name="T28"> </text:span><text:span text:style-name="T21">de</text:span><text:span text:style-name="T28"> </text:span><text:span text:style-name="T21">encuestas</text:span><text:span text:style-name="T28"> </text:span><text:span text:style-name="T21">en</text:span><text:span text:style-name="T28"> </text:span><text:span text:style-name="T21">$GRUPO/mae/encuestas.mae.</text:span></text:p>
          </text:list-item>
          <text:list-item>
            <text:p text:style-name="P134"><text:span text:style-name="T21">Archivo</text:span><text:span text:style-name="T28"> </text:span><text:span text:style-name="T21">maestro</text:span><text:span text:style-name="T28"> </text:span><text:span text:style-name="T21">de</text:span><text:span text:style-name="T28"> </text:span><text:span text:style-name="T21">preguntas</text:span><text:span text:style-name="T28"> </text:span><text:span text:style-name="T21">en</text:span><text:span text:style-name="T28"> </text:span><text:span text:style-name="T21">$GRUPO/mae/preguntas.mae.</text:span></text:p>
          </text:list-item>
        </text:list>
        <text:p text:style-name="P38"/>
        <text:p text:style-name="P37"><text:span text:style-name="T29">Archivos</text:span><text:span text:style-name="T30"> </text:span><text:span text:style-name="T29">Intermedios:</text:span><text:span text:style-name="T28"> </text:span><text:span text:style-name="T21">No</text:span><text:span text:style-name="T28"> </text:span><text:span text:style-name="T21">existen.</text:span>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Output:</text:span><text:span text:style-name="T28"> </text:span></text:p>
        <text:p text:style-name="P38"/>
        <text:list xml:id="list470134246" text:continue-numbering="true" text:style-name="WW8Num19">
          <text:list-item>
            <text:p text:style-name="P134"><text:span text:style-name="T21">ArchivoGenera</text:span><text:span text:style-name="T28"> </text:span><text:span text:style-name="T21">archivos</text:span><text:span text:style-name="T28"> </text:span><text:span text:style-name="T21">sumarios</text:span><text:span text:style-name="T28"> </text:span><text:span text:style-name="T21">de</text:span><text:span text:style-name="T28"> </text:span><text:span text:style-name="T21">encuestas.</text:span></text:p>
          </text:list-item>
        </text:list>
        <text:p text:style-name="P38"/>
        <text:p text:style-name="P37"><text:span text:style-name="T31">Parámetros</text:span><text:span text:style-name="T32"> </text:span><text:span text:style-name="T31">y</text:span><text:span text:style-name="T32"> </text:span><text:span text:style-name="T31">Opciones</text:span></text:p>
        <text:p text:style-name="P38"/>
        <text:p text:style-name="P37"><text:span text:style-name="T21">Se</text:span><text:span text:style-name="T28"> </text:span><text:span text:style-name="T21">puede</text:span><text:span text:style-name="T28"> </text:span><text:span text:style-name="T21">invocar</text:span><text:span text:style-name="T28"> </text:span><text:span text:style-name="T21">al</text:span><text:span text:style-name="T28"> </text:span><text:span text:style-name="T21">comando</text:span><text:span text:style-name="T28"> </text:span><text:span text:style-name="T21">de</text:span><text:span text:style-name="T28"> </text:span><text:span text:style-name="T21">la</text:span><text:span text:style-name="T28"> </text:span><text:span text:style-name="T21">siguiente</text:span><text:span text:style-name="T28"> </text:span><text:span text:style-name="T21">forma:</text:span></text:p>
        <text:p text:style-name="P38"/>
        <text:p text:style-name="P41"><text:span text:style-name="T21">sumarC</text:span><text:span text:style-name="T28"> </text:span><text:span text:style-name="T21">[OPCION]</text:span></text:p>
        <text:p text:style-name="P38"/>
        <text:p text:style-name="P37"><text:span text:style-name="T21">El</text:span><text:span text:style-name="T28"> </text:span><text:span text:style-name="T21">cálculo</text:span><text:span text:style-name="T28"> </text:span><text:span text:style-name="T21">de</text:span><text:span text:style-name="T28"> </text:span><text:span text:style-name="T21">los</text:span><text:span text:style-name="T28"> </text:span><text:span text:style-name="T21">puntajes</text:span><text:span text:style-name="T28"> </text:span><text:span text:style-name="T21">de</text:span><text:span text:style-name="T28"> </text:span><text:span text:style-name="T21">las</text:span><text:span text:style-name="T28"> </text:span><text:span text:style-name="T21">encuestas</text:span><text:span text:style-name="T28"> </text:span><text:span text:style-name="T21">solo</text:span><text:span text:style-name="T28"> </text:span><text:span text:style-name="T21">se</text:span><text:span text:style-name="T28"> </text:span><text:span text:style-name="T21">lleva</text:span><text:span text:style-name="T28"> </text:span><text:span text:style-name="T21">a</text:span><text:span text:style-name="T28"> </text:span><text:span text:style-name="T21">cabo</text:span><text:span text:style-name="T28"> </text:span><text:span text:style-name="T21">en</text:span><text:span text:style-name="T28"> </text:span><text:span text:style-name="T21">el</text:span><text:span text:style-name="T28"> </text:span><text:span text:style-name="T21">caso</text:span><text:span text:style-name="T28"> </text:span><text:span text:style-name="T21">de</text:span><text:span text:style-name="T28"> </text:span><text:span text:style-name="T21">invocar</text:span><text:span text:style-name="T28"> </text:span><text:span text:style-name="T21">al</text:span><text:span text:style-name="T28"> </text:span><text:span text:style-name="T21">comando</text:span><text:span text:style-name="T28"> </text:span><text:span text:style-name="T21">sin</text:span><text:span text:style-name="T28"> </text:span><text:span text:style-name="T21">argumentos.</text:span></text:p>
        <text:p text:style-name="P37"><text:span text:style-name="T21">Las</text:span><text:span text:style-name="T28"> </text:span><text:span text:style-name="T21">opciones</text:span><text:span text:style-name="T28"> </text:span><text:span text:style-name="T21">disponibles</text:span><text:span text:style-name="T28"> </text:span><text:span text:style-name="T21">son</text:span><text:span text:style-name="T28"> </text:span><text:span text:style-name="T21">las</text:span><text:span text:style-name="T28"> </text:span><text:span text:style-name="T21">siguientes:</text:span></text:p>
        <text:p text:style-name="P38"/>
        <text:p text:style-name="P37"><text:span text:style-name="T21">-h,</text:span><text:span text:style-name="T28"> </text:span><text:span text:style-name="T21">--help:</text:span><text:span text:style-name="T28"> </text:span><text:span text:style-name="T21">Muestra</text:span><text:span text:style-name="T28"> </text:span><text:span text:style-name="T21">en</text:span><text:span text:style-name="T28"> </text:span><text:span text:style-name="T21">pantalla</text:span><text:span text:style-name="T28"> </text:span><text:span text:style-name="T21">ayuda</text:span><text:span text:style-name="T28"> </text:span><text:span text:style-name="T21">acerca</text:span><text:span text:style-name="T28"> </text:span><text:span text:style-name="T21">del</text:span><text:span text:style-name="T28"> </text:span><text:span text:style-name="T21">uso</text:span><text:span text:style-name="T28"> </text:span><text:span text:style-name="T21">del</text:span><text:span text:style-name="T28"> </text:span><text:span text:style-name="T21">comando.</text:span></text:p>
        <text:p text:style-name="P37"><text:span text:style-name="T21">-v,</text:span><text:span text:style-name="T28"> </text:span><text:span text:style-name="T21">--version:</text:span><text:span text:style-name="T28"> </text:span><text:span text:style-name="T21">Muestra</text:span><text:span text:style-name="T28"> </text:span><text:span text:style-name="T21">la</text:span><text:span text:style-name="T28"> </text:span><text:span text:style-name="T21">versión</text:span><text:span text:style-name="T28"> </text:span><text:span text:style-name="T21">del</text:span><text:span text:style-name="T28"> </text:span><text:span text:style-name="T21">script.</text:span></text:p>
        <text:p text:style-name="P38"/>
        <text:p text:style-name="P37"><text:span text:style-name="T31">Ejemplos</text:span><text:span text:style-name="T32"> </text:span><text:span text:style-name="T31">de</text:span><text:span text:style-name="T32"> </text:span><text:span text:style-name="T31">invocación</text:span></text:p>
        <text:p text:style-name="P38"/>
        <text:p text:style-name="P38">sumarC</text:p>
        <text:p text:style-name="P38"/>
        <text:p text:style-name="P37"><text:span text:style-name="T49">El</text:span><text:span text:style-name="T50"> </text:span><text:span text:style-name="T49">módulo</text:span><text:span text:style-name="T50"> </text:span><text:span text:style-name="T49">detectarC</text:span><text:span text:style-name="T50"> </text:span><text:span text:style-name="T49">invoca</text:span><text:span text:style-name="T50"> </text:span><text:span text:style-name="T49">automáticamente</text:span><text:span text:style-name="T50"> </text:span><text:span text:style-name="T49">al</text:span><text:span text:style-name="T50"> </text:span><text:span text:style-name="T49">comando</text:span><text:span text:style-name="T50"> </text:span><text:span text:style-name="T49">de</text:span><text:span text:style-name="T50"> </text:span><text:span text:style-name="T49">esta</text:span><text:span text:style-name="T50"> </text:span><text:span text:style-name="T49">forma</text:span><text:span text:style-name="T50"> </text:span><text:span text:style-name="T49">para</text:span><text:span text:style-name="T50"> </text:span><text:span text:style-name="T49">calcular</text:span><text:span text:style-name="T50"> </text:span><text:span text:style-name="T49">el</text:span><text:span text:style-name="T50"> </text:span><text:span text:style-name="T49">puntaje</text:span><text:span text:style-name="T50"> </text:span><text:span text:style-name="T49">de</text:span><text:span text:style-name="T50"> </text:span><text:span text:style-name="T49">las</text:span><text:span text:style-name="T50"> </text:span><text:span text:style-name="T49">encuestas.</text:span></text:p>
        <text:p text:style-name="P43"><text:soft-page-break/></text:p>
        <text:p text:style-name="P40"/>
        <text:p text:style-name="P40"/>
        <text:h text:style-name="P132" text:outline-level="2">listarC</text:h>
        <text:p text:style-name="P40"/>
        <text:p text:style-name="P40"/>
        <text:p text:style-name="P37"><text:span text:style-name="T21">Resuelve</text:span><text:span text:style-name="T28"> </text:span><text:span text:style-name="T21">y</text:span><text:span text:style-name="T28"> </text:span><text:span text:style-name="T21">genera</text:span><text:span text:style-name="T28"> </text:span><text:span text:style-name="T21">archivos</text:span><text:span text:style-name="T28"> </text:span><text:span text:style-name="T21">con</text:span><text:span text:style-name="T28"> </text:span><text:span text:style-name="T21">consultas</text:span><text:span text:style-name="T28"> </text:span><text:span text:style-name="T21">realizadas</text:span><text:span text:style-name="T28"> </text:span><text:span text:style-name="T21">sobre</text:span><text:span text:style-name="T28"> </text:span><text:span text:style-name="T21">el</text:span><text:span text:style-name="T28"> </text:span><text:span text:style-name="T21">archivo</text:span><text:span text:style-name="T28"> </text:span><text:span text:style-name="T21">sumario.</text:span></text:p>
        <text:p text:style-name="P38"/>
        <text:p text:style-name="P39">Archivos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Input:</text:span><text:span text:style-name="T28"> </text:span></text:p>
        <text:p text:style-name="P38"/>
        <text:list xml:id="list1741464228" text:continue-numbering="true" text:style-name="WW8Num19">
          <text:list-item>
            <text:p text:style-name="P134"><text:span text:style-name="T21">Archivo</text:span><text:span text:style-name="T28"> </text:span><text:span text:style-name="T21">sumario</text:span><text:span text:style-name="T28"> </text:span><text:span text:style-name="T21">con</text:span><text:span text:style-name="T28"> </text:span><text:span text:style-name="T21">el</text:span><text:span text:style-name="T28"> </text:span><text:span text:style-name="T21">puntaje</text:span><text:span text:style-name="T28"> </text:span><text:span text:style-name="T21">de</text:span><text:span text:style-name="T28"> </text:span><text:span text:style-name="T21">cada</text:span><text:span text:style-name="T28"> </text:span><text:span text:style-name="T21">encuesta</text:span><text:span text:style-name="T28"> </text:span><text:span text:style-name="T21">en</text:span><text:span text:style-name="T28"> </text:span><text:span text:style-name="T21">$GRUPO/ya</text:span><text:span text:style-name="T28"> </text:span><text:span text:style-name="T21">de</text:span><text:span text:style-name="T28"> </text:span><text:span text:style-name="T21">nombre</text:span><text:span text:style-name="T28"> </text:span><text:span text:style-name="T21">encuestas.sum</text:span></text:p>
          </text:list-item>
          <text:list-item>
            <text:p text:style-name="P134"><text:span text:style-name="T21">Archivo</text:span><text:span text:style-name="T28"> </text:span><text:span text:style-name="T21">maestro</text:span><text:span text:style-name="T28"> </text:span><text:span text:style-name="T21">de</text:span><text:span text:style-name="T28"> </text:span><text:span text:style-name="T21">encuestas</text:span><text:span text:style-name="T28"> </text:span><text:span text:style-name="T21">en</text:span><text:span text:style-name="T28"> </text:span><text:span text:style-name="T21">$GRUPO/mae/encuestas.mae.</text:span></text:p>
          </text:list-item>
          <text:list-item>
            <text:p text:style-name="P134"><text:span text:style-name="T21">Archivo</text:span><text:span text:style-name="T28"> </text:span><text:span text:style-name="T21">maestro</text:span><text:span text:style-name="T28"> </text:span><text:span text:style-name="T21">de</text:span><text:span text:style-name="T28"> </text:span><text:span text:style-name="T21">encuestadores</text:span><text:span text:style-name="T28"> </text:span><text:span text:style-name="T21">en</text:span><text:span text:style-name="T28"> </text:span><text:span text:style-name="T21">$GRUPO/mae/encuestadores.mae.</text:span></text:p>
          </text:list-item>
        </text:list>
        <text:p text:style-name="P38"/>
        <text:p text:style-name="P37"><text:span text:style-name="T29">Archivos</text:span><text:span text:style-name="T30"> </text:span><text:span text:style-name="T29">Intermedios:</text:span><text:span text:style-name="T28"> </text:span><text:span text:style-name="T21">No</text:span><text:span text:style-name="T28"> </text:span><text:span text:style-name="T21">existen.</text:span>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Output:</text:span><text:span text:style-name="T28"> </text:span><text:span text:style-name="T21">Informe</text:span><text:span text:style-name="T28"> </text:span><text:span text:style-name="T21">con</text:span><text:span text:style-name="T28"> </text:span><text:span text:style-name="T21">el</text:span><text:span text:style-name="T28"> </text:span><text:span text:style-name="T21">resultado</text:span><text:span text:style-name="T28"> </text:span><text:span text:style-name="T21">de</text:span><text:span text:style-name="T28"> </text:span><text:span text:style-name="T21">la</text:span><text:span text:style-name="T28"> </text:span><text:span text:style-name="T21">consulta</text:span><text:span text:style-name="T28"> </text:span><text:span text:style-name="T21">en</text:span><text:span text:style-name="T28"> </text:span><text:span text:style-name="T21">caso</text:span><text:span text:style-name="T28"> </text:span><text:span text:style-name="T21">de</text:span><text:span text:style-name="T28"> </text:span><text:span text:style-name="T21">haberse</text:span><text:span text:style-name="T28"> </text:span><text:span text:style-name="T21">seleccionado</text:span><text:span text:style-name="T28"> </text:span><text:span text:style-name="T21">la</text:span><text:span text:style-name="T28"> </text:span><text:span text:style-name="T21">opción</text:span><text:span text:style-name="T28"> </text:span><text:span text:style-name="T21">debida</text:span><text:span text:style-name="T28"> </text:span><text:span text:style-name="T21">en</text:span><text:span text:style-name="T28"> </text:span><text:span text:style-name="T21">$GRUPO/ya</text:span><text:span text:style-name="T28"> </text:span><text:span text:style-name="T21">nombrado</text:span><text:span text:style-name="T28"> </text:span><text:span text:style-name="T21">con</text:span><text:span text:style-name="T28"> </text:span><text:span text:style-name="T21">la</text:span><text:span text:style-name="T28"> </text:span><text:span text:style-name="T21">fecha</text:span><text:span text:style-name="T28"> </text:span><text:span text:style-name="T21">y</text:span><text:span text:style-name="T28"> </text:span><text:span text:style-name="T21">hora</text:span><text:span text:style-name="T28"> </text:span><text:span text:style-name="T21">en</text:span><text:span text:style-name="T28"> </text:span><text:span text:style-name="T21">la</text:span><text:span text:style-name="T28"> </text:span><text:span text:style-name="T21">cual</text:span><text:span text:style-name="T28"> </text:span><text:span text:style-name="T21">se</text:span><text:span text:style-name="T28"> </text:span><text:span text:style-name="T21">efectuó</text:span><text:span text:style-name="T28"> </text:span><text:span text:style-name="T21">la</text:span><text:span text:style-name="T28"> </text:span><text:span text:style-name="T21">misma.</text:span></text:p>
        <text:p text:style-name="P38"/>
        <text:p text:style-name="P37"><text:span text:style-name="T31">Parámetros</text:span><text:span text:style-name="T32"> </text:span><text:span text:style-name="T31">y</text:span><text:span text:style-name="T32"> </text:span><text:span text:style-name="T31">Opciones</text:span></text:p>
        <text:p text:style-name="P38"/>
        <text:p text:style-name="P37"><text:span text:style-name="T21">Se</text:span><text:span text:style-name="T28"> </text:span><text:span text:style-name="T21">puede</text:span><text:span text:style-name="T28"> </text:span><text:span text:style-name="T21">invocar</text:span><text:span text:style-name="T28"> </text:span><text:span text:style-name="T21">al</text:span><text:span text:style-name="T28"> </text:span><text:span text:style-name="T21">comando</text:span><text:span text:style-name="T28"> </text:span><text:span text:style-name="T21">de</text:span><text:span text:style-name="T28"> </text:span><text:span text:style-name="T21">la</text:span><text:span text:style-name="T28"> </text:span><text:span text:style-name="T21">siguiente</text:span><text:span text:style-name="T28"> </text:span><text:span text:style-name="T21">forma:</text:span></text:p>
        <text:p text:style-name="P38"/>
        <text:p text:style-name="P37"><text:span text:style-name="T21">listarC</text:span><text:span text:style-name="T28"> </text:span><text:span text:style-name="T21">[OPCION]</text:span><text:span text:style-name="T28"> </text:span><text:span text:style-name="T21">[AGRUPAMIENTO]</text:span><text:span text:style-name="T28"> </text:span><text:span text:style-name="T21">[FILTRO</text:span><text:span text:style-name="T28"> </text:span><text:span text:style-name="T21">ENCUESTADOR]</text:span><text:span text:style-name="T28"> </text:span><text:span text:style-name="T21">[FILTRO</text:span><text:span text:style-name="T28"> </text:span><text:span text:style-name="T21">CODIGO</text:span><text:span text:style-name="T28"> </text:span><text:span text:style-name="T21">DE</text:span><text:span text:style-name="T28"> </text:span><text:span text:style-name="T21">ENCUESTA]</text:span><text:span text:style-name="T28"> </text:span><text:span text:style-name="T21">[FILTRO</text:span><text:span text:style-name="T28"> </text:span><text:span text:style-name="T21">NUMERO</text:span><text:span text:style-name="T28"> </text:span><text:span text:style-name="T21">DE</text:span><text:span text:style-name="T28"> </text:span><text:span text:style-name="T21">ENCUESTA]</text:span><text:span text:style-name="T28"> </text:span><text:span text:style-name="T21">[FILTRO</text:span><text:span text:style-name="T28"> </text:span><text:span text:style-name="T21">SITIO</text:span><text:span text:style-name="T28"> </text:span><text:span text:style-name="T21">ENCUESTA</text:span><text:span text:style-name="T28"> </text:span><text:span text:style-name="T21">(P,L,S,O,E)]</text:span></text:p>
        <text:p text:style-name="P38"/>
        <text:p text:style-name="P37"><text:span text:style-name="T21">Donde</text:span><text:span text:style-name="T28"> </text:span><text:span text:style-name="T21">OPCION</text:span><text:span text:style-name="T28"> </text:span><text:span text:style-name="T21">puede</text:span><text:span text:style-name="T28"> </text:span><text:span text:style-name="T21">ser</text:span><text:span text:style-name="T28"> </text:span><text:span text:style-name="T21">una</text:span><text:span text:style-name="T28"> </text:span><text:span text:style-name="T21">de</text:span><text:span text:style-name="T28"> </text:span><text:span text:style-name="T21">las</text:span><text:span text:style-name="T28"> </text:span><text:span text:style-name="T21">siguientes:</text:span></text:p>
        <text:p text:style-name="P38"/>
        <text:p text:style-name="P37"><text:span text:style-name="T21">-c:</text:span><text:span text:style-name="T28"> </text:span><text:span text:style-name="T21">Muestra</text:span><text:span text:style-name="T28"> </text:span><text:span text:style-name="T21">el</text:span><text:span text:style-name="T28"> </text:span><text:span text:style-name="T21">informe</text:span><text:span text:style-name="T28"> </text:span><text:span text:style-name="T21">con</text:span><text:span text:style-name="T28"> </text:span><text:span text:style-name="T21">la</text:span><text:span text:style-name="T28"> </text:span><text:span text:style-name="T21">consulta</text:span><text:span text:style-name="T28"> </text:span><text:span text:style-name="T21">por</text:span><text:span text:style-name="T28"> </text:span><text:span text:style-name="T21">pantalla.</text:span></text:p>
        <text:p text:style-name="P37"><text:span text:style-name="T21">-e:</text:span><text:span text:style-name="T28"> </text:span><text:span text:style-name="T21">Graba</text:span><text:span text:style-name="T28"> </text:span><text:span text:style-name="T21">el</text:span><text:span text:style-name="T28"> </text:span><text:span text:style-name="T21">informe</text:span><text:span text:style-name="T28"> </text:span><text:span text:style-name="T21">con</text:span><text:span text:style-name="T28"> </text:span><text:span text:style-name="T21">la</text:span><text:span text:style-name="T28"> </text:span><text:span text:style-name="T21">consulta</text:span><text:span text:style-name="T28"> </text:span><text:span text:style-name="T21">en</text:span><text:span text:style-name="T28"> </text:span><text:span text:style-name="T21">un</text:span><text:span text:style-name="T28"> </text:span><text:span text:style-name="T21">archivo</text:span><text:span text:style-name="T28"> </text:span><text:span text:style-name="T21">en</text:span><text:span text:style-name="T28"> </text:span><text:span text:style-name="T21">$GRUPO/ya</text:span><text:span text:style-name="T28"> </text:span><text:span text:style-name="T21">cuyo</text:span><text:span text:style-name="T28"> </text:span><text:span text:style-name="T21">nombre</text:span><text:span text:style-name="T28"> </text:span><text:span text:style-name="T21">es</text:span><text:span text:style-name="T28"> </text:span><text:span text:style-name="T21">la</text:span><text:span text:style-name="T28"> </text:span><text:span text:style-name="T21">fecha</text:span><text:span text:style-name="T28"> </text:span><text:span text:style-name="T21">y</text:span><text:span text:style-name="T28"> </text:span><text:span text:style-name="T21">hora</text:span><text:span text:style-name="T28"> </text:span><text:span text:style-name="T21">en</text:span><text:span text:style-name="T28"> </text:span><text:span text:style-name="T21">el</text:span><text:span text:style-name="T28"> </text:span><text:span text:style-name="T21">cual</text:span><text:span text:style-name="T28"> </text:span><text:span text:style-name="T21">se</text:span><text:span text:style-name="T28"> </text:span><text:span text:style-name="T21">efectúa</text:span><text:span text:style-name="T28"> </text:span><text:span text:style-name="T21">la</text:span><text:span text:style-name="T28"> </text:span><text:span text:style-name="T21">misma.</text:span></text:p>
        <text:p text:style-name="P38"/>
        <text:p text:style-name="P37"><text:span text:style-name="T21">Pueden</text:span><text:span text:style-name="T28"> </text:span><text:span text:style-name="T21">seleccionarse</text:span><text:span text:style-name="T28"> </text:span><text:span text:style-name="T21">ambas</text:span><text:span text:style-name="T28"> </text:span><text:span text:style-name="T21">alternativas</text:span><text:span text:style-name="T28"> </text:span><text:span text:style-name="T21">ingresando</text:span><text:span text:style-name="T28"> –</text:span><text:span text:style-name="T21">ce</text:span><text:span text:style-name="T28"> </text:span><text:span text:style-name="T21">o</text:span><text:span text:style-name="T28"> –</text:span><text:span text:style-name="T21">ec.</text:span></text:p>
        <text:p text:style-name="P38"/>
        <text:p text:style-name="P37"><text:span text:style-name="T21">AGRUPAMIENTO</text:span><text:span text:style-name="T28"> </text:span><text:span text:style-name="T21">es</text:span><text:span text:style-name="T28"> </text:span><text:span text:style-name="T21">la</text:span><text:span text:style-name="T28"> </text:span><text:span text:style-name="T21">forma</text:span><text:span text:style-name="T28"> </text:span><text:span text:style-name="T21">en</text:span><text:span text:style-name="T28"> </text:span><text:span text:style-name="T21">la</text:span><text:span text:style-name="T28"> </text:span><text:span text:style-name="T21">cual</text:span><text:span text:style-name="T28"> </text:span><text:span text:style-name="T21">se</text:span><text:span text:style-name="T28"> </text:span><text:span text:style-name="T21">discriminarán</text:span><text:span text:style-name="T28"> </text:span><text:span text:style-name="T21">los</text:span><text:span text:style-name="T28"> </text:span><text:span text:style-name="T21">registros</text:span><text:span text:style-name="T28"> </text:span><text:span text:style-name="T21">que</text:span><text:span text:style-name="T28"> </text:span><text:span text:style-name="T21">aparezcan</text:span><text:span text:style-name="T28"> </text:span><text:span text:style-name="T21">en</text:span><text:span text:style-name="T28"> </text:span><text:span text:style-name="T21">el</text:span><text:span text:style-name="T28"> </text:span><text:span text:style-name="T21">informe.</text:span><text:span text:style-name="T28"> </text:span><text:span text:style-name="T21">Se</text:span><text:span text:style-name="T28"> </text:span><text:span text:style-name="T21">cuenta</text:span><text:span text:style-name="T28"> </text:span><text:span text:style-name="T21">con</text:span><text:span text:style-name="T28"> </text:span><text:span text:style-name="T21">las</text:span><text:span text:style-name="T28"> </text:span><text:span text:style-name="T21">siguientes</text:span><text:span text:style-name="T28"> </text:span><text:span text:style-name="T21">opciones:</text:span></text:p>
        <text:p text:style-name="P38"/>
        <text:p text:style-name="P37"><text:span text:style-name="T21">-n:</text:span><text:span text:style-name="T28"> </text:span><text:span text:style-name="T21">Agrupa</text:span><text:span text:style-name="T28"> </text:span><text:span text:style-name="T21">por</text:span><text:span text:style-name="T28"> </text:span><text:span text:style-name="T21">nombre</text:span><text:span text:style-name="T28"> </text:span><text:span text:style-name="T21">de</text:span><text:span text:style-name="T28"> </text:span><text:span text:style-name="T21">encuestador.</text:span></text:p>
        <text:p text:style-name="P37"><text:span text:style-name="T21">-e:</text:span><text:span text:style-name="T28"> </text:span><text:span text:style-name="T21">Agrupa</text:span><text:span text:style-name="T28"> </text:span><text:span text:style-name="T21">los</text:span><text:span text:style-name="T28"> </text:span><text:span text:style-name="T21">registros</text:span><text:span text:style-name="T28"> </text:span><text:span text:style-name="T21">por</text:span><text:span text:style-name="T28"> </text:span><text:span text:style-name="T21">número</text:span><text:span text:style-name="T28"> </text:span><text:span text:style-name="T21">de</text:span><text:span text:style-name="T28"> </text:span><text:span text:style-name="T21">encuesta.</text:span></text:p>
        <text:p text:style-name="P37"><text:span text:style-name="T21">-c:</text:span><text:span text:style-name="T28"> </text:span><text:span text:style-name="T21">Agrupa</text:span><text:span text:style-name="T28"> </text:span><text:span text:style-name="T21">por</text:span><text:span text:style-name="T28"> </text:span><text:span text:style-name="T21">código</text:span><text:span text:style-name="T28"> </text:span><text:span text:style-name="T21">de</text:span><text:span text:style-name="T28"> </text:span><text:span text:style-name="T21">encuesta.</text:span></text:p>
        <text:p text:style-name="P37"><text:span text:style-name="T21">-s:</text:span><text:span text:style-name="T28"> </text:span><text:span text:style-name="T21">Agrupa</text:span><text:span text:style-name="T28"> </text:span><text:span text:style-name="T21">por</text:span><text:span text:style-name="T28"> </text:span><text:span text:style-name="T21">sitio</text:span><text:span text:style-name="T28"> </text:span><text:span text:style-name="T21">donde</text:span><text:span text:style-name="T28"> </text:span><text:span text:style-name="T21">se</text:span><text:span text:style-name="T28"> </text:span><text:span text:style-name="T21">realizó</text:span><text:span text:style-name="T28"> </text:span><text:span text:style-name="T21">la</text:span><text:span text:style-name="T28"> </text:span><text:span text:style-name="T21">encuesta.</text:span></text:p>
        <text:p text:style-name="P38"/>
        <text:p text:style-name="P37"><text:span text:style-name="T21">Se</text:span><text:span text:style-name="T28"> </text:span><text:span text:style-name="T21">puede</text:span><text:span text:style-name="T28"> </text:span><text:span text:style-name="T21">agrupar</text:span><text:span text:style-name="T28"> </text:span><text:span text:style-name="T21">por</text:span><text:span text:style-name="T28"> </text:span><text:span text:style-name="T21">varios</text:span><text:span text:style-name="T28"> </text:span><text:span text:style-name="T21">criterios</text:span><text:span text:style-name="T28"> </text:span><text:span text:style-name="T21">escribiendo</text:span><text:span text:style-name="T28"> </text:span><text:span text:style-name="T21">guión</text:span><text:span text:style-name="T28"> </text:span><text:span text:style-name="T21">y</text:span><text:span text:style-name="T28"> </text:span><text:span text:style-name="T21">a</text:span><text:span text:style-name="T28"> </text:span><text:span text:style-name="T21">continuación</text:span><text:span text:style-name="T28"> </text:span><text:span text:style-name="T21">una</text:span><text:span text:style-name="T28"> </text:span><text:span text:style-name="T21">combinación</text:span><text:span text:style-name="T28"> </text:span><text:span text:style-name="T21">de</text:span><text:span text:style-name="T28"> </text:span><text:span text:style-name="T21">opciones</text:span><text:span text:style-name="T28"> </text:span><text:span text:style-name="T21">de</text:span><text:span text:style-name="T28"> </text:span><text:span text:style-name="T21">agrupamiento.</text:span><text:span text:style-name="T28"> </text:span><text:span text:style-name="T21">Asi,</text:span><text:span text:style-name="T28"> “</text:span><text:span text:style-name="T21">-ns</text:span><text:span text:style-name="T28">” </text:span><text:span text:style-name="T21">agrupa</text:span><text:span text:style-name="T28"> </text:span><text:span text:style-name="T21">los</text:span><text:span text:style-name="T28"> </text:span><text:span text:style-name="T21">registros</text:span><text:span text:style-name="T28"> </text:span><text:span text:style-name="T21">por</text:span><text:span text:style-name="T28"> </text:span><text:span text:style-name="T21">nombre</text:span><text:span text:style-name="T28"> </text:span><text:span text:style-name="T21">de</text:span><text:span text:style-name="T28"> </text:span><text:span text:style-name="T21">encuestador</text:span><text:span text:style-name="T28"> </text:span><text:span text:style-name="T21">y</text:span><text:span text:style-name="T28"> </text:span><text:span text:style-name="T21">código</text:span><text:span text:style-name="T28"> </text:span><text:span text:style-name="T21">de</text:span><text:span text:style-name="T28"> </text:span><text:span text:style-name="T21">encuesta</text:span><text:span text:style-name="T28"> </text:span><text:span text:style-name="T21">simultáneamente.</text:span></text:p>
        <text:p text:style-name="P38"/>
        <text:p text:style-name="P37"><text:span text:style-name="T21">Los</text:span><text:span text:style-name="T28"> </text:span><text:span text:style-name="T21">FILTROS</text:span><text:span text:style-name="T28"> </text:span><text:span text:style-name="T21">de</text:span><text:span text:style-name="T28"> </text:span><text:span text:style-name="T21">distintos</text:span><text:span text:style-name="T28"> </text:span><text:span text:style-name="T21">tipos</text:span><text:span text:style-name="T28"> </text:span><text:span text:style-name="T21">indican</text:span><text:span text:style-name="T28"> </text:span><text:span text:style-name="T21">cuáles</text:span><text:span text:style-name="T28"> </text:span><text:span text:style-name="T21">registros</text:span><text:span text:style-name="T28"> </text:span><text:span text:style-name="T21">serán</text:span><text:span text:style-name="T28"> </text:span><text:span text:style-name="T21">contabilizados</text:span><text:span text:style-name="T28"> </text:span><text:span text:style-name="T21">en</text:span><text:span text:style-name="T28"> </text:span><text:span text:style-name="T21">el</text:span><text:span text:style-name="T28"> </text:span><text:span text:style-name="T21">informe.</text:span><text:span text:style-name="T28"> </text:span><text:span text:style-name="T21">En</text:span><text:span text:style-name="T28"> </text:span><text:span text:style-name="T21">el</text:span><text:span text:style-name="T28"> </text:span><text:span text:style-name="T21">caso</text:span><text:span text:style-name="T28"> </text:span><text:span text:style-name="T21">de</text:span><text:span text:style-name="T28"> </text:span><text:span text:style-name="T21">que</text:span><text:span text:style-name="T28"> </text:span><text:span text:style-name="T21">se</text:span><text:span text:style-name="T28"> </text:span><text:span text:style-name="T21">quieran</text:span><text:span text:style-name="T28"> </text:span><text:span text:style-name="T21">ingresar</text:span><text:span text:style-name="T28"> </text:span><text:span text:style-name="T21">múltiples</text:span><text:span text:style-name="T28"> </text:span><text:span text:style-name="T21">criterios</text:span><text:span text:style-name="T28"> </text:span><text:span text:style-name="T21">para</text:span><text:span text:style-name="T28"> </text:span><text:span text:style-name="T21">un</text:span><text:span text:style-name="T28"> </text:span><text:span text:style-name="T21">tipo</text:span><text:span text:style-name="T28"> </text:span><text:span text:style-name="T21">de</text:span><text:span text:style-name="T28"> </text:span><text:span text:style-name="T21">filtro</text:span><text:span text:style-name="T28"> </text:span><text:span text:style-name="T21">en</text:span><text:span text:style-name="T28"> </text:span><text:span text:style-name="T21">particular,</text:span><text:span text:style-name="T28"> </text:span><text:span text:style-name="T21">se</text:span><text:span text:style-name="T28"> </text:span><text:span text:style-name="T21">requiere</text:span><text:span text:style-name="T28"> </text:span><text:span text:style-name="T21">separarlos</text:span><text:span text:style-name="T28"> </text:span><text:span text:style-name="T21">mediante</text:span><text:span text:style-name="T28"> </text:span><text:span text:style-name="T21">punto</text:span><text:span text:style-name="T28"> </text:span><text:span text:style-name="T21">y</text:span><text:span text:style-name="T28"> </text:span><text:span text:style-name="T21">coma</text:span><text:span text:style-name="T28"> </text:span><text:span text:style-name="T21">y</text:span><text:span text:style-name="T28"> </text:span><text:span text:style-name="T21">agrupar</text:span><text:span text:style-name="T28"> </text:span><text:span text:style-name="T21">toda</text:span><text:span text:style-name="T28"> </text:span><text:span text:style-name="T21">la</text:span><text:span text:style-name="T28"> </text:span><text:span text:style-name="T21">expresión</text:span><text:span text:style-name="T28"> </text:span><text:span text:style-name="T21">con</text:span><text:span text:style-name="T28"> </text:span><text:span text:style-name="T21">comillas.</text:span><text:span text:style-name="T28"> </text:span><text:span text:style-name="T21">Así,</text:span><text:span text:style-name="T28"> </text:span><text:span text:style-name="T21">para</text:span><text:span text:style-name="T28"> </text:span><text:span text:style-name="T21">consultar</text:span><text:span text:style-name="T28"> </text:span><text:span text:style-name="T21">las</text:span><text:span text:style-name="T28"> </text:span><text:span text:style-name="T21">encuestas</text:span><text:span text:style-name="T28"> </text:span><text:span text:style-name="T21">realizadas</text:span><text:span text:style-name="T28"> </text:span><text:span text:style-name="T21">por</text:span><text:span text:style-name="T28"> </text:span><text:span text:style-name="T21">Juan</text:span><text:span text:style-name="T28"> </text:span><text:span text:style-name="T21">y</text:span><text:span text:style-name="T28"> </text:span><text:span text:style-name="T21">Laura,</text:span><text:span text:style-name="T28"> </text:span><text:span text:style-name="T21">en</text:span><text:span text:style-name="T28"> </text:span><text:span text:style-name="T21">FILTRO</text:span><text:span text:style-name="T28"> </text:span><text:span text:style-name="T21">ENCUESTADOR</text:span><text:span text:style-name="T28"> </text:span><text:span text:style-name="T21">se</text:span><text:span text:style-name="T28"> </text:span><text:span text:style-name="T21">deberá</text:span><text:span text:style-name="T28"> </text:span><text:span text:style-name="T21">escribir</text:span><text:span text:style-name="T28"> “</text:span><text:span text:style-name="T21">Juan;Maria</text:span><text:span text:style-name="T28">”</text:span><text:span text:style-name="T21">.</text:span></text:p>
        <text:p text:style-name="P37"><text:span text:style-name="T21">A</text:span><text:span text:style-name="T28"> </text:span><text:span text:style-name="T21">esto</text:span><text:span text:style-name="T28"> </text:span><text:span text:style-name="T21">se</text:span><text:span text:style-name="T28"> </text:span><text:span text:style-name="T21">le</text:span><text:span text:style-name="T28"> </text:span><text:span text:style-name="T21">suman</text:span><text:span text:style-name="T28"> </text:span><text:span text:style-name="T21">algunos</text:span><text:span text:style-name="T28"> </text:span><text:span text:style-name="T21">filtros</text:span><text:span text:style-name="T28"> </text:span><text:span text:style-name="T21">particulares.</text:span><text:span text:style-name="T28"> </text:span><text:span text:style-name="T21">El</text:span><text:span text:style-name="T28"> “</text:span><text:span text:style-name="T21">*</text:span><text:span text:style-name="T28">”</text:span><text:span text:style-name="T21">,</text:span><text:span text:style-name="T28"> </text:span><text:span text:style-name="T21">que</text:span><text:span text:style-name="T28"> </text:span><text:span text:style-name="T21">se</text:span><text:span text:style-name="T28"> </text:span><text:span text:style-name="T21">puede</text:span><text:span text:style-name="T28"> </text:span><text:span text:style-name="T21">utilizar</text:span><text:span text:style-name="T28"> </text:span><text:span text:style-name="T21">en</text:span><text:span text:style-name="T28"> </text:span><text:span text:style-name="T21">cualquiera</text:span><text:span text:style-name="T28"> </text:span><text:span text:style-name="T21">de</text:span><text:span text:style-name="T28"> </text:span><text:span text:style-name="T21">los</text:span><text:span text:style-name="T28"> </text:span><text:span text:style-name="T21">filtros,</text:span><text:span text:style-name="T28"> </text:span><text:span text:style-name="T21">equivale</text:span><text:span text:style-name="T28"> </text:span><text:span text:style-name="T21">a</text:span><text:span text:style-name="T28"> </text:span><text:span text:style-name="T21">comodín,</text:span><text:span text:style-name="T28"> </text:span><text:span text:style-name="T21">y</text:span><text:span text:style-name="T28"> </text:span><text:span text:style-name="T21">como</text:span><text:span text:style-name="T28"> </text:span><text:span text:style-name="T21">tal</text:span><text:span text:style-name="T28"> </text:span><text:span text:style-name="T21">no</text:span><text:span text:style-name="T28"> </text:span><text:span text:style-name="T21">filtrara</text:span><text:span text:style-name="T28"> </text:span><text:span text:style-name="T21">ningún</text:span><text:span text:style-name="T28"> </text:span><text:span text:style-name="T21">registro.</text:span><text:span text:style-name="T28"> </text:span><text:span text:style-name="T21">Es</text:span><text:span text:style-name="T28"> </text:span><text:span text:style-name="T21">importante</text:span><text:span text:style-name="T28"> </text:span><text:span text:style-name="T21">destacar</text:span><text:span text:style-name="T28"> </text:span><text:span text:style-name="T21">que</text:span><text:span text:style-name="T28"> </text:span><text:span text:style-name="T21">necesariamente</text:span><text:span text:style-name="T28"> </text:span><text:span text:style-name="T21">deberá</text:span><text:span text:style-name="T28"> </text:span><text:span text:style-name="T21">estar</text:span><text:span text:style-name="T28"> </text:span><text:span text:style-name="T21">encerrado</text:span><text:span text:style-name="T28"> </text:span><text:span text:style-name="T21">entre</text:span><text:span text:style-name="T28"> </text:span><text:span text:style-name="T21">comillas</text:span><text:span text:style-name="T28"> </text:span><text:span text:style-name="T21">para</text:span><text:span text:style-name="T28"> </text:span><text:span text:style-name="T21">prevenir</text:span><text:span text:style-name="T28"> </text:span><text:span text:style-name="T21">expansiones</text:span><text:span text:style-name="T28"> </text:span><text:span text:style-name="T21">del</text:span><text:span text:style-name="T28"> </text:span><text:span text:style-name="T21">término</text:span><text:span text:style-name="T28"> </text:span><text:span text:style-name="T21">indeseadas</text:span><text:span text:style-name="T28"> </text:span><text:span text:style-name="T21">por</text:span><text:span text:style-name="T28"> </text:span><text:span text:style-name="T21">parte</text:span><text:span text:style-name="T28"> </text:span><text:span text:style-name="T21">del</text:span><text:span text:style-name="T28"> </text:span><text:span text:style-name="T21">Shell.</text:span></text:p>
        <text:p text:style-name="P37"><text:soft-page-break/><text:span text:style-name="T21">Además</text:span><text:span text:style-name="T28"> </text:span><text:span text:style-name="T21">se</text:span><text:span text:style-name="T28"> </text:span><text:span text:style-name="T21">cuenta</text:span><text:span text:style-name="T28"> </text:span><text:span text:style-name="T21">con</text:span><text:span text:style-name="T28"> </text:span><text:span text:style-name="T21">la</text:span><text:span text:style-name="T28"> </text:span><text:span text:style-name="T21">estructura</text:span><text:span text:style-name="T28"> “</text:span><text:span text:style-name="T21">[INICIO..FIN]</text:span><text:span text:style-name="T28">”</text:span><text:span text:style-name="T21">,</text:span><text:span text:style-name="T28"> </text:span><text:span text:style-name="T21">utilizable</text:span><text:span text:style-name="T28"> </text:span><text:span text:style-name="T21">únicamente</text:span><text:span text:style-name="T28"> </text:span><text:span text:style-name="T21">en</text:span><text:span text:style-name="T28"> </text:span><text:span text:style-name="T21">los</text:span><text:span text:style-name="T28"> </text:span><text:span text:style-name="T21">filtros</text:span><text:span text:style-name="T28"> </text:span><text:span text:style-name="T21">de</text:span><text:span text:style-name="T28"> </text:span><text:span text:style-name="T21">CODIGO</text:span><text:span text:style-name="T28"> </text:span><text:span text:style-name="T21">y</text:span><text:span text:style-name="T28"> </text:span><text:span text:style-name="T21">NUMERO</text:span><text:span text:style-name="T28"> </text:span><text:span text:style-name="T21">DE</text:span><text:span text:style-name="T28"> </text:span><text:span text:style-name="T21">ENCUESTA,</text:span><text:span text:style-name="T28"> </text:span><text:span text:style-name="T21">que</text:span><text:span text:style-name="T28"> </text:span><text:span text:style-name="T21">selecciona</text:span><text:span text:style-name="T28"> </text:span><text:span text:style-name="T21">aquellos</text:span><text:span text:style-name="T28"> </text:span><text:span text:style-name="T21">registros</text:span><text:span text:style-name="T28"> </text:span><text:span text:style-name="T21">que</text:span><text:span text:style-name="T28"> </text:span><text:span text:style-name="T21">estén</text:span><text:span text:style-name="T28"> </text:span><text:span text:style-name="T21">en</text:span><text:span text:style-name="T28"> </text:span><text:span text:style-name="T21">el</text:span><text:span text:style-name="T28"> </text:span><text:span text:style-name="T21">rango</text:span><text:span text:style-name="T28"> </text:span><text:span text:style-name="T21">determinado</text:span><text:span text:style-name="T28"> </text:span><text:span text:style-name="T21">entre</text:span><text:span text:style-name="T28"> </text:span><text:span text:style-name="T21">INICIO</text:span><text:span text:style-name="T28"> </text:span><text:span text:style-name="T21">y</text:span><text:span text:style-name="T28"> </text:span><text:span text:style-name="T21">FIN.</text:span><text:span text:style-name="T28"> </text:span><text:span text:style-name="T21">Por</text:span><text:span text:style-name="T28"> </text:span><text:span text:style-name="T21">ejemplo,</text:span><text:span text:style-name="T28"> </text:span><text:span text:style-name="T21">utilizar</text:span><text:span text:style-name="T28"> “</text:span><text:span text:style-name="T21">[E01..E03]</text:span><text:span text:style-name="T28">” </text:span><text:span text:style-name="T21">en</text:span><text:span text:style-name="T28"> </text:span><text:span text:style-name="T21">FILTRO</text:span><text:span text:style-name="T28"> </text:span><text:span text:style-name="T21">CODIGO</text:span><text:span text:style-name="T28"> </text:span><text:span text:style-name="T21">DE</text:span><text:span text:style-name="T28"> </text:span><text:span text:style-name="T21">ENCUESTA</text:span><text:span text:style-name="T28"> </text:span><text:span text:style-name="T21">seleccionara</text:span><text:span text:style-name="T28"> </text:span><text:span text:style-name="T21">las</text:span><text:span text:style-name="T28"> </text:span><text:span text:style-name="T21">encuestas</text:span><text:span text:style-name="T28"> </text:span><text:span text:style-name="T21">E01,</text:span><text:span text:style-name="T28"> </text:span><text:span text:style-name="T21">E02</text:span><text:span text:style-name="T28"> </text:span><text:span text:style-name="T21">y</text:span><text:span text:style-name="T28"> </text:span><text:span text:style-name="T21">E03.</text:span></text:p>
        <text:p text:style-name="P38"/>
        <text:p text:style-name="P37"><text:span text:style-name="T21">Por</text:span><text:span text:style-name="T28"> </text:span><text:span text:style-name="T21">otro</text:span><text:span text:style-name="T28"> </text:span><text:span text:style-name="T21">lado,</text:span><text:span text:style-name="T28"> </text:span><text:span text:style-name="T21">también</text:span><text:span text:style-name="T28"> </text:span><text:span text:style-name="T21">se</text:span><text:span text:style-name="T28"> </text:span><text:span text:style-name="T21">pueden</text:span><text:span text:style-name="T28"> </text:span><text:span text:style-name="T21">ingresar</text:span><text:span text:style-name="T28"> </text:span><text:span text:style-name="T21">las</text:span><text:span text:style-name="T28"> </text:span><text:span text:style-name="T21">siguientes</text:span><text:span text:style-name="T28"> </text:span><text:span text:style-name="T21">opciones:</text:span></text:p>
        <text:p text:style-name="P38"/>
        <text:p text:style-name="P37"><text:span text:style-name="T21">-h,</text:span><text:span text:style-name="T28"> </text:span><text:span text:style-name="T21">--help:</text:span><text:span text:style-name="T28"> </text:span><text:span text:style-name="T21">Muestra</text:span><text:span text:style-name="T28"> </text:span><text:span text:style-name="T21">en</text:span><text:span text:style-name="T28"> </text:span><text:span text:style-name="T21">pantalla</text:span><text:span text:style-name="T28"> </text:span><text:span text:style-name="T21">ayuda</text:span><text:span text:style-name="T28"> </text:span><text:span text:style-name="T21">acerca</text:span><text:span text:style-name="T28"> </text:span><text:span text:style-name="T21">del</text:span><text:span text:style-name="T28"> </text:span><text:span text:style-name="T21">uso</text:span><text:span text:style-name="T28"> </text:span><text:span text:style-name="T21">del</text:span><text:span text:style-name="T28"> </text:span><text:span text:style-name="T21">comando.</text:span></text:p>
        <text:p text:style-name="P37"><text:span text:style-name="T21">-v,</text:span><text:span text:style-name="T28"> </text:span><text:span text:style-name="T21">--version:</text:span><text:span text:style-name="T28"> </text:span><text:span text:style-name="T21">Muestra</text:span><text:span text:style-name="T28"> </text:span><text:span text:style-name="T21">la</text:span><text:span text:style-name="T28"> </text:span><text:span text:style-name="T21">versión</text:span><text:span text:style-name="T28"> </text:span><text:span text:style-name="T21">del</text:span><text:span text:style-name="T28"> </text:span><text:span text:style-name="T21">script.</text:span></text:p>
        <text:p text:style-name="P38"/>
        <text:p text:style-name="P37"><text:span text:style-name="T31">Ejemplos</text:span><text:span text:style-name="T32"> </text:span><text:span text:style-name="T31">de</text:span><text:span text:style-name="T32"> </text:span><text:span text:style-name="T31">invocación</text:span></text:p>
        <text:p text:style-name="P38"/>
        <text:p text:style-name="P37"><text:span text:style-name="T21">listarC</text:span><text:span text:style-name="T28"> –</text:span><text:span text:style-name="T21">ce</text:span><text:span text:style-name="T28"> –</text:span><text:span text:style-name="T21">n</text:span><text:span text:style-name="T28"> “</text:span><text:span text:style-name="T21">*</text:span><text:span text:style-name="T28">” “</text:span><text:span text:style-name="T21">*</text:span><text:span text:style-name="T28">” “</text:span><text:span text:style-name="T21">*</text:span><text:span text:style-name="T28">” “</text:span><text:span text:style-name="T21">*</text:span><text:span text:style-name="T28">”</text:span></text:p>
        <text:p text:style-name="P38"/>
        <text:p text:style-name="P37"><text:span text:style-name="T21">Muestra</text:span><text:span text:style-name="T28"> </text:span><text:span text:style-name="T21">en</text:span><text:span text:style-name="T28"> </text:span><text:span text:style-name="T21">pantalla</text:span><text:span text:style-name="T28"> </text:span><text:span text:style-name="T21">y</text:span><text:span text:style-name="T28"> </text:span><text:span text:style-name="T21">escribe</text:span><text:span text:style-name="T28"> </text:span><text:span text:style-name="T21">en</text:span><text:span text:style-name="T28"> </text:span><text:span text:style-name="T21">un</text:span><text:span text:style-name="T28"> </text:span><text:span text:style-name="T21">archivo</text:span><text:span text:style-name="T28"> </text:span><text:span text:style-name="T21">la</text:span><text:span text:style-name="T28"> </text:span><text:span text:style-name="T21">calificación</text:span><text:span text:style-name="T28"> </text:span><text:span text:style-name="T21">de</text:span><text:span text:style-name="T28"> </text:span><text:span text:style-name="T21">todas</text:span><text:span text:style-name="T28"> </text:span><text:span text:style-name="T21">las</text:span><text:span text:style-name="T28"> </text:span><text:span text:style-name="T21">encuestas,</text:span><text:span text:style-name="T28"> </text:span><text:span text:style-name="T21">agrupadas</text:span><text:span text:style-name="T28"> </text:span><text:span text:style-name="T21">por</text:span><text:span text:style-name="T28"> </text:span><text:span text:style-name="T21">nombre</text:span><text:span text:style-name="T28"> </text:span><text:span text:style-name="T21">de</text:span><text:span text:style-name="T28"> </text:span><text:span text:style-name="T21">encuestador.</text:span></text:p>
        <text:p text:style-name="P38"/>
        <text:p text:style-name="P37"><text:span text:style-name="T21">listarC</text:span><text:span text:style-name="T28"> –</text:span><text:span text:style-name="T21">c</text:span><text:span text:style-name="T28"> –</text:span><text:span text:style-name="T21">ns</text:span><text:span text:style-name="T28"> “</text:span><text:span text:style-name="T21">*</text:span><text:span text:style-name="T28">” “</text:span><text:span text:style-name="T21">*</text:span><text:span text:style-name="T28">” “</text:span><text:span text:style-name="T21">[1..100]</text:span><text:span text:style-name="T28">” “</text:span><text:span text:style-name="T21">*</text:span><text:span text:style-name="T28">”</text:span></text:p>
        <text:p text:style-name="P38"/>
        <text:p text:style-name="P37"><text:span text:style-name="T21">Muestra</text:span><text:span text:style-name="T28"> </text:span><text:span text:style-name="T21">en</text:span><text:span text:style-name="T28"> </text:span><text:span text:style-name="T21">pantalla</text:span><text:span text:style-name="T28"> </text:span><text:span text:style-name="T21">la</text:span><text:span text:style-name="T28"> </text:span><text:span text:style-name="T21">calificación</text:span><text:span text:style-name="T28"> </text:span><text:span text:style-name="T21">de</text:span><text:span text:style-name="T28"> </text:span><text:span text:style-name="T21">las</text:span><text:span text:style-name="T28"> </text:span><text:span text:style-name="T21">encuestas</text:span><text:span text:style-name="T28"> </text:span><text:span text:style-name="T21">cuyo</text:span><text:span text:style-name="T28"> </text:span><text:span text:style-name="T21">número</text:span><text:span text:style-name="T28"> </text:span><text:span text:style-name="T21">este</text:span><text:span text:style-name="T28"> </text:span><text:span text:style-name="T21">entre</text:span><text:span text:style-name="T28"> </text:span><text:span text:style-name="T21">1</text:span><text:span text:style-name="T28"> </text:span><text:span text:style-name="T21">y</text:span><text:span text:style-name="T28"> </text:span><text:span text:style-name="T21">100,</text:span><text:span text:style-name="T28"> </text:span><text:span text:style-name="T21">agrupadas</text:span><text:span text:style-name="T28"> </text:span><text:span text:style-name="T21">por</text:span><text:span text:style-name="T28"> </text:span><text:span text:style-name="T21">nombre</text:span><text:span text:style-name="T28"> </text:span><text:span text:style-name="T21">de</text:span><text:span text:style-name="T28"> </text:span><text:span text:style-name="T21">encuestador</text:span><text:span text:style-name="T28"> </text:span><text:span text:style-name="T21">y</text:span><text:span text:style-name="T28"> </text:span><text:span text:style-name="T21">sitio</text:span><text:span text:style-name="T28"> </text:span><text:span text:style-name="T21">de</text:span><text:span text:style-name="T28"> </text:span><text:span text:style-name="T21">encuesta</text:span><text:span text:style-name="T28"> </text:span><text:span text:style-name="T21">simultáneamente.</text:span></text:p>
        <text:p text:style-name="P38"/>
        <text:p text:style-name="P37"><text:span text:style-name="T21">listarC</text:span><text:span text:style-name="T28"> –</text:span><text:span text:style-name="T21">e</text:span><text:span text:style-name="T28"> –</text:span><text:span text:style-name="T21">n</text:span><text:span text:style-name="T28"> “</text:span><text:span text:style-name="T21">Juan</text:span><text:span text:style-name="T28">” “</text:span><text:span text:style-name="T21">*</text:span><text:span text:style-name="T28">” “</text:span><text:span text:style-name="T21">*</text:span><text:span text:style-name="T28">” “</text:span><text:span text:style-name="T21">P;L</text:span><text:span text:style-name="T28">”</text:span></text:p>
        <text:p text:style-name="P38"/>
        <text:p text:style-name="P37"><text:span text:style-name="T49">Escribe</text:span><text:span text:style-name="T50"> </text:span><text:span text:style-name="T49">en</text:span><text:span text:style-name="T50"> </text:span><text:span text:style-name="T49">un</text:span><text:span text:style-name="T50"> </text:span><text:span text:style-name="T49">archivo</text:span><text:span text:style-name="T50"> </text:span><text:span text:style-name="T49">la</text:span><text:span text:style-name="T50"> </text:span><text:span text:style-name="T49">calificación</text:span><text:span text:style-name="T50"> </text:span><text:span text:style-name="T49">de</text:span><text:span text:style-name="T50"> </text:span><text:span text:style-name="T49">todas</text:span><text:span text:style-name="T50"> </text:span><text:span text:style-name="T49">las</text:span><text:span text:style-name="T50"> </text:span><text:span text:style-name="T49">encuestas</text:span><text:span text:style-name="T50"> </text:span><text:span text:style-name="T49">realizadas</text:span><text:span text:style-name="T50"> </text:span><text:span text:style-name="T49">por</text:span><text:span text:style-name="T50"> </text:span><text:span text:style-name="T49">Juan</text:span><text:span text:style-name="T50"> </text:span><text:span text:style-name="T49">en</text:span><text:span text:style-name="T50"> </text:span><text:span text:style-name="T49">los</text:span><text:span text:style-name="T50"> </text:span><text:span text:style-name="T49">sitios</text:span><text:span text:style-name="T50"> </text:span><text:span text:style-name="T49">Particular</text:span><text:span text:style-name="T50"> </text:span><text:span text:style-name="T49">y</text:span><text:span text:style-name="T50"> </text:span><text:span text:style-name="T49">Laboral.</text:span></text:p>
        <text:p text:style-name="P40"/>
        <text:p text:style-name="P40"/>
        <text:h text:style-name="P132" text:outline-level="2">moverC</text:h>
        <text:p text:style-name="P40"/>
        <text:p text:style-name="P40"/>
        <text:p text:style-name="P37"><text:span text:style-name="T21">Mueve</text:span><text:span text:style-name="T28"> </text:span><text:span text:style-name="T21">archivos</text:span><text:span text:style-name="T28"> </text:span><text:span text:style-name="T21">al</text:span><text:span text:style-name="T28"> </text:span><text:span text:style-name="T21">directorio</text:span><text:span text:style-name="T28"> </text:span><text:span text:style-name="T21">indicado</text:span><text:span text:style-name="T28"> </text:span><text:span text:style-name="T21">evitando</text:span><text:span text:style-name="T28"> </text:span><text:span text:style-name="T21">la</text:span><text:span text:style-name="T28"> </text:span><text:span text:style-name="T21">perdida</text:span><text:span text:style-name="T28"> </text:span><text:span text:style-name="T21">de</text:span><text:span text:style-name="T28"> </text:span><text:span text:style-name="T21">datos</text:span><text:span text:style-name="T28"> </text:span><text:span text:style-name="T21">en</text:span><text:span text:style-name="T28"> </text:span><text:span text:style-name="T21">caso</text:span><text:span text:style-name="T28"> </text:span><text:span text:style-name="T21">de</text:span><text:span text:style-name="T28"> </text:span><text:span text:style-name="T21">archivos</text:span><text:span text:style-name="T28"> </text:span><text:span text:style-name="T21">duplicados.</text:span></text:p>
        <text:p text:style-name="P38"/>
        <text:p text:style-name="P39">Archivos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Input:</text:span><text:span text:style-name="T28"> </text:span><text:span text:style-name="T21">No</text:span><text:span text:style-name="T28"> </text:span><text:span text:style-name="T21">existen.</text:span></text:p>
        <text:p text:style-name="P38"/>
        <text:p text:style-name="P37"><text:span text:style-name="T29">Archivos</text:span><text:span text:style-name="T30"> </text:span><text:span text:style-name="T29">Intermedios:</text:span><text:span text:style-name="T28"> </text:span><text:span text:style-name="T21">No</text:span><text:span text:style-name="T28"> </text:span><text:span text:style-name="T21">existen.</text:span>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Output:</text:span><text:span text:style-name="T28"> </text:span><text:span text:style-name="T21">No</text:span><text:span text:style-name="T28"> </text:span><text:span text:style-name="T21">existen.</text:span></text:p>
        <text:p text:style-name="P38"/>
        <text:p text:style-name="P37"><text:span text:style-name="T31">Parámetros</text:span><text:span text:style-name="T32"> </text:span><text:span text:style-name="T31">y</text:span><text:span text:style-name="T32"> </text:span><text:span text:style-name="T31">Opciones</text:span></text:p>
        <text:p text:style-name="P38"/>
        <text:p text:style-name="P37"><text:span text:style-name="T21">Se</text:span><text:span text:style-name="T28"> </text:span><text:span text:style-name="T21">puede</text:span><text:span text:style-name="T28"> </text:span><text:span text:style-name="T21">invocar</text:span><text:span text:style-name="T28"> </text:span><text:span text:style-name="T21">al</text:span><text:span text:style-name="T28"> </text:span><text:span text:style-name="T21">comando</text:span><text:span text:style-name="T28"> </text:span><text:span text:style-name="T21">de</text:span><text:span text:style-name="T28"> </text:span><text:span text:style-name="T21">las</text:span><text:span text:style-name="T28"> </text:span><text:span text:style-name="T21">siguientes</text:span><text:span text:style-name="T28"> </text:span><text:span text:style-name="T21">formas:</text:span></text:p>
        <text:p text:style-name="P38"/>
        <text:p text:style-name="P41"><text:span text:style-name="T21">MoverC</text:span><text:span text:style-name="T28"> </text:span><text:span text:style-name="T21">&lt;ARCHIVO&gt;</text:span><text:span text:style-name="T28"> </text:span><text:span text:style-name="T21">&lt;DIRECTORIO&gt;</text:span></text:p>
        <text:p text:style-name="P38"/>
        <text:p text:style-name="P37"><text:span text:style-name="T21">Donde</text:span><text:span text:style-name="T28"> </text:span><text:span text:style-name="T21">ARCHIVO</text:span><text:span text:style-name="T28"> </text:span><text:span text:style-name="T21">es</text:span><text:span text:style-name="T28"> </text:span><text:span text:style-name="T21">el</text:span><text:span text:style-name="T28"> </text:span><text:span text:style-name="T21">archivo</text:span><text:span text:style-name="T28"> </text:span><text:span text:style-name="T21">que</text:span><text:span text:style-name="T28"> </text:span><text:span text:style-name="T21">se</text:span><text:span text:style-name="T28"> </text:span><text:span text:style-name="T21">desea</text:span><text:span text:style-name="T28"> </text:span><text:span text:style-name="T21">mover</text:span><text:span text:style-name="T28"> </text:span><text:span text:style-name="T21">y</text:span><text:span text:style-name="T28"> </text:span><text:span text:style-name="T21">DIRECTORIO</text:span><text:span text:style-name="T28"> </text:span><text:span text:style-name="T21">es</text:span><text:span text:style-name="T28"> </text:span><text:span text:style-name="T21">el</text:span><text:span text:style-name="T28"> </text:span><text:span text:style-name="T21">directorio</text:span><text:span text:style-name="T28"> </text:span><text:span text:style-name="T21">a</text:span><text:span text:style-name="T28"> </text:span><text:span text:style-name="T21">donde</text:span><text:span text:style-name="T28"> </text:span><text:span text:style-name="T21">se</text:span><text:span text:style-name="T28"> </text:span><text:span text:style-name="T21">desea</text:span><text:span text:style-name="T28"> </text:span><text:span text:style-name="T21">mover</text:span><text:span text:style-name="T28"> </text:span><text:span text:style-name="T21">el</text:span><text:span text:style-name="T28"> </text:span><text:span text:style-name="T21">archivo.</text:span></text:p>
        <text:p text:style-name="P38"/>
        <text:p text:style-name="P41"><text:span text:style-name="T21">MoverC</text:span><text:span text:style-name="T28"> </text:span><text:span text:style-name="T21">&lt;ARCHIVO&gt;</text:span><text:span text:style-name="T28"> </text:span><text:span text:style-name="T21">&lt;DIRECTORIO&gt;</text:span><text:span text:style-name="T28"> </text:span><text:span text:style-name="T21">&lt;COMANDO&gt;</text:span></text:p>
        <text:p text:style-name="P38"/>
        <text:p text:style-name="P37"><text:span text:style-name="T21">Donde</text:span><text:span text:style-name="T28"> </text:span><text:span text:style-name="T21">ARCHIVO</text:span><text:span text:style-name="T28"> </text:span><text:span text:style-name="T21">es</text:span><text:span text:style-name="T28"> </text:span><text:span text:style-name="T21">el</text:span><text:span text:style-name="T28"> </text:span><text:span text:style-name="T21">archivo</text:span><text:span text:style-name="T28"> </text:span><text:span text:style-name="T21">que</text:span><text:span text:style-name="T28"> </text:span><text:span text:style-name="T21">se</text:span><text:span text:style-name="T28"> </text:span><text:span text:style-name="T21">desea</text:span><text:span text:style-name="T28"> </text:span><text:span text:style-name="T21">mover</text:span><text:span text:style-name="T28"> </text:span><text:span text:style-name="T21">y</text:span><text:span text:style-name="T28"> </text:span><text:span text:style-name="T21">DIRECTORIO</text:span><text:span text:style-name="T28"> </text:span><text:span text:style-name="T21">es</text:span><text:span text:style-name="T28"> </text:span><text:span text:style-name="T21">el</text:span><text:span text:style-name="T28"> </text:span><text:span text:style-name="T21">directorio</text:span><text:span text:style-name="T28"> </text:span><text:span text:style-name="T21">a</text:span><text:span text:style-name="T28"> </text:span><text:span text:style-name="T21">donde</text:span><text:span text:style-name="T28"> </text:span><text:span text:style-name="T21">se</text:span><text:span text:style-name="T28"> </text:span><text:span text:style-name="T21">desea</text:span><text:span text:style-name="T28"> </text:span><text:span text:style-name="T21">mover</text:span><text:span text:style-name="T28"> </text:span><text:span text:style-name="T21">el</text:span><text:span text:style-name="T28"> </text:span><text:span text:style-name="T21">archivo</text:span><text:span text:style-name="T28"> </text:span><text:span text:style-name="T21">y</text:span><text:span text:style-name="T28"> </text:span><text:span text:style-name="T21">COMANDO</text:span><text:span text:style-name="T28"> </text:span><text:span text:style-name="T21">es</text:span><text:span text:style-name="T28"> </text:span><text:span text:style-name="T21">el</text:span><text:span text:style-name="T28"> </text:span><text:span text:style-name="T21">nombre</text:span><text:span text:style-name="T28"> </text:span><text:span text:style-name="T21">del</text:span><text:span text:style-name="T28"> </text:span><text:span text:style-name="T21">comando</text:span><text:span text:style-name="T28"> </text:span><text:span text:style-name="T21">que</text:span><text:span text:style-name="T28"> </text:span><text:span text:style-name="T21">lo</text:span><text:span text:style-name="T28"> </text:span><text:span text:style-name="T21">invoca.</text:span></text:p>
        <text:p text:style-name="P38"/>
        <text:p text:style-name="P41"><text:span text:style-name="T21">MoverC</text:span><text:span text:style-name="T28"> </text:span><text:span text:style-name="T21">[OPCION]</text:span></text:p>
        <text:p text:style-name="P37"><text:span text:style-name="T21">-h,</text:span><text:span text:style-name="T28"> </text:span><text:span text:style-name="T21">--help:</text:span><text:span text:style-name="T28"> </text:span><text:span text:style-name="T21">Muestra</text:span><text:span text:style-name="T28"> </text:span><text:span text:style-name="T21">en</text:span><text:span text:style-name="T28"> </text:span><text:span text:style-name="T21">pantalla</text:span><text:span text:style-name="T28"> </text:span><text:span text:style-name="T21">ayuda</text:span><text:span text:style-name="T28"> </text:span><text:span text:style-name="T21">acerca</text:span><text:span text:style-name="T28"> </text:span><text:span text:style-name="T21">del</text:span><text:span text:style-name="T28"> </text:span><text:span text:style-name="T21">uso</text:span><text:span text:style-name="T28"> </text:span><text:span text:style-name="T21">del</text:span><text:span text:style-name="T28"> </text:span><text:span text:style-name="T21">comando.</text:span></text:p>
        <text:p text:style-name="P38"><text:soft-page-break/></text:p>
        <text:p text:style-name="P38"/>
        <text:p text:style-name="P39">Ejemplos</text:p>
        <text:p text:style-name="P38"/>
        <text:p text:style-name="P37"><text:span text:style-name="T21">MoverC</text:span><text:span text:style-name="T28"> </text:span><text:span text:style-name="T21">archivo.txt</text:span><text:span text:style-name="T28"> </text:span><text:span text:style-name="T21">direccion/destino</text:span><text:span text:style-name="T28"> </text:span><text:span text:style-name="T21">detectarC</text:span></text:p>
        <text:p text:style-name="P38"/>
        <text:p text:style-name="P37"><text:span text:style-name="T21">Se</text:span><text:span text:style-name="T28"> </text:span><text:span text:style-name="T21">mueve</text:span><text:span text:style-name="T28"> </text:span><text:span text:style-name="T21">el</text:span><text:span text:style-name="T28"> </text:span><text:span text:style-name="T21">archivo</text:span><text:span text:style-name="T28"> “</text:span><text:span text:style-name="T21">archivo.txt</text:span><text:span text:style-name="T28">” </text:span><text:span text:style-name="T21">al</text:span><text:span text:style-name="T28"> </text:span><text:span text:style-name="T21">directorio</text:span><text:span text:style-name="T28"> </text:span><text:span text:style-name="T21">relativo</text:span><text:span text:style-name="T28"> “</text:span><text:span text:style-name="T21">direccion/destino</text:span><text:span text:style-name="T28">” </text:span><text:span text:style-name="T21">en</text:span><text:span text:style-name="T28"> </text:span><text:span text:style-name="T21">caso</text:span><text:span text:style-name="T28"> </text:span><text:span text:style-name="T21">de</text:span><text:span text:style-name="T28"> </text:span><text:span text:style-name="T21">que</text:span><text:span text:style-name="T28"> </text:span><text:span text:style-name="T21">no</text:span><text:span text:style-name="T28"> </text:span><text:span text:style-name="T21">exista</text:span><text:span text:style-name="T28"> </text:span><text:span text:style-name="T21">un</text:span><text:span text:style-name="T28"> </text:span><text:span text:style-name="T21">archivo</text:span><text:span text:style-name="T28"> </text:span><text:span text:style-name="T21">con</text:span><text:span text:style-name="T28"> </text:span><text:span text:style-name="T21">dicho</text:span><text:span text:style-name="T28"> </text:span><text:span text:style-name="T21">nombre</text:span><text:span text:style-name="T28"> </text:span><text:span text:style-name="T21">en</text:span><text:span text:style-name="T28"> </text:span><text:span text:style-name="T21">el</text:span><text:span text:style-name="T28"> </text:span><text:span text:style-name="T21">directorio.</text:span><text:span text:style-name="T28"> </text:span><text:span text:style-name="T21">En</text:span><text:span text:style-name="T28"> </text:span><text:span text:style-name="T21">caso</text:span><text:span text:style-name="T28"> </text:span><text:span text:style-name="T21">contrario</text:span><text:span text:style-name="T28"> </text:span><text:span text:style-name="T21">lo</text:span><text:span text:style-name="T28"> </text:span><text:span text:style-name="T21">mueve</text:span><text:span text:style-name="T28"> </text:span><text:span text:style-name="T21">a</text:span><text:span text:style-name="T28"> “</text:span><text:span text:style-name="T21">direccion/destino/DUP</text:span><text:span text:style-name="T28">” </text:span><text:span text:style-name="T21">bajo</text:span><text:span text:style-name="T28"> </text:span><text:span text:style-name="T21">el</text:span><text:span text:style-name="T28"> </text:span><text:span text:style-name="T21">mismo</text:span><text:span text:style-name="T28"> </text:span><text:span text:style-name="T21">nombre</text:span><text:span text:style-name="T28"> </text:span><text:span text:style-name="T21">si</text:span><text:span text:style-name="T28"> </text:span><text:span text:style-name="T21">se</text:span><text:span text:style-name="T28"> </text:span><text:span text:style-name="T21">encuentra</text:span><text:span text:style-name="T28"> </text:span><text:span text:style-name="T21">disponible</text:span><text:span text:style-name="T28"> </text:span><text:span text:style-name="T21">o</text:span><text:span text:style-name="T28"> </text:span><text:span text:style-name="T21">agregando</text:span><text:span text:style-name="T28"> </text:span><text:span text:style-name="T21">una</text:span><text:span text:style-name="T28"> </text:span><text:span text:style-name="T21">extensión</text:span><text:span text:style-name="T28"> </text:span><text:span text:style-name="T21">al</text:span><text:span text:style-name="T28"> </text:span><text:span text:style-name="T21">archivo.</text:span><text:span text:style-name="T28"> </text:span><text:span text:style-name="T21">Se</text:span><text:span text:style-name="T28"> </text:span><text:span text:style-name="T21">escribe</text:span><text:span text:style-name="T28"> </text:span><text:span text:style-name="T21">un</text:span><text:span text:style-name="T28"> </text:span><text:span text:style-name="T21">log</text:span><text:span text:style-name="T28"> </text:span><text:span text:style-name="T21">donde</text:span><text:span text:style-name="T28"> </text:span><text:span text:style-name="T21">queda</text:span><text:span text:style-name="T28"> </text:span><text:span text:style-name="T21">asentado</text:span><text:span text:style-name="T28"> </text:span><text:span text:style-name="T21">que</text:span><text:span text:style-name="T28"> </text:span><text:span text:style-name="T21">el</text:span><text:span text:style-name="T28"> </text:span><text:span text:style-name="T21">comando</text:span><text:span text:style-name="T28"> “</text:span><text:span text:style-name="T21">detectarC</text:span><text:span text:style-name="T28">” </text:span><text:span text:style-name="T21">fue</text:span><text:span text:style-name="T28"> </text:span><text:span text:style-name="T21">el</text:span><text:span text:style-name="T28"> </text:span><text:span text:style-name="T21">comando</text:span><text:span text:style-name="T28"> </text:span><text:span text:style-name="T21">invocador.</text:span></text:p>
        <text:p text:style-name="P38"/>
        <text:p text:style-name="P37"><text:span text:style-name="T21">MoverC</text:span><text:span text:style-name="T28"> </text:span><text:span text:style-name="T21">archivo.txt</text:span><text:span text:style-name="T28"> </text:span><text:span text:style-name="T21">direccion/destino</text:span></text:p>
        <text:p text:style-name="P38"/>
        <text:p text:style-name="P37"><text:span text:style-name="T49">Se</text:span><text:span text:style-name="T50"> </text:span><text:span text:style-name="T49">mueve</text:span><text:span text:style-name="T50"> </text:span><text:span text:style-name="T49">el</text:span><text:span text:style-name="T50"> </text:span><text:span text:style-name="T49">archivo</text:span><text:span text:style-name="T50"> “</text:span><text:span text:style-name="T49">archivo.txt</text:span><text:span text:style-name="T50">” </text:span><text:span text:style-name="T49">al</text:span><text:span text:style-name="T50"> </text:span><text:span text:style-name="T49">directorio</text:span><text:span text:style-name="T50"> </text:span><text:span text:style-name="T49">relativo</text:span><text:span text:style-name="T50"> “</text:span><text:span text:style-name="T49">direccion/destino</text:span><text:span text:style-name="T50">” </text:span><text:span text:style-name="T49">en</text:span><text:span text:style-name="T50"> </text:span><text:span text:style-name="T49">caso</text:span><text:span text:style-name="T50"> </text:span><text:span text:style-name="T49">de</text:span><text:span text:style-name="T50"> </text:span><text:span text:style-name="T49">que</text:span><text:span text:style-name="T50"> </text:span><text:span text:style-name="T49">no</text:span><text:span text:style-name="T50"> </text:span><text:span text:style-name="T49">exista</text:span><text:span text:style-name="T50"> </text:span><text:span text:style-name="T49">un</text:span><text:span text:style-name="T50"> </text:span><text:span text:style-name="T49">archivo</text:span><text:span text:style-name="T50"> </text:span><text:span text:style-name="T49">con</text:span><text:span text:style-name="T50"> </text:span><text:span text:style-name="T49">dicho</text:span><text:span text:style-name="T50"> </text:span><text:span text:style-name="T49">nombre</text:span><text:span text:style-name="T50"> </text:span><text:span text:style-name="T49">en</text:span><text:span text:style-name="T50"> </text:span><text:span text:style-name="T49">el</text:span><text:span text:style-name="T50"> </text:span><text:span text:style-name="T49">directorio.</text:span><text:span text:style-name="T50"> </text:span><text:span text:style-name="T49">En</text:span><text:span text:style-name="T50"> </text:span><text:span text:style-name="T49">caso</text:span><text:span text:style-name="T50"> </text:span><text:span text:style-name="T49">contrario</text:span><text:span text:style-name="T50"> </text:span><text:span text:style-name="T49">lo</text:span><text:span text:style-name="T50"> </text:span><text:span text:style-name="T49">mueve</text:span><text:span text:style-name="T50"> </text:span><text:span text:style-name="T49">a</text:span><text:span text:style-name="T50"> “</text:span><text:span text:style-name="T49">direccion/destino/DUP</text:span><text:span text:style-name="T50">” </text:span><text:span text:style-name="T49">bajo</text:span><text:span text:style-name="T50"> </text:span><text:span text:style-name="T49">el</text:span><text:span text:style-name="T50"> </text:span><text:span text:style-name="T49">mismo</text:span><text:span text:style-name="T50"> </text:span><text:span text:style-name="T49">nombre</text:span><text:span text:style-name="T50"> </text:span><text:span text:style-name="T49">si</text:span><text:span text:style-name="T50"> </text:span><text:span text:style-name="T49">se</text:span><text:span text:style-name="T50"> </text:span><text:span text:style-name="T49">encuentra</text:span><text:span text:style-name="T50"> </text:span><text:span text:style-name="T49">disponible</text:span><text:span text:style-name="T50"> </text:span><text:span text:style-name="T49">o</text:span><text:span text:style-name="T50"> </text:span><text:span text:style-name="T49">agregando</text:span><text:span text:style-name="T50"> </text:span><text:span text:style-name="T49">una</text:span><text:span text:style-name="T50"> </text:span><text:span text:style-name="T49">extensión</text:span><text:span text:style-name="T50"> </text:span><text:span text:style-name="T49">al</text:span><text:span text:style-name="T50"> </text:span><text:span text:style-name="T49">archivo.</text:span><text:span text:style-name="T50"> </text:span><text:span text:style-name="T49">Se</text:span><text:span text:style-name="T50"> </text:span><text:span text:style-name="T49">escribe</text:span><text:span text:style-name="T50"> </text:span><text:span text:style-name="T49">un</text:span><text:span text:style-name="T50"> </text:span><text:span text:style-name="T49">log</text:span><text:span text:style-name="T50"> </text:span><text:span text:style-name="T49">donde</text:span><text:span text:style-name="T50"> </text:span><text:span text:style-name="T49">queda</text:span><text:span text:style-name="T50"> </text:span><text:span text:style-name="T49">asentado</text:span><text:span text:style-name="T50"> </text:span><text:span text:style-name="T49">que</text:span><text:span text:style-name="T50"> </text:span><text:span text:style-name="T49">MoverC</text:span><text:span text:style-name="T50"> </text:span><text:span text:style-name="T49">fue</text:span><text:span text:style-name="T50"> </text:span><text:span text:style-name="T49">invocado</text:span><text:span text:style-name="T50"> </text:span><text:span text:style-name="T49">desde</text:span><text:span text:style-name="T50"> </text:span><text:span text:style-name="T49">la</text:span><text:span text:style-name="T50"> </text:span><text:span text:style-name="T49">consola.</text:span></text:p>
        <text:p text:style-name="P40"/>
        <text:p text:style-name="P40"/>
        <text:p text:style-name="P40"/>
        <text:h text:style-name="P132" text:outline-level="2">loguearC</text:h>
        <text:p text:style-name="P40"/>
        <text:p text:style-name="P37"><text:span text:style-name="T21">Graba</text:span><text:span text:style-name="T28"> </text:span><text:span text:style-name="T21">mensajes</text:span><text:span text:style-name="T28"> </text:span><text:span text:style-name="T21">en</text:span><text:span text:style-name="T28"> </text:span><text:span text:style-name="T21">un</text:span><text:span text:style-name="T28"> </text:span><text:span text:style-name="T21">archivo</text:span><text:span text:style-name="T28"> </text:span><text:span text:style-name="T21">de</text:span><text:span text:style-name="T28"> </text:span><text:span text:style-name="T21">log.</text:span></text:p>
        <text:p text:style-name="P38"/>
        <text:p text:style-name="P39">Archivos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Input:</text:span><text:span text:style-name="T28"> </text:span><text:span text:style-name="T21">Archivo</text:span><text:span text:style-name="T28"> </text:span><text:span text:style-name="T21">maestro</text:span><text:span text:style-name="T28"> </text:span><text:span text:style-name="T21">de</text:span><text:span text:style-name="T28"> </text:span><text:span text:style-name="T21">errores</text:span><text:span text:style-name="T28"> </text:span><text:span text:style-name="T21">en</text:span><text:span text:style-name="T28"> </text:span><text:span text:style-name="T21">$GRUPO/mae/errores.mae</text:span><text:span text:style-name="T28"> </text:span><text:span text:style-name="T21">en</text:span><text:span text:style-name="T28"> </text:span><text:span text:style-name="T21">el</text:span><text:span text:style-name="T28"> </text:span><text:span text:style-name="T21">caso</text:span><text:span text:style-name="T28"> </text:span><text:span text:style-name="T21">de</text:span><text:span text:style-name="T28"> </text:span><text:span text:style-name="T21">querer</text:span><text:span text:style-name="T28"> </text:span><text:span text:style-name="T21">loguear</text:span><text:span text:style-name="T28"> </text:span><text:span text:style-name="T21">un</text:span><text:span text:style-name="T28"> </text:span><text:span text:style-name="T21">error</text:span><text:span text:style-name="T28"> </text:span><text:span text:style-name="T21">estandarizado</text:span><text:span text:style-name="T28"> </text:span><text:span text:style-name="T21">entre</text:span><text:span text:style-name="T28"> </text:span><text:span text:style-name="T21">los</text:span><text:span text:style-name="T28"> </text:span><text:span text:style-name="T21">distintos</text:span><text:span text:style-name="T28"> </text:span><text:span text:style-name="T21">módulos,</text:span><text:span text:style-name="T28"> </text:span><text:span text:style-name="T21">con</text:span><text:span text:style-name="T28"> </text:span><text:span text:style-name="T21">la</text:span><text:span text:style-name="T28"> </text:span><text:span text:style-name="T21">siguiente</text:span><text:span text:style-name="T28"> </text:span><text:span text:style-name="T21">estructura:</text:span></text:p>
        <text:p text:style-name="P38"/>
        <text:p text:style-name="P41"><text:span text:style-name="T21">&lt;CODIGO</text:span><text:span text:style-name="T28"> </text:span><text:span text:style-name="T21">DE</text:span><text:span text:style-name="T28"> </text:span><text:span text:style-name="T21">MENSAJE&gt;;&lt;TIPO&gt;;&lt;DESCRIPCION&gt;</text:span></text:p>
        <text:p text:style-name="P38"/>
        <text:p text:style-name="P37"><text:span text:style-name="T29">Archivos</text:span><text:span text:style-name="T30"> </text:span><text:span text:style-name="T29">Intermedios:</text:span><text:span text:style-name="T28"> </text:span><text:span text:style-name="T21">No</text:span><text:span text:style-name="T28"> </text:span><text:span text:style-name="T21">existen.</text:span>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Output:</text:span><text:span text:style-name="T28"> </text:span><text:span text:style-name="T21">Archivo</text:span><text:span text:style-name="T28"> </text:span><text:span text:style-name="T21">de</text:span><text:span text:style-name="T28"> </text:span><text:span text:style-name="T21">log</text:span><text:span text:style-name="T28"> </text:span><text:span text:style-name="T21">en</text:span><text:span text:style-name="T28"> </text:span><text:span text:style-name="T21">$LOGDIR</text:span><text:span text:style-name="T28"> </text:span><text:span text:style-name="T21">con</text:span><text:span text:style-name="T28"> </text:span><text:span text:style-name="T21">nombre</text:span><text:span text:style-name="T28"> </text:span><text:span text:style-name="T21">&lt;comando&gt;.$LOGEXT,</text:span><text:span text:style-name="T28"> </text:span><text:span text:style-name="T21">donde</text:span><text:span text:style-name="T28"> “</text:span><text:span text:style-name="T21">comando</text:span><text:span text:style-name="T28">” </text:span><text:span text:style-name="T21">es</text:span><text:span text:style-name="T28"> </text:span><text:span text:style-name="T21">el</text:span><text:span text:style-name="T28"> </text:span><text:span text:style-name="T21">nombre</text:span><text:span text:style-name="T28"> </text:span><text:span text:style-name="T21">del</text:span><text:span text:style-name="T28"> </text:span><text:span text:style-name="T21">comando</text:span><text:span text:style-name="T28"> </text:span><text:span text:style-name="T21">desde</text:span><text:span text:style-name="T28"> </text:span><text:span text:style-name="T21">el</text:span><text:span text:style-name="T28"> </text:span><text:span text:style-name="T21">cual</text:span><text:span text:style-name="T28"> </text:span><text:span text:style-name="T21">se</text:span><text:span text:style-name="T28"> </text:span><text:span text:style-name="T21">invoca</text:span><text:span text:style-name="T28"> </text:span><text:span text:style-name="T21">al</text:span><text:span text:style-name="T28"> </text:span><text:span text:style-name="T21">script</text:span><text:span text:style-name="T28"> </text:span><text:span text:style-name="T21">y</text:span><text:span text:style-name="T28"> </text:span><text:span text:style-name="T21">que</text:span><text:span text:style-name="T28"> </text:span><text:span text:style-name="T21">es</text:span><text:span text:style-name="T28"> </text:span><text:span text:style-name="T21">pasado</text:span><text:span text:style-name="T28"> </text:span><text:span text:style-name="T21">como</text:span><text:span text:style-name="T28"> </text:span><text:span text:style-name="T21">parámetro</text:span><text:span text:style-name="T28"> </text:span><text:span text:style-name="T21">y</text:span><text:span text:style-name="T28"> </text:span><text:span text:style-name="T21">$LOGDIR</text:span><text:span text:style-name="T28"> </text:span><text:span text:style-name="T21">y</text:span><text:span text:style-name="T28"> </text:span><text:span text:style-name="T21">$LOGEXT</text:span><text:span text:style-name="T28"> </text:span><text:span text:style-name="T21">variables</text:span><text:span text:style-name="T28"> </text:span><text:span text:style-name="T21">configuradas</text:span><text:span text:style-name="T28"> </text:span><text:span text:style-name="T21">al</text:span><text:span text:style-name="T28"> </text:span><text:span text:style-name="T21">momento</text:span><text:span text:style-name="T28"> </text:span><text:span text:style-name="T21">de</text:span><text:span text:style-name="T28"> </text:span><text:span text:style-name="T21">instalación.</text:span><text:span text:style-name="T28"> </text:span><text:span text:style-name="T21">La</text:span><text:span text:style-name="T28"> </text:span><text:span text:style-name="T21">estructura</text:span><text:span text:style-name="T28"> </text:span><text:span text:style-name="T21">del</text:span><text:span text:style-name="T28"> </text:span><text:span text:style-name="T21">archivo</text:span><text:span text:style-name="T28"> </text:span><text:span text:style-name="T21">consiste</text:span><text:span text:style-name="T28"> </text:span><text:span text:style-name="T21">en:</text:span></text:p>
        <text:p text:style-name="P38"/>
        <text:p text:style-name="P41"><text:span text:style-name="T21">Fecha-Usuario-Comando</text:span><text:span text:style-name="T28"> </text:span><text:span text:style-name="T21">que</text:span><text:span text:style-name="T28"> </text:span><text:span text:style-name="T21">genera</text:span><text:span text:style-name="T28"> </text:span><text:span text:style-name="T21">el</text:span><text:span text:style-name="T28"> </text:span><text:span text:style-name="T21">mensaje-Tipo</text:span><text:span text:style-name="T28"> </text:span><text:span text:style-name="T21">de</text:span><text:span text:style-name="T28"> </text:span><text:span text:style-name="T21">Mensaje</text:span><text:span text:style-name="T28"> </text:span><text:span text:style-name="T21">(A,E,I,SE)-Mensaje</text:span></text:p>
        <text:p text:style-name="P38"/>
        <text:p text:style-name="P37"><text:span text:style-name="T31">Parámetros</text:span><text:span text:style-name="T32"> </text:span><text:span text:style-name="T31">y</text:span><text:span text:style-name="T32"> </text:span><text:span text:style-name="T31">Opciones</text:span></text:p>
        <text:p text:style-name="P38"/>
        <text:p text:style-name="P37"><text:span text:style-name="T21">Se</text:span><text:span text:style-name="T28"> </text:span><text:span text:style-name="T21">puede</text:span><text:span text:style-name="T28"> </text:span><text:span text:style-name="T21">invocar</text:span><text:span text:style-name="T28"> </text:span><text:span text:style-name="T21">al</text:span><text:span text:style-name="T28"> </text:span><text:span text:style-name="T21">comando</text:span><text:span text:style-name="T28"> </text:span><text:span text:style-name="T21">de</text:span><text:span text:style-name="T28"> </text:span><text:span text:style-name="T21">las</text:span><text:span text:style-name="T28"> </text:span><text:span text:style-name="T21">siguientes</text:span><text:span text:style-name="T28"> </text:span><text:span text:style-name="T21">formas:</text:span></text:p>
        <text:p text:style-name="P38"/>
        <text:p text:style-name="P41"><text:span text:style-name="T21">loguearC</text:span><text:span text:style-name="T28"> </text:span><text:span text:style-name="T21">&lt;COMANDO&gt;</text:span><text:span text:style-name="T28"> </text:span><text:span text:style-name="T21">&lt;TIPO</text:span><text:span text:style-name="T28"> </text:span><text:span text:style-name="T21">DE</text:span><text:span text:style-name="T28"> </text:span><text:span text:style-name="T21">MENSAJE(A,E,I,SE)&gt;</text:span><text:span text:style-name="T28"> </text:span><text:span text:style-name="T21">&lt;MENSAJE&gt;</text:span></text:p>
        <text:p text:style-name="P38"/>
        <text:p text:style-name="P37"><text:span text:style-name="T21">O</text:span><text:span text:style-name="T28"> </text:span><text:span text:style-name="T21">si</text:span><text:span text:style-name="T28"> </text:span><text:span text:style-name="T21">se</text:span><text:span text:style-name="T28"> </text:span><text:span text:style-name="T21">trata</text:span><text:span text:style-name="T28"> </text:span><text:span text:style-name="T21">de</text:span><text:span text:style-name="T28"> </text:span><text:span text:style-name="T21">un</text:span><text:span text:style-name="T28"> </text:span><text:span text:style-name="T21">error</text:span><text:span text:style-name="T28"> </text:span><text:span text:style-name="T21">que</text:span><text:span text:style-name="T28"> </text:span><text:span text:style-name="T21">se</text:span><text:span text:style-name="T28"> </text:span><text:span text:style-name="T21">ha</text:span><text:span text:style-name="T28"> </text:span><text:span text:style-name="T21">estandarizado</text:span><text:span text:style-name="T28"> </text:span><text:span text:style-name="T21">entre</text:span><text:span text:style-name="T28"> </text:span><text:span text:style-name="T21">los</text:span><text:span text:style-name="T28"> </text:span><text:span text:style-name="T21">distintos</text:span><text:span text:style-name="T28"> </text:span><text:span text:style-name="T21">módulos</text:span><text:span text:style-name="T28"> </text:span><text:span text:style-name="T21">e</text:span><text:span text:style-name="T28"> </text:span><text:span text:style-name="T21">incluido</text:span><text:span text:style-name="T28"> </text:span><text:span text:style-name="T21">en</text:span><text:span text:style-name="T28"> </text:span><text:span text:style-name="T21">el</text:span><text:span text:style-name="T28"> </text:span><text:span text:style-name="T21">archivo</text:span><text:span text:style-name="T28"> </text:span><text:span text:style-name="T21">maestro</text:span><text:span text:style-name="T28"> </text:span><text:span text:style-name="T21">de</text:span><text:span text:style-name="T28"> </text:span><text:span text:style-name="T21">errores</text:span></text:p>
        <text:p text:style-name="P38"/>
        <text:p text:style-name="P41"><text:span text:style-name="T21">loguearC</text:span><text:span text:style-name="T28"> –</text:span><text:span text:style-name="T21">s</text:span><text:span text:style-name="T28"> </text:span><text:span text:style-name="T21">&lt;COMANDO&gt;</text:span><text:span text:style-name="T28"> </text:span><text:span text:style-name="T21">&lt;CODIGO</text:span><text:span text:style-name="T28"> </text:span><text:span text:style-name="T21">DE</text:span><text:span text:style-name="T28"> </text:span><text:span text:style-name="T21">ERROR&gt;</text:span><text:span text:style-name="T28"> </text:span><text:span text:style-name="T21">[PARAMETRO</text:span><text:span text:style-name="T28"> </text:span><text:span text:style-name="T21">EXTRA]</text:span></text:p>
        <text:p text:style-name="P38"/>
        <text:p text:style-name="P37"><text:span text:style-name="T21">Donde</text:span><text:span text:style-name="T28"> </text:span><text:span text:style-name="T21">&lt;COMANDO&gt;</text:span><text:span text:style-name="T28"> </text:span><text:span text:style-name="T21">es</text:span><text:span text:style-name="T28"> </text:span><text:span text:style-name="T21">el</text:span><text:span text:style-name="T28"> </text:span><text:span text:style-name="T21">nombre</text:span><text:span text:style-name="T28"> </text:span><text:span text:style-name="T21">del</text:span><text:span text:style-name="T28"> </text:span><text:span text:style-name="T21">comando</text:span><text:span text:style-name="T28"> </text:span><text:span text:style-name="T21">que</text:span><text:span text:style-name="T28"> </text:span><text:span text:style-name="T21">invoco</text:span><text:span text:style-name="T28"> </text:span><text:span text:style-name="T21">al</text:span><text:span text:style-name="T28"> </text:span><text:span text:style-name="T21">script,</text:span><text:span text:style-name="T28"> </text:span><text:span text:style-name="T21">&lt;CODIGO</text:span><text:span text:style-name="T28"> </text:span><text:span text:style-name="T21">DE</text:span><text:span text:style-name="T28"> </text:span><text:span text:style-name="T21">ERROR&gt;</text:span><text:span text:style-name="T28"> </text:span><text:span text:style-name="T21">es</text:span><text:span text:style-name="T28"> </text:span><text:span text:style-name="T21">el</text:span><text:span text:style-name="T28"> </text:span><text:span text:style-name="T21">código</text:span><text:span text:style-name="T28"> </text:span><text:span text:style-name="T21">con</text:span><text:span text:style-name="T28"> </text:span><text:span text:style-name="T21">el</text:span><text:span text:style-name="T28"> </text:span><text:span text:style-name="T21">cual</text:span><text:span text:style-name="T28"> </text:span><text:span text:style-name="T21">se</text:span><text:span text:style-name="T28"> </text:span><text:span text:style-name="T21">identifica</text:span><text:span text:style-name="T28"> </text:span><text:span text:style-name="T21">el</text:span><text:span text:style-name="T28"> </text:span><text:span text:style-name="T21">mensaje</text:span><text:span text:style-name="T28"> </text:span><text:span text:style-name="T21">que</text:span><text:span text:style-name="T28"> </text:span><text:span text:style-name="T21">se</text:span><text:span text:style-name="T28"> </text:span><text:span text:style-name="T21">desea</text:span><text:span text:style-name="T28"> </text:span><text:span text:style-name="T21">grabar</text:span><text:span text:style-name="T28"> </text:span><text:span text:style-name="T21">en</text:span><text:span text:style-name="T28"> </text:span><text:span text:style-name="T21">el</text:span><text:span text:style-name="T28"> </text:span><text:span text:style-name="T21">archivo</text:span><text:span text:style-name="T28"> </text:span><text:span text:style-name="T21">maestro</text:span><text:span text:style-name="T28"> </text:span><text:span text:style-name="T21">de</text:span><text:span text:style-name="T28"> </text:span><text:span text:style-name="T21">errores</text:span><text:span text:style-name="T28"> </text:span><text:span text:style-name="T21">y</text:span><text:span text:style-name="T28"> </text:span><text:span text:style-name="T21">PARAMETRO</text:span><text:span text:style-name="T28"> </text:span><text:span text:style-name="T21">EXTRA</text:span><text:span text:style-name="T28"> </text:span><text:span text:style-name="T21">es</text:span><text:span text:style-name="T28"> </text:span><text:span text:style-name="T21">para</text:span><text:span text:style-name="T28"> </text:span><text:span text:style-name="T21">incluir</text:span><text:span text:style-name="T28"> </text:span><text:span text:style-name="T21">información</text:span><text:span text:style-name="T28"> </text:span><text:span text:style-name="T21">extra</text:span><text:span text:style-name="T28"> </text:span><text:span text:style-name="T21">en</text:span><text:span text:style-name="T28"> </text:span><text:span text:style-name="T21">el</text:span><text:span text:style-name="T28"> </text:span><text:span text:style-name="T21">caso</text:span><text:span text:style-name="T28"> </text:span><text:span text:style-name="T21">en</text:span><text:span text:style-name="T28"> </text:span><text:span text:style-name="T21">que</text:span><text:span text:style-name="T28"> </text:span><text:span text:style-name="T21">la</text:span><text:span text:style-name="T28"> </text:span><text:span text:style-name="T21">descripción</text:span><text:span text:style-name="T28"> </text:span><text:span text:style-name="T21">del</text:span><text:span text:style-name="T28"> </text:span><text:span text:style-name="T21">mensaje</text:span><text:span text:style-name="T28"> </text:span><text:span text:style-name="T21">en</text:span><text:span text:style-name="T28"> </text:span><text:span text:style-name="T21">el</text:span><text:span text:style-name="T28"> </text:span><text:span text:style-name="T21">maestro</text:span><text:span text:style-name="T28"> </text:span><text:span text:style-name="T21">lo</text:span><text:span text:style-name="T28"> </text:span><text:span text:style-name="T21">acepte.</text:span><text:span text:style-name="T28"> </text:span></text:p>
        <text:p text:style-name="P37"><text:soft-page-break/><text:span text:style-name="T21">En</text:span><text:span text:style-name="T28"> </text:span><text:span text:style-name="T21">todos</text:span><text:span text:style-name="T28"> </text:span><text:span text:style-name="T21">los</text:span><text:span text:style-name="T28"> </text:span><text:span text:style-name="T21">casos</text:span><text:span text:style-name="T28"> </text:span><text:span text:style-name="T21">si</text:span><text:span text:style-name="T28"> </text:span><text:span text:style-name="T21">los</text:span><text:span text:style-name="T28"> </text:span><text:span text:style-name="T21">parámetros</text:span><text:span text:style-name="T28"> </text:span><text:span text:style-name="T21">que</text:span><text:span text:style-name="T28"> </text:span><text:span text:style-name="T21">se</text:span><text:span text:style-name="T28"> </text:span><text:span text:style-name="T21">ingresan</text:span><text:span text:style-name="T28"> </text:span><text:span text:style-name="T21">constan</text:span><text:span text:style-name="T28"> </text:span><text:span text:style-name="T21">de</text:span><text:span text:style-name="T28"> </text:span><text:span text:style-name="T21">más</text:span><text:span text:style-name="T28"> </text:span><text:span text:style-name="T21">de</text:span><text:span text:style-name="T28"> </text:span><text:span text:style-name="T21">una</text:span><text:span text:style-name="T28"> </text:span><text:span text:style-name="T21">palabra</text:span><text:span text:style-name="T28"> </text:span><text:span text:style-name="T21">se</text:span><text:span text:style-name="T28"> </text:span><text:span text:style-name="T21">debe</text:span><text:span text:style-name="T28"> </text:span><text:span text:style-name="T21">agruparlos</text:span><text:span text:style-name="T28"> </text:span><text:span text:style-name="T21">mediante</text:span><text:span text:style-name="T28"> </text:span><text:span text:style-name="T21">el</text:span><text:span text:style-name="T28"> </text:span><text:span text:style-name="T21">uso</text:span><text:span text:style-name="T28"> </text:span><text:span text:style-name="T21">de</text:span><text:span text:style-name="T28"> </text:span><text:span text:style-name="T21">comillas.</text:span></text:p>
        <text:p text:style-name="P37"><text:span text:style-name="T21">Además</text:span><text:span text:style-name="T28"> </text:span><text:span text:style-name="T21">se</text:span><text:span text:style-name="T28"> </text:span><text:span text:style-name="T21">cuenta</text:span><text:span text:style-name="T28"> </text:span><text:span text:style-name="T21">con</text:span><text:span text:style-name="T28"> </text:span><text:span text:style-name="T21">las</text:span><text:span text:style-name="T28"> </text:span><text:span text:style-name="T21">siguientes</text:span><text:span text:style-name="T28"> </text:span><text:span text:style-name="T21">opciones:</text:span></text:p>
        <text:p text:style-name="P38"/>
        <text:p text:style-name="P37"><text:span text:style-name="T21">-h,</text:span><text:span text:style-name="T28"> </text:span><text:span text:style-name="T21">--help:</text:span><text:span text:style-name="T28"> </text:span><text:span text:style-name="T21">Muestra</text:span><text:span text:style-name="T28"> </text:span><text:span text:style-name="T21">en</text:span><text:span text:style-name="T28"> </text:span><text:span text:style-name="T21">pantalla</text:span><text:span text:style-name="T28"> </text:span><text:span text:style-name="T21">ayuda</text:span><text:span text:style-name="T28"> </text:span><text:span text:style-name="T21">acerca</text:span><text:span text:style-name="T28"> </text:span><text:span text:style-name="T21">del</text:span><text:span text:style-name="T28"> </text:span><text:span text:style-name="T21">uso</text:span><text:span text:style-name="T28"> </text:span><text:span text:style-name="T21">del</text:span><text:span text:style-name="T28"> </text:span><text:span text:style-name="T21">comando.</text:span></text:p>
        <text:p text:style-name="P37"><text:span text:style-name="T21">-v,</text:span><text:span text:style-name="T28"> </text:span><text:span text:style-name="T21">--version:</text:span><text:span text:style-name="T28"> </text:span><text:span text:style-name="T21">Muestra</text:span><text:span text:style-name="T28"> </text:span><text:span text:style-name="T21">la</text:span><text:span text:style-name="T28"> </text:span><text:span text:style-name="T21">versión</text:span><text:span text:style-name="T28"> </text:span><text:span text:style-name="T21">del</text:span><text:span text:style-name="T28"> </text:span><text:span text:style-name="T21">script.</text:span></text:p>
        <text:p text:style-name="P38"/>
        <text:p text:style-name="P38"/>
        <text:p text:style-name="P38"/>
        <text:p text:style-name="P37"><text:span text:style-name="T31">Ejemplos</text:span><text:span text:style-name="T32"> </text:span><text:span text:style-name="T31">de</text:span><text:span text:style-name="T32"> </text:span><text:span text:style-name="T31">invocación</text:span></text:p>
        <text:p text:style-name="P38"/>
        <text:p text:style-name="P37"><text:span text:style-name="T21">loguearC</text:span><text:span text:style-name="T28"> </text:span><text:span text:style-name="T21">unComando</text:span><text:span text:style-name="T28"> </text:span><text:span text:style-name="T21">E</text:span><text:span text:style-name="T28"> “</text:span><text:span text:style-name="T21">Este</text:span><text:span text:style-name="T28"> </text:span><text:span text:style-name="T21">es</text:span><text:span text:style-name="T28"> </text:span><text:span text:style-name="T21">un</text:span><text:span text:style-name="T28"> </text:span><text:span text:style-name="T21">mensaje</text:span><text:span text:style-name="T28"> </text:span><text:span text:style-name="T21">de</text:span><text:span text:style-name="T28"> </text:span><text:span text:style-name="T21">error</text:span><text:span text:style-name="T28">”</text:span></text:p>
        <text:p text:style-name="P38"/>
        <text:p text:style-name="P37"><text:span text:style-name="T21">Se</text:span><text:span text:style-name="T28"> </text:span><text:span text:style-name="T21">graba</text:span><text:span text:style-name="T28"> </text:span><text:span text:style-name="T21">en</text:span><text:span text:style-name="T28"> </text:span><text:span text:style-name="T21">el</text:span><text:span text:style-name="T28"> </text:span><text:span text:style-name="T21">archivo</text:span><text:span text:style-name="T28"> </text:span><text:span text:style-name="T21">$LOGDIR/unComando.$LOGEXT</text:span><text:span text:style-name="T28"> </text:span><text:span text:style-name="T21">un</text:span><text:span text:style-name="T28"> </text:span><text:span text:style-name="T21">mensaje</text:span><text:span text:style-name="T28"> </text:span><text:span text:style-name="T21">de</text:span><text:span text:style-name="T28"> </text:span><text:span text:style-name="T21">tipo</text:span><text:span text:style-name="T28"> “</text:span><text:span text:style-name="T21">Error</text:span><text:span text:style-name="T28">” </text:span><text:span text:style-name="T21">con</text:span><text:span text:style-name="T28"> </text:span><text:span text:style-name="T21">la</text:span><text:span text:style-name="T28"> </text:span><text:span text:style-name="T21">descripción</text:span><text:span text:style-name="T28"> “</text:span><text:span text:style-name="T21">Este</text:span><text:span text:style-name="T28"> </text:span><text:span text:style-name="T21">es</text:span><text:span text:style-name="T28"> </text:span><text:span text:style-name="T21">un</text:span><text:span text:style-name="T28"> </text:span><text:span text:style-name="T21">mensaje</text:span><text:span text:style-name="T28"> </text:span><text:span text:style-name="T21">de</text:span><text:span text:style-name="T28"> </text:span><text:span text:style-name="T21">error</text:span><text:span text:style-name="T28">”</text:span><text:span text:style-name="T21">.</text:span></text:p>
        <text:p text:style-name="P38"/>
        <text:p text:style-name="P37"><text:span text:style-name="T21">loguearC</text:span><text:span text:style-name="T28"> –</text:span><text:span text:style-name="T21">s</text:span><text:span text:style-name="T28"> </text:span><text:span text:style-name="T21">unComando</text:span><text:span text:style-name="T28"> </text:span><text:span text:style-name="T21">4</text:span><text:span text:style-name="T28"> “</text:span><text:span text:style-name="T21">unArchivoInexistente</text:span><text:span text:style-name="T28">”</text:span></text:p>
        <text:p text:style-name="P38"/>
        <text:p text:style-name="P37"><text:span text:style-name="T49">Se</text:span><text:span text:style-name="T50"> </text:span><text:span text:style-name="T49">graba</text:span><text:span text:style-name="T50"> </text:span><text:span text:style-name="T49">en</text:span><text:span text:style-name="T50"> </text:span><text:span text:style-name="T49">el</text:span><text:span text:style-name="T50"> </text:span><text:span text:style-name="T49">archivo</text:span><text:span text:style-name="T50"> </text:span><text:span text:style-name="T49">$LOGDIR/unComando.$LOGEXT</text:span><text:span text:style-name="T50"> </text:span><text:span text:style-name="T49">el</text:span><text:span text:style-name="T50"> </text:span><text:span text:style-name="T49">mensaje</text:span><text:span text:style-name="T50"> </text:span><text:span text:style-name="T49">de</text:span><text:span text:style-name="T50"> </text:span><text:span text:style-name="T49">código</text:span><text:span text:style-name="T50"> </text:span><text:span text:style-name="T49">4</text:span><text:span text:style-name="T50"> </text:span><text:span text:style-name="T49">en</text:span><text:span text:style-name="T50"> </text:span><text:span text:style-name="T49">el</text:span><text:span text:style-name="T50"> </text:span><text:span text:style-name="T49">maestro</text:span><text:span text:style-name="T50"> </text:span><text:span text:style-name="T49">de</text:span><text:span text:style-name="T50"> </text:span><text:span text:style-name="T49">errores,</text:span><text:span text:style-name="T50"> </text:span><text:span text:style-name="T49">que</text:span><text:span text:style-name="T50"> </text:span><text:span text:style-name="T49">corresponde</text:span><text:span text:style-name="T50"> </text:span><text:span text:style-name="T49">a</text:span><text:span text:style-name="T50"> </text:span><text:span text:style-name="T49">un</text:span><text:span text:style-name="T50"> </text:span><text:span text:style-name="T49">mensaje</text:span><text:span text:style-name="T50"> </text:span><text:span text:style-name="T49">de</text:span><text:span text:style-name="T50"> </text:span><text:span text:style-name="T49">error</text:span><text:span text:style-name="T50"> </text:span><text:span text:style-name="T49">de</text:span><text:span text:style-name="T50"> </text:span><text:span text:style-name="T49">descripción</text:span><text:span text:style-name="T50"> “</text:span><text:span text:style-name="T49">No</text:span><text:span text:style-name="T50"> </text:span><text:span text:style-name="T49">se</text:span><text:span text:style-name="T50"> </text:span><text:span text:style-name="T49">encuentra</text:span><text:span text:style-name="T50"> </text:span><text:span text:style-name="T49">el</text:span><text:span text:style-name="T50"> </text:span><text:span text:style-name="T49">archivo</text:span><text:span text:style-name="T50"> </text:span><text:span text:style-name="T49">@.</text:span><text:span text:style-name="T50">”</text:span><text:span text:style-name="T49">,</text:span><text:span text:style-name="T50"> </text:span><text:span text:style-name="T49">traduciéndose</text:span><text:span text:style-name="T50"> </text:span><text:span text:style-name="T49">gracias</text:span><text:span text:style-name="T50"> </text:span><text:span text:style-name="T49">a</text:span><text:span text:style-name="T50"> </text:span><text:span text:style-name="T49">la</text:span><text:span text:style-name="T50"> </text:span><text:span text:style-name="T49">inclusión</text:span><text:span text:style-name="T50"> </text:span><text:span text:style-name="T49">del</text:span><text:span text:style-name="T50"> </text:span><text:span text:style-name="T49">parámetro</text:span><text:span text:style-name="T50"> </text:span><text:span text:style-name="T49">extra</text:span><text:span text:style-name="T50"> </text:span><text:span text:style-name="T49">en</text:span><text:span text:style-name="T50"> </text:span><text:span text:style-name="T49">el</text:span><text:span text:style-name="T50"> </text:span><text:span text:style-name="T49">mensaje</text:span><text:span text:style-name="T50"> “</text:span><text:span text:style-name="T49">No</text:span><text:span text:style-name="T50"> </text:span><text:span text:style-name="T49">se</text:span><text:span text:style-name="T50"> </text:span><text:span text:style-name="T49">encuentra</text:span><text:span text:style-name="T50"> </text:span><text:span text:style-name="T49">el</text:span><text:span text:style-name="T50"> </text:span><text:span text:style-name="T49">archivo</text:span><text:span text:style-name="T50"> </text:span><text:span text:style-name="T49">unArchivoInexistente.</text:span><text:span text:style-name="T50">”</text:span><text:span text:style-name="T49">.</text:span></text:p>
        <text:p text:style-name="P40"/>
        <text:p text:style-name="P40"/>
        <text:p text:style-name="P40"/>
        <text:h text:style-name="P132" text:outline-level="2">mirarC</text:h>
        <text:p text:style-name="P40"/>
        <text:p text:style-name="P40"/>
        <text:p text:style-name="P37"><text:span text:style-name="T21">Formatea</text:span><text:span text:style-name="T28"> </text:span><text:span text:style-name="T21">el</text:span><text:span text:style-name="T28"> </text:span><text:span text:style-name="T21">log</text:span><text:span text:style-name="T28"> </text:span><text:span text:style-name="T21">del</text:span><text:span text:style-name="T28"> </text:span><text:span text:style-name="T21">comando</text:span><text:span text:style-name="T28"> </text:span><text:span text:style-name="T21">pasado</text:span><text:span text:style-name="T28"> </text:span><text:span text:style-name="T21">como</text:span><text:span text:style-name="T28"> </text:span><text:span text:style-name="T21">parámetro</text:span><text:span text:style-name="T28"> </text:span><text:span text:style-name="T21">y</text:span><text:span text:style-name="T28"> </text:span><text:span text:style-name="T21">lo</text:span><text:span text:style-name="T28"> </text:span><text:span text:style-name="T21">imprime</text:span><text:span text:style-name="T28"> </text:span><text:span text:style-name="T21">por</text:span><text:span text:style-name="T28"> </text:span><text:span text:style-name="T21">salida</text:span><text:span text:style-name="T28"> </text:span><text:span text:style-name="T21">estándar.</text:span></text:p>
        <text:p text:style-name="P38"/>
        <text:p text:style-name="P39">Archivos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Input:</text:span><text:span text:style-name="T28"> </text:span><text:span text:style-name="T21">Archivo</text:span><text:span text:style-name="T28"> </text:span><text:span text:style-name="T21">de</text:span><text:span text:style-name="T28"> </text:span><text:span text:style-name="T21">log</text:span><text:span text:style-name="T28"> </text:span><text:span text:style-name="T21">en</text:span><text:span text:style-name="T28"> </text:span><text:span text:style-name="T21">$LOGDIR</text:span><text:span text:style-name="T28"> </text:span><text:span text:style-name="T21">con</text:span><text:span text:style-name="T28"> </text:span><text:span text:style-name="T21">nombre</text:span><text:span text:style-name="T28"> </text:span><text:span text:style-name="T21">&lt;comando&gt;.$LOGEXT,</text:span><text:span text:style-name="T28"> </text:span><text:span text:style-name="T21">donde</text:span><text:span text:style-name="T28"> “</text:span><text:span text:style-name="T21">comando</text:span><text:span text:style-name="T28">” </text:span><text:span text:style-name="T21">es</text:span><text:span text:style-name="T28"> </text:span><text:span text:style-name="T21">el</text:span><text:span text:style-name="T28"> </text:span><text:span text:style-name="T21">nombre</text:span><text:span text:style-name="T28"> </text:span><text:span text:style-name="T21">del</text:span><text:span text:style-name="T28"> </text:span><text:span text:style-name="T21">comando</text:span><text:span text:style-name="T28"> </text:span><text:span text:style-name="T21">del</text:span><text:span text:style-name="T28"> </text:span><text:span text:style-name="T21">que</text:span><text:span text:style-name="T28"> </text:span><text:span text:style-name="T21">se</text:span><text:span text:style-name="T28"> </text:span><text:span text:style-name="T21">quiere</text:span><text:span text:style-name="T28"> </text:span><text:span text:style-name="T21">mostrar</text:span><text:span text:style-name="T28"> </text:span><text:span text:style-name="T21">el</text:span><text:span text:style-name="T28"> </text:span><text:span text:style-name="T21">log</text:span><text:span text:style-name="T28"> </text:span><text:span text:style-name="T21">y</text:span><text:span text:style-name="T28"> </text:span><text:span text:style-name="T21">que</text:span><text:span text:style-name="T28"> </text:span><text:span text:style-name="T21">es</text:span><text:span text:style-name="T28"> </text:span><text:span text:style-name="T21">pasado</text:span><text:span text:style-name="T28"> </text:span><text:span text:style-name="T21">como</text:span><text:span text:style-name="T28"> </text:span><text:span text:style-name="T21">parámetro</text:span><text:span text:style-name="T28"> </text:span><text:span text:style-name="T21">y</text:span><text:span text:style-name="T28"> </text:span><text:span text:style-name="T21">$LOGDIR</text:span><text:span text:style-name="T28"> </text:span><text:span text:style-name="T21">y</text:span><text:span text:style-name="T28"> </text:span><text:span text:style-name="T21">$LOGEXT</text:span><text:span text:style-name="T28"> </text:span><text:span text:style-name="T21">variables</text:span><text:span text:style-name="T28"> </text:span><text:span text:style-name="T21">configuradas</text:span><text:span text:style-name="T28"> </text:span><text:span text:style-name="T21">al</text:span><text:span text:style-name="T28"> </text:span><text:span text:style-name="T21">momento</text:span><text:span text:style-name="T28"> </text:span><text:span text:style-name="T21">de</text:span><text:span text:style-name="T28"> </text:span><text:span text:style-name="T21">instalación.</text:span></text:p>
        <text:p text:style-name="P38"/>
        <text:p text:style-name="P37"><text:span text:style-name="T29">Archivos</text:span><text:span text:style-name="T30"> </text:span><text:span text:style-name="T29">Intermedios:</text:span><text:span text:style-name="T28"> </text:span><text:span text:style-name="T21">Archivo</text:span><text:span text:style-name="T28"> </text:span><text:span text:style-name="T21">temporal</text:span><text:span text:style-name="T28"> </text:span><text:span text:style-name="T21">con</text:span><text:span text:style-name="T28"> </text:span><text:span text:style-name="T21">las</text:span><text:span text:style-name="T28"> </text:span><text:span text:style-name="T21">líneas</text:span><text:span text:style-name="T28"> </text:span><text:span text:style-name="T21">del</text:span><text:span text:style-name="T28"> </text:span><text:span text:style-name="T21">archivo</text:span><text:span text:style-name="T28"> </text:span><text:span text:style-name="T21">de</text:span><text:span text:style-name="T28"> </text:span><text:span text:style-name="T21">log</text:span><text:span text:style-name="T28"> </text:span><text:span text:style-name="T21">a</text:span><text:span text:style-name="T28"> </text:span><text:span text:style-name="T21">mostrar</text:span><text:span text:style-name="T28"> </text:span><text:span text:style-name="T21">por</text:span><text:span text:style-name="T28"> </text:span><text:span text:style-name="T21">pantalla</text:span><text:span text:style-name="T28"> </text:span><text:span text:style-name="T21">junto</text:span><text:span text:style-name="T28"> </text:span><text:span text:style-name="T21">a</text:span><text:span text:style-name="T28"> </text:span><text:span text:style-name="T21">los</text:span><text:span text:style-name="T28"> </text:span><text:span text:style-name="T21">caracteres</text:span><text:span text:style-name="T28"> </text:span><text:span text:style-name="T21">ANSI</text:span><text:span text:style-name="T28"> </text:span><text:span text:style-name="T21">necesarios</text:span><text:span text:style-name="T28"> </text:span><text:span text:style-name="T21">para</text:span><text:span text:style-name="T28"> </text:span><text:span text:style-name="T21">emitirlas</text:span><text:span text:style-name="T28"> </text:span><text:span text:style-name="T21">con</text:span><text:span text:style-name="T28"> </text:span><text:span text:style-name="T21">distintos</text:span><text:span text:style-name="T28"> </text:span><text:span text:style-name="T21">colores</text:span><text:span text:style-name="T28"> </text:span><text:span text:style-name="T21">según</text:span><text:span text:style-name="T28"> </text:span><text:span text:style-name="T21">el</text:span><text:span text:style-name="T28"> </text:span><text:span text:style-name="T21">tipo</text:span><text:span text:style-name="T28"> </text:span><text:span text:style-name="T21">de</text:span><text:span text:style-name="T28"> </text:span><text:span text:style-name="T21">mensaje</text:span><text:span text:style-name="T28"> </text:span><text:span text:style-name="T21">que</text:span><text:span text:style-name="T28"> </text:span><text:span text:style-name="T21">sean.</text:span>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Output:</text:span><text:span text:style-name="T28"> </text:span><text:span text:style-name="T21">No</text:span><text:span text:style-name="T28"> </text:span><text:span text:style-name="T21">existen</text:span></text:p>
        <text:p text:style-name="P38"/>
        <text:p text:style-name="P37"><text:span text:style-name="T31">Parámetros</text:span><text:span text:style-name="T32"> </text:span><text:span text:style-name="T31">y</text:span><text:span text:style-name="T32"> </text:span><text:span text:style-name="T31">Opciones</text:span></text:p>
        <text:p text:style-name="P38"/>
        <text:p text:style-name="P37"><text:span text:style-name="T21">Se</text:span><text:span text:style-name="T28"> </text:span><text:span text:style-name="T21">puede</text:span><text:span text:style-name="T28"> </text:span><text:span text:style-name="T21">invocar</text:span><text:span text:style-name="T28"> </text:span><text:span text:style-name="T21">al</text:span><text:span text:style-name="T28"> </text:span><text:span text:style-name="T21">comando</text:span><text:span text:style-name="T28"> </text:span><text:span text:style-name="T21">de</text:span><text:span text:style-name="T28"> </text:span><text:span text:style-name="T21">la</text:span><text:span text:style-name="T28"> </text:span><text:span text:style-name="T21">siguiente</text:span><text:span text:style-name="T28"> </text:span><text:span text:style-name="T21">forma:</text:span></text:p>
        <text:p text:style-name="P38"/>
        <text:p text:style-name="P41"><text:span text:style-name="T21">mirarC</text:span><text:span text:style-name="T28"> </text:span><text:span text:style-name="T21">[OPCION]</text:span><text:span text:style-name="T28"> </text:span><text:span text:style-name="T21">[PARAMETROS]</text:span><text:span text:style-name="T28"> </text:span><text:span text:style-name="T21">&lt;COMANDO&gt;</text:span></text:p>
        <text:p text:style-name="P38"/>
        <text:p text:style-name="P37"><text:span text:style-name="T21">Donde</text:span><text:span text:style-name="T28"> </text:span><text:span text:style-name="T21">OPCION</text:span><text:span text:style-name="T28"> </text:span><text:span text:style-name="T21">junto</text:span><text:span text:style-name="T28"> </text:span><text:span text:style-name="T21">a</text:span><text:span text:style-name="T28"> </text:span><text:span text:style-name="T21">PARAMETROS</text:span><text:span text:style-name="T28"> </text:span><text:span text:style-name="T21">son</text:span><text:span text:style-name="T28"> </text:span><text:span text:style-name="T21">elementos</text:span><text:span text:style-name="T28"> </text:span><text:span text:style-name="T21">optativos</text:span><text:span text:style-name="T28"> </text:span><text:span text:style-name="T21">y</text:span><text:span text:style-name="T28"> </text:span><text:span text:style-name="T21">&lt;COMANDO&gt;</text:span><text:span text:style-name="T28"> </text:span><text:span text:style-name="T21">es</text:span><text:span text:style-name="T28"> </text:span><text:span text:style-name="T21">el</text:span><text:span text:style-name="T28"> </text:span><text:span text:style-name="T21">nombre</text:span><text:span text:style-name="T28"> </text:span><text:span text:style-name="T21">del</text:span><text:span text:style-name="T28"> </text:span><text:span text:style-name="T21">comando</text:span><text:span text:style-name="T28"> </text:span><text:span text:style-name="T21">del</text:span><text:span text:style-name="T28"> </text:span><text:span text:style-name="T21">cual</text:span><text:span text:style-name="T28"> </text:span><text:span text:style-name="T21">se</text:span><text:span text:style-name="T28"> </text:span><text:span text:style-name="T21">quiere</text:span><text:span text:style-name="T28"> </text:span><text:span text:style-name="T21">ver</text:span><text:span text:style-name="T28"> </text:span><text:span text:style-name="T21">el</text:span><text:span text:style-name="T28"> </text:span><text:span text:style-name="T21">log.</text:span></text:p>
        <text:p text:style-name="P37"><text:span text:style-name="T21">Las</text:span><text:span text:style-name="T28"> </text:span><text:span text:style-name="T21">opciones</text:span><text:span text:style-name="T28"> </text:span><text:span text:style-name="T21">disponibles</text:span><text:span text:style-name="T28"> </text:span><text:span text:style-name="T21">son</text:span><text:span text:style-name="T28"> </text:span><text:span text:style-name="T21">las</text:span><text:span text:style-name="T28"> </text:span><text:span text:style-name="T21">siguientes:</text:span></text:p>
        <text:p text:style-name="P38"/>
        <text:p text:style-name="P37"><text:span text:style-name="T21">-s:</text:span><text:span text:style-name="T28"> </text:span><text:span text:style-name="T21">Muestra</text:span><text:span text:style-name="T28"> </text:span><text:span text:style-name="T21">solo</text:span><text:span text:style-name="T28"> </text:span><text:span text:style-name="T21">las</text:span><text:span text:style-name="T28"> </text:span><text:span text:style-name="T21">líneas</text:span><text:span text:style-name="T28"> </text:span><text:span text:style-name="T21">que</text:span><text:span text:style-name="T28"> </text:span><text:span text:style-name="T21">contienen</text:span><text:span text:style-name="T28"> </text:span><text:span text:style-name="T21">un</text:span><text:span text:style-name="T28"> </text:span><text:span text:style-name="T21">determinado</text:span><text:span text:style-name="T28"> </text:span><text:span text:style-name="T21">string</text:span><text:span text:style-name="T28"> </text:span><text:span text:style-name="T21">que</text:span><text:span text:style-name="T28"> </text:span><text:span text:style-name="T21">se</text:span><text:span text:style-name="T28"> </text:span><text:span text:style-name="T21">le</text:span><text:span text:style-name="T28"> </text:span><text:span text:style-name="T21">pasa</text:span><text:span text:style-name="T28"> </text:span><text:span text:style-name="T21">como</text:span><text:span text:style-name="T28"> </text:span><text:span text:style-name="T21">parámetro.</text:span><text:span text:style-name="T28"> </text:span><text:span text:style-name="T21">En</text:span><text:span text:style-name="T28"> </text:span><text:span text:style-name="T21">el</text:span><text:span text:style-name="T28"> </text:span><text:span text:style-name="T21">caso</text:span><text:span text:style-name="T28"> </text:span><text:span text:style-name="T21">de</text:span><text:span text:style-name="T28"> </text:span><text:span text:style-name="T21">tratarse</text:span><text:span text:style-name="T28"> </text:span><text:span text:style-name="T21">de</text:span><text:span text:style-name="T28"> </text:span><text:span text:style-name="T21">una</text:span><text:span text:style-name="T28"> </text:span><text:span text:style-name="T21">frase,</text:span><text:span text:style-name="T28"> </text:span><text:span text:style-name="T21">incluirla</text:span><text:span text:style-name="T28"> </text:span><text:span text:style-name="T21">entre</text:span><text:span text:style-name="T28"> </text:span><text:span text:style-name="T21">comillas.</text:span></text:p>
        <text:p text:style-name="P37"><text:span text:style-name="T21">-t:</text:span><text:span text:style-name="T28"> </text:span><text:span text:style-name="T21">Muestra</text:span><text:span text:style-name="T28"> </text:span><text:span text:style-name="T21">solo</text:span><text:span text:style-name="T28"> </text:span><text:span text:style-name="T21">las</text:span><text:span text:style-name="T28"> </text:span><text:span text:style-name="T21">líneas</text:span><text:span text:style-name="T28"> </text:span><text:span text:style-name="T21">que</text:span><text:span text:style-name="T28"> </text:span><text:span text:style-name="T21">corresponden</text:span><text:span text:style-name="T28"> </text:span><text:span text:style-name="T21">a</text:span><text:span text:style-name="T28"> </text:span><text:span text:style-name="T21">los</text:span><text:span text:style-name="T28"> </text:span><text:span text:style-name="T21">tipos</text:span><text:span text:style-name="T28"> </text:span><text:span text:style-name="T21">de</text:span><text:span text:style-name="T28"> </text:span><text:span text:style-name="T21">mensaje</text:span><text:span text:style-name="T28"> </text:span><text:span text:style-name="T21">que</text:span><text:span text:style-name="T28"> </text:span><text:span text:style-name="T21">se</text:span><text:span text:style-name="T28"> </text:span><text:span text:style-name="T21">le</text:span><text:span text:style-name="T28"> </text:span><text:span text:style-name="T21">pasan</text:span><text:span text:style-name="T28"> </text:span><text:span text:style-name="T21">como</text:span><text:span text:style-name="T28"> </text:span><text:span text:style-name="T21">parámetro.</text:span><text:span text:style-name="T28"> </text:span><text:span text:style-name="T21">Estos</text:span><text:span text:style-name="T28"> </text:span><text:span text:style-name="T21">pueden</text:span><text:span text:style-name="T28"> </text:span><text:span text:style-name="T21">ser</text:span><text:span text:style-name="T28"> </text:span><text:span text:style-name="T21">I,</text:span><text:span text:style-name="T28"> </text:span><text:span text:style-name="T21">E,</text:span><text:span text:style-name="T28"> </text:span><text:span text:style-name="T21">SE</text:span><text:span text:style-name="T28"> </text:span><text:span text:style-name="T21">y</text:span><text:span text:style-name="T28"> </text:span><text:span text:style-name="T21">A.</text:span><text:span text:style-name="T28"> </text:span><text:span text:style-name="T21">Si</text:span><text:span text:style-name="T28"> </text:span><text:span text:style-name="T21">se</text:span><text:span text:style-name="T28"> </text:span><text:span text:style-name="T21">desean</text:span><text:span text:style-name="T28"> </text:span><text:span text:style-name="T21">seleccionar</text:span><text:span text:style-name="T28"> </text:span><text:span text:style-name="T21">varios</text:span><text:span text:style-name="T28"> </text:span><text:span text:style-name="T21">tipos,</text:span><text:span text:style-name="T28"> </text:span><text:span text:style-name="T21">separarlos</text:span><text:span text:style-name="T28"> </text:span><text:span text:style-name="T21">con</text:span><text:span text:style-name="T28"> </text:span><text:span text:style-name="T21">espacios</text:span><text:span text:style-name="T28"> </text:span><text:span text:style-name="T21">en</text:span><text:span text:style-name="T28"> </text:span><text:span text:style-name="T21">blanco,</text:span><text:span text:style-name="T28"> </text:span><text:span text:style-name="T21">sin</text:span><text:span text:style-name="T28"> </text:span><text:span text:style-name="T21">agruparlos</text:span><text:span text:style-name="T28"> </text:span><text:span text:style-name="T21">mediante</text:span><text:span text:style-name="T28"> </text:span><text:span text:style-name="T21">comillas.</text:span></text:p>
        <text:p text:style-name="P37"><text:soft-page-break/><text:span text:style-name="T21">-n:</text:span><text:span text:style-name="T28"> </text:span><text:span text:style-name="T21">Muestra</text:span><text:span text:style-name="T28"> </text:span><text:span text:style-name="T21">las</text:span><text:span text:style-name="T28"> </text:span><text:span text:style-name="T21">ultimas</text:span><text:span text:style-name="T28"> </text:span><text:span text:style-name="T21">N</text:span><text:span text:style-name="T28"> </text:span><text:span text:style-name="T21">líneas</text:span><text:span text:style-name="T28"> </text:span><text:span text:style-name="T21">del</text:span><text:span text:style-name="T28"> </text:span><text:span text:style-name="T21">archivo</text:span><text:span text:style-name="T28"> </text:span><text:span text:style-name="T21">de</text:span><text:span text:style-name="T28"> </text:span><text:span text:style-name="T21">log,</text:span><text:span text:style-name="T28"> </text:span><text:span text:style-name="T21">donde</text:span><text:span text:style-name="T28"> </text:span><text:span text:style-name="T21">N</text:span><text:span text:style-name="T28"> </text:span><text:span text:style-name="T21">es</text:span><text:span text:style-name="T28"> </text:span><text:span text:style-name="T21">un</text:span><text:span text:style-name="T28"> </text:span><text:span text:style-name="T21">argumento</text:span><text:span text:style-name="T28"> </text:span><text:span text:style-name="T21">que</text:span><text:span text:style-name="T28"> </text:span><text:span text:style-name="T21">se</text:span><text:span text:style-name="T28"> </text:span><text:span text:style-name="T21">debe</text:span><text:span text:style-name="T28"> </text:span><text:span text:style-name="T21">proveer.</text:span><text:span text:style-name="T28"> </text:span><text:span text:style-name="T21">En</text:span><text:span text:style-name="T28"> </text:span><text:span text:style-name="T21">el</text:span><text:span text:style-name="T28"> </text:span><text:span text:style-name="T21">caso</text:span><text:span text:style-name="T28"> </text:span><text:span text:style-name="T21">de</text:span><text:span text:style-name="T28"> </text:span><text:span text:style-name="T21">que</text:span><text:span text:style-name="T28"> </text:span><text:span text:style-name="T21">N</text:span><text:span text:style-name="T28"> </text:span><text:span text:style-name="T21">sea</text:span><text:span text:style-name="T28"> </text:span><text:span text:style-name="T21">mayor</text:span><text:span text:style-name="T28"> </text:span><text:span text:style-name="T21">a</text:span><text:span text:style-name="T28"> </text:span><text:span text:style-name="T21">la</text:span><text:span text:style-name="T28"> </text:span><text:span text:style-name="T21">cantidad</text:span><text:span text:style-name="T28"> </text:span><text:span text:style-name="T21">de</text:span><text:span text:style-name="T28"> </text:span><text:span text:style-name="T21">líneas</text:span><text:span text:style-name="T28"> </text:span><text:span text:style-name="T21">del</text:span><text:span text:style-name="T28"> </text:span><text:span text:style-name="T21">log,</text:span><text:span text:style-name="T28"> </text:span><text:span text:style-name="T21">se</text:span><text:span text:style-name="T28"> </text:span><text:span text:style-name="T21">muestra</text:span><text:span text:style-name="T28"> </text:span><text:span text:style-name="T21">la</text:span><text:span text:style-name="T28"> </text:span><text:span text:style-name="T21">totalidad</text:span><text:span text:style-name="T28"> </text:span><text:span text:style-name="T21">del</text:span><text:span text:style-name="T28"> </text:span><text:span text:style-name="T21">mismo.</text:span></text:p>
        <text:p text:style-name="P37"><text:span text:style-name="T21">-h,</text:span><text:span text:style-name="T28"> </text:span><text:span text:style-name="T21">--help:</text:span><text:span text:style-name="T28"> </text:span><text:span text:style-name="T21">Muestra</text:span><text:span text:style-name="T28"> </text:span><text:span text:style-name="T21">en</text:span><text:span text:style-name="T28"> </text:span><text:span text:style-name="T21">pantalla</text:span><text:span text:style-name="T28"> </text:span><text:span text:style-name="T21">ayuda</text:span><text:span text:style-name="T28"> </text:span><text:span text:style-name="T21">acerca</text:span><text:span text:style-name="T28"> </text:span><text:span text:style-name="T21">del</text:span><text:span text:style-name="T28"> </text:span><text:span text:style-name="T21">uso</text:span><text:span text:style-name="T28"> </text:span><text:span text:style-name="T21">del</text:span><text:span text:style-name="T28"> </text:span><text:span text:style-name="T21">comando.</text:span></text:p>
        <text:p text:style-name="P37"><text:span text:style-name="T21">-v,</text:span><text:span text:style-name="T28"> </text:span><text:span text:style-name="T21">--version:</text:span><text:span text:style-name="T28"> </text:span><text:span text:style-name="T21">Muestra</text:span><text:span text:style-name="T28"> </text:span><text:span text:style-name="T21">la</text:span><text:span text:style-name="T28"> </text:span><text:span text:style-name="T21">versión</text:span><text:span text:style-name="T28"> </text:span><text:span text:style-name="T21">del</text:span><text:span text:style-name="T28"> </text:span><text:span text:style-name="T21">script.</text:span></text:p>
        <text:p text:style-name="P38"/>
        <text:p text:style-name="P37"><text:span text:style-name="T31">Ejemplos</text:span><text:span text:style-name="T32"> </text:span><text:span text:style-name="T31">de</text:span><text:span text:style-name="T32"> </text:span><text:span text:style-name="T31">invocación</text:span></text:p>
        <text:p text:style-name="P38"/>
        <text:p text:style-name="P37"><text:span text:style-name="T21">mirarC</text:span><text:span text:style-name="T28"> </text:span><text:span text:style-name="T21">unComando</text:span></text:p>
        <text:p text:style-name="P38"/>
        <text:p text:style-name="P37"><text:span text:style-name="T21">Se</text:span><text:span text:style-name="T28"> </text:span><text:span text:style-name="T21">muestra</text:span><text:span text:style-name="T28"> </text:span><text:span text:style-name="T21">el</text:span><text:span text:style-name="T28"> </text:span><text:span text:style-name="T21">log</text:span><text:span text:style-name="T28"> </text:span><text:span text:style-name="T21">correspondiente</text:span><text:span text:style-name="T28"> </text:span><text:span text:style-name="T21">al</text:span><text:span text:style-name="T28"> </text:span><text:span text:style-name="T21">comando</text:span><text:span text:style-name="T28"> “</text:span><text:span text:style-name="T21">unComando</text:span><text:span text:style-name="T28">”</text:span><text:span text:style-name="T21">.</text:span></text:p>
        <text:p text:style-name="P38"/>
        <text:p text:style-name="P37"><text:span text:style-name="T21">mirarC</text:span><text:span text:style-name="T28"> –</text:span><text:span text:style-name="T21">t</text:span><text:span text:style-name="T28"> </text:span><text:span text:style-name="T21">A</text:span><text:span text:style-name="T28"> </text:span><text:span text:style-name="T21">E</text:span><text:span text:style-name="T28"> </text:span><text:span text:style-name="T21">unComando</text:span></text:p>
        <text:p text:style-name="P38"/>
        <text:p text:style-name="P37"><text:span text:style-name="T21">Muestra</text:span><text:span text:style-name="T28"> </text:span><text:span text:style-name="T21">solo</text:span><text:span text:style-name="T28"> </text:span><text:span text:style-name="T21">los</text:span><text:span text:style-name="T28"> </text:span><text:span text:style-name="T21">mensajes</text:span><text:span text:style-name="T28"> </text:span><text:span text:style-name="T21">de</text:span><text:span text:style-name="T28"> </text:span><text:span text:style-name="T21">Advertencia</text:span><text:span text:style-name="T28"> </text:span><text:span text:style-name="T21">y</text:span><text:span text:style-name="T28"> </text:span><text:span text:style-name="T21">Error</text:span><text:span text:style-name="T28"> </text:span><text:span text:style-name="T21">logueados</text:span><text:span text:style-name="T28"> </text:span><text:span text:style-name="T21">por</text:span><text:span text:style-name="T28"> </text:span><text:span text:style-name="T21">unComando.</text:span></text:p>
        <text:p text:style-name="P38"/>
        <text:p text:style-name="P37"><text:span text:style-name="T21">mirarC</text:span><text:span text:style-name="T28"> –</text:span><text:span text:style-name="T21">s</text:span><text:span text:style-name="T28"> “</text:span><text:span text:style-name="T21">este</text:span><text:span text:style-name="T28"> </text:span><text:span text:style-name="T21">string</text:span><text:span text:style-name="T28">” </text:span><text:span text:style-name="T21">unComando</text:span></text:p>
        <text:p text:style-name="P38"/>
        <text:p text:style-name="P37"><text:span text:style-name="T21">Muestra</text:span><text:span text:style-name="T28"> </text:span><text:span text:style-name="T21">solo</text:span><text:span text:style-name="T28"> </text:span><text:span text:style-name="T21">las</text:span><text:span text:style-name="T28"> </text:span><text:span text:style-name="T21">líneas</text:span><text:span text:style-name="T28"> </text:span><text:span text:style-name="T21">que</text:span><text:span text:style-name="T28"> </text:span><text:span text:style-name="T21">contienen</text:span><text:span text:style-name="T28"> </text:span><text:span text:style-name="T21">al</text:span><text:span text:style-name="T28"> </text:span><text:span text:style-name="T21">string</text:span><text:span text:style-name="T28"> “</text:span><text:span text:style-name="T21">este</text:span><text:span text:style-name="T28"> </text:span><text:span text:style-name="T21">string</text:span><text:span text:style-name="T28">”</text:span><text:span text:style-name="T21">.</text:span></text:p>
        <text:p text:style-name="P38"/>
        <text:p text:style-name="P37"><text:span text:style-name="T21">mirarC</text:span><text:span text:style-name="T28"> –</text:span><text:span text:style-name="T21">n</text:span><text:span text:style-name="T28"> </text:span><text:span text:style-name="T21">1</text:span><text:span text:style-name="T28"> </text:span><text:span text:style-name="T21">unComando</text:span></text:p>
        <text:p text:style-name="P38"/>
        <text:p text:style-name="P37"><text:span text:style-name="T21">Muestra</text:span><text:span text:style-name="T28"> </text:span><text:span text:style-name="T21">la</text:span><text:span text:style-name="T28"> </text:span><text:span text:style-name="T21">última</text:span><text:span text:style-name="T28"> </text:span><text:span text:style-name="T21">línea</text:span><text:span text:style-name="T28"> </text:span><text:span text:style-name="T21">del</text:span><text:span text:style-name="T28"> </text:span><text:span text:style-name="T21">log.</text:span></text:p>
        <text:p text:style-name="P38"/>
        <text:p text:style-name="P39">Hipótesis</text:p>
        <text:p text:style-name="P38"/>
        <text:p text:style-name="P37"><text:span text:style-name="T49">Las</text:span><text:span text:style-name="T50"> </text:span><text:span text:style-name="T49">opciones</text:span><text:span text:style-name="T50"> </text:span><text:span text:style-name="T49">no</text:span><text:span text:style-name="T50"> </text:span><text:span text:style-name="T49">pueden</text:span><text:span text:style-name="T50"> </text:span><text:span text:style-name="T49">combinarse.</text:span></text:p>
        <text:p text:style-name="P40"/>
        <text:p text:style-name="P40"/>
        <text:p text:style-name="P40"/>
        <text:h text:style-name="P132" text:outline-level="2">StartD</text:h>
        <text:p text:style-name="P40"/>
        <text:p text:style-name="P37"><text:span text:style-name="T21">Lanza</text:span><text:span text:style-name="T28"> </text:span><text:span text:style-name="T21">la</text:span><text:span text:style-name="T28"> </text:span><text:span text:style-name="T21">ejecución</text:span><text:span text:style-name="T28"> </text:span><text:span text:style-name="T21">de</text:span><text:span text:style-name="T28"> </text:span><text:span text:style-name="T21">un</text:span><text:span text:style-name="T28"> </text:span><text:span text:style-name="T21">proceso.</text:span></text:p>
        <text:p text:style-name="P38"/>
        <text:p text:style-name="P39">Archivos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Input:</text:span><text:span text:style-name="T28"> </text:span><text:span text:style-name="T21">No</text:span><text:span text:style-name="T28"> </text:span><text:span text:style-name="T21">existen.</text:span></text:p>
        <text:p text:style-name="P38"/>
        <text:p text:style-name="P37"><text:span text:style-name="T29">Archivos</text:span><text:span text:style-name="T30"> </text:span><text:span text:style-name="T29">Intermedios:</text:span><text:span text:style-name="T28"> </text:span><text:span text:style-name="T21">No</text:span><text:span text:style-name="T28"> </text:span><text:span text:style-name="T21">existen.</text:span>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Output:</text:span><text:span text:style-name="T28"> </text:span><text:span text:style-name="T21">No</text:span><text:span text:style-name="T28"> </text:span><text:span text:style-name="T21">existen.</text:span></text:p>
        <text:p text:style-name="P38"/>
        <text:p text:style-name="P37"><text:span text:style-name="T31">Parámetros</text:span><text:span text:style-name="T32"> </text:span><text:span text:style-name="T31">y</text:span><text:span text:style-name="T32"> </text:span><text:span text:style-name="T31">Opciones</text:span></text:p>
        <text:p text:style-name="P38"/>
        <text:p text:style-name="P37"><text:span text:style-name="T21">Se</text:span><text:span text:style-name="T28"> </text:span><text:span text:style-name="T21">puede</text:span><text:span text:style-name="T28"> </text:span><text:span text:style-name="T21">invocar</text:span><text:span text:style-name="T28"> </text:span><text:span text:style-name="T21">al</text:span><text:span text:style-name="T28"> </text:span><text:span text:style-name="T21">comando</text:span><text:span text:style-name="T28"> </text:span><text:span text:style-name="T21">de</text:span><text:span text:style-name="T28"> </text:span><text:span text:style-name="T21">la</text:span><text:span text:style-name="T28"> </text:span><text:span text:style-name="T21">siguiente</text:span><text:span text:style-name="T28"> </text:span><text:span text:style-name="T21">forma:</text:span></text:p>
        <text:p text:style-name="P38"/>
        <text:p text:style-name="P41"><text:span text:style-name="T21">StartD</text:span><text:span text:style-name="T28"> </text:span><text:span text:style-name="T21">[OPCION]</text:span><text:span text:style-name="T28"> </text:span><text:span text:style-name="T21">&lt;COMANDO&gt;</text:span></text:p>
        <text:p text:style-name="P38"/>
        <text:p text:style-name="P37"><text:span text:style-name="T21">Donde</text:span><text:span text:style-name="T28"> </text:span><text:span text:style-name="T21">OPCION</text:span><text:span text:style-name="T28"> </text:span><text:span text:style-name="T21">es</text:span><text:span text:style-name="T28"> </text:span><text:span text:style-name="T21">un</text:span><text:span text:style-name="T28"> </text:span><text:span text:style-name="T21">elemento</text:span><text:span text:style-name="T28"> </text:span><text:span text:style-name="T21">optativo</text:span><text:span text:style-name="T28"> </text:span><text:span text:style-name="T21">y</text:span><text:span text:style-name="T28"> </text:span><text:span text:style-name="T21">&lt;COMANDO&gt;</text:span><text:span text:style-name="T28"> </text:span><text:span text:style-name="T21">es</text:span><text:span text:style-name="T28"> </text:span><text:span text:style-name="T21">el</text:span><text:span text:style-name="T28"> </text:span><text:span text:style-name="T21">nombre</text:span><text:span text:style-name="T28"> </text:span><text:span text:style-name="T21">del</text:span><text:span text:style-name="T28"> </text:span><text:span text:style-name="T21">comando</text:span><text:span text:style-name="T28"> </text:span><text:span text:style-name="T21">del</text:span><text:span text:style-name="T28"> </text:span><text:span text:style-name="T21">cual</text:span><text:span text:style-name="T28"> </text:span><text:span text:style-name="T21">se</text:span><text:span text:style-name="T28"> </text:span><text:span text:style-name="T21">quiere</text:span><text:span text:style-name="T28"> </text:span><text:span text:style-name="T21">lanzar.</text:span></text:p>
        <text:p text:style-name="P37"><text:span text:style-name="T21">Las</text:span><text:span text:style-name="T28"> </text:span><text:span text:style-name="T21">opciones</text:span><text:span text:style-name="T28"> </text:span><text:span text:style-name="T21">disponibles</text:span><text:span text:style-name="T28"> </text:span><text:span text:style-name="T21">son</text:span><text:span text:style-name="T28"> </text:span><text:span text:style-name="T21">las</text:span><text:span text:style-name="T28"> </text:span><text:span text:style-name="T21">siguientes:</text:span></text:p>
        <text:p text:style-name="P38"/>
        <text:p text:style-name="P37"><text:span text:style-name="T21">-h,</text:span><text:span text:style-name="T28"> </text:span><text:span text:style-name="T21">--help:</text:span><text:span text:style-name="T28"> </text:span><text:span text:style-name="T21">Muestra</text:span><text:span text:style-name="T28"> </text:span><text:span text:style-name="T21">en</text:span><text:span text:style-name="T28"> </text:span><text:span text:style-name="T21">pantalla</text:span><text:span text:style-name="T28"> </text:span><text:span text:style-name="T21">ayuda</text:span><text:span text:style-name="T28"> </text:span><text:span text:style-name="T21">acerca</text:span><text:span text:style-name="T28"> </text:span><text:span text:style-name="T21">del</text:span><text:span text:style-name="T28"> </text:span><text:span text:style-name="T21">uso</text:span><text:span text:style-name="T28"> </text:span><text:span text:style-name="T21">del</text:span><text:span text:style-name="T28"> </text:span><text:span text:style-name="T21">comando.</text:span></text:p>
        <text:p text:style-name="P38"/>
        <text:p text:style-name="P39">Ejemplos</text:p>
        <text:p text:style-name="P38"/>
        <text:p text:style-name="P37"><text:span text:style-name="T21">StartD</text:span><text:span text:style-name="T28"> </text:span><text:span text:style-name="T21">detectarC</text:span></text:p>
        <text:p text:style-name="P38"/>
        <text:p text:style-name="P37"><text:soft-page-break/><text:span text:style-name="T21">Se</text:span><text:span text:style-name="T28"> </text:span><text:span text:style-name="T21">lanza</text:span><text:span text:style-name="T28"> </text:span><text:span text:style-name="T21">el</text:span><text:span text:style-name="T28"> </text:span><text:span text:style-name="T21">comando</text:span><text:span text:style-name="T28"> “</text:span><text:span text:style-name="T21">detectarC</text:span><text:span text:style-name="T28">” </text:span><text:span text:style-name="T21">si</text:span><text:span text:style-name="T28"> </text:span><text:span text:style-name="T21">no</text:span><text:span text:style-name="T28"> </text:span><text:span text:style-name="T21">se</text:span><text:span text:style-name="T28"> </text:span><text:span text:style-name="T21">encuentra</text:span><text:span text:style-name="T28"> </text:span><text:span text:style-name="T21">otro</text:span><text:span text:style-name="T28"> “</text:span><text:span text:style-name="T21">detectarC</text:span><text:span text:style-name="T28">” </text:span><text:span text:style-name="T21">corriendo.</text:span></text:p>
        <text:p text:style-name="P38"/>
        <text:p text:style-name="P37"><text:span text:style-name="T21">StartD</text:span><text:span text:style-name="T28"> </text:span><text:span text:style-name="T21">--help</text:span></text:p>
        <text:p text:style-name="P38"/>
        <text:p text:style-name="P37"><text:span text:style-name="T21">Se</text:span><text:span text:style-name="T28"> </text:span><text:span text:style-name="T21">muestra</text:span><text:span text:style-name="T28"> </text:span><text:span text:style-name="T21">por</text:span><text:span text:style-name="T28"> </text:span><text:span text:style-name="T21">pantalla</text:span><text:span text:style-name="T28"> </text:span><text:span text:style-name="T21">ayuda</text:span><text:span text:style-name="T28"> </text:span><text:span text:style-name="T21">acerca</text:span><text:span text:style-name="T28"> </text:span><text:span text:style-name="T21">del</text:span><text:span text:style-name="T28"> </text:span><text:span text:style-name="T21">uso</text:span><text:span text:style-name="T28"> </text:span><text:span text:style-name="T21">del</text:span><text:span text:style-name="T28"> </text:span><text:span text:style-name="T21">comando.</text:span></text:p>
        <text:p text:style-name="P43"/>
        <text:p text:style-name="P40"/>
        <text:p text:style-name="P40"/>
        <text:h text:style-name="P132" text:outline-level="2">StopD</text:h>
        <text:p text:style-name="P40"/>
        <text:p text:style-name="P37"><text:span text:style-name="T21">Detiene</text:span><text:span text:style-name="T28"> </text:span><text:span text:style-name="T21">la</text:span><text:span text:style-name="T28"> </text:span><text:span text:style-name="T21">ejecución</text:span><text:span text:style-name="T28"> </text:span><text:span text:style-name="T21">de</text:span><text:span text:style-name="T28"> </text:span><text:span text:style-name="T21">un</text:span><text:span text:style-name="T28"> </text:span><text:span text:style-name="T21">proceso</text:span><text:span text:style-name="T28"> </text:span><text:span text:style-name="T21">que</text:span><text:span text:style-name="T28"> </text:span><text:span text:style-name="T21">se</text:span><text:span text:style-name="T28"> </text:span><text:span text:style-name="T21">encuentra</text:span><text:span text:style-name="T28"> </text:span><text:span text:style-name="T21">corriendo.</text:span></text:p>
        <text:p text:style-name="P38"/>
        <text:p text:style-name="P39">Archivos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Input:</text:span><text:span text:style-name="T28"> </text:span><text:span text:style-name="T21">No</text:span><text:span text:style-name="T28"> </text:span><text:span text:style-name="T21">existen.</text:span></text:p>
        <text:p text:style-name="P38"/>
        <text:p text:style-name="P37"><text:span text:style-name="T29">Archivos</text:span><text:span text:style-name="T30"> </text:span><text:span text:style-name="T29">Intermedios:</text:span><text:span text:style-name="T28"> </text:span><text:span text:style-name="T21">No</text:span><text:span text:style-name="T28"> </text:span><text:span text:style-name="T21">existen.</text:span></text:p>
        <text:p text:style-name="P38"/>
        <text:p text:style-name="P37"><text:span text:style-name="T29">Archivos</text:span><text:span text:style-name="T30"> </text:span><text:span text:style-name="T29">de</text:span><text:span text:style-name="T30"> </text:span><text:span text:style-name="T29">Output:</text:span><text:span text:style-name="T28"> </text:span><text:span text:style-name="T21">No</text:span><text:span text:style-name="T28"> </text:span><text:span text:style-name="T21">existen.</text:span></text:p>
        <text:p text:style-name="P38"/>
        <text:p text:style-name="P37"><text:span text:style-name="T31">Parámetros</text:span><text:span text:style-name="T32"> </text:span><text:span text:style-name="T31">y</text:span><text:span text:style-name="T32"> </text:span><text:span text:style-name="T31">Opciones</text:span></text:p>
        <text:p text:style-name="P38"/>
        <text:p text:style-name="P37"><text:span text:style-name="T21">Se</text:span><text:span text:style-name="T28"> </text:span><text:span text:style-name="T21">puede</text:span><text:span text:style-name="T28"> </text:span><text:span text:style-name="T21">invocar</text:span><text:span text:style-name="T28"> </text:span><text:span text:style-name="T21">al</text:span><text:span text:style-name="T28"> </text:span><text:span text:style-name="T21">comando</text:span><text:span text:style-name="T28"> </text:span><text:span text:style-name="T21">de</text:span><text:span text:style-name="T28"> </text:span><text:span text:style-name="T21">la</text:span><text:span text:style-name="T28"> </text:span><text:span text:style-name="T21">siguiente</text:span><text:span text:style-name="T28"> </text:span><text:span text:style-name="T21">forma:</text:span></text:p>
        <text:p text:style-name="P38"/>
        <text:p text:style-name="P41"><text:span text:style-name="T33">StopD</text:span><text:span text:style-name="T28"> </text:span><text:span text:style-name="T21">[OPCION]</text:span><text:span text:style-name="T28"> </text:span><text:span text:style-name="T21">&lt;COMANDO&gt;</text:span></text:p>
        <text:p text:style-name="P38"/>
        <text:p text:style-name="P37"><text:span text:style-name="T21">Donde</text:span><text:span text:style-name="T28"> </text:span><text:span text:style-name="T21">OPCION</text:span><text:span text:style-name="T28"> </text:span><text:span text:style-name="T21">es</text:span><text:span text:style-name="T28"> </text:span><text:span text:style-name="T21">un</text:span><text:span text:style-name="T28"> </text:span><text:span text:style-name="T21">elemento</text:span><text:span text:style-name="T28"> </text:span><text:span text:style-name="T21">optativo</text:span><text:span text:style-name="T28"> </text:span><text:span text:style-name="T21">y</text:span><text:span text:style-name="T28"> </text:span><text:span text:style-name="T21">&lt;COMANDO&gt;</text:span><text:span text:style-name="T28"> </text:span><text:span text:style-name="T21">es</text:span><text:span text:style-name="T28"> </text:span><text:span text:style-name="T21">el</text:span><text:span text:style-name="T28"> </text:span><text:span text:style-name="T21">nombre</text:span><text:span text:style-name="T28"> </text:span><text:span text:style-name="T21">del</text:span><text:span text:style-name="T28"> </text:span><text:span text:style-name="T21">comando</text:span><text:span text:style-name="T28"> </text:span><text:span text:style-name="T21">del</text:span><text:span text:style-name="T28"> </text:span><text:span text:style-name="T21">cual</text:span><text:span text:style-name="T28"> </text:span><text:span text:style-name="T21">se</text:span><text:span text:style-name="T28"> </text:span><text:span text:style-name="T21">quiere</text:span><text:span text:style-name="T28"> </text:span><text:span text:style-name="T21">detener.</text:span></text:p>
        <text:p text:style-name="P37"><text:span text:style-name="T21">Las</text:span><text:span text:style-name="T28"> </text:span><text:span text:style-name="T21">opciones</text:span><text:span text:style-name="T28"> </text:span><text:span text:style-name="T21">disponibles</text:span><text:span text:style-name="T28"> </text:span><text:span text:style-name="T21">son</text:span><text:span text:style-name="T28"> </text:span><text:span text:style-name="T21">las</text:span><text:span text:style-name="T28"> </text:span><text:span text:style-name="T21">siguientes:</text:span></text:p>
        <text:p text:style-name="P38"/>
        <text:p text:style-name="P37"><text:span text:style-name="T21">-h,</text:span><text:span text:style-name="T28"> </text:span><text:span text:style-name="T21">--help:</text:span><text:span text:style-name="T28"> </text:span><text:span text:style-name="T21">Muestra</text:span><text:span text:style-name="T28"> </text:span><text:span text:style-name="T21">en</text:span><text:span text:style-name="T28"> </text:span><text:span text:style-name="T21">pantalla</text:span><text:span text:style-name="T28"> </text:span><text:span text:style-name="T21">ayuda</text:span><text:span text:style-name="T28"> </text:span><text:span text:style-name="T21">acerca</text:span><text:span text:style-name="T28"> </text:span><text:span text:style-name="T21">del</text:span><text:span text:style-name="T28"> </text:span><text:span text:style-name="T21">uso</text:span><text:span text:style-name="T28"> </text:span><text:span text:style-name="T21">del</text:span><text:span text:style-name="T28"> </text:span><text:span text:style-name="T21">comando.</text:span></text:p>
        <text:p text:style-name="P38"/>
        <text:p text:style-name="P39">Ejemplos</text:p>
        <text:p text:style-name="P38"/>
        <text:p text:style-name="P37"><text:span text:style-name="T21">StopD</text:span><text:span text:style-name="T28"> </text:span><text:span text:style-name="T21">detectarC</text:span></text:p>
        <text:p text:style-name="P38"/>
        <text:p text:style-name="P37"><text:span text:style-name="T21">Se</text:span><text:span text:style-name="T28"> </text:span><text:span text:style-name="T21">detiene</text:span><text:span text:style-name="T28"> </text:span><text:span text:style-name="T21">la</text:span><text:span text:style-name="T28"> </text:span><text:span text:style-name="T21">ejecución</text:span><text:span text:style-name="T28"> </text:span><text:span text:style-name="T21">del</text:span><text:span text:style-name="T28"> </text:span><text:span text:style-name="T21">comando</text:span><text:span text:style-name="T28"> “</text:span><text:span text:style-name="T21">detectarC</text:span><text:span text:style-name="T28">” </text:span><text:span text:style-name="T21">si</text:span><text:span text:style-name="T28"> </text:span><text:span text:style-name="T21">se</text:span><text:span text:style-name="T28"> </text:span><text:span text:style-name="T21">encuentra</text:span><text:span text:style-name="T28"> </text:span><text:span text:style-name="T21">un</text:span><text:span text:style-name="T28"> “</text:span><text:span text:style-name="T21">detectarC</text:span><text:span text:style-name="T28">” </text:span><text:span text:style-name="T21">corriendo.</text:span></text:p>
        <text:p text:style-name="P38"/>
        <text:p text:style-name="P37"><text:span text:style-name="T33">StopD</text:span><text:span text:style-name="T28"> </text:span><text:span text:style-name="T21">--help</text:span></text:p>
        <text:p text:style-name="P38"/>
        <text:p text:style-name="P37"><text:span text:style-name="T49">Se</text:span><text:span text:style-name="T50"> </text:span><text:span text:style-name="T49">muestra</text:span><text:span text:style-name="T50"> </text:span><text:span text:style-name="T49">por</text:span><text:span text:style-name="T50"> </text:span><text:span text:style-name="T49">pantalla</text:span><text:span text:style-name="T50"> </text:span><text:span text:style-name="T49">ayuda</text:span><text:span text:style-name="T50"> </text:span><text:span text:style-name="T49">acerca</text:span><text:span text:style-name="T50"> </text:span><text:span text:style-name="T49">del</text:span><text:span text:style-name="T50"> </text:span><text:span text:style-name="T49">uso</text:span><text:span text:style-name="T50"> </text:span><text:span text:style-name="T49">del</text:span><text:span text:style-name="T50"> </text:span><text:span text:style-name="T49">comando.</text:span></text:p>
        <text:p text:style-name="P40"/>
        <text:p text:style-name="P22"/>
        <text:p text:style-name="P22"/>
        <text:h text:style-name="P129" text:outline-level="1">Archivos</text:h>
        <text:h text:style-name="Heading_20_2" text:outline-level="2">Archivos<text:span text:style-name="T51"> </text:span>propios<text:span text:style-name="T51"> </text:span>de<text:span text:style-name="T51"> </text:span>InstalarC</text:h>
        <text:p text:style-name="Standard"/>
        <text:p text:style-name="P29">Definidos<text:span text:style-name="T51"> </text:span>en<text:span text:style-name="T51"> </text:span>el<text:span text:style-name="T51"> </text:span>enunciado</text:p>
        <text:p text:style-name="P29"/>
        <text:p text:style-name="P29">InstalarC.conf</text:p>
        <text:p text:style-name="P29"/>
        <text:p text:style-name="P29">Esta<text:span text:style-name="T51"> </text:span>en<text:span text:style-name="T51"> </text:span>el<text:span text:style-name="T51"> </text:span>directorio<text:span text:style-name="T51"> </text:span>$GRUPO/conf,<text:span text:style-name="T51"> </text:span>se<text:span text:style-name="T51"> </text:span>denomina<text:span text:style-name="T51"> </text:span>InstalarC.conf<text:span text:style-name="T51"> </text:span>y<text:span text:style-name="T51"> </text:span>su<text:span text:style-name="T51"> </text:span>estructura<text:span text:style-name="T51"> </text:span>es<text:span text:style-name="T51"> </text:span>de<text:span text:style-name="T51"> </text:span>la<text:span text:style-name="T51"> </text:span>forma:</text:p>
        <text:p text:style-name="P29"/>
        <text:p text:style-name="P29"><text:tab/>&lt;nombre<text:span text:style-name="T51"> </text:span>de<text:span text:style-name="T51"> </text:span>la<text:span text:style-name="T51"> </text:span>variable&gt;<text:span text:style-name="T51"> </text:span>=<text:span text:style-name="T51"> </text:span>&lt;contenido<text:span text:style-name="T51"> </text:span>de<text:span text:style-name="T51"> </text:span>la<text:span text:style-name="T51"> </text:span>variable&gt;</text:p>
        <text:p text:style-name="P29"><text:soft-page-break/></text:p>
        <text:p text:style-name="P29">No<text:span text:style-name="T51"> </text:span>definidos<text:span text:style-name="T51"> </text:span>en<text:span text:style-name="T51"> </text:span>el<text:span text:style-name="T51"> </text:span>enunciado</text:p>
        <text:p text:style-name="P29"/>
        <text:p text:style-name="P29">InstalarC.conf<text:span text:style-name="T51"> </text:span>temporal,<text:span text:style-name="T51"> </text:span>en<text:span text:style-name="T51"> </text:span>la<text:span text:style-name="T51"> </text:span>carpeta<text:span text:style-name="T51"> </text:span>$GRUPO/temp.<text:span text:style-name="T51"> </text:span>Este<text:span text:style-name="T51"> </text:span>se<text:span text:style-name="T51"> </text:span>utiliza<text:span text:style-name="T51"> </text:span>en<text:span text:style-name="T51"> </text:span>el<text:span text:style-name="T51"> </text:span>proceso<text:span text:style-name="T51"> </text:span>de<text:span text:style-name="T51"> </text:span>modificación<text:span text:style-name="T51"> </text:span>del<text:span text:style-name="T51"> </text:span>valor<text:span text:style-name="T51"> </text:span>de<text:span text:style-name="T51"> </text:span>una<text:span text:style-name="T51"> </text:span>variable<text:span text:style-name="T51"> </text:span>en<text:span text:style-name="T51"> </text:span>el<text:span text:style-name="T51"> </text:span>InstalarC.conf<text:span text:style-name="T51"> </text:span>original<text:span text:style-name="T51"> </text:span>en<text:span text:style-name="T51"> </text:span>/conf.<text:span text:style-name="T51"> </text:span>Tiene<text:span text:style-name="T51"> </text:span>la<text:span text:style-name="T51"> </text:span>misma<text:span text:style-name="T51"> </text:span>estructura<text:span text:style-name="T51"> </text:span>de<text:span text:style-name="T51"> </text:span>datos<text:span text:style-name="T51"> </text:span>que<text:span text:style-name="T51"> </text:span>InstalarC.conf</text:p>
        <text:p text:style-name="P29"/>
        <text:p text:style-name="P30"><text:span text:style-name="T55">errores.mae</text:span><text:span text:style-name="T58"> </text:span><text:span text:style-name="T55">temporal,</text:span><text:span text:style-name="T58"> </text:span><text:span text:style-name="T55">en</text:span><text:span text:style-name="T58"> </text:span><text:span text:style-name="T55">la</text:span><text:span text:style-name="T58"> </text:span><text:span text:style-name="T55">carpeta</text:span><text:span text:style-name="T58"> </text:span><text:span text:style-name="T55">$GRUPO/temp.</text:span><text:span text:style-name="T58"> </text:span><text:span text:style-name="T55">Este</text:span><text:span text:style-name="T58"> </text:span><text:span text:style-name="T55">es</text:span><text:span text:style-name="T58"> </text:span><text:span text:style-name="T55">una</text:span><text:span text:style-name="T58"> </text:span><text:span text:style-name="T55">copia</text:span><text:span text:style-name="T58"> </text:span><text:span text:style-name="T55">del</text:span><text:span text:style-name="T58"> </text:span><text:span text:style-name="T55">archivo</text:span><text:span text:style-name="T58"> </text:span><text:span text:style-name="T55">de</text:span><text:span text:style-name="T58"> </text:span><text:span text:style-name="T55">errores</text:span><text:span text:style-name="T58"> </text:span><text:span text:style-name="T55">maestros,</text:span><text:span text:style-name="T58"> </text:span><text:span text:style-name="T55">utilizada</text:span><text:span text:style-name="T58"> </text:span><text:span text:style-name="T55">por</text:span><text:span text:style-name="T58"> </text:span><text:span text:style-name="T55">el</text:span><text:span text:style-name="T58"> </text:span><text:span text:style-name="T55">loguearC</text:span><text:span text:style-name="T58"> </text:span><text:span text:style-name="T55">durante</text:span><text:span text:style-name="T58"> </text:span><text:span text:style-name="T55">la</text:span><text:span text:style-name="T58"> </text:span><text:span text:style-name="T55">ejecución</text:span><text:span text:style-name="T58"> </text:span><text:span text:style-name="T55">del</text:span><text:span text:style-name="T58"> </text:span><text:span text:style-name="T55">comando</text:span><text:span text:style-name="T58"> </text:span><text:span text:style-name="T55">InstalarC,</text:span><text:span text:style-name="T58"> </text:span><text:span text:style-name="T55">ya</text:span><text:span text:style-name="T58"> </text:span><text:span text:style-name="T55">que</text:span><text:span text:style-name="T58"> </text:span><text:span text:style-name="T55">se</text:span><text:span text:style-name="T58"> </text:span><text:span text:style-name="T55">supone</text:span><text:span text:style-name="T58"> </text:span><text:span text:style-name="T55">que</text:span><text:span text:style-name="T58"> </text:span><text:span text:style-name="T55">durante</text:span><text:span text:style-name="T58"> </text:span><text:span text:style-name="T55">la</text:span><text:span text:style-name="T58"> </text:span><text:span text:style-name="T55">instalación</text:span><text:span text:style-name="T58"> </text:span><text:span text:style-name="T55">se</text:span><text:span text:style-name="T58"> </text:span><text:span text:style-name="T55">desconoce</text:span><text:span text:style-name="T58"> </text:span><text:span text:style-name="T55">donde</text:span><text:span text:style-name="T58"> </text:span><text:span text:style-name="T55">van</text:span><text:span text:style-name="T58"> </text:span><text:span text:style-name="T55">a</text:span><text:span text:style-name="T58"> </text:span><text:span text:style-name="T55">estar</text:span><text:span text:style-name="T58"> </text:span><text:span text:style-name="T55">los</text:span><text:span text:style-name="T58"> </text:span><text:span text:style-name="T55">mae.</text:span><text:span text:style-name="T58"> <text:s/></text:span></text:p>
        <text:h text:style-name="P131" text:outline-level="1"><text:span text:style-name="T5">Hoja</text:span><text:span text:style-name="T6"> </text:span><text:span text:style-name="T5">de</text:span><text:span text:style-name="T6"> </text:span><text:span text:style-name="T5">Ruta</text:span><text:span text:style-name="T6"> </text:span><text:span text:style-name="T5">para</text:span><text:span text:style-name="T6"> </text:span><text:span text:style-name="T5">el</text:span><text:span text:style-name="T6"> </text:span><text:span text:style-name="T5">Testeo</text:span></text:h>
        <text:p text:style-name="P24"/>
        <text:h text:style-name="Heading_20_2" text:outline-level="2"><text:span text:style-name="T21">Casos</text:span><text:span text:style-name="T28"> </text:span><text:span text:style-name="T21">instalarC</text:span></text:h>
        <text:p text:style-name="P25"/>
        <text:p text:style-name="P24">Casos InstalarC</text:p>
        <text:p text:style-name="P24">Caso 1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Cantidad incorrecta de parametros. </text:span></text:p>
        <text:p text:style-name="P23"/>
        <text:p text:style-name="Standard"><text:span text:style-name="T7">Pasos:</text:span><text:span text:style-name="T8"> </text:span></text:p>
        <text:list xml:id="list350031047" text:style-name="WW8Num4">
          <text:list-item>
            <text:p text:style-name="P57">Ejecutar el comando InstalarC : InstalarC –h -v</text:p>
            <text:p text:style-name="P57"/>
          </text:list-item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Cantidad erronea de parametros, se requieren a lo sumo 1 </text:p>
        <text:p text:style-name="P26">Proceso de instalación cancelado”</text:p>
        <text:p text:style-name="P23"/>
        <text:p text:style-name="P22">Observaciones:</text:p>
        <text:p text:style-name="P22"/>
        <text:p text:style-name="P22"/>
        <text:p text:style-name="P24">Caso 2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Parametro Ingresado invalido. </text:span></text:p>
        <text:p text:style-name="P23"/>
        <text:p text:style-name="Standard"><text:span text:style-name="T7">Pasos:</text:span><text:span text:style-name="T8"> </text:span></text:p>
        <text:list xml:id="list930278853" text:style-name="L1">
          <text:list-item>
            <text:p text:style-name="P58">Ejecutar el comando InstalarC : InstalarC –ayuda</text:p>
          </text:list-item>
        </text:list>
        <text:list xml:id="list804806436" text:continue-list="list350031047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el parametro ingresado es erroneo, ejecute InstalarC --help para obtener ayuda </text:p>
        <text:p text:style-name="P26">Proceso de instalación cancelado”</text:p>
        <text:p text:style-name="P23"/>
        <text:p text:style-name="P22">Observaciones:</text:p>
        <text:p text:style-name="P25"/>
        <text:p text:style-name="P25"/>
        <text:p text:style-name="P24">Caso 3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No se aceptan los terminos legales. </text:span></text:p>
        <text:p text:style-name="P23"/>
        <text:p text:style-name="Standard"><text:span text:style-name="T7">Pasos:</text:span><text:span text:style-name="T8"> </text:span></text:p>
        <text:list xml:id="list418840216" text:style-name="L2">
          <text:list-item>
            <text:p text:style-name="P59">Ejecutar el comando InstalarC : InstalarC</text:p>
          </text:list-item>
          <text:list-item>
            <text:p text:style-name="P59">Ingresar r o rechazar por teclado, y presionar enter</text:p>
          </text:list-item>
        </text:list>
        <text:list xml:id="list1725424771" text:continue-list="list804806436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Proceso de instalación cancelado”</text:p>
        <text:p text:style-name="P23"/>
        <text:p text:style-name="P22">Observaciones:</text:p>
        <text:p text:style-name="P22"/>
        <text:p text:style-name="P22"/>
        <text:p text:style-name="P24"><text:soft-page-break/>Caso 4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No se posee una version de perl igual o superior a 5. </text:span></text:p>
        <text:p text:style-name="P23"/>
        <text:p text:style-name="Standard"><text:span text:style-name="T7">Pasos:</text:span><text:span text:style-name="T8"> </text:span></text:p>
        <text:list xml:id="list453659376" text:continue-list="list418840216" text:style-name="L2">
          <text:list-item text:start-value="1">
            <text:p text:style-name="P59">Ejecutar el comando InstalarC(sin tener una version de perl superior o igual a 5): InstalarC</text:p>
          </text:list-item>
          <text:list-item>
            <text:p text:style-name="P59">Aceptar los terminos legales presionando a o aceptar, y enter</text:p>
          </text:list-item>
        </text:list>
        <text:list xml:id="list1671962467" text:continue-list="list1725424771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Para instalar Consultar es necesario contar con Perl 5 o superior </text:p>
        <text:p text:style-name="P26">intalado. Efectúe su instalación e inténtelo nuevamente. Proceso de </text:p>
        <text:p text:style-name="P26">Instalación Cancelado”</text:p>
        <text:p text:style-name="P23"/>
        <text:p text:style-name="P22">Observaciones:</text:p>
        <text:p text:style-name="P22"/>
        <text:p text:style-name="P22"/>
        <text:p text:style-name="P24">Caso 5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Se posee una version de Perl</text:span><text:span text:style-name="T6"> </text:span><text:span text:style-name="T8">igual o superior a 5. </text:span></text:p>
        <text:p text:style-name="P23"/>
        <text:p text:style-name="Standard"><text:span text:style-name="T7">Pasos:</text:span><text:span text:style-name="T8"> </text:span></text:p>
        <text:list xml:id="list1083865707" text:continue-list="list453659376" text:style-name="L2">
          <text:list-item text:start-value="1">
            <text:p text:style-name="P59">Ejecutar el comando InstalarC(con una version de perl superior o igual a 5): InstalarC</text:p>
          </text:list-item>
          <text:list-item>
            <text:p text:style-name="P59">Aceptar los terminos legales presionando a o aceptar, y enter</text:p>
          </text:list-item>
        </text:list>
        <text:list xml:id="list1251443799" text:continue-list="list1671962467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La version de perl instalada en el sistema es v5.XX</text:p>
        <text:p text:style-name="P26">Todos los directorios del sistema serán subdirectorios de $GRUPO </text:p>
        <text:p text:style-name="P26">Todos los componentes de la instalación se obtendrán del repositorio: </text:p>
        <text:p text:style-name="P26">$GRUPO/inst </text:p>
        <text:p text:style-name="P26">detectarC </text:p>
        <text:p text:style-name="P26">errores.mae </text:p>
        <text:p text:style-name="P26">iniciarC </text:p>
        <text:p text:style-name="P26">InstalarC </text:p>
        <text:p text:style-name="P26">instalarc.log </text:p>
        <text:p text:style-name="P26">listarC </text:p>
        <text:p text:style-name="P26">loguearc.log </text:p>
        <text:p text:style-name="P26">sumarC </text:p>
        <text:p text:style-name="P26">El log de la instalacion se almacenara en $GRUPO/inst </text:p>
        <text:p text:style-name="P26">Al finalizar la instalación, si la misma fue exitosa se dejara un </text:p>
        <text:p text:style-name="P26">archivo de configuración en $GRUPO/conf </text:p>
        <text:p text:style-name="P26">Ingrese el nombre del directorio que permite el arribo de archivos </text:p>
        <text:p text:style-name="P26">externos ($GRUPO/arribos)”</text:p>
        <text:p text:style-name="P23"/>
        <text:p text:style-name="P22">Observaciones:</text:p>
        <text:p text:style-name="P22"/>
        <text:p text:style-name="P24">Caso 6:</text:p>
        <text:p text:style-name="P24"/>
        <text:p text:style-name="Standard"><text:soft-page-break/><text:span text:style-name="T7">Descripción:</text:span><text:span text:style-name="T8"> Instalar</text:span><text:span text:style-name="T6">C. </text:span><text:span text:style-name="T8">Se ingresa por teclado un path de directorio para el arribo de archivos invalido. </text:span></text:p>
        <text:p text:style-name="P23"/>
        <text:p text:style-name="Standard"><text:span text:style-name="T7">Pasos:</text:span><text:span text:style-name="T8"> </text:span></text:p>
        <text:list xml:id="list566270196" text:continue-list="list1083865707" text:style-name="L2">
          <text:list-item text:start-value="1">
            <text:p text:style-name="P59">Ejecutar el comando InstalarC: InstalarC</text:p>
          </text:list-item>
          <text:list-item>
            <text:p text:style-name="P59">Aceptar los terminos legales presionando a o aceptar, y enter</text:p>
          </text:list-item>
          <text:list-item>
            <text:p text:style-name="P59">Se ingresa por teclado el path bin o /bin/</text:p>
          </text:list-item>
        </text:list>
        <text:list xml:id="list1492553167" text:continue-list="list1251443799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error en el armado del path, debe arrancar con / y terminar con un caracter alfa-numerico o _</text:p>
        <text:p text:style-name="P26">Ingrese el nombre del directorio que permite el arribo de archivos </text:p>
        <text:p text:style-name="P26">externos ($GRUPO/arribos)”</text:p>
        <text:p text:style-name="P23"/>
        <text:p text:style-name="P22">Observaciones:</text:p>
        <text:p text:style-name="P24">Caso 7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Se cambian los valores default de configuración al volver atras. </text:span></text:p>
        <text:p text:style-name="P23"/>
        <text:p text:style-name="Standard"><text:span text:style-name="T7">Pasos:</text:span><text:span text:style-name="T8"> </text:span></text:p>
        <text:list xml:id="list1451233368" text:continue-list="list566270196" text:style-name="L2">
          <text:list-item text:start-value="1">
            <text:p text:style-name="P59">Ejecutar el comando InstalarC: InstalarC</text:p>
          </text:list-item>
          <text:list-item>
            <text:p text:style-name="P59">Aceptar los terminos legales presionando a o aceptar, y enter</text:p>
          </text:list-item>
          <text:list-item>
            <text:p text:style-name="P59">Se ingresa por teclado el path de la carpeta de arribos /entrantes</text:p>
          </text:list-item>
          <text:list-item>
            <text:p text:style-name="P59">Se ingresa por teclado v o volver al ingresar tamaño de la carpeta de arribos</text:p>
          </text:list-item>
        </text:list>
        <text:list xml:id="list952697761" text:continue-list="list1492553167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Ingrese el nombre del directorio que permite el arribo de archivos </text:p>
        <text:p text:style-name="P26">externos ($GRUPO/arribos) </text:p>
        <text:p text:style-name="P26">/entrantes </text:p>
        <text:p text:style-name="P26">Ingrese el espacio mínimo requerido para datos externos(en Mbytes): </text:p>
        <text:p text:style-name="P26">100 Mb </text:p>
        <text:p text:style-name="P26">v </text:p>
        <text:p text:style-name="P26">Ingrese el nombre del directorio que permite el arribo de archivos </text:p>
        <text:p text:style-name="P26">externos ($GRUPO/entrantes)”</text:p>
        <text:p text:style-name="P23"/>
        <text:p text:style-name="P22">Observaciones:</text:p>
        <text:p text:style-name="P22"/>
        <text:p text:style-name="P24">Caso 8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Se ingresa por teclado un espacio minimo necesario para arribos que no es un numero o un entero</text:span></text:p>
        <text:p text:style-name="P23"/>
        <text:p text:style-name="Standard"><text:span text:style-name="T7">Pasos:</text:span><text:span text:style-name="T8"> </text:span></text:p>
        <text:list xml:id="list625238032" text:continue-list="list1451233368" text:style-name="L2">
          <text:list-item text:start-value="1">
            <text:p text:style-name="P59">Ejecutar el comando InstalarC: InstalarC</text:p>
          </text:list-item>
          <text:list-item>
            <text:p text:style-name="P59">Aceptar los terminos legales presionando a o aceptar, y enter</text:p>
          </text:list-item>
          <text:list-item>
            <text:p text:style-name="P59">Se ingresa por teclado a o aceptar o enter para el path de arribos</text:p>
          </text:list-item>
          <text:list-item>
            <text:p text:style-name="P59">Se ingresa por teclado 45g o 45.4 como espacio minimo necesario para arribos</text:p>
          </text:list-item>
        </text:list>
        <text:list xml:id="list63713953" text:continue-list="list952697761" text:style-name="WW8Num4">
          <text:list-header>
            <text:p text:style-name="P57"><text:soft-page-break/></text:p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Ingrese el espacio mínimo requerido para datos externos(en Mbytes): </text:p>
        <text:p text:style-name="P26">100 Mb </text:p>
        <text:p text:style-name="P26">45g </text:p>
        <text:p text:style-name="P26">error en la data ingresada, se esperaba un numero entero </text:p>
        <text:p text:style-name="P26">Ingrese el espacio mínimo requerido para datos externos(en Mbytes): </text:p>
        <text:p text:style-name="P26">100 Mb </text:p>
        <text:p text:style-name="P26">45.4 </text:p>
        <text:p text:style-name="P26">error en la data ingresada, se esperaba un numero entero </text:p>
        <text:p text:style-name="P26">Ingrese el espacio mínimo requerido para datos externos(en Mbytes): </text:p>
        <text:p text:style-name="P26">100 Mb”</text:p>
        <text:p text:style-name="P23"/>
        <text:p text:style-name="P22">Observaciones:</text:p>
        <text:p text:style-name="P22"/>
        <text:p text:style-name="P22"/>
        <text:p text:style-name="P24">Caso 9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Se cancela la instalación durante la etapa de seteo de parámetros. </text:span></text:p>
        <text:p text:style-name="P23"/>
        <text:p text:style-name="Standard"><text:span text:style-name="T7">Pasos:</text:span><text:span text:style-name="T8"> </text:span></text:p>
        <text:list xml:id="list1794506145" text:continue-list="list625238032" text:style-name="L2">
          <text:list-item text:start-value="1">
            <text:p text:style-name="P59">Ejecutar el comando InstalarC: InstalarC</text:p>
          </text:list-item>
          <text:list-item>
            <text:p text:style-name="P59">Aceptar los terminos legales presionando a o aceptar, y enter</text:p>
          </text:list-item>
          <text:list-item>
            <text:p text:style-name="P59">Se ingresa por teclado a o aceptar o enter para el path de arribo</text:p>
          </text:list-item>
          <text:list-item>
            <text:p text:style-name="P101">Se ingresa c o cancelar por teclado para el espacio minimo requerido para arribos</text:p>
          </text:list-item>
        </text:list>
        <text:p text:style-name="P23"/>
        <text:list xml:id="list588893897" text:continue-list="list63713953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Ingrese el nombre del directorio que permite el arribo de archivos </text:p>
        <text:p text:style-name="P26">externos ($GRUPO/arribos) </text:p>
        <text:p text:style-name="P26">a </text:p>
        <text:p text:style-name="P26">Ingrese el espacio mínimo requerido para datos externos(en Mbytes): </text:p>
        <text:p text:style-name="P26">100 Mb </text:p>
        <text:p text:style-name="P26">c </text:p>
        <text:p text:style-name="P26">Proceso de instalación cancelado”</text:p>
        <text:p text:style-name="P23"/>
        <text:p text:style-name="P22">Observaciones:</text:p>
        <text:p text:style-name="P22"/>
        <text:p text:style-name="P22"/>
        <text:p text:style-name="P24">Caso 10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Se ingresa por teclado un espacio minimo para la carpeta de arribos superior al espacio disponible en disco. </text:span></text:p>
        <text:p text:style-name="P23"/>
        <text:p text:style-name="Standard"><text:span text:style-name="T7">Pasos:</text:span><text:span text:style-name="T8"> </text:span></text:p>
        <text:list xml:id="list957112868" text:continue-list="list1794506145" text:style-name="L2">
          <text:list-item text:start-value="1">
            <text:p text:style-name="P59">Ejecutar el comando InstalarC: InstalarC</text:p>
          </text:list-item>
          <text:list-item>
            <text:p text:style-name="P59">Aceptar los terminos legales presionando a o aceptar, y enter</text:p>
          </text:list-item>
          <text:list-item>
            <text:p text:style-name="P59">Se ingresa por teclado a o aceptar o enter para el path de arribo</text:p>
          </text:list-item>
          <text:list-item>
            <text:p text:style-name="P59"><text:soft-page-break/>Se ingresa por teclado 200000 para el espacio minimo requerido para arribos</text:p>
          </text:list-item>
        </text:list>
        <text:list xml:id="list1457461844" text:continue-list="list588893897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Ingrese el espacio mínimo requerido para datos externos(en Mbytes): </text:p>
        <text:p text:style-name="P26">100 Mb </text:p>
        <text:p text:style-name="P26">200000 </text:p>
        <text:p text:style-name="P26">Insuficiente espacio en disco. Espacio disponible: 122880 Mb. </text:p>
        <text:p text:style-name="P26">Espacio requerido 200000 Mb </text:p>
        <text:p text:style-name="P26">Ingrese el espacio mínimo requerido para datos externos(en Mbytes): </text:p>
        <text:p text:style-name="P26">100 Mb”</text:p>
        <text:p text:style-name="P23"/>
        <text:p text:style-name="P22">Observaciones:</text:p>
        <text:p text:style-name="P22"/>
        <text:p text:style-name="P24">Caso 11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Se ingresa por teclado una extension de log invalida. </text:span></text:p>
        <text:p text:style-name="P23"/>
        <text:p text:style-name="Standard"><text:span text:style-name="T7">Pasos:</text:span><text:span text:style-name="T8"> </text:span></text:p>
        <text:list xml:id="list2174094988" text:continue-list="list957112868" text:style-name="L2">
          <text:list-item text:start-value="1">
            <text:p text:style-name="P59">Ejecutar el comando InstalarC: InstalarC</text:p>
          </text:list-item>
          <text:list-item>
            <text:p text:style-name="P59">Aceptar los terminos legales presionando a o aceptar, y enter</text:p>
          </text:list-item>
          <text:list-item>
            <text:p text:style-name="P59">Se ingresa por teclado /entradas el path de arribo</text:p>
          </text:list-item>
          <text:list-item>
            <text:p text:style-name="P59">Se ingresa por teclado 80 de tamaño minimo para datos externos</text:p>
          </text:list-item>
          <text:list-item>
            <text:p text:style-name="P59">Se ingresa por teclado /ejecutables para el subdirectorio de ejecutables</text:p>
          </text:list-item>
          <text:list-item>
            <text:p text:style-name="P59">Se ingresa por teclado /logeo para el directorio de log</text:p>
          </text:list-item>
          <text:list-item>
            <text:p text:style-name="P59">Se ingresa por teclado log o .log. para la extensión de log </text:p>
          </text:list-item>
        </text:list>
        <text:list xml:id="list283547660" text:continue-list="list1457461844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Ingrese la extensión para los archivos de log: (.log) </text:p>
        <text:p text:style-name="P26">log </text:p>
        <text:p text:style-name="P26">error en el formato de extension ingresado, se espera empiece con punto y termine con caracter alfa-numerico </text:p>
        <text:p text:style-name="P26">Ingrese la extensión para los archivos de log: (.log) </text:p>
        <text:p text:style-name="P26">.log. </text:p>
        <text:p text:style-name="P26">error en el formato de extension ingresado, se espera empiece con punto y termine con caracter alfa-numerico </text:p>
        <text:p text:style-name="P26">Ingrese la extensión para los archivos de log: (.log)”</text:p>
        <text:p text:style-name="P23"/>
        <text:p text:style-name="P22">Observaciones:</text:p>
        <text:p text:style-name="P22"/>
        <text:p text:style-name="P24">Caso 12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Se ingresan todos los valores de configuración a setear de manera correcta. </text:span></text:p>
        <text:p text:style-name="P23"/>
        <text:p text:style-name="Standard"><text:span text:style-name="T7">Pasos:</text:span><text:span text:style-name="T8"> </text:span></text:p>
        <text:list xml:id="list166147649" text:continue-list="list2174094988" text:style-name="L2">
          <text:list-item text:start-value="1">
            <text:p text:style-name="P59">Ejecutar el comando InstalarC: InstalarC</text:p>
          </text:list-item>
          <text:list-item>
            <text:p text:style-name="P59">Aceptar los terminos legales presionando a o aceptar, y enter</text:p>
          </text:list-item>
          <text:list-item>
            <text:p text:style-name="P59">Se ingresa por teclado /entradas el path de arribo</text:p>
          </text:list-item>
          <text:list-item>
            <text:p text:style-name="P59">Se ingresa por teclado 80 de tamaño minimo para datos externos</text:p>
          </text:list-item>
          <text:list-item>
            <text:p text:style-name="P59"><text:soft-page-break/>Se ingresa por teclado /ejecutables para el subdirectorio de ejecutables</text:p>
          </text:list-item>
          <text:list-item>
            <text:p text:style-name="P59">Se ingresa por teclado /logeo para el directorio de log</text:p>
          </text:list-item>
          <text:list-item>
            <text:p text:style-name="P59">Se ingresa por teclado .logeo para la extension de los archivos de log</text:p>
          </text:list-item>
          <text:list-item>
            <text:p text:style-name="P59">Se ingresa por teclado 500 para el tamaño maximo de los archivos de log</text:p>
          </text:list-item>
        </text:list>
        <text:list xml:id="list680566101" text:continue-list="list283547660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**************************************************************** </text:p>
        <text:p text:style-name="P26">* </text:p>
        <text:p text:style-name="P26">*<text:tab/>Parámetros de instalación del paquete Consultar<text:tab/><text:tab/>* </text:p>
        <text:p text:style-name="P26">**************************************************************** </text:p>
        <text:p text:style-name="P26">* </text:p>
        <text:p text:style-name="P26">Directorio de trabajo: $GRUPO</text:p>
        <text:p text:style-name="P26">Directorio de instalación: $GRUPO/inst </text:p>
        <text:p text:style-name="P26">Directorio de configuración: $GRUPO/conf </text:p>
        <text:p text:style-name="P26">Directorio de datos maestros: $GRUPO/mae </text:p>
        <text:p text:style-name="P26">Directorio de ejecutables: /ejecutables </text:p>
        <text:p text:style-name="P26">Librería de funciones: $GRUPO/lib </text:p>
        <text:p text:style-name="P26">Directorio de arribos: /entradas </text:p>
        <text:p text:style-name="P26">Espacio mínimo reservado en : 80 MB </text:p>
        <text:p text:style-name="P26">Directorio para los archivos de Log: /logeo </text:p>
        <text:p text:style-name="P26">Extensión para los archivos de Log: logeo </text:p>
        <text:p text:style-name="P26">Tamaño máximo para los archivos de Log: 500 KB </text:p>
        <text:p text:style-name="P26">Log de la instalación: $GRUPO/inst </text:p>
        <text:p text:style-name="P26">Si los datos ingresados son correctos de ENTER para continuar, si </text:p>
        <text:p text:style-name="P26">desea modificar algún parámetro oprima cualquier tecla para reiniciar”</text:p>
        <text:p text:style-name="P23"/>
        <text:p text:style-name="P22">Observaciones:</text:p>
        <text:p text:style-name="P22"/>
        <text:p text:style-name="P24">Caso 13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Faltan los archivos maestros no obligatorio encuestas.mae, preguntas.mae y encuestadores.mae en la carpeta inst. </text:span></text:p>
        <text:p text:style-name="P23"/>
        <text:p text:style-name="Standard"><text:span text:style-name="T7">Pasos:</text:span><text:span text:style-name="T8"> </text:span></text:p>
        <text:list xml:id="list838438939" text:continue-list="list166147649" text:style-name="L2">
          <text:list-item text:start-value="1">
            <text:p text:style-name="P59">Ejecutar el comando InstalarC: InstalarC</text:p>
          </text:list-item>
          <text:list-item>
            <text:p text:style-name="P59">Aceptar los terminos legales presionando a o aceptar, y enter</text:p>
          </text:list-item>
          <text:list-item>
            <text:p text:style-name="P59">Se ingresa por teclado /entradas el path de arribo</text:p>
          </text:list-item>
          <text:list-item>
            <text:p text:style-name="P59">Se ingresa por teclado 80 de tamaño minimo para datos externos</text:p>
          </text:list-item>
          <text:list-item>
            <text:p text:style-name="P59">Se ingresa por teclado /ejecutables para el subdirectorio de ejecutables</text:p>
          </text:list-item>
          <text:list-item>
            <text:p text:style-name="P59">Se ingresa por teclado /logeo para el directorio de log</text:p>
          </text:list-item>
          <text:list-item>
            <text:p text:style-name="P59">Se ingresa por teclado .logeo para la extension de los archivos de log</text:p>
          </text:list-item>
          <text:list-item>
            <text:p text:style-name="P59">Se ingresa por teclado 500 para el tamaño maximo de los archivos de log</text:p>
          </text:list-item>
          <text:list-item>
            <text:p text:style-name="P59">Se presiona enter para iniciar la instalación</text:p>
          </text:list-item>
          <text:list-item>
            <text:p text:style-name="P59">Se ingresa si por teclado para confirmar el inicio de instalación</text:p>
          </text:list-item>
        </text:list>
        <text:p text:style-name="P22"/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Creando estructuras de Directorio....... </text:p>
        <text:p text:style-name="P26">moviendo archivos.... </text:p>
        <text:p text:style-name="P26"><text:soft-page-break/>Advertencia en la instalacion, no se puede encontrar el archivo encuestas.mae </text:p>
        <text:p text:style-name="P26">Advertencia en la instalacion, no se puede encontrar el archivo preguntas.mae </text:p>
        <text:p text:style-name="P26">Advertencia en la instalacion, no se puede encontrar el archivo encuestadores.mae </text:p>
        <text:p text:style-name="P26">******************************************************** </text:p>
        <text:p text:style-name="P26">* <text:s text:c="5"/>Sistema Consultar Copyright SisOp (c)2011 <text:s text:c="6"/>* </text:p>
        <text:p text:style-name="P26">******************************************************** </text:p>
        <text:p text:style-name="P26">*Se encuentran instalados los siguientes componentes: <text:s/>* </text:p>
        <text:p text:style-name="P26"/>
        <text:p text:style-name="P26">*iniciarC dd/mm/aaaa <text:s/>hh:mm:ss usuario* </text:p>
        <text:p text:style-name="P26">*detectarC dd/mm/aaaa <text:s/>hh:mm:ss usuario* </text:p>
        <text:p text:style-name="P26">*sumarC dd/mm/aaaa <text:s/>hh:mm:ss usuario* </text:p>
        <text:p text:style-name="P26">*listarC dd/mm/aaaa <text:s/>hh:mm:ss usuario* </text:p>
        <text:p text:style-name="P26">*Falta instalar los siguientes componentes: <text:s text:c="11"/>* </text:p>
        <text:p text:style-name="P26"/>
        <text:p text:style-name="P26">******************************************************** </text:p>
        <text:p text:style-name="P26">* FIN del proceso de Instalación Copyright SisOp (c)2011<text:tab/>* </text:p>
        <text:p text:style-name="P26">***************************************************************** ”</text:p>
        <text:p text:style-name="P23"/>
        <text:p text:style-name="P22">Observaciones:</text:p>
        <text:p text:style-name="P22"/>
        <text:p text:style-name="P24">Caso 14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Falta de algun archivo obligatorio para la instalacion en la carpeta inst. En este caso iniciarC </text:span></text:p>
        <text:p text:style-name="P23"/>
        <text:p text:style-name="Standard"><text:span text:style-name="T7">Pasos:</text:span><text:span text:style-name="T8"> </text:span></text:p>
        <text:list xml:id="list803140404" text:continue-list="list838438939" text:style-name="L2">
          <text:list-item text:start-value="1">
            <text:p text:style-name="P59">Ejecutar el comando InstalarC: InstalarC</text:p>
          </text:list-item>
          <text:list-item>
            <text:p text:style-name="P59">Aceptar los terminos legales presionando a o aceptar, y enter</text:p>
          </text:list-item>
          <text:list-item>
            <text:p text:style-name="P59">Se ingresa por teclado /entradas el path de arribo</text:p>
          </text:list-item>
          <text:list-item>
            <text:p text:style-name="P59">Se ingresa por teclado 80 de tamaño minimo para datos externos</text:p>
          </text:list-item>
          <text:list-item>
            <text:p text:style-name="P59">Se ingresa por teclado /ejecutables para el subdirectorio de ejecutables</text:p>
          </text:list-item>
          <text:list-item>
            <text:p text:style-name="P59">Se ingresa por teclado /logeo para el directorio de log</text:p>
          </text:list-item>
          <text:list-item>
            <text:p text:style-name="P59">Se ingresa por teclado .logeo para la extension de los archivos de log</text:p>
          </text:list-item>
          <text:list-item>
            <text:p text:style-name="P59">Se ingresa por teclado 500 para el tamaño maximo de los archivos de log</text:p>
          </text:list-item>
          <text:list-item>
            <text:p text:style-name="P59">Se presiona enter para iniciar la instalación</text:p>
          </text:list-item>
          <text:list-item>
            <text:p text:style-name="P59">Se ingresa si por teclado para confirmar el inicio de instalación</text:p>
          </text:list-item>
        </text:list>
        <text:p text:style-name="P22"/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Creando estructuras de Directorio....... </text:p>
        <text:p text:style-name="P26">moviendo archivos.... </text:p>
        <text:p text:style-name="P26">Error severo en la instalacion, no se puede encontrar el archivo de comando iniciarC. Instalación corrompida, consulte a su proveedor </text:p>
        <text:p text:style-name="P26">Proceso de instalación cancelado”</text:p>
        <text:p text:style-name="P23"/>
        <text:p text:style-name="P22">Observaciones:</text:p>
        <text:p text:style-name="P22"/>
        <text:p text:style-name="P24">Caso 15:</text:p>
        <text:p text:style-name="P24"/>
        <text:p text:style-name="Standard"><text:soft-page-break/><text:span text:style-name="T7">Descripción:</text:span><text:span text:style-name="T8"> Instalar</text:span><text:span text:style-name="T6">C. </text:span><text:span text:style-name="T8">Finaliza exitosamente la instalación completa. </text:span></text:p>
        <text:p text:style-name="P23"/>
        <text:p text:style-name="Standard"><text:span text:style-name="T7">Pasos:</text:span><text:span text:style-name="T8"> </text:span></text:p>
        <text:list xml:id="list1579242662" text:continue-list="list803140404" text:style-name="L2">
          <text:list-item text:start-value="1">
            <text:p text:style-name="P59">Ejecutar el comando InstalarC: InstalarC</text:p>
          </text:list-item>
          <text:list-item>
            <text:p text:style-name="P59">Aceptar los terminos legales presionando a o aceptar, y enter</text:p>
          </text:list-item>
          <text:list-item>
            <text:p text:style-name="P59">Se ingresa por teclado /entradas el path de arribo</text:p>
          </text:list-item>
          <text:list-item>
            <text:p text:style-name="P59">Se ingresa por teclado 80 de tamaño minimo para datos externos</text:p>
          </text:list-item>
          <text:list-item>
            <text:p text:style-name="P59">Se ingresa por teclado /ejecutables para el subdirectorio de ejecutables</text:p>
          </text:list-item>
          <text:list-item>
            <text:p text:style-name="P59">Se ingresa por teclado /logeo para el directorio de log</text:p>
          </text:list-item>
          <text:list-item>
            <text:p text:style-name="P59">Se ingresa por teclado .logeo para la extension de los archivos de log</text:p>
          </text:list-item>
          <text:list-item>
            <text:p text:style-name="P59">Se ingresa por teclado 500 para el tamaño maximo de los archivos de log</text:p>
          </text:list-item>
          <text:list-item>
            <text:p text:style-name="P59">Se presiona enter para iniciar la instalación</text:p>
          </text:list-item>
          <text:list-item>
            <text:p text:style-name="P59">Se ingresa si por teclado para confirmar el inicio de instalación</text:p>
          </text:list-item>
        </text:list>
        <text:p text:style-name="P22"/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Creando estructuras de Directorio....... </text:p>
        <text:p text:style-name="P26">moviendo archivos.... </text:p>
        <text:p text:style-name="P26">******************************************************** </text:p>
        <text:p text:style-name="P26">* <text:s text:c="5"/>Sistema Consultar Copyright SisOp (c)2011 <text:s text:c="6"/>* </text:p>
        <text:p text:style-name="P26">******************************************************** </text:p>
        <text:p text:style-name="P26">*Se encuentran instalados los siguientes componentes: <text:s/>* </text:p>
        <text:p text:style-name="P26"/>
        <text:p text:style-name="P26">*iniciarC dd/mm/aaaa <text:s/>hh:mm:ss usuario* </text:p>
        <text:p text:style-name="P26">*detectarC dd/mm/aaaa <text:s/>hh:mm:ss usuario* </text:p>
        <text:p text:style-name="P26">*sumarC dd/mm/aaaa <text:s/>hh:mm:ss usuario* </text:p>
        <text:p text:style-name="P26">*listarC dd/mm/aaaa <text:s/>hh:mm:ss usuario* </text:p>
        <text:p text:style-name="P26">*Falta instalar los siguientes componentes: <text:s text:c="11"/>* </text:p>
        <text:p text:style-name="P26"/>
        <text:p text:style-name="P26">******************************************************** </text:p>
        <text:p text:style-name="P26">* FIN del proceso de Instalación Copyright SisOp (c)2011<text:tab/>* </text:p>
        <text:p text:style-name="P26">***************************************************************** ”</text:p>
        <text:p text:style-name="P23"/>
        <text:p text:style-name="P22">Observaciones:</text:p>
        <text:p text:style-name="P22"/>
        <text:p text:style-name="P22"/>
        <text:p text:style-name="P22"/>
        <text:p text:style-name="P24">Caso 16:</text:p>
        <text:p text:style-name="P24"/>
        <text:p text:style-name="Standard"><text:span text:style-name="T7">Descripción:</text:span><text:span text:style-name="T6"> InstalarC. </text:span><text:span text:style-name="T8">Se instala por segunda vez, sobre una instalación completa. </text:span></text:p>
        <text:p text:style-name="P23"/>
        <text:p text:style-name="Standard"><text:span text:style-name="T7">Pasos:</text:span><text:span text:style-name="T8"> </text:span></text:p>
        <text:list xml:id="list1816605675" text:continue-list="list1579242662" text:style-name="L2">
          <text:list-item text:start-value="1">
            <text:p text:style-name="P59">Ejecutar el caso 15</text:p>
          </text:list-item>
          <text:list-item>
            <text:p text:style-name="P59">Ejecutar el comando InstalarC: InstalarC</text:p>
            <text:p text:style-name="P59"/>
          </text:list-item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******************************************************** </text:p>
        <text:p text:style-name="P26">* <text:s text:c="5"/>Sistema Consultar Copyright SisOp (c)2011 <text:s text:c="6"/>* </text:p>
        <text:p text:style-name="P26">******************************************************** </text:p>
        <text:p text:style-name="P26"><text:soft-page-break/>*Se encuentran instalados los siguientes componentes: <text:s/>* </text:p>
        <text:p text:style-name="P26"/>
        <text:p text:style-name="P26">*iniciarC dd/mm/aaaa <text:s/>hh:mm:ss usuario* </text:p>
        <text:p text:style-name="P26">*detectarC dd/mm/aaaa <text:s/>hh:mm:ss usuario* </text:p>
        <text:p text:style-name="P26">*sumarC dd/mm/aaaa <text:s/>hh:mm:ss usuario* </text:p>
        <text:p text:style-name="P26">*listarC dd/mm/aaaa <text:s/>hh:mm:ss usuario* </text:p>
        <text:p text:style-name="P26">******************************************************** </text:p>
        <text:p text:style-name="P26">Proceso de instalacion cancelado ”</text:p>
        <text:p text:style-name="P23"/>
        <text:p text:style-name="P22">Observaciones:</text:p>
        <text:p text:style-name="P22"/>
        <text:p text:style-name="P24">Caso 17:</text:p>
        <text:p text:style-name="P24"/>
        <text:p text:style-name="Standard"><text:span text:style-name="T7">Descripción:</text:span><text:span text:style-name="T6"> InstalarC. </text:span><text:span text:style-name="T8">Se instala por segunda vez, sobre una instalación a la que se le elimino el ejecutable de detectarC. </text:span></text:p>
        <text:p text:style-name="P23"/>
        <text:p text:style-name="Standard"><text:span text:style-name="T7">Pasos:</text:span><text:span text:style-name="T8"> </text:span></text:p>
        <text:list xml:id="list608820294" text:continue-list="list1816605675" text:style-name="L2">
          <text:list-item text:start-value="1">
            <text:p text:style-name="P59">Ejecutar el caso 15</text:p>
          </text:list-item>
          <text:list-item>
            <text:p text:style-name="P59">Eliminar el detectarC de los ejecutables</text:p>
          </text:list-item>
          <text:list-item>
            <text:p text:style-name="P59">Ejecutar el comando InstalarC: InstalarC</text:p>
            <text:p text:style-name="P59"/>
          </text:list-item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******************************************************** </text:p>
        <text:p text:style-name="P26">* <text:s text:c="5"/>Sistema Consultar Copyright SisOp (c)2011 <text:s text:c="6"/>* </text:p>
        <text:p text:style-name="P26">******************************************************** </text:p>
        <text:p text:style-name="P26">*Se encuentran instalados los siguientes componentes: <text:s/>* </text:p>
        <text:p text:style-name="P26"/>
        <text:p text:style-name="P26">*iniciarC dd/mm/aaaa <text:s/>hh:mm:ss usuario* </text:p>
        <text:p text:style-name="P26">*sumarC dd/mm/aaaa <text:s/>hh:mm:ss usuario* </text:p>
        <text:p text:style-name="P26">*listarC dd/mm/aaaa <text:s/>hh:mm:ss usuario* </text:p>
        <text:p text:style-name="P26">*Falta instalar los siguientes componentes: <text:s text:c="11"/>* </text:p>
        <text:p text:style-name="P26"/>
        <text:p text:style-name="P26">*detectarC </text:p>
        <text:p text:style-name="P26">******************************************************** </text:p>
        <text:p text:style-name="P26">Se propone la instalación de los componentes faltantes, con las variables de instalación </text:p>
        <text:p text:style-name="P26">siguientes, predefinidas en el archivo de configuración : </text:p>
        <text:p text:style-name="P26">CURRDIR = $GRUPO</text:p>
        <text:p text:style-name="P26">CONFDIR = $GRUPO/conf </text:p>
        <text:p text:style-name="P26">DATAMAE = $GRUPO/mae </text:p>
        <text:p text:style-name="P26">LIBDIR = $GRUPO/lib </text:p>
        <text:p text:style-name="P26">BINDIR = /ejecutables </text:p>
        <text:p text:style-name="P26">ARRIDIR = /entradas </text:p>
        <text:p text:style-name="P26">DATASIZE = 80 Mb </text:p>
        <text:p text:style-name="P26">LOGDIR = /logeo </text:p>
        <text:p text:style-name="P26">LOGEXT = logeo </text:p>
        <text:p text:style-name="P26">MAXLOGSIZE = 500 Kb </text:p>
        <text:p text:style-name="P26">INICIARU = usuario </text:p>
        <text:p text:style-name="P26">INICIARF = dd/mm/aaaa <text:s/>hh:mm:ss</text:p>
        <text:p text:style-name="P26">DETECTARU = usuario </text:p>
        <text:p text:style-name="P26"><text:soft-page-break/>DETECTARF = dd/mm/aaaa <text:s/>hh:mm:ss</text:p>
        <text:p text:style-name="P26">SUMARU = usuario </text:p>
        <text:p text:style-name="P26">SUMARF = dd/mm/aaaa <text:s/>hh:mm:ss</text:p>
        <text:p text:style-name="P26">LISTARU = usuario </text:p>
        <text:p text:style-name="P26">LISTARF =dd/mm/aaaa <text:s/>hh:mm:ss</text:p>
        <text:p text:style-name="P26">reservada </text:p>
        <text:p text:style-name="P26">reservada </text:p>
        <text:p text:style-name="P26">¿acepta completar la instalación?(Si/No)”</text:p>
        <text:p text:style-name="P23"/>
        <text:p text:style-name="P22">Observaciones:</text:p>
        <text:p text:style-name="P22"/>
        <text:p text:style-name="P24">Caso 18:</text:p>
        <text:p text:style-name="P24"/>
        <text:p text:style-name="Standard"><text:span text:style-name="T7">Descripción:</text:span><text:span text:style-name="T6"> InstalarC. </text:span><text:span text:style-name="T8">Se instala por segunda vez, sobre una instalación a la que se le elimino el ejecutable de detectarC. Y no se acepta completar la instalación</text:span></text:p>
        <text:p text:style-name="P23"/>
        <text:p text:style-name="Standard"><text:span text:style-name="T7">Pasos:</text:span><text:span text:style-name="T8"> </text:span></text:p>
        <text:list xml:id="list747709552" text:continue-list="list608820294" text:style-name="L2">
          <text:list-item text:start-value="1">
            <text:p text:style-name="P59">Ejecutar el caso 15</text:p>
          </text:list-item>
          <text:list-item>
            <text:p text:style-name="P59">Eliminar el detectarC de los ejecutables</text:p>
          </text:list-item>
          <text:list-item>
            <text:p text:style-name="P59">Ejecutar el comando InstalarC: InstalarC</text:p>
          </text:list-item>
          <text:list-item>
            <text:p text:style-name="P59">Se ingresa por teclado no, rechazando completar la instalación</text:p>
            <text:p text:style-name="P59"/>
          </text:list-item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¿acepta completar la instalación?(Si/No) </text:p>
        <text:p text:style-name="P26">no </text:p>
        <text:p text:style-name="P26">¿desea iniciar una instalación completa nueva?(Si/No) ”</text:p>
        <text:p text:style-name="P23"/>
        <text:p text:style-name="P22">Observaciones:</text:p>
        <text:p text:style-name="P24"/>
        <text:h text:style-name="Heading_20_2" text:outline-level="2"><text:span text:style-name="T21">Casos</text:span><text:span text:style-name="T28"> </text:span><text:span text:style-name="T21">iniciarC</text:span></text:h>
        <text:p text:style-name="P25"/>
        <text:p text:style-name="P24">Caso 1: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Cantidad incorrecta de parametros. </text:span></text:p>
        <text:p text:style-name="P23"/>
        <text:p text:style-name="Standard"><text:span text:style-name="T7">Pasos:</text:span><text:span text:style-name="T8"> </text:span></text:p>
        <text:list xml:id="list1083145912" text:continue-list="list680566101" text:style-name="WW8Num4">
          <text:list-item>
            <text:p text:style-name="P57">Ejecutar el comando iniciarC : . iniciarC –h --help</text:p>
            <text:p text:style-name="P57"/>
          </text:list-item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1">“Cantidad erronea de parametros, pruebe con -h. ”</text:span></text:p>
        <text:p text:style-name="P23"/>
        <text:p text:style-name="P22">Observaciones:</text:p>
        <text:p text:style-name="P25"/>
        <text:p text:style-name="P25"/>
        <text:p text:style-name="P24">Caso 2:</text:p>
        <text:p text:style-name="P25"/>
        <text:p text:style-name="Standard"><text:span text:style-name="T7">Descripción:</text:span><text:span text:style-name="T8"> </text:span><text:span text:style-name="T6">iniciarC. </text:span><text:span text:style-name="T8">Cantidad correcta de parametros, pero invalido. </text:span></text:p>
        <text:p text:style-name="P23"/>
        <text:p text:style-name="Standard"><text:soft-page-break/><text:span text:style-name="T7">Pasos:</text:span><text:span text:style-name="T8"> </text:span></text:p>
        <text:list xml:id="list1841539660" text:style-name="L3">
          <text:list-item>
            <text:p text:style-name="P60">Ejecutar el comando iniciarC : . iniciarC –p</text:p>
          </text:list-item>
        </text:list>
        <text:list xml:id="list255615739" text:continue-list="list1083145912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1">“Parametro invalido, pruebe con --help <text:s/>-h .”</text:span></text:p>
        <text:p text:style-name="P23"/>
        <text:p text:style-name="P22">Observaciones:</text:p>
        <text:p text:style-name="P25"/>
        <text:p text:style-name="P25"/>
        <text:p text:style-name="P24">Caso 3: 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Falta algun archivo ejecutable.</text:span></text:p>
        <text:p text:style-name="P23"/>
        <text:p text:style-name="P22">Pasos:</text:p>
        <text:list xml:id="list610508848" text:style-name="L4">
          <text:list-item>
            <text:p text:style-name="P71">Borrar o renombrar alguno de los comandos en bin (ejemplo sumarC)</text:p>
          </text:list-item>
          <text:list-item>
            <text:p text:style-name="P61">Ejecutar el comando iniciarC : . iniciarC</text:p>
          </text:list-item>
        </text:list>
        <text:p text:style-name="P22"/>
        <text:list xml:id="list1585033673" text:continue-list="list255615739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1">:</text:span></text:p>
        <text:p text:style-name="P26"/>
        <text:p text:style-name="P26"><text:tab/><text:tab/>“No se pudo iniciar el sistema consultar: </text:p>
        <text:p text:style-name="P26"><text:tab/><text:tab/>Error en los comandos: sumarC </text:p>
        <text:p text:style-name="P26"/>
        <text:p text:style-name="P26"><text:tab/><text:tab/>Se aconseja reinstalar la aplicación.” </text:p>
        <text:p text:style-name="P23"/>
        <text:p text:style-name="P22">Observaciones:</text:p>
        <text:p text:style-name="P24"/>
        <text:p text:style-name="P24">Caso 4: 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Falta alguna libreria.</text:span></text:p>
        <text:p text:style-name="P23"/>
        <text:p text:style-name="P22">Pasos:</text:p>
        <text:list xml:id="list1993173381" text:style-name="L5">
          <text:list-item>
            <text:p text:style-name="P72">Borrar o renombrar alguno de las librerias en lib (ejemplo loguearC)</text:p>
          </text:list-item>
          <text:list-item>
            <text:p text:style-name="P62">Ejecutar el comando iniciarC : . iniciarC</text:p>
          </text:list-item>
        </text:list>
        <text:p text:style-name="P22"/>
        <text:list xml:id="list1510064435" text:continue-list="list1585033673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1">:</text:span></text:p>
        <text:p text:style-name="P26"/>
        <text:p text:style-name="P26"><text:tab/><text:tab/>“No se pudo iniciar el sistema consultar: </text:p>
        <text:p text:style-name="P26"><text:tab/><text:tab/>Error en las librerias: loguearC </text:p>
        <text:p text:style-name="P26"/>
        <text:p text:style-name="P26"><text:tab/><text:tab/>Se aconseja reinstalar la aplicación. ” </text:p>
        <text:p text:style-name="P23"/>
        <text:p text:style-name="P22">Observaciones:</text:p>
        <text:p text:style-name="P24"/>
        <text:p text:style-name="P24">Caso 5: 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Falta algun archivo maestro.</text:span></text:p>
        <text:p text:style-name="P23"/>
        <text:p text:style-name="P22">Pasos:</text:p>
        <text:list xml:id="list1953864243" text:continue-list="list1993173381" text:style-name="L5">
          <text:list-item>
            <text:p text:style-name="P72"><text:soft-page-break/>Borrar o renombrar alguno de los maestros en mae (ejemplo preguntas.mae)</text:p>
          </text:list-item>
          <text:list-item>
            <text:p text:style-name="P62">Ejecutar el comando iniciarC : . iniciarC</text:p>
          </text:list-item>
        </text:list>
        <text:p text:style-name="P22"/>
        <text:list xml:id="list199140637" text:continue-list="list1510064435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1">:</text:span></text:p>
        <text:p text:style-name="P26"/>
        <text:p text:style-name="P26"><text:tab/><text:tab/>“No se pudo iniciar el sistema consultar: </text:p>
        <text:p text:style-name="P26"><text:tab/><text:tab/>Error en los archivos maestros: preguntas.mae </text:p>
        <text:p text:style-name="P26"/>
        <text:p text:style-name="P26"><text:tab/><text:tab/>Se aconseja reinstalar la aplicación. ” </text:p>
        <text:p text:style-name="P23"/>
        <text:p text:style-name="P22">Observaciones:</text:p>
        <text:p text:style-name="P24"/>
        <text:p text:style-name="P24">Caso 6: 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Ejecucion exitosa</text:span></text:p>
        <text:p text:style-name="P23"/>
        <text:p text:style-name="P22">Pasos:</text:p>
        <text:list xml:id="list1625743637" text:style-name="L6">
          <text:list-item>
            <text:p text:style-name="P73">Verificar que existan todos los comandos, librerias y maestros.</text:p>
          </text:list-item>
          <text:list-item>
            <text:p text:style-name="P63">Ejecutar el comando iniciarC : . iniciarC</text:p>
          </text:list-item>
        </text:list>
        <text:p text:style-name="P22"/>
        <text:list xml:id="list1044789734" text:continue-list="list199140637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un mensaje similar al siguente</text:span><text:span text:style-name="T11">:</text:span></text:p>
        <text:p text:style-name="P26"/>
        <text:p text:style-name="P26">“Inicialización del Ambiente Concluida </text:p>
        <text:p text:style-name="P26"/>
        <text:p text:style-name="P26">Ambiente: </text:p>
        <text:p text:style-name="P26">$CURRDIR :/home/pablo/Dropbox/Facu/SistemasOp/TP/grupo10 </text:p>
        <text:p text:style-name="P26">$ARRIDIR :/home/pablo/Dropbox/Facu/SistemasOp/TP/grupo10//arribos </text:p>
        <text:p text:style-name="P26">$PREPADIR :/home/pablo/Dropbox/Facu/SistemasOp/TP/grupo10/preparados </text:p>
        <text:p text:style-name="P26">$RECHADIR :/home/pablo/Dropbox/Facu/SistemasOp/TP/grupo10/rechazados </text:p>
        <text:p text:style-name="P26">$BINDIR :/home/pablo/Dropbox/Facu/SistemasOp/TP/grupo10//bin </text:p>
        <text:p text:style-name="P26">$DATAMAE :/home/pablo/Dropbox/Facu/SistemasOp/TP/grupo10/mae </text:p>
        <text:p text:style-name="P26">$LIBDIR :/home/pablo/Dropbox/Facu/SistemasOp/TP/grupo10/lib </text:p>
        <text:p text:style-name="P26">$LOGEXT :.log </text:p>
        <text:p text:style-name="P26">$LOGSIZE :409600 </text:p>
        <text:p text:style-name="P26"/>
        <text:p text:style-name="P26">Demonio corriendo bajo el Nro.: 5997 ” </text:p>
        <text:p text:style-name="P23"/>
        <text:p text:style-name="P22">Observaciones:</text:p>
        <text:p text:style-name="P22"/>
        <text:p text:style-name="P22"/>
        <text:p text:style-name="P24">Caso 7: 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Detecta a detectarC corriendo</text:span></text:p>
        <text:p text:style-name="P23"/>
        <text:p text:style-name="P22">Pasos:</text:p>
        <text:list xml:id="list1153295313" text:style-name="L7">
          <text:list-item>
            <text:p text:style-name="P64">Ejecutar caso 6.</text:p>
          </text:list-item>
          <text:list-item>
            <text:p text:style-name="P64">Ejecutar el comando iniciarC : . iniciarC</text:p>
          </text:list-item>
          <text:list-item>
            <text:p text:style-name="P64"><text:soft-page-break/>Confirmar el reseteo de las variables.</text:p>
          </text:list-item>
        </text:list>
        <text:p text:style-name="P22"/>
        <text:list xml:id="list216824147" text:continue-list="list1044789734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11">El mensaje es igual al de caso 6.</text:span></text:p>
        <text:p text:style-name="P23"/>
        <text:p text:style-name="P22">Observaciones:</text:p>
        <text:p text:style-name="P24"/>
        <text:h text:style-name="Heading_20_2" text:outline-level="2"><text:span text:style-name="T21">Casos</text:span><text:span text:style-name="T28"> </text:span><text:span text:style-name="T21">detectarC</text:span></text:h>
        <text:p text:style-name="P25"/>
        <text:p text:style-name="P24">Caso 1:</text:p>
        <text:p text:style-name="P24"/>
        <text:p text:style-name="Standard"><text:span text:style-name="T7">Descripción:</text:span><text:span text:style-name="T8"> </text:span><text:span text:style-name="T6">detectarC. </text:span><text:span text:style-name="T8">Cantidad incorrecta de parametros. </text:span></text:p>
        <text:p text:style-name="P23"/>
        <text:p text:style-name="Standard"><text:span text:style-name="T7">Pasos:</text:span><text:span text:style-name="T8"> </text:span></text:p>
        <text:list xml:id="list1827887280" text:continue-numbering="true" text:style-name="WW8Num4">
          <text:list-item>
            <text:p text:style-name="P57">Ejecutar el comando detectarC : detectarC –h --help</text:p>
            <text:p text:style-name="P57"/>
          </text:list-item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1">“Cantidad erronea de parametros, pruebe con -h. ”</text:span></text:p>
        <text:p text:style-name="P23"/>
        <text:p text:style-name="P22">Observaciones:</text:p>
        <text:p text:style-name="P25"/>
        <text:p text:style-name="P25"/>
        <text:p text:style-name="P24">Caso 2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Cantidad correcta de parametros, pero invalido. </text:span></text:p>
        <text:p text:style-name="P23"/>
        <text:p text:style-name="Standard"><text:span text:style-name="T7">Pasos:</text:span><text:span text:style-name="T8"> </text:span></text:p>
        <text:list xml:id="list374201771" text:style-name="L8">
          <text:list-item>
            <text:p text:style-name="P65">Ejecutar el comando detectarC : detectarC –p</text:p>
          </text:list-item>
        </text:list>
        <text:list xml:id="list2085439617" text:continue-list="list1827887280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1">“Parametro invalido, pruebe con --help <text:s/>-h .”</text:span></text:p>
        <text:p text:style-name="P23"/>
        <text:p text:style-name="P22">Observaciones:</text:p>
        <text:p text:style-name="P25"/>
        <text:p text:style-name="P25"/>
        <text:p text:style-name="P24">Caso 3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Entorno no iniclializado</text:span></text:p>
        <text:p text:style-name="P23"/>
        <text:p text:style-name="P22">Pasos:</text:p>
        <text:list xml:id="list1481024974" text:style-name="L9">
          <text:list-item>
            <text:p text:style-name="P74">Abrir una nueva terminal <text:s/></text:p>
          </text:list-item>
          <text:list-item>
            <text:p text:style-name="P74">Ir hasta el directorio de ejecutables</text:p>
          </text:list-item>
          <text:list-item>
            <text:p text:style-name="P66">Ejecutar el comando detectarC : ./detectarC </text:p>
          </text:list-item>
        </text:list>
        <text:list xml:id="list1425052122" text:continue-list="list2085439617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1">“Entorno no inicializado.”</text:span></text:p>
        <text:p text:style-name="P23"/>
        <text:p text:style-name="P22">Observaciones:</text:p>
        <text:p text:style-name="P25"/>
        <text:p text:style-name="P24"><text:soft-page-break/>Caso 4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Archivo incorrecto (encuestador invalido)</text:span></text:p>
        <text:p text:style-name="P23"/>
        <text:p text:style-name="P22">Pasos:</text:p>
        <text:list xml:id="list1270764117" text:style-name="L10">
          <text:list-item>
            <text:p text:style-name="P67">Inicializar el entorno</text:p>
          </text:list-item>
          <text:list-item>
            <text:p text:style-name="P75">Copiar el archivo “homero.19890101” de la carpeta casos a arribos.</text:p>
          </text:list-item>
          <text:list-item>
            <text:p text:style-name="P67">Ejecutar el comando detectarC : detectarC o esperar a que pase de nuevo el demonio.</text:p>
          </text:list-item>
        </text:list>
        <text:list xml:id="list203458005" text:continue-list="list1425052122" text:style-name="WW8Num4">
          <text:list-header>
            <text:p text:style-name="P57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11">El archivo <text:s/>homero. 19890101 se movio a la carpeta rechazados.</text:span></text:p>
        <text:p text:style-name="P23"/>
        <text:p text:style-name="P22">Observaciones:</text:p>
        <text:p text:style-name="P25"/>
        <text:p text:style-name="P24">Caso 5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Archivo incorrecto (fecha fuera de rango)</text:span></text:p>
        <text:p text:style-name="P23"/>
        <text:p text:style-name="P22">Pasos:</text:p>
        <text:list xml:id="list925515691" text:style-name="L11">
          <text:list-item>
            <text:p text:style-name="P68">Inicilizar el entorno</text:p>
          </text:list-item>
          <text:list-item>
            <text:p text:style-name="P76">Copiar el archivo “bigote.19900505” de la carpeta casos a arribos.</text:p>
          </text:list-item>
          <text:list-item>
            <text:p text:style-name="P68">Ejecutar el comando detectarC : detectarC o esperar que pase de nuevo el demonio.</text:p>
          </text:list-item>
        </text:list>
        <text:list xml:id="list1387293313" text:continue-list="list203458005" text:style-name="WW8Num4">
          <text:list-header>
            <text:p text:style-name="P57"/>
          </text:list-header>
        </text:list>
        <text:p text:style-name="P26">Resultado esperado: El archivo <text:s/>bigote.19900505 se movio a la carpeta rechazados.</text:p>
        <text:p text:style-name="P23"/>
        <text:p text:style-name="P22">Observaciones:</text:p>
        <text:p text:style-name="P22"/>
        <text:p text:style-name="P22"/>
        <text:p text:style-name="P24">Caso 6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Archivo incorrecto (fecha mayor a hoy)</text:span></text:p>
        <text:p text:style-name="P23"/>
        <text:p text:style-name="P22">Pasos:</text:p>
        <text:list xml:id="list373789189" text:style-name="L12">
          <text:list-item>
            <text:p text:style-name="P69">Inicilizar el entorno</text:p>
          </text:list-item>
          <text:list-item>
            <text:p text:style-name="P77">Copiar el archivo “estepano.20200202” de la carpeta casos a arribos.</text:p>
          </text:list-item>
          <text:list-item>
            <text:p text:style-name="P69">Ejecutar el comando detectarC : ./detectarC o esperar que pase denuevo el demonio.</text:p>
          </text:list-item>
        </text:list>
        <text:list xml:id="list685586018" text:continue-list="list1387293313" text:style-name="WW8Num4">
          <text:list-header>
            <text:p text:style-name="P57"/>
          </text:list-header>
        </text:list>
        <text:p text:style-name="P26">Resultado esperado: El archivo <text:s/>estepano.20200202 se movio a la carpeta rechazados.</text:p>
        <text:p text:style-name="P23"/>
        <text:p text:style-name="P22">Observaciones:</text:p>
        <text:p text:style-name="P22"/>
        <text:p text:style-name="P24">Caso 7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Archivo Correcto.</text:span></text:p>
        <text:p text:style-name="P23"/>
        <text:p text:style-name="P22"><text:soft-page-break/>Pasos:</text:p>
        <text:list xml:id="list1576962629" text:style-name="L13">
          <text:list-item>
            <text:p text:style-name="P78">Copiar el archivo “andrea.19870814” de la carpeta casos a arribos.</text:p>
          </text:list-item>
          <text:list-item>
            <text:p text:style-name="P70">Ejecutar el comando detectarC : ./detectarC o esperar que pase denuevo el demonio.</text:p>
          </text:list-item>
        </text:list>
        <text:list xml:id="list1112939942" text:continue-list="list685586018" text:style-name="WW8Num4">
          <text:list-header>
            <text:p text:style-name="P57"/>
          </text:list-header>
        </text:list>
        <text:p text:style-name="P26">Resultado esperado: El archivo <text:s/>andrea.19870814 se movio a la carpeta preparados y se llamo a comando sumarC.</text:p>
        <text:p text:style-name="P23"/>
        <text:p text:style-name="P22">Observaciones:</text:p>
        <text:p text:style-name="P22"/>
        <text:h text:style-name="Heading_20_2" text:outline-level="2"><text:span text:style-name="T21">Casos</text:span><text:span text:style-name="T28"> </text:span><text:span text:style-name="T21">sumarC</text:span></text:h>
        <text:p text:style-name="P25"/>
        <text:p text:style-name="P99">Caso<text:span text:style-name="T59"> </text:span>1</text:p>
        <text:p text:style-name="P80">Descripción:<text:span text:style-name="T59"> </text:span>Invocación<text:span text:style-name="T59"> </text:span>incorrecta<text:span text:style-name="T59"> </text:span>del<text:span text:style-name="T59"> </text:span>comando<text:span text:style-name="T59"> </text:span>mediante<text:span text:style-name="T59"> </text:span>una<text:span text:style-name="T59"> </text:span>opción<text:span text:style-name="T59"> </text:span>inválida<text:span text:style-name="T59"> </text:span>(-j).</text:p>
        <text:p text:style-name="P80">Pasos:</text:p>
        <text:list xml:id="list2078910039" text:style-name="WW8Num27">
          <text:list-item>
            <text:p text:style-name="P81">Iniciar<text:span text:style-name="T59"> </text:span>correctamente<text:span text:style-name="T59"> </text:span>el<text:span text:style-name="T59"> </text:span>ambiente.</text:p>
          </text:list-item>
          <text:list-item>
            <text:p text:style-name="P81">Invocar<text:span text:style-name="T59"> </text:span>al<text:span text:style-name="T59"> </text:span>comando<text:span text:style-name="T59"> </text:span>como<text:span text:style-name="T59"> </text:span>sumarC<text:span text:style-name="T59"> –</text:span>j.</text:p>
          </text:list-item>
        </text:list>
        <text:p text:style-name="P118"><text:span text:style-name="T12">Resultado</text:span><text:span text:style-name="T14"> </text:span><text:span text:style-name="T12">Esperado:</text:span><text:span text:style-name="T14"> </text:span><text:span text:style-name="T12">Se</text:span><text:span text:style-name="T14"> </text:span><text:span text:style-name="T12">muestran</text:span><text:span text:style-name="T14"> </text:span><text:span text:style-name="T12">en</text:span><text:span text:style-name="T14"> </text:span><text:span text:style-name="T12">pantalla</text:span><text:span text:style-name="T14"> </text:span><text:span text:style-name="T12">y</text:span><text:span text:style-name="T14"> </text:span><text:span text:style-name="T12">se</text:span><text:span text:style-name="T14"> </text:span><text:span text:style-name="T12">graba</text:span><text:span text:style-name="T14"> </text:span><text:span text:style-name="T12">en</text:span><text:span text:style-name="T14"> </text:span><text:span text:style-name="T12">el</text:span><text:span text:style-name="T14"> </text:span><text:span text:style-name="T12">log</text:span><text:span text:style-name="T14"> </text:span><text:span text:style-name="T12">correspondiente</text:span><text:span text:style-name="T14"> </text:span><text:span text:style-name="T12">a</text:span><text:span text:style-name="T14"> </text:span><text:span text:style-name="T12">sumarC</text:span><text:span text:style-name="T14"> </text:span><text:span text:style-name="T12">un</text:span><text:span text:style-name="T14"> </text:span><text:span text:style-name="T12">mensaje</text:span><text:span text:style-name="T14"> </text:span><text:span text:style-name="T12">indicando</text:span><text:span text:style-name="T14"> </text:span><text:span text:style-name="T12">que</text:span><text:span text:style-name="T14"> </text:span><text:span text:style-name="T12">la</text:span><text:span text:style-name="T14"> </text:span><text:span text:style-name="T12">opción</text:span><text:span text:style-name="T14"> </text:span><text:span text:style-name="T12">es</text:span><text:span text:style-name="T14"> </text:span><text:span text:style-name="T12">incorrecta.</text:span><text:span text:style-name="T14"> </text:span><text:span text:style-name="T12">Se</text:span><text:span text:style-name="T14"> </text:span><text:span text:style-name="T12">retorna</text:span><text:span text:style-name="T14"> </text:span><text:span text:style-name="T12">un</text:span><text:span text:style-name="T14"> </text:span><text:span text:style-name="T12">código</text:span><text:span text:style-name="T14"> </text:span><text:span text:style-name="T12">distinto</text:span><text:span text:style-name="T14"> </text:span><text:span text:style-name="T12">a</text:span><text:span text:style-name="T14"> </text:span><text:span text:style-name="T12">0.</text:span></text:p>
        <text:p text:style-name="P80"/>
        <text:p text:style-name="P99">Caso<text:span text:style-name="T59"> </text:span>2</text:p>
        <text:p text:style-name="P118"><text:span text:style-name="T12">Descripción:</text:span><text:span text:style-name="T14"> </text:span><text:span text:style-name="T12">Invocación</text:span><text:span text:style-name="T14"> </text:span><text:span text:style-name="T12">correcta</text:span><text:span text:style-name="T14"> </text:span><text:span text:style-name="T12">del</text:span><text:span text:style-name="T14"> </text:span><text:span text:style-name="T12">comando</text:span><text:span text:style-name="T14"> </text:span><text:span text:style-name="T12">y</text:span><text:span text:style-name="T14"> </text:span><text:span text:style-name="T12">efecto</text:span><text:span text:style-name="T14"> </text:span><text:span text:style-name="T12">sobre</text:span><text:span text:style-name="T14"> </text:span><text:span text:style-name="T12">distintos</text:span><text:span text:style-name="T14"> </text:span><text:span text:style-name="T12">archivos</text:span><text:span text:style-name="T14"> </text:span><text:span text:style-name="T12">de</text:span><text:span text:style-name="T14"> </text:span><text:span text:style-name="T12">encuestas,</text:span><text:span text:style-name="T14"> </text:span><text:span text:style-name="T12">tanto</text:span><text:span text:style-name="T14"> </text:span><text:span text:style-name="T12">bien</text:span><text:span text:style-name="T14"> </text:span><text:span text:style-name="T12">como</text:span><text:span text:style-name="T14"> </text:span><text:span text:style-name="T12">mal</text:span><text:span text:style-name="T14"> </text:span><text:span text:style-name="T12">formados.</text:span></text:p>
        <text:p text:style-name="P80">Pasos:</text:p>
        <text:list xml:id="list780379956" text:style-name="WW8Num21">
          <text:list-item>
            <text:p text:style-name="P82">Iniciar<text:span text:style-name="T59"> </text:span>correctamente<text:span text:style-name="T59"> </text:span>el<text:span text:style-name="T59"> </text:span>ambiente.</text:p>
          </text:list-item>
          <text:list-item>
            <text:p text:style-name="P82">Ubicar<text:span text:style-name="T59"> </text:span>los<text:span text:style-name="T59"> </text:span>archivos<text:span text:style-name="T59"> </text:span>de<text:span text:style-name="T59"> </text:span>prueba<text:span text:style-name="T59"> </text:span>para<text:span text:style-name="T59"> </text:span>el<text:span text:style-name="T59"> </text:span>comando<text:span text:style-name="T59"> </text:span>sumarC<text:span text:style-name="T59"> </text:span>suministrados<text:span text:style-name="T59"> </text:span>en<text:span text:style-name="T59"> </text:span>la<text:span text:style-name="T59"> </text:span>carpeta<text:span text:style-name="T59"> </text:span>de<text:span text:style-name="T59"> </text:span>arribos.</text:p>
          </text:list-item>
          <text:list-item>
            <text:p text:style-name="P82">sumarC<text:span text:style-name="T59"> </text:span>será<text:span text:style-name="T59"> </text:span>invocado<text:span text:style-name="T59"> </text:span>automáticamente<text:span text:style-name="T59"> </text:span>por<text:span text:style-name="T59"> </text:span>el<text:span text:style-name="T59"> </text:span>comando<text:span text:style-name="T59"> </text:span>detectarC.<text:span text:style-name="T59"> </text:span></text:p>
          </text:list-item>
        </text:list>
        <text:p text:style-name="P80">Resultado<text:span text:style-name="T59"> </text:span>Esperado:<text:span text:style-name="T59"> </text:span></text:p>
        <text:list xml:id="list1131250684" text:style-name="WW8Num38">
          <text:list-item>
            <text:p text:style-name="P119"><text:span text:style-name="T12">Del</text:span><text:span text:style-name="T14"> </text:span><text:span text:style-name="T12">archivo</text:span><text:span text:style-name="T14"> “</text:span><text:span text:style-name="T12">tute.19900707</text:span><text:span text:style-name="T14">”</text:span><text:span text:style-name="T12">,</text:span><text:span text:style-name="T14"> </text:span><text:span text:style-name="T12">la</text:span><text:span text:style-name="T14"> </text:span><text:span text:style-name="T12">encuesta</text:span><text:span text:style-name="T14"> </text:span><text:span text:style-name="T12">número</text:span><text:span text:style-name="T14"> </text:span><text:span text:style-name="T12">1044</text:span><text:span text:style-name="T14"> </text:span><text:span text:style-name="T12">es</text:span><text:span text:style-name="T14"> </text:span><text:span text:style-name="T12">aceptada</text:span><text:span text:style-name="T14"> </text:span><text:span text:style-name="T12">y</text:span><text:span text:style-name="T14"> </text:span><text:span text:style-name="T12">la</text:span><text:span text:style-name="T14"> </text:span><text:span text:style-name="T12">1045</text:span><text:span text:style-name="T14"> </text:span><text:span text:style-name="T12">rechazada</text:span><text:span text:style-name="T14"> </text:span><text:span text:style-name="T12">pues</text:span><text:span text:style-name="T14"> </text:span><text:span text:style-name="T12">faltan</text:span><text:span text:style-name="T14"> </text:span><text:span text:style-name="T12">registros</text:span><text:span text:style-name="T14"> </text:span><text:span text:style-name="T12">de</text:span><text:span text:style-name="T14"> </text:span><text:span text:style-name="T12">detalle.</text:span></text:p>
          </text:list-item>
          <text:list-item>
            <text:p text:style-name="P119"><text:span text:style-name="T12">Del</text:span><text:span text:style-name="T14"> </text:span><text:span text:style-name="T12">archivo</text:span><text:span text:style-name="T14"> “</text:span><text:span text:style-name="T12">estepano.19891020</text:span><text:span text:style-name="T14">”</text:span><text:span text:style-name="T12">,</text:span><text:span text:style-name="T14"> </text:span><text:span text:style-name="T12">la</text:span><text:span text:style-name="T14"> </text:span><text:span text:style-name="T12">encuesta</text:span><text:span text:style-name="T14"> </text:span><text:span text:style-name="T12">número</text:span><text:span text:style-name="T14"> </text:span><text:span text:style-name="T12">310</text:span><text:span text:style-name="T14"> </text:span><text:span text:style-name="T12">es</text:span><text:span text:style-name="T14"> </text:span><text:span text:style-name="T12">aceptada</text:span><text:span text:style-name="T14"> </text:span><text:span text:style-name="T12">y</text:span><text:span text:style-name="T14"> </text:span><text:span text:style-name="T12">la</text:span><text:span text:style-name="T14"> </text:span><text:span text:style-name="T12">311</text:span><text:span text:style-name="T14"> </text:span><text:span text:style-name="T12">rechazada</text:span><text:span text:style-name="T14"> </text:span><text:span text:style-name="T12">pues</text:span><text:span text:style-name="T14"> </text:span><text:span text:style-name="T12">sobran</text:span><text:span text:style-name="T14"> </text:span><text:span text:style-name="T12">preguntas.</text:span></text:p>
          </text:list-item>
          <text:list-item>
            <text:p text:style-name="P119"><text:span text:style-name="T12">Del</text:span><text:span text:style-name="T14"> </text:span><text:span text:style-name="T12">archivo</text:span><text:span text:style-name="T14"> “</text:span><text:span text:style-name="T12">roberto.19910114</text:span><text:span text:style-name="T14">”</text:span><text:span text:style-name="T12">,</text:span><text:span text:style-name="T14"> </text:span><text:span text:style-name="T12">la</text:span><text:span text:style-name="T14"> </text:span><text:span text:style-name="T12">encuesta</text:span><text:span text:style-name="T14"> </text:span><text:span text:style-name="T12">número</text:span><text:span text:style-name="T14"> </text:span><text:span text:style-name="T12">500</text:span><text:span text:style-name="T14"> </text:span><text:span text:style-name="T12">es</text:span><text:span text:style-name="T14"> </text:span><text:span text:style-name="T12">aceptada</text:span><text:span text:style-name="T14"> </text:span><text:span text:style-name="T12">y</text:span><text:span text:style-name="T14"> </text:span><text:span text:style-name="T12">la</text:span><text:span text:style-name="T14"> </text:span><text:span text:style-name="T12">501</text:span><text:span text:style-name="T14"> </text:span><text:span text:style-name="T12">rechazada</text:span><text:span text:style-name="T14"> </text:span><text:span text:style-name="T12">pues</text:span><text:span text:style-name="T14"> </text:span><text:span text:style-name="T12">falta</text:span><text:span text:style-name="T14"> </text:span><text:span text:style-name="T12">información</text:span><text:span text:style-name="T14"> </text:span><text:span text:style-name="T12">en</text:span><text:span text:style-name="T14"> </text:span><text:span text:style-name="T12">un</text:span><text:span text:style-name="T14"> </text:span><text:span text:style-name="T12">registro</text:span><text:span text:style-name="T14"> </text:span><text:span text:style-name="T12">de</text:span><text:span text:style-name="T14"> </text:span><text:span text:style-name="T12">detalle.</text:span></text:p>
          </text:list-item>
          <text:list-item>
            <text:p text:style-name="P119"><text:span text:style-name="T12">Del</text:span><text:span text:style-name="T14"> </text:span><text:span text:style-name="T12">archivo</text:span><text:span text:style-name="T14"> “</text:span><text:span text:style-name="T12">pepe.19881204</text:span><text:span text:style-name="T14">”</text:span><text:span text:style-name="T12">,</text:span><text:span text:style-name="T14"> </text:span><text:span text:style-name="T12">la</text:span><text:span text:style-name="T14"> </text:span><text:span text:style-name="T12">encuesta</text:span><text:span text:style-name="T14"> </text:span><text:span text:style-name="T12">número</text:span><text:span text:style-name="T14"> </text:span><text:span text:style-name="T12">600</text:span><text:span text:style-name="T14"> </text:span><text:span text:style-name="T12">es</text:span><text:span text:style-name="T14"> </text:span><text:span text:style-name="T12">aceptada</text:span><text:span text:style-name="T14"> </text:span><text:span text:style-name="T12">y</text:span><text:span text:style-name="T14"> </text:span><text:span text:style-name="T12">la</text:span><text:span text:style-name="T14"> </text:span><text:span text:style-name="T12">601</text:span><text:span text:style-name="T14"> </text:span><text:span text:style-name="T12">rechazada</text:span><text:span text:style-name="T14"> </text:span><text:span text:style-name="T12">pues</text:span><text:span text:style-name="T14"> </text:span><text:span text:style-name="T12">falta</text:span><text:span text:style-name="T14"> </text:span><text:span text:style-name="T12">un</text:span><text:span text:style-name="T14"> </text:span><text:span text:style-name="T12">campo</text:span><text:span text:style-name="T14"> </text:span><text:span text:style-name="T12">obligatorio</text:span><text:span text:style-name="T14"> </text:span><text:span text:style-name="T12">en</text:span><text:span text:style-name="T14"> </text:span><text:span text:style-name="T12">el</text:span><text:span text:style-name="T14"> </text:span><text:span text:style-name="T12">registro</text:span><text:span text:style-name="T14"> </text:span><text:span text:style-name="T12">cabecera.</text:span></text:p>
          </text:list-item>
          <text:list-item>
            <text:p text:style-name="P119"><text:span text:style-name="T12">Del</text:span><text:span text:style-name="T14"> </text:span><text:span text:style-name="T12">archivo</text:span><text:span text:style-name="T14"> “</text:span><text:span text:style-name="T12">nick.19911112</text:span><text:span text:style-name="T14">”</text:span><text:span text:style-name="T12">,</text:span><text:span text:style-name="T14"> </text:span><text:span text:style-name="T12">la</text:span><text:span text:style-name="T14"> </text:span><text:span text:style-name="T12">encuesta</text:span><text:span text:style-name="T14"> </text:span><text:span text:style-name="T12">número</text:span><text:span text:style-name="T14"> </text:span><text:span text:style-name="T12">701</text:span><text:span text:style-name="T14"> </text:span><text:span text:style-name="T12">es</text:span><text:span text:style-name="T14"> </text:span><text:span text:style-name="T12">aceptada</text:span><text:span text:style-name="T14"> </text:span><text:span text:style-name="T12">y</text:span><text:span text:style-name="T14"> </text:span><text:span text:style-name="T12">la</text:span><text:span text:style-name="T14"> </text:span><text:span text:style-name="T12">700</text:span><text:span text:style-name="T14"> </text:span><text:span text:style-name="T12">rechazada</text:span><text:span text:style-name="T14"> </text:span><text:span text:style-name="T12">pues</text:span><text:span text:style-name="T14"> </text:span><text:span text:style-name="T12">el</text:span><text:span text:style-name="T14"> </text:span><text:span text:style-name="T12">sitio</text:span><text:span text:style-name="T14"> </text:span><text:span text:style-name="T12">de</text:span><text:span text:style-name="T14"> </text:span><text:span text:style-name="T12">encuesta</text:span><text:span text:style-name="T14"> </text:span><text:span text:style-name="T12">es</text:span><text:span text:style-name="T14"> </text:span><text:span text:style-name="T12">inválido.</text:span></text:p>
          </text:list-item>
          <text:list-item>
            <text:p text:style-name="P119"><text:span text:style-name="T12">Del</text:span><text:span text:style-name="T14"> </text:span><text:span text:style-name="T12">archivo</text:span><text:span text:style-name="T14"> “</text:span><text:span text:style-name="T12">nick.19911014</text:span><text:span text:style-name="T14">”</text:span><text:span text:style-name="T12">,</text:span><text:span text:style-name="T14"> </text:span><text:span text:style-name="T12">la</text:span><text:span text:style-name="T14"> </text:span><text:span text:style-name="T12">encuesta</text:span><text:span text:style-name="T14"> </text:span><text:span text:style-name="T12">número</text:span><text:span text:style-name="T14"> </text:span><text:span text:style-name="T12">801</text:span><text:span text:style-name="T14"> </text:span><text:span text:style-name="T12">es</text:span><text:span text:style-name="T14"> </text:span><text:span text:style-name="T12">aceptada</text:span><text:span text:style-name="T14"> </text:span><text:span text:style-name="T12">y</text:span><text:span text:style-name="T14"> </text:span><text:span text:style-name="T12">la</text:span><text:span text:style-name="T14"> </text:span><text:span text:style-name="T12">800</text:span><text:span text:style-name="T14"> </text:span><text:span text:style-name="T12">rechazada</text:span><text:span text:style-name="T14"> </text:span><text:span text:style-name="T12">pues</text:span><text:span text:style-name="T14"> </text:span><text:span text:style-name="T12">el</text:span><text:span text:style-name="T14"> </text:span><text:span text:style-name="T12">tipo</text:span><text:span text:style-name="T14"> </text:span><text:span text:style-name="T12">de</text:span><text:span text:style-name="T14"> </text:span><text:span text:style-name="T12">persona</text:span><text:span text:style-name="T14"> </text:span><text:span text:style-name="T12">es</text:span><text:span text:style-name="T14"> </text:span><text:span text:style-name="T12">inválido.</text:span></text:p>
          </text:list-item>
          <text:list-item>
            <text:p text:style-name="P119"><text:span text:style-name="T12">Del</text:span><text:span text:style-name="T14"> </text:span><text:span text:style-name="T12">archivo</text:span><text:span text:style-name="T14"> “</text:span><text:span text:style-name="T12">julian.20110824</text:span><text:span text:style-name="T14">”</text:span><text:span text:style-name="T12">,</text:span><text:span text:style-name="T14"> </text:span><text:span text:style-name="T12">la</text:span><text:span text:style-name="T14"> </text:span><text:span text:style-name="T12">encuesta</text:span><text:span text:style-name="T14"> </text:span><text:span text:style-name="T12">número</text:span><text:span text:style-name="T14"> </text:span><text:span text:style-name="T12">901</text:span><text:span text:style-name="T14"> </text:span><text:span text:style-name="T12">es</text:span><text:span text:style-name="T14"> </text:span><text:span text:style-name="T12">aceptada</text:span><text:span text:style-name="T14"> </text:span><text:span text:style-name="T12">y</text:span><text:span text:style-name="T14"> </text:span><text:span text:style-name="T12">la</text:span><text:span text:style-name="T14"> </text:span><text:span text:style-name="T12">900</text:span><text:span text:style-name="T14"> </text:span><text:span text:style-name="T12">rechazada</text:span><text:span text:style-name="T14"> </text:span><text:span text:style-name="T12">pues</text:span><text:span text:style-name="T14"> </text:span><text:span text:style-name="T12">la</text:span><text:span text:style-name="T14"> </text:span><text:span text:style-name="T12">cabecera</text:span><text:span text:style-name="T14"> </text:span><text:span text:style-name="T12">tiene</text:span><text:span text:style-name="T14"> </text:span><text:span text:style-name="T12">menos</text:span><text:span text:style-name="T14"> </text:span><text:span text:style-name="T12">campos</text:span><text:span text:style-name="T14"> </text:span><text:span text:style-name="T12">que</text:span><text:span text:style-name="T14"> </text:span><text:span text:style-name="T12">los</text:span><text:span text:style-name="T14"> </text:span><text:span text:style-name="T12">necesarios.</text:span></text:p>
          </text:list-item>
          <text:list-item>
            <text:p text:style-name="P119"><text:span text:style-name="T12">Del</text:span><text:span text:style-name="T14"> </text:span><text:span text:style-name="T12">archivo</text:span><text:span text:style-name="T14"> “</text:span><text:span text:style-name="T12">roberto.19900908</text:span><text:span text:style-name="T14">”</text:span><text:span text:style-name="T12">,</text:span><text:span text:style-name="T14"> </text:span><text:span text:style-name="T12">la</text:span><text:span text:style-name="T14"> </text:span><text:span text:style-name="T12">encuesta</text:span><text:span text:style-name="T14"> </text:span><text:span text:style-name="T12">número</text:span><text:span text:style-name="T14"> </text:span><text:span text:style-name="T12">1001</text:span><text:span text:style-name="T14"> </text:span><text:span text:style-name="T12">es</text:span><text:span text:style-name="T14"> </text:span><text:span text:style-name="T12">aceptada</text:span><text:span text:style-name="T14"> </text:span><text:span text:style-name="T12">y</text:span><text:span text:style-name="T14"> </text:span><text:span text:style-name="T12">la</text:span><text:span text:style-name="T14"> </text:span><text:span text:style-name="T12">1000</text:span><text:span text:style-name="T14"> </text:span><text:span text:style-name="T12">rechazada</text:span><text:span text:style-name="T14"> </text:span><text:span text:style-name="T12">pues</text:span><text:span text:style-name="T14"> </text:span><text:span text:style-name="T12">un</text:span><text:span text:style-name="T14"> </text:span><text:span text:style-name="T12">registro</text:span><text:span text:style-name="T14"> </text:span><text:span text:style-name="T12">de</text:span><text:span text:style-name="T14"> </text:span><text:span text:style-name="T12">detalle</text:span><text:span text:style-name="T14"> </text:span><text:span text:style-name="T12">tiene</text:span><text:span text:style-name="T14"> </text:span><text:span text:style-name="T12">menos</text:span><text:span text:style-name="T14"> </text:span><text:span text:style-name="T12">campos</text:span><text:span text:style-name="T14"> </text:span><text:span text:style-name="T12">que</text:span><text:span text:style-name="T14"> </text:span><text:span text:style-name="T12">los</text:span><text:span text:style-name="T14"> </text:span><text:span text:style-name="T12">necesarios.</text:span></text:p>
          </text:list-item>
          <text:list-item>
            <text:p text:style-name="P119"><text:soft-page-break/><text:span text:style-name="T12">Del</text:span><text:span text:style-name="T14"> </text:span><text:span text:style-name="T12">archivo</text:span><text:span text:style-name="T14"> “</text:span><text:span text:style-name="T12">estepano.19890909</text:span><text:span text:style-name="T14">”</text:span><text:span text:style-name="T12">,</text:span><text:span text:style-name="T14"> </text:span><text:span text:style-name="T12">la</text:span><text:span text:style-name="T14"> </text:span><text:span text:style-name="T12">encuesta</text:span><text:span text:style-name="T14"> </text:span><text:span text:style-name="T12">número</text:span><text:span text:style-name="T14"> </text:span><text:span text:style-name="T12">1201</text:span><text:span text:style-name="T14"> </text:span><text:span text:style-name="T12">es</text:span><text:span text:style-name="T14"> </text:span><text:span text:style-name="T12">aceptada</text:span><text:span text:style-name="T14"> </text:span><text:span text:style-name="T12">y</text:span><text:span text:style-name="T14"> </text:span><text:span text:style-name="T12">la</text:span><text:span text:style-name="T14"> </text:span><text:span text:style-name="T12">1200</text:span><text:span text:style-name="T14"> </text:span><text:span text:style-name="T12">rechazada</text:span><text:span text:style-name="T14"> </text:span><text:span text:style-name="T12">pues</text:span><text:span text:style-name="T14"> </text:span><text:span text:style-name="T12">la</text:span><text:span text:style-name="T14"> </text:span><text:span text:style-name="T12">modalidad</text:span><text:span text:style-name="T14"> </text:span><text:span text:style-name="T12">de</text:span><text:span text:style-name="T14"> </text:span><text:span text:style-name="T12">encuesta</text:span><text:span text:style-name="T14"> </text:span><text:span text:style-name="T12">es</text:span><text:span text:style-name="T14"> </text:span><text:span text:style-name="T12">inválida.</text:span></text:p>
          </text:list-item>
          <text:list-item>
            <text:p text:style-name="P119"><text:span text:style-name="T12">Del</text:span><text:span text:style-name="T14"> </text:span><text:span text:style-name="T12">archivo</text:span><text:span text:style-name="T14"> “</text:span><text:span text:style-name="T12">cosmito.19870225</text:span><text:span text:style-name="T14">”</text:span><text:span text:style-name="T12">,</text:span><text:span text:style-name="T14"> </text:span><text:span text:style-name="T12">la</text:span><text:span text:style-name="T14"> </text:span><text:span text:style-name="T12">encuesta</text:span><text:span text:style-name="T14"> </text:span><text:span text:style-name="T12">número</text:span><text:span text:style-name="T14"> </text:span><text:span text:style-name="T12">1300</text:span><text:span text:style-name="T14"> </text:span><text:span text:style-name="T12">es</text:span><text:span text:style-name="T14"> </text:span><text:span text:style-name="T12">aceptada</text:span><text:span text:style-name="T14"> </text:span><text:span text:style-name="T12">y</text:span><text:span text:style-name="T14"> </text:span><text:span text:style-name="T12">la</text:span><text:span text:style-name="T14"> </text:span><text:span text:style-name="T12">1301</text:span><text:span text:style-name="T14"> </text:span><text:span text:style-name="T12">rechazada</text:span><text:span text:style-name="T14"> </text:span><text:span text:style-name="T12">pues</text:span><text:span text:style-name="T14"> </text:span><text:span text:style-name="T12">carece</text:span><text:span text:style-name="T14"> </text:span><text:span text:style-name="T12">de</text:span><text:span text:style-name="T14"> </text:span><text:span text:style-name="T12">registro</text:span><text:span text:style-name="T14"> </text:span><text:span text:style-name="T12">cabecera.</text:span></text:p>
          </text:list-item>
          <text:list-item>
            <text:p text:style-name="P119"><text:span text:style-name="T12">Del</text:span><text:span text:style-name="T14"> </text:span><text:span text:style-name="T12">archivo</text:span><text:span text:style-name="T14"> “</text:span><text:span text:style-name="T12">bigote.19880614</text:span><text:span text:style-name="T14">”</text:span><text:span text:style-name="T12">,</text:span><text:span text:style-name="T14"> </text:span><text:span text:style-name="T12">la</text:span><text:span text:style-name="T14"> </text:span><text:span text:style-name="T12">encuesta</text:span><text:span text:style-name="T14"> </text:span><text:span text:style-name="T12">número</text:span><text:span text:style-name="T14"> </text:span><text:span text:style-name="T12">1401</text:span><text:span text:style-name="T14"> </text:span><text:span text:style-name="T12">es</text:span><text:span text:style-name="T14"> </text:span><text:span text:style-name="T12">aceptada</text:span><text:span text:style-name="T14"> </text:span><text:span text:style-name="T12">y</text:span><text:span text:style-name="T14"> </text:span><text:span text:style-name="T12">la</text:span><text:span text:style-name="T14"> </text:span><text:span text:style-name="T12">1400</text:span><text:span text:style-name="T14"> </text:span><text:span text:style-name="T12">rechazada</text:span><text:span text:style-name="T14"> </text:span><text:span text:style-name="T12">pues</text:span><text:span text:style-name="T14"> </text:span><text:span text:style-name="T12">el</text:span><text:span text:style-name="T14"> </text:span><text:span text:style-name="T12">código</text:span><text:span text:style-name="T14"> </text:span><text:span text:style-name="T12">de</text:span><text:span text:style-name="T14"> </text:span><text:span text:style-name="T12">encuesta</text:span><text:span text:style-name="T14"> </text:span><text:span text:style-name="T12">es</text:span><text:span text:style-name="T14"> </text:span><text:span text:style-name="T12">inexistente.</text:span></text:p>
          </text:list-item>
          <text:list-item>
            <text:p text:style-name="P119"><text:span text:style-name="T12">Del</text:span><text:span text:style-name="T14"> </text:span><text:span text:style-name="T12">archivo</text:span><text:span text:style-name="T14"> “</text:span><text:span text:style-name="T12">bigote.19880909</text:span><text:span text:style-name="T14">”</text:span><text:span text:style-name="T12">,</text:span><text:span text:style-name="T14"> </text:span><text:span text:style-name="T12">la</text:span><text:span text:style-name="T14"> </text:span><text:span text:style-name="T12">encuesta</text:span><text:span text:style-name="T14"> </text:span><text:span text:style-name="T12">número</text:span><text:span text:style-name="T14"> </text:span><text:span text:style-name="T12">1501</text:span><text:span text:style-name="T14"> </text:span><text:span text:style-name="T12">es</text:span><text:span text:style-name="T14"> </text:span><text:span text:style-name="T12">aceptada</text:span><text:span text:style-name="T14"> </text:span><text:span text:style-name="T12">y</text:span><text:span text:style-name="T14"> </text:span><text:span text:style-name="T12">la</text:span><text:span text:style-name="T14"> </text:span><text:span text:style-name="T12">1500</text:span><text:span text:style-name="T14"> </text:span><text:span text:style-name="T12">rechazada</text:span><text:span text:style-name="T14"> </text:span><text:span text:style-name="T12">pues</text:span><text:span text:style-name="T14"> </text:span><text:span text:style-name="T12">un</text:span><text:span text:style-name="T14"> </text:span><text:span text:style-name="T12">registro</text:span><text:span text:style-name="T14"> </text:span><text:span text:style-name="T12">detalle</text:span><text:span text:style-name="T14"> </text:span><text:span text:style-name="T12">tiene</text:span><text:span text:style-name="T14"> </text:span><text:span text:style-name="T12">un</text:span><text:span text:style-name="T14"> </text:span><text:span text:style-name="T12">numero</text:span><text:span text:style-name="T14"> </text:span><text:span text:style-name="T12">de</text:span><text:span text:style-name="T14"> </text:span><text:span text:style-name="T12">pregunta</text:span><text:span text:style-name="T14"> </text:span><text:span text:style-name="T12">inexistente.</text:span></text:p>
          </text:list-item>
          <text:list-item>
            <text:p text:style-name="P119"><text:span text:style-name="T12">Del</text:span><text:span text:style-name="T14"> </text:span><text:span text:style-name="T12">archivo</text:span><text:span text:style-name="T14"> “</text:span><text:span text:style-name="T12">beto.19890416</text:span><text:span text:style-name="T14">”</text:span><text:span text:style-name="T12">,</text:span><text:span text:style-name="T14"> </text:span><text:span text:style-name="T12">la</text:span><text:span text:style-name="T14"> </text:span><text:span text:style-name="T12">encuesta</text:span><text:span text:style-name="T14"> </text:span><text:span text:style-name="T12">número</text:span><text:span text:style-name="T14"> </text:span><text:span text:style-name="T12">1600</text:span><text:span text:style-name="T14"> </text:span><text:span text:style-name="T12">es</text:span><text:span text:style-name="T14"> </text:span><text:span text:style-name="T12">aceptada,</text:span><text:span text:style-name="T14"> </text:span><text:span text:style-name="T12">aunque</text:span><text:span text:style-name="T14"> </text:span><text:span text:style-name="T12">posee</text:span><text:span text:style-name="T14"> </text:span><text:span text:style-name="T12">campos</text:span><text:span text:style-name="T14"> </text:span><text:span text:style-name="T12">extra</text:span><text:span text:style-name="T14"> </text:span><text:span text:style-name="T12">en</text:span><text:span text:style-name="T14"> </text:span><text:span text:style-name="T12">algunos</text:span><text:span text:style-name="T14"> </text:span><text:span text:style-name="T12">registros</text:span><text:span text:style-name="T14"> </text:span><text:span text:style-name="T12">de</text:span><text:span text:style-name="T14"> </text:span><text:span text:style-name="T12">detalle.</text:span></text:p>
          </text:list-item>
          <text:list-item>
            <text:p text:style-name="P119"><text:span text:style-name="T12">Del</text:span><text:span text:style-name="T14"> </text:span><text:span text:style-name="T12">archivo</text:span><text:span text:style-name="T14"> “</text:span><text:span text:style-name="T12">andrea.19870814</text:span><text:span text:style-name="T14">”</text:span><text:span text:style-name="T12">,</text:span><text:span text:style-name="T14"> </text:span><text:span text:style-name="T12">ambas</text:span><text:span text:style-name="T14"> </text:span><text:span text:style-name="T12">encuestas</text:span><text:span text:style-name="T14"> </text:span><text:span text:style-name="T12">son</text:span><text:span text:style-name="T14"> </text:span><text:span text:style-name="T12">aceptadas.</text:span></text:p>
          </text:list-item>
          <text:list-item>
            <text:p text:style-name="P119"><text:span text:style-name="T12">Del</text:span><text:span text:style-name="T14"> </text:span><text:span text:style-name="T12">archivo</text:span><text:span text:style-name="T14"> “</text:span><text:span text:style-name="T12">pepe.19890910</text:span><text:span text:style-name="T14">”</text:span><text:span text:style-name="T12">,</text:span><text:span text:style-name="T14"> </text:span><text:span text:style-name="T12">la</text:span><text:span text:style-name="T14"> </text:span><text:span text:style-name="T12">encuesta</text:span><text:span text:style-name="T14"> </text:span><text:span text:style-name="T12">número</text:span><text:span text:style-name="T14"> </text:span><text:span text:style-name="T12">1022</text:span><text:span text:style-name="T14"> </text:span><text:span text:style-name="T12">es</text:span><text:span text:style-name="T14"> </text:span><text:span text:style-name="T12">aceptada,</text:span><text:span text:style-name="T14"> </text:span><text:span text:style-name="T12">la</text:span><text:span text:style-name="T14"> </text:span><text:span text:style-name="T12">1023</text:span><text:span text:style-name="T14"> </text:span><text:span text:style-name="T12">rechazada</text:span><text:span text:style-name="T14"> </text:span><text:span text:style-name="T12">pues</text:span><text:span text:style-name="T14"> </text:span><text:span text:style-name="T12">faltan</text:span><text:span text:style-name="T14"> </text:span><text:span text:style-name="T12">registros</text:span><text:span text:style-name="T14"> </text:span><text:span text:style-name="T12">de</text:span><text:span text:style-name="T14"> </text:span><text:span text:style-name="T12">detalle,</text:span><text:span text:style-name="T14"> </text:span><text:span text:style-name="T12">la</text:span><text:span text:style-name="T14"> </text:span><text:span text:style-name="T12">1024</text:span><text:span text:style-name="T14"> </text:span><text:span text:style-name="T12">rechazada</text:span><text:span text:style-name="T14"> </text:span><text:span text:style-name="T12">pues</text:span><text:span text:style-name="T14"> </text:span><text:span text:style-name="T12">no</text:span><text:span text:style-name="T14"> </text:span><text:span text:style-name="T12">posee</text:span><text:span text:style-name="T14"> </text:span><text:span text:style-name="T12">registro</text:span><text:span text:style-name="T14"> </text:span><text:span text:style-name="T12">cabecera,</text:span><text:span text:style-name="T14"> </text:span><text:span text:style-name="T12">la</text:span><text:span text:style-name="T14"> </text:span><text:span text:style-name="T12">1028</text:span><text:span text:style-name="T14"> </text:span><text:span text:style-name="T12">rechazada</text:span><text:span text:style-name="T14"> </text:span><text:span text:style-name="T12">pues</text:span><text:span text:style-name="T14"> </text:span><text:span text:style-name="T12">no</text:span><text:span text:style-name="T14"> </text:span><text:span text:style-name="T12">se</text:span><text:span text:style-name="T14"> </text:span><text:span text:style-name="T12">detalla</text:span><text:span text:style-name="T14"> </text:span><text:span text:style-name="T12">un</text:span><text:span text:style-name="T14"> </text:span><text:span text:style-name="T12">campo</text:span><text:span text:style-name="T14"> </text:span><text:span text:style-name="T12">del</text:span><text:span text:style-name="T14"> </text:span><text:span text:style-name="T12">registro</text:span><text:span text:style-name="T14"> </text:span><text:span text:style-name="T12">cabecera,</text:span><text:span text:style-name="T14"> </text:span><text:span text:style-name="T12">la</text:span><text:span text:style-name="T14"> </text:span><text:span text:style-name="T12">1029</text:span><text:span text:style-name="T14"> </text:span><text:span text:style-name="T12">rechazada</text:span><text:span text:style-name="T14"> </text:span><text:span text:style-name="T12">porque</text:span><text:span text:style-name="T14"> </text:span><text:span text:style-name="T12">falta</text:span><text:span text:style-name="T14"> </text:span><text:span text:style-name="T12">un</text:span><text:span text:style-name="T14"> </text:span><text:span text:style-name="T12">campo</text:span><text:span text:style-name="T14"> </text:span><text:span text:style-name="T12">en</text:span><text:span text:style-name="T14"> </text:span><text:span text:style-name="T12">el</text:span><text:span text:style-name="T14"> </text:span><text:span text:style-name="T12">registro</text:span><text:span text:style-name="T14"> </text:span><text:span text:style-name="T12">cabecera,</text:span><text:span text:style-name="T14"> </text:span><text:span text:style-name="T12">la</text:span><text:span text:style-name="T14"> </text:span><text:span text:style-name="T12">1030</text:span><text:span text:style-name="T14"> </text:span><text:span text:style-name="T12">es</text:span><text:span text:style-name="T14"> </text:span><text:span text:style-name="T12">aceptada</text:span><text:span text:style-name="T14"> </text:span><text:span text:style-name="T12">y</text:span><text:span text:style-name="T14"> </text:span><text:span text:style-name="T12">la</text:span><text:span text:style-name="T14"> </text:span><text:span text:style-name="T12">1025</text:span><text:span text:style-name="T14"> </text:span><text:span text:style-name="T12">rechazada</text:span><text:span text:style-name="T14"> </text:span><text:span text:style-name="T12">porque</text:span><text:span text:style-name="T14"> </text:span><text:span text:style-name="T12">la</text:span><text:span text:style-name="T14"> </text:span><text:span text:style-name="T12">persona</text:span><text:span text:style-name="T14"> </text:span><text:span text:style-name="T12">relevada</text:span><text:span text:style-name="T14"> </text:span><text:span text:style-name="T12">es</text:span><text:span text:style-name="T14"> </text:span><text:span text:style-name="T12">inválida.</text:span></text:p>
          </text:list-item>
        </text:list>
        <text:p text:style-name="P127"/>
        <text:p text:style-name="P127">El<text:span text:style-name="T59"> </text:span>sistema<text:span text:style-name="T59"> </text:span>generará<text:span text:style-name="T59"> </text:span>un<text:span text:style-name="T59"> </text:span>archivo<text:span text:style-name="T59"> </text:span>sumario<text:span text:style-name="T59"> </text:span>con<text:span text:style-name="T59"> </text:span>las<text:span text:style-name="T59"> </text:span>encuestas<text:span text:style-name="T59"> </text:span>en<text:span text:style-name="T59"> “</text:span>ya<text:span text:style-name="T59">”</text:span>,<text:span text:style-name="T59"> </text:span>se<text:span text:style-name="T59"> </text:span>moverán<text:span text:style-name="T59"> </text:span>los<text:span text:style-name="T59"> </text:span>archivos<text:span text:style-name="T59"> </text:span>de<text:span text:style-name="T59"> </text:span>encuestas<text:span text:style-name="T59"> </text:span>a<text:span text:style-name="T59"> </text:span>la<text:span text:style-name="T59"> </text:span>carpeta<text:span text:style-name="T59"> “</text:span>listos<text:span text:style-name="T59">”</text:span>,<text:span text:style-name="T59"> </text:span>se<text:span text:style-name="T59"> </text:span>generará<text:span text:style-name="T59"> </text:span>un<text:span text:style-name="T59"> </text:span>archivo<text:span text:style-name="T59"> </text:span>en<text:span text:style-name="T59"> “</text:span>nolistos<text:span text:style-name="T59">” </text:span>con<text:span text:style-name="T59"> </text:span>los<text:span text:style-name="T59"> </text:span>bloques<text:span text:style-name="T59"> </text:span>y<text:span text:style-name="T59"> </text:span>registros<text:span text:style-name="T59"> </text:span>rechazados,<text:span text:style-name="T59"> </text:span>se<text:span text:style-name="T59"> </text:span>grabará<text:span text:style-name="T59"> </text:span>en<text:span text:style-name="T59"> </text:span>el<text:span text:style-name="T59"> </text:span>log<text:span text:style-name="T59"> </text:span>de<text:span text:style-name="T59"> </text:span>sumarC<text:span text:style-name="T59"> </text:span>toda<text:span text:style-name="T59"> </text:span>la<text:span text:style-name="T59"> </text:span>información<text:span text:style-name="T59"> </text:span>pertinente<text:span text:style-name="T59"> </text:span>a<text:span text:style-name="T59"> </text:span>la<text:span text:style-name="T59"> </text:span>ejecución<text:span text:style-name="T59"> </text:span>del<text:span text:style-name="T59"> </text:span>comando<text:span text:style-name="T59"> </text:span>y<text:span text:style-name="T59"> </text:span>finalmente<text:span text:style-name="T59"> </text:span>se<text:span text:style-name="T59"> </text:span>grabará<text:span text:style-name="T59"> </text:span>en<text:span text:style-name="T59"> </text:span>el<text:span text:style-name="T59"> </text:span>log<text:span text:style-name="T59"> </text:span>y<text:span text:style-name="T59"> </text:span>se<text:span text:style-name="T59"> </text:span>mostrará<text:span text:style-name="T59"> </text:span>por<text:span text:style-name="T59"> </text:span>pantalla<text:span text:style-name="T59"> </text:span>la<text:span text:style-name="T59"> </text:span>cantidad<text:span text:style-name="T59"> </text:span>de<text:span text:style-name="T59"> </text:span>archivos<text:span text:style-name="T59"> </text:span>procesados<text:span text:style-name="T59"> </text:span>y<text:span text:style-name="T59"> </text:span>rechazados<text:span text:style-name="T59"> </text:span>(15<text:span text:style-name="T59"> </text:span>y<text:span text:style-name="T59"> </text:span>0<text:span text:style-name="T59"> </text:span>respectivamente),<text:span text:style-name="T59"> </text:span>y<text:span text:style-name="T59"> </text:span>la<text:span text:style-name="T59"> </text:span>cantidad<text:span text:style-name="T59"> </text:span>de<text:span text:style-name="T59"> </text:span>encuestas<text:span text:style-name="T59"> </text:span>aceptadas<text:span text:style-name="T59"> </text:span>y<text:span text:style-name="T59"> </text:span>rechazadas<text:span text:style-name="T59"> </text:span>(17/15).</text:p>
        <text:p text:style-name="P128"><text:span text:style-name="T12">NOTA:</text:span><text:span text:style-name="T14"> </text:span><text:span text:style-name="T12">Como</text:span><text:span text:style-name="T14"> </text:span><text:span text:style-name="T12">los</text:span><text:span text:style-name="T14"> </text:span><text:span text:style-name="T12">registros</text:span><text:span text:style-name="T14"> </text:span><text:span text:style-name="T12">de</text:span><text:span text:style-name="T14"> </text:span><text:span text:style-name="T12">detalle</text:span><text:span text:style-name="T14"> </text:span><text:span text:style-name="T12">sin</text:span><text:span text:style-name="T14"> </text:span><text:span text:style-name="T12">cabecera</text:span><text:span text:style-name="T14"> </text:span><text:span text:style-name="T12">no</text:span><text:span text:style-name="T14"> </text:span><text:span text:style-name="T12">pueden</text:span><text:span text:style-name="T14"> </text:span><text:span text:style-name="T12">tomarse</text:span><text:span text:style-name="T14"> </text:span><text:span text:style-name="T12">como</text:span><text:span text:style-name="T14"> </text:span><text:span text:style-name="T12">encuestas</text:span><text:span text:style-name="T14"> </text:span><text:span text:style-name="T12">propiamente</text:span><text:span text:style-name="T14"> </text:span><text:span text:style-name="T12">dichas</text:span><text:span text:style-name="T14"> </text:span><text:span text:style-name="T12">porque</text:span><text:span text:style-name="T14"> </text:span><text:span text:style-name="T12">carecen</text:span><text:span text:style-name="T14"> </text:span><text:span text:style-name="T12">de</text:span><text:span text:style-name="T14"> </text:span><text:span text:style-name="T12">la</text:span><text:span text:style-name="T14"> </text:span><text:span text:style-name="T12">cabecera</text:span><text:span text:style-name="T14"> </text:span><text:span text:style-name="T12">que</text:span><text:span text:style-name="T14"> </text:span><text:span text:style-name="T12">los</text:span><text:span text:style-name="T14"> </text:span><text:span text:style-name="T12">identifica</text:span><text:span text:style-name="T14"> </text:span><text:span text:style-name="T12">como</text:span><text:span text:style-name="T14"> </text:span><text:span text:style-name="T12">tales,</text:span><text:span text:style-name="T14"> </text:span><text:span text:style-name="T12">no</text:span><text:span text:style-name="T14"> </text:span><text:span text:style-name="T12">son</text:span><text:span text:style-name="T14"> </text:span><text:span text:style-name="T12">contados</text:span><text:span text:style-name="T14"> </text:span><text:span text:style-name="T12">al</text:span><text:span text:style-name="T14"> </text:span><text:span text:style-name="T12">calcular</text:span><text:span text:style-name="T14"> </text:span><text:span text:style-name="T12">la</text:span><text:span text:style-name="T14"> </text:span><text:span text:style-name="T12">cantidad</text:span><text:span text:style-name="T14"> </text:span><text:span text:style-name="T12">de</text:span><text:span text:style-name="T14"> </text:span><text:span text:style-name="T12">encuestas</text:span><text:span text:style-name="T14"> </text:span><text:span text:style-name="T12">que</text:span><text:span text:style-name="T14"> </text:span><text:span text:style-name="T12">han</text:span><text:span text:style-name="T14"> </text:span><text:span text:style-name="T12">sido</text:span><text:span text:style-name="T14"> </text:span><text:span text:style-name="T12">rechazadas.</text:span></text:p>
        <text:p text:style-name="P80"><text:span text:style-name="T7"/></text:p>
        <text:p text:style-name="P25"/>
        <text:p text:style-name="P25"/>
        <text:h text:style-name="Heading_20_2" text:outline-level="2"><text:span text:style-name="T21">Casos</text:span><text:span text:style-name="T28"> </text:span><text:span text:style-name="T21">listarC</text:span></text:h>
        <text:p text:style-name="P25"/>
        <text:p text:style-name="P99">Caso<text:span text:style-name="T59"> </text:span>1</text:p>
        <text:p text:style-name="P118"><text:span text:style-name="T12">Descripción:</text:span><text:span text:style-name="T14"> </text:span><text:span text:style-name="T12">Invocación</text:span><text:span text:style-name="T14"> </text:span><text:span text:style-name="T12">incorrecta</text:span><text:span text:style-name="T14"> </text:span><text:span text:style-name="T12">del</text:span><text:span text:style-name="T14"> </text:span><text:span text:style-name="T12">comando</text:span><text:span text:style-name="T14"> </text:span><text:span text:style-name="T12">mediante</text:span><text:span text:style-name="T14"> </text:span><text:span text:style-name="T12">una</text:span><text:span text:style-name="T14"> </text:span><text:span text:style-name="T12">opción</text:span><text:span text:style-name="T14"> </text:span><text:span text:style-name="T12">inválida</text:span><text:span text:style-name="T14"> </text:span><text:span text:style-name="T12">(-j).</text:span></text:p>
        <text:p text:style-name="P80">Pasos:</text:p>
        <text:list xml:id="list1969315521" text:continue-list="list780379956" text:style-name="WW8Num21">
          <text:list-item>
            <text:p text:style-name="P82">Iniciar<text:span text:style-name="T59"> </text:span>correctamente<text:span text:style-name="T59"> </text:span>el<text:span text:style-name="T59"> </text:span>ambiente.</text:p>
          </text:list-item>
          <text:list-item>
            <text:p text:style-name="P120"><text:span text:style-name="T12">Invocar</text:span><text:span text:style-name="T14"> </text:span><text:span text:style-name="T12">al</text:span><text:span text:style-name="T14"> </text:span><text:span text:style-name="T12">comando</text:span><text:span text:style-name="T14"> </text:span><text:span text:style-name="T12">como</text:span><text:span text:style-name="T14"> </text:span><text:span text:style-name="T12">listarC</text:span><text:span text:style-name="T14"> –</text:span><text:span text:style-name="T12">j</text:span><text:span text:style-name="T14"> –</text:span><text:span text:style-name="T12">n</text:span><text:span text:style-name="T14"> “</text:span><text:span text:style-name="T12">*</text:span><text:span text:style-name="T14">” “</text:span><text:span text:style-name="T12">*</text:span><text:span text:style-name="T14">” “</text:span><text:span text:style-name="T12">*</text:span><text:span text:style-name="T14">” “</text:span><text:span text:style-name="T12">*</text:span><text:span text:style-name="T14">”</text:span><text:span text:style-name="T12">.</text:span></text:p>
          </text:list-item>
        </text:list>
        <text:p text:style-name="P118"><text:span text:style-name="T12">Resultado</text:span><text:span text:style-name="T14"> </text:span><text:span text:style-name="T12">Esperado:</text:span><text:span text:style-name="T14"> </text:span><text:span text:style-name="T12">Se</text:span><text:span text:style-name="T14"> </text:span><text:span text:style-name="T12">muestran</text:span><text:span text:style-name="T14"> </text:span><text:span text:style-name="T12">en</text:span><text:span text:style-name="T14"> </text:span><text:span text:style-name="T12">pantalla</text:span><text:span text:style-name="T14"> </text:span><text:span text:style-name="T12">un</text:span><text:span text:style-name="T14"> </text:span><text:span text:style-name="T12">mensaje</text:span><text:span text:style-name="T14"> </text:span><text:span text:style-name="T12">indicando</text:span><text:span text:style-name="T14"> </text:span><text:span text:style-name="T12">que</text:span><text:span text:style-name="T14"> </text:span><text:span text:style-name="T12">la</text:span><text:span text:style-name="T14"> </text:span><text:span text:style-name="T12">opción</text:span><text:span text:style-name="T14"> </text:span><text:span text:style-name="T12">es</text:span><text:span text:style-name="T14"> </text:span><text:span text:style-name="T12">incorrecta.</text:span><text:span text:style-name="T14"> </text:span><text:span text:style-name="T12">Se</text:span><text:span text:style-name="T14"> </text:span><text:span text:style-name="T12">retorna</text:span><text:span text:style-name="T14"> </text:span><text:span text:style-name="T12">un</text:span><text:span text:style-name="T14"> </text:span><text:span text:style-name="T12">código</text:span><text:span text:style-name="T14"> </text:span><text:span text:style-name="T12">distinto</text:span><text:span text:style-name="T14"> </text:span><text:span text:style-name="T12">a</text:span><text:span text:style-name="T14"> </text:span><text:span text:style-name="T12">0.</text:span></text:p>
        <text:p text:style-name="P80"/>
        <text:p text:style-name="P99">Caso<text:span text:style-name="T59"> </text:span>2</text:p>
        <text:p text:style-name="P80">Descripción:<text:span text:style-name="T59"> </text:span>Invocación<text:span text:style-name="T59"> </text:span>incorrecta<text:span text:style-name="T59"> </text:span>del<text:span text:style-name="T59"> </text:span>comando<text:span text:style-name="T59"> </text:span>mediante<text:span text:style-name="T59"> </text:span>mas<text:span text:style-name="T59"> </text:span>parámetros<text:span text:style-name="T59"> </text:span>de<text:span text:style-name="T59"> </text:span>los<text:span text:style-name="T59"> </text:span>necesarios<text:span text:style-name="T59"> </text:span>(7<text:span text:style-name="T59"> </text:span>parámetros<text:span text:style-name="T59"> </text:span>en<text:span text:style-name="T59"> </text:span>vez<text:span text:style-name="T59"> </text:span>de<text:span text:style-name="T59"> </text:span>6).</text:p>
        <text:p text:style-name="P80">Pasos:</text:p>
        <text:list xml:id="list2096913469" text:style-name="WW8Num39">
          <text:list-item>
            <text:p text:style-name="P83">Iniciar<text:span text:style-name="T59"> </text:span>correctamente<text:span text:style-name="T59"> </text:span>el<text:span text:style-name="T59"> </text:span>ambiente.</text:p>
          </text:list-item>
          <text:list-item>
            <text:p text:style-name="P83"><text:soft-page-break/>Invocar<text:span text:style-name="T59"> </text:span>al<text:span text:style-name="T59"> </text:span>comando<text:span text:style-name="T59"> </text:span>como<text:span text:style-name="T59"> </text:span>listarC<text:span text:style-name="T59"> –</text:span>c<text:span text:style-name="T59"> –</text:span>n<text:span text:style-name="T59"> “</text:span>*<text:span text:style-name="T59">” “</text:span>*<text:span text:style-name="T59">” “</text:span>*<text:span text:style-name="T59">” “</text:span>*<text:span text:style-name="T59">” “</text:span>*<text:span text:style-name="T59">”</text:span>.</text:p>
          </text:list-item>
        </text:list>
        <text:p text:style-name="P118"><text:span text:style-name="T12">Resultado</text:span><text:span text:style-name="T14"> </text:span><text:span text:style-name="T12">Esperado:</text:span><text:span text:style-name="T14"> </text:span><text:span text:style-name="T12">Se</text:span><text:span text:style-name="T14"> </text:span><text:span text:style-name="T12">muestran</text:span><text:span text:style-name="T14"> </text:span><text:span text:style-name="T12">en</text:span><text:span text:style-name="T14"> </text:span><text:span text:style-name="T12">pantalla</text:span><text:span text:style-name="T14"> </text:span><text:span text:style-name="T12">un</text:span><text:span text:style-name="T14"> </text:span><text:span text:style-name="T12">mensaje</text:span><text:span text:style-name="T14"> </text:span><text:span text:style-name="T12">indicando</text:span><text:span text:style-name="T14"> </text:span><text:span text:style-name="T12">que</text:span><text:span text:style-name="T14"> </text:span><text:span text:style-name="T12">la</text:span><text:span text:style-name="T14"> </text:span><text:span text:style-name="T12">cantidad</text:span><text:span text:style-name="T14"> </text:span><text:span text:style-name="T12">de</text:span><text:span text:style-name="T14"> </text:span><text:span text:style-name="T12">parámetros</text:span><text:span text:style-name="T14"> </text:span><text:span text:style-name="T12">es</text:span><text:span text:style-name="T14"> </text:span><text:span text:style-name="T12">incorrecta.</text:span><text:span text:style-name="T14"> </text:span><text:span text:style-name="T12">Se</text:span><text:span text:style-name="T14"> </text:span><text:span text:style-name="T12">retorna</text:span><text:span text:style-name="T14"> </text:span><text:span text:style-name="T12">un</text:span><text:span text:style-name="T14"> </text:span><text:span text:style-name="T12">código</text:span><text:span text:style-name="T14"> </text:span><text:span text:style-name="T12">distinto</text:span><text:span text:style-name="T14"> </text:span><text:span text:style-name="T12">a</text:span><text:span text:style-name="T14"> </text:span><text:span text:style-name="T12">0.</text:span></text:p>
        <text:p text:style-name="P80"/>
        <text:p text:style-name="P99">Caso<text:span text:style-name="T59"> </text:span>3</text:p>
        <text:p text:style-name="P118"><text:span text:style-name="T12">Descripción:</text:span><text:span text:style-name="T14"> </text:span><text:span text:style-name="T12">Consulta</text:span><text:span text:style-name="T14"> </text:span><text:span text:style-name="T12">y</text:span><text:span text:style-name="T14"> </text:span><text:span text:style-name="T12">generación</text:span><text:span text:style-name="T14"> </text:span><text:span text:style-name="T12">de</text:span><text:span text:style-name="T14"> </text:span><text:span text:style-name="T12">un</text:span><text:span text:style-name="T14"> </text:span><text:span text:style-name="T12">informe</text:span><text:span text:style-name="T14"> </text:span><text:span text:style-name="T12">con</text:span><text:span text:style-name="T14"> </text:span><text:span text:style-name="T12">todas</text:span><text:span text:style-name="T14"> </text:span><text:span text:style-name="T12">las</text:span><text:span text:style-name="T14"> </text:span><text:span text:style-name="T12">encuestas</text:span><text:span text:style-name="T14"> </text:span><text:span text:style-name="T12">procesadas</text:span><text:span text:style-name="T14"> </text:span><text:span text:style-name="T12">discriminadas</text:span><text:span text:style-name="T14"> </text:span><text:span text:style-name="T12">por</text:span><text:span text:style-name="T14"> </text:span><text:span text:style-name="T12">nombre</text:span><text:span text:style-name="T14"> </text:span><text:span text:style-name="T12">de</text:span><text:span text:style-name="T14"> </text:span><text:span text:style-name="T12">encuestador.</text:span></text:p>
        <text:p text:style-name="P80">Pasos:</text:p>
        <text:list xml:id="list798990035" text:style-name="WW8Num30">
          <text:list-item>
            <text:p text:style-name="P84">Iniciar<text:span text:style-name="T59"> </text:span>correctamente<text:span text:style-name="T59"> </text:span>el<text:span text:style-name="T59"> </text:span>ambiente.</text:p>
          </text:list-item>
          <text:list-item>
            <text:p text:style-name="P84">Procesar<text:span text:style-name="T59"> </text:span>los<text:span text:style-name="T59"> </text:span>casos<text:span text:style-name="T59"> </text:span>de<text:span text:style-name="T59"> </text:span>prueba<text:span text:style-name="T59"> </text:span>de<text:span text:style-name="T59"> </text:span>sumarC<text:span text:style-name="T59"> </text:span>(caso<text:span text:style-name="T59"> </text:span>2<text:span text:style-name="T59"> </text:span>de<text:span text:style-name="T59"> </text:span>dicho<text:span text:style-name="T59"> </text:span>comando).</text:p>
          </text:list-item>
          <text:list-item>
            <text:p text:style-name="P121"><text:span text:style-name="T12">Invocar</text:span><text:span text:style-name="T14"> </text:span><text:span text:style-name="T12">al</text:span><text:span text:style-name="T14"> </text:span><text:span text:style-name="T12">comando</text:span><text:span text:style-name="T14"> </text:span><text:span text:style-name="T12">como</text:span><text:span text:style-name="T14"> </text:span><text:span text:style-name="T12">listarC</text:span><text:span text:style-name="T14"> –</text:span><text:span text:style-name="T12">ce</text:span><text:span text:style-name="T14"> –</text:span><text:span text:style-name="T12">n</text:span><text:span text:style-name="T14"> “</text:span><text:span text:style-name="T12">*</text:span><text:span text:style-name="T14">” “</text:span><text:span text:style-name="T12">*</text:span><text:span text:style-name="T14">” “</text:span><text:span text:style-name="T12">*</text:span><text:span text:style-name="T14">” “</text:span><text:span text:style-name="T12">*</text:span><text:span text:style-name="T14">”</text:span><text:span text:style-name="T12">.</text:span></text:p>
          </text:list-item>
        </text:list>
        <text:p text:style-name="P118"><text:span text:style-name="T12">Resultado</text:span><text:span text:style-name="T14"> </text:span><text:span text:style-name="T12">Esperado:</text:span><text:span text:style-name="T14"> </text:span><text:span text:style-name="T12">Se</text:span><text:span text:style-name="T14"> </text:span><text:span text:style-name="T12">muestra</text:span><text:span text:style-name="T14"> </text:span><text:span text:style-name="T12">en</text:span><text:span text:style-name="T14"> </text:span><text:span text:style-name="T12">pantalla</text:span><text:span text:style-name="T14"> </text:span><text:span text:style-name="T12">un</text:span><text:span text:style-name="T14"> </text:span><text:span text:style-name="T12">listado</text:span><text:span text:style-name="T14"> </text:span><text:span text:style-name="T12">con</text:span><text:span text:style-name="T14"> </text:span><text:span text:style-name="T12">los</text:span><text:span text:style-name="T14"> </text:span><text:span text:style-name="T12">encuestadores</text:span><text:span text:style-name="T14"> </text:span><text:span text:style-name="T12">cuyas</text:span><text:span text:style-name="T14"> </text:span><text:span text:style-name="T12">encuestas</text:span><text:span text:style-name="T14"> </text:span><text:span text:style-name="T12">han</text:span><text:span text:style-name="T14"> </text:span><text:span text:style-name="T12">sido</text:span><text:span text:style-name="T14"> </text:span><text:span text:style-name="T12">procesadas</text:span><text:span text:style-name="T14"> </text:span><text:span text:style-name="T12">y</text:span><text:span text:style-name="T14"> </text:span><text:span text:style-name="T12">la</text:span><text:span text:style-name="T14"> </text:span><text:span text:style-name="T12">cantidad</text:span><text:span text:style-name="T14"> </text:span><text:span text:style-name="T12">de</text:span><text:span text:style-name="T14"> </text:span><text:span text:style-name="T12">las</text:span><text:span text:style-name="T14"> </text:span><text:span text:style-name="T12">mismas</text:span><text:span text:style-name="T14"> </text:span><text:span text:style-name="T12">que</text:span><text:span text:style-name="T14"> </text:span><text:span text:style-name="T12">caen</text:span><text:span text:style-name="T14"> </text:span><text:span text:style-name="T12">en</text:span><text:span text:style-name="T14"> </text:span><text:span text:style-name="T12">los</text:span><text:span text:style-name="T14"> </text:span><text:span text:style-name="T12">distintos</text:span><text:span text:style-name="T14"> </text:span><text:span text:style-name="T12">rangos</text:span><text:span text:style-name="T14"> </text:span><text:span text:style-name="T12">(VERDE;</text:span><text:span text:style-name="T14"> </text:span><text:span text:style-name="T12">AMARILLO</text:span><text:span text:style-name="T14"> </text:span><text:span text:style-name="T12">o</text:span><text:span text:style-name="T14"> </text:span><text:span text:style-name="T12">ROJO).</text:span><text:span text:style-name="T14"> </text:span><text:span text:style-name="T12">El</text:span><text:span text:style-name="T14"> </text:span><text:span text:style-name="T12">total</text:span><text:span text:style-name="T14"> </text:span><text:span text:style-name="T12">de</text:span><text:span text:style-name="T14"> </text:span><text:span text:style-name="T12">las</text:span><text:span text:style-name="T14"> </text:span><text:span text:style-name="T12">encuestas</text:span><text:span text:style-name="T14"> </text:span><text:span text:style-name="T12">debe</text:span><text:span text:style-name="T14"> </text:span><text:span text:style-name="T12">ser</text:span><text:span text:style-name="T14"> </text:span><text:span text:style-name="T12">el</text:span><text:span text:style-name="T14"> </text:span><text:span text:style-name="T12">mismo</text:span><text:span text:style-name="T14"> </text:span><text:span text:style-name="T12">que</text:span><text:span text:style-name="T14"> </text:span><text:span text:style-name="T12">la</text:span><text:span text:style-name="T14"> </text:span><text:span text:style-name="T12">cantidad</text:span><text:span text:style-name="T14"> </text:span><text:span text:style-name="T12">de</text:span><text:span text:style-name="T14"> </text:span><text:span text:style-name="T12">encuestas</text:span><text:span text:style-name="T14"> </text:span><text:span text:style-name="T12">aceptadas</text:span><text:span text:style-name="T14"> </text:span><text:span text:style-name="T12">por</text:span><text:span text:style-name="T14"> </text:span><text:span text:style-name="T12">el</text:span><text:span text:style-name="T14"> </text:span><text:span text:style-name="T12">comando</text:span><text:span text:style-name="T14"> </text:span><text:span text:style-name="T12">sumarC</text:span><text:span text:style-name="T14"> </text:span><text:span text:style-name="T12">(17</text:span><text:span text:style-name="T14"> </text:span><text:span text:style-name="T12">encuestas).</text:span><text:span text:style-name="T14"> </text:span><text:span text:style-name="T12">En</text:span><text:span text:style-name="T14"> </text:span><text:span text:style-name="T12">el</text:span><text:span text:style-name="T14"> </text:span><text:span text:style-name="T12">directorio</text:span><text:span text:style-name="T14"> “</text:span><text:span text:style-name="T12">ya</text:span><text:span text:style-name="T14">” </text:span><text:span text:style-name="T12">se</text:span><text:span text:style-name="T14"> </text:span><text:span text:style-name="T12">crea</text:span><text:span text:style-name="T14"> </text:span><text:span text:style-name="T12">un</text:span><text:span text:style-name="T14"> </text:span><text:span text:style-name="T12">archivo</text:span><text:span text:style-name="T14"> </text:span><text:span text:style-name="T12">cuyo</text:span><text:span text:style-name="T14"> </text:span><text:span text:style-name="T12">nombre</text:span><text:span text:style-name="T14"> </text:span><text:span text:style-name="T12">es</text:span><text:span text:style-name="T14"> </text:span><text:span text:style-name="T12">la</text:span><text:span text:style-name="T14"> </text:span><text:span text:style-name="T12">fecha</text:span><text:span text:style-name="T14"> </text:span><text:span text:style-name="T12">y</text:span><text:span text:style-name="T14"> </text:span><text:span text:style-name="T12">hora</text:span><text:span text:style-name="T14"> </text:span><text:span text:style-name="T12">actuales</text:span><text:span text:style-name="T14"> </text:span><text:span text:style-name="T12">con</text:span><text:span text:style-name="T14"> </text:span><text:span text:style-name="T12">el</text:span><text:span text:style-name="T14"> </text:span><text:span text:style-name="T12">mismo</text:span><text:span text:style-name="T14"> </text:span><text:span text:style-name="T12">contenido.</text:span><text:span text:style-name="T14"> </text:span><text:span text:style-name="T12">El</text:span><text:span text:style-name="T14"> </text:span><text:span text:style-name="T12">comando</text:span><text:span text:style-name="T14"> </text:span><text:span text:style-name="T12">retorna</text:span><text:span text:style-name="T14"> </text:span><text:span text:style-name="T12">con</text:span><text:span text:style-name="T14"> </text:span><text:span text:style-name="T12">código</text:span><text:span text:style-name="T14"> </text:span><text:span text:style-name="T12">0.</text:span></text:p>
        <text:p text:style-name="P80"/>
        <text:p text:style-name="P80"/>
        <text:p text:style-name="P99">Caso<text:span text:style-name="T59"> </text:span>4</text:p>
        <text:p text:style-name="P80">Descripción:<text:span text:style-name="T59"> </text:span>Consulta<text:span text:style-name="T59"> </text:span>de<text:span text:style-name="T59"> </text:span>todas<text:span text:style-name="T59"> </text:span>las<text:span text:style-name="T59"> </text:span>encuestas<text:span text:style-name="T59"> </text:span>procesadas<text:span text:style-name="T59"> </text:span>discriminadas<text:span text:style-name="T59"> </text:span>por<text:span text:style-name="T59"> </text:span>más<text:span text:style-name="T59"> </text:span>de<text:span text:style-name="T59"> </text:span>un<text:span text:style-name="T59"> </text:span>criterio.</text:p>
        <text:p text:style-name="P80">Pasos:</text:p>
        <text:list xml:id="list968132440" text:style-name="WW8Num33">
          <text:list-item>
            <text:p text:style-name="P85">Iniciar<text:span text:style-name="T59"> </text:span>correctamente<text:span text:style-name="T59"> </text:span>el<text:span text:style-name="T59"> </text:span>ambiente.</text:p>
          </text:list-item>
          <text:list-item>
            <text:p text:style-name="P85">Procesar<text:span text:style-name="T59"> </text:span>los<text:span text:style-name="T59"> </text:span>casos<text:span text:style-name="T59"> </text:span>de<text:span text:style-name="T59"> </text:span>prueba<text:span text:style-name="T59"> </text:span>de<text:span text:style-name="T59"> </text:span>sumarC<text:span text:style-name="T59"> </text:span>(caso<text:span text:style-name="T59"> </text:span>2<text:span text:style-name="T59"> </text:span>de<text:span text:style-name="T59"> </text:span>dicho<text:span text:style-name="T59"> </text:span>comando).</text:p>
          </text:list-item>
          <text:list-item>
            <text:p text:style-name="P85">Invocar<text:span text:style-name="T59"> </text:span>al<text:span text:style-name="T59"> </text:span>comando<text:span text:style-name="T59"> </text:span>como<text:span text:style-name="T59"> </text:span>listarC<text:span text:style-name="T59"> –</text:span>c<text:span text:style-name="T59"> –</text:span>ns<text:span text:style-name="T59"> “</text:span>*<text:span text:style-name="T59">” “</text:span>*<text:span text:style-name="T59">” “</text:span>*<text:span text:style-name="T59">” “</text:span>*<text:span text:style-name="T59">”</text:span>.</text:p>
          </text:list-item>
        </text:list>
        <text:p text:style-name="P80">Resultado<text:span text:style-name="T59"> </text:span>Esperado:<text:span text:style-name="T59"> </text:span>Se<text:span text:style-name="T59"> </text:span>muestra<text:span text:style-name="T59"> </text:span>en<text:span text:style-name="T59"> </text:span>pantalla<text:span text:style-name="T59"> </text:span>un<text:span text:style-name="T59"> </text:span>listado<text:span text:style-name="T59"> </text:span>agrupado<text:span text:style-name="T59"> </text:span>por<text:span text:style-name="T59"> </text:span>el<text:span text:style-name="T59"> </text:span>nombre<text:span text:style-name="T59"> </text:span>del<text:span text:style-name="T59"> </text:span>encuestador<text:span text:style-name="T59"> </text:span>y<text:span text:style-name="T59"> </text:span>el<text:span text:style-name="T59"> </text:span>sitio<text:span text:style-name="T59"> </text:span>en<text:span text:style-name="T59"> </text:span>el<text:span text:style-name="T59"> </text:span>cual<text:span text:style-name="T59"> </text:span>se<text:span text:style-name="T59"> </text:span>llevaron<text:span text:style-name="T59"> </text:span>a<text:span text:style-name="T59"> </text:span>cabo<text:span text:style-name="T59"> </text:span>las<text:span text:style-name="T59"> </text:span>encuestas<text:span text:style-name="T59"> </text:span>que<text:span text:style-name="T59"> </text:span>han<text:span text:style-name="T59"> </text:span>sido<text:span text:style-name="T59"> </text:span>procesadas<text:span text:style-name="T59"> </text:span>y<text:span text:style-name="T59"> </text:span>la<text:span text:style-name="T59"> </text:span>cantidad<text:span text:style-name="T59"> </text:span>de<text:span text:style-name="T59"> </text:span>las<text:span text:style-name="T59"> </text:span>mismas<text:span text:style-name="T59"> </text:span>que<text:span text:style-name="T59"> </text:span>caen<text:span text:style-name="T59"> </text:span>en<text:span text:style-name="T59"> </text:span>los<text:span text:style-name="T59"> </text:span>distintos<text:span text:style-name="T59"> </text:span>rangos<text:span text:style-name="T59"> </text:span>(VERDE;<text:span text:style-name="T59"> </text:span>AMARILLO<text:span text:style-name="T59"> </text:span>o<text:span text:style-name="T59"> </text:span>ROJO).<text:span text:style-name="T59"> </text:span>El<text:span text:style-name="T59"> </text:span>total<text:span text:style-name="T59"> </text:span>de<text:span text:style-name="T59"> </text:span>las<text:span text:style-name="T59"> </text:span>encuestas<text:span text:style-name="T59"> </text:span>debe<text:span text:style-name="T59"> </text:span>ser<text:span text:style-name="T59"> </text:span>el<text:span text:style-name="T59"> </text:span>mismo<text:span text:style-name="T59"> </text:span>que<text:span text:style-name="T59"> </text:span>la<text:span text:style-name="T59"> </text:span>cantidad<text:span text:style-name="T59"> </text:span>de<text:span text:style-name="T59"> </text:span>encuestas<text:span text:style-name="T59"> </text:span>aceptadas<text:span text:style-name="T59"> </text:span>por<text:span text:style-name="T59"> </text:span>el<text:span text:style-name="T59"> </text:span>comando<text:span text:style-name="T59"> </text:span>sumarC<text:span text:style-name="T59"> </text:span>(17<text:span text:style-name="T59"> </text:span>encuestas).<text:span text:style-name="T59"> </text:span>El<text:span text:style-name="T59"> </text:span>comando<text:span text:style-name="T59"> </text:span>retorna<text:span text:style-name="T59"> </text:span>con<text:span text:style-name="T59"> </text:span>código<text:span text:style-name="T59"> </text:span>0.</text:p>
        <text:p text:style-name="P80"/>
        <text:p text:style-name="P99">Caso<text:span text:style-name="T59"> </text:span>5</text:p>
        <text:p text:style-name="P80">Descripción:<text:span text:style-name="T59"> </text:span>Consulta<text:span text:style-name="T59"> </text:span>de<text:span text:style-name="T59"> </text:span>las<text:span text:style-name="T59"> </text:span>encuestas<text:span text:style-name="T59"> </text:span>procesadas<text:span text:style-name="T59"> </text:span>que<text:span text:style-name="T59"> </text:span>superen<text:span text:style-name="T59"> </text:span>un<text:span text:style-name="T59"> </text:span>filtro<text:span text:style-name="T59"> </text:span>particular<text:span text:style-name="T59"> </text:span>discriminadas<text:span text:style-name="T59"> </text:span>por<text:span text:style-name="T59"> </text:span>nombre<text:span text:style-name="T59"> </text:span>de<text:span text:style-name="T59"> </text:span>encuestador.</text:p>
        <text:p text:style-name="P80">Pasos:</text:p>
        <text:list xml:id="list2170401416" text:style-name="WW8Num31">
          <text:list-item>
            <text:p text:style-name="P86">Iniciar<text:span text:style-name="T59"> </text:span>correctamente<text:span text:style-name="T59"> </text:span>el<text:span text:style-name="T59"> </text:span>ambiente.</text:p>
          </text:list-item>
          <text:list-item>
            <text:p text:style-name="P86">Procesar<text:span text:style-name="T59"> </text:span>los<text:span text:style-name="T59"> </text:span>casos<text:span text:style-name="T59"> </text:span>de<text:span text:style-name="T59"> </text:span>prueba<text:span text:style-name="T59"> </text:span>de<text:span text:style-name="T59"> </text:span>sumarC<text:span text:style-name="T59"> </text:span>(caso<text:span text:style-name="T59"> </text:span>2<text:span text:style-name="T59"> </text:span>de<text:span text:style-name="T59"> </text:span>dicho<text:span text:style-name="T59"> </text:span>comando).</text:p>
          </text:list-item>
          <text:list-item>
            <text:p text:style-name="P86">Invocar<text:span text:style-name="T59"> </text:span>al<text:span text:style-name="T59"> </text:span>comando<text:span text:style-name="T59"> </text:span>como<text:span text:style-name="T59"> </text:span>listarC<text:span text:style-name="T59"> –</text:span>c<text:span text:style-name="T59"> –</text:span>n<text:span text:style-name="T59"> “</text:span>andrea;roberto<text:span text:style-name="T59">” “</text:span>*<text:span text:style-name="T59">” “</text:span>*<text:span text:style-name="T59">” “</text:span>*<text:span text:style-name="T59">”</text:span>.</text:p>
          </text:list-item>
        </text:list>
        <text:p text:style-name="P118"><text:span text:style-name="T12">Resultado</text:span><text:span text:style-name="T14"> </text:span><text:span text:style-name="T12">Esperado:</text:span><text:span text:style-name="T14"> </text:span><text:span text:style-name="T12">Se</text:span><text:span text:style-name="T14"> </text:span><text:span text:style-name="T12">muestra</text:span><text:span text:style-name="T14"> </text:span><text:span text:style-name="T12">en</text:span><text:span text:style-name="T14"> </text:span><text:span text:style-name="T12">pantalla</text:span><text:span text:style-name="T14"> </text:span><text:span text:style-name="T12">un</text:span><text:span text:style-name="T14"> </text:span><text:span text:style-name="T12">listado</text:span><text:span text:style-name="T14"> </text:span><text:span text:style-name="T12">con</text:span><text:span text:style-name="T14"> </text:span><text:span text:style-name="T12">la</text:span><text:span text:style-name="T14"> </text:span><text:span text:style-name="T12">cantidad</text:span><text:span text:style-name="T14"> </text:span><text:span text:style-name="T12">de</text:span><text:span text:style-name="T14"> </text:span><text:span text:style-name="T12">encuestas</text:span><text:span text:style-name="T14"> </text:span><text:span text:style-name="T12">que</text:span><text:span text:style-name="T14"> </text:span><text:span text:style-name="T12">se</text:span><text:span text:style-name="T14"> </text:span><text:span text:style-name="T12">procesaron</text:span><text:span text:style-name="T14"> </text:span><text:span text:style-name="T12">de</text:span><text:span text:style-name="T14"> </text:span><text:span text:style-name="T12">Andrea</text:span><text:span text:style-name="T14"> </text:span><text:span text:style-name="T12">y</text:span><text:span text:style-name="T14"> </text:span><text:span text:style-name="T12">Roberto</text:span><text:span text:style-name="T14"> </text:span><text:span text:style-name="T12">que</text:span><text:span text:style-name="T14"> </text:span><text:span text:style-name="T12">caen</text:span><text:span text:style-name="T14"> </text:span><text:span text:style-name="T12">en</text:span><text:span text:style-name="T14"> </text:span><text:span text:style-name="T12">los</text:span><text:span text:style-name="T14"> </text:span><text:span text:style-name="T12">distintos</text:span><text:span text:style-name="T14"> </text:span><text:span text:style-name="T12">rangos</text:span><text:span text:style-name="T14"> </text:span><text:span text:style-name="T12">(VERDE;</text:span><text:span text:style-name="T14"> </text:span><text:span text:style-name="T12">AMARILLO</text:span><text:span text:style-name="T14"> </text:span><text:span text:style-name="T12">o</text:span><text:span text:style-name="T14"> </text:span><text:span text:style-name="T12">ROJO).</text:span><text:span text:style-name="T14"> </text:span><text:span text:style-name="T12">Como</text:span><text:span text:style-name="T14"> </text:span><text:span text:style-name="T12">método</text:span><text:span text:style-name="T14"> </text:span><text:span text:style-name="T12">de</text:span><text:span text:style-name="T14"> </text:span><text:span text:style-name="T12">validación,</text:span><text:span text:style-name="T14"> </text:span><text:span text:style-name="T12">el</text:span><text:span text:style-name="T14"> </text:span><text:span text:style-name="T12">total</text:span><text:span text:style-name="T14"> </text:span><text:span text:style-name="T12">de</text:span><text:span text:style-name="T14"> </text:span><text:span text:style-name="T12">las</text:span><text:span text:style-name="T14"> </text:span><text:span text:style-name="T12">encuestas</text:span><text:span text:style-name="T14"> </text:span><text:span text:style-name="T12">debe</text:span><text:span text:style-name="T14"> </text:span><text:span text:style-name="T12">ser</text:span><text:span text:style-name="T14"> </text:span><text:span text:style-name="T12">4.</text:span><text:span text:style-name="T14"> </text:span><text:span text:style-name="T12">El</text:span><text:span text:style-name="T14"> </text:span><text:span text:style-name="T12">comando</text:span><text:span text:style-name="T14"> </text:span><text:span text:style-name="T12">retorna</text:span><text:span text:style-name="T14"> </text:span><text:span text:style-name="T12">con</text:span><text:span text:style-name="T14"> </text:span><text:span text:style-name="T12">código</text:span><text:span text:style-name="T14"> </text:span><text:span text:style-name="T12">0.</text:span></text:p>
        <text:p text:style-name="P80"/>
        <text:p text:style-name="P99">Caso<text:span text:style-name="T59"> </text:span>6</text:p>
        <text:p text:style-name="P80">Descripción:<text:span text:style-name="T59"> </text:span>Consulta<text:span text:style-name="T59"> </text:span>de<text:span text:style-name="T59"> </text:span>las<text:span text:style-name="T59"> </text:span>encuestas<text:span text:style-name="T59"> </text:span>procesadas<text:span text:style-name="T59"> </text:span>que<text:span text:style-name="T59"> </text:span>superen<text:span text:style-name="T59"> </text:span>un<text:span text:style-name="T59"> </text:span>filtro<text:span text:style-name="T59"> </text:span>particular<text:span text:style-name="T59"> </text:span>(en<text:span text:style-name="T59"> </text:span>este<text:span text:style-name="T59"> </text:span>caso<text:span text:style-name="T59"> </text:span>mediante<text:span text:style-name="T59"> </text:span>la<text:span text:style-name="T59"> </text:span>utilización<text:span text:style-name="T59"> </text:span>de<text:span text:style-name="T59"> </text:span>una<text:span text:style-name="T59"> </text:span>estructura<text:span text:style-name="T59"> </text:span>de<text:span text:style-name="T59"> </text:span>rango)<text:span text:style-name="T59"> </text:span>discriminadas<text:span text:style-name="T59"> </text:span>por<text:span text:style-name="T59"> </text:span>código<text:span text:style-name="T59"> </text:span>de<text:span text:style-name="T59"> </text:span>encuesta.</text:p>
        <text:p text:style-name="P80"><text:soft-page-break/>Pasos:</text:p>
        <text:list xml:id="list1669225731" text:style-name="WW8Num32">
          <text:list-item>
            <text:p text:style-name="P87">Iniciar<text:span text:style-name="T59"> </text:span>correctamente<text:span text:style-name="T59"> </text:span>el<text:span text:style-name="T59"> </text:span>ambiente.</text:p>
          </text:list-item>
          <text:list-item>
            <text:p text:style-name="P87">Procesar<text:span text:style-name="T59"> </text:span>los<text:span text:style-name="T59"> </text:span>casos<text:span text:style-name="T59"> </text:span>de<text:span text:style-name="T59"> </text:span>prueba<text:span text:style-name="T59"> </text:span>de<text:span text:style-name="T59"> </text:span>sumarC<text:span text:style-name="T59"> </text:span>(caso<text:span text:style-name="T59"> </text:span>2<text:span text:style-name="T59"> </text:span>de<text:span text:style-name="T59"> </text:span>dicho<text:span text:style-name="T59"> </text:span>comando).</text:p>
          </text:list-item>
          <text:list-item>
            <text:p text:style-name="P87">Invocar<text:span text:style-name="T59"> </text:span>al<text:span text:style-name="T59"> </text:span>comando<text:span text:style-name="T59"> </text:span>como<text:span text:style-name="T59"> </text:span>listarC<text:span text:style-name="T59"> –</text:span>c<text:span text:style-name="T59"> –</text:span>c<text:span text:style-name="T59"> “</text:span>*<text:span text:style-name="T59">” “</text:span>[E01..E05]<text:span text:style-name="T59">” “</text:span>*<text:span text:style-name="T59">” “</text:span>*<text:span text:style-name="T59">”</text:span>.</text:p>
          </text:list-item>
        </text:list>
        <text:p text:style-name="P118"><text:span text:style-name="T12">Resultado</text:span><text:span text:style-name="T14"> </text:span><text:span text:style-name="T12">Esperado:</text:span><text:span text:style-name="T14"> </text:span><text:span text:style-name="T12">Se</text:span><text:span text:style-name="T14"> </text:span><text:span text:style-name="T12">muestra</text:span><text:span text:style-name="T14"> </text:span><text:span text:style-name="T12">en</text:span><text:span text:style-name="T14"> </text:span><text:span text:style-name="T12">pantalla</text:span><text:span text:style-name="T14"> </text:span><text:span text:style-name="T12">un</text:span><text:span text:style-name="T14"> </text:span><text:span text:style-name="T12">listado</text:span><text:span text:style-name="T14"> </text:span><text:span text:style-name="T12">con</text:span><text:span text:style-name="T14"> </text:span><text:span text:style-name="T12">la</text:span><text:span text:style-name="T14"> </text:span><text:span text:style-name="T12">cantidad</text:span><text:span text:style-name="T14"> </text:span><text:span text:style-name="T12">de</text:span><text:span text:style-name="T14"> </text:span><text:span text:style-name="T12">encuestas</text:span><text:span text:style-name="T14"> </text:span><text:span text:style-name="T12">que</text:span><text:span text:style-name="T14"> </text:span><text:span text:style-name="T12">se</text:span><text:span text:style-name="T14"> </text:span><text:span text:style-name="T12">procesaron</text:span><text:span text:style-name="T14"> </text:span><text:span text:style-name="T12">cuyo</text:span><text:span text:style-name="T14"> </text:span><text:span text:style-name="T12">código</text:span><text:span text:style-name="T14"> </text:span><text:span text:style-name="T12">sea</text:span><text:span text:style-name="T14"> </text:span><text:span text:style-name="T12">E01,</text:span><text:span text:style-name="T14"> </text:span><text:span text:style-name="T12">E02,</text:span><text:span text:style-name="T14"> </text:span><text:span text:style-name="T12">E03,</text:span><text:span text:style-name="T14"> </text:span><text:span text:style-name="T12">E04</text:span><text:span text:style-name="T14"> </text:span><text:span text:style-name="T12">o</text:span><text:span text:style-name="T14"> </text:span><text:span text:style-name="T12">E05</text:span><text:span text:style-name="T14"> </text:span><text:span text:style-name="T12">que</text:span><text:span text:style-name="T14"> </text:span><text:span text:style-name="T12">caen</text:span><text:span text:style-name="T14"> </text:span><text:span text:style-name="T12">en</text:span><text:span text:style-name="T14"> </text:span><text:span text:style-name="T12">los</text:span><text:span text:style-name="T14"> </text:span><text:span text:style-name="T12">distintos</text:span><text:span text:style-name="T14"> </text:span><text:span text:style-name="T12">rangos</text:span><text:span text:style-name="T14"> </text:span><text:span text:style-name="T12">(VERDE;</text:span><text:span text:style-name="T14"> </text:span><text:span text:style-name="T12">AMARILLO</text:span><text:span text:style-name="T14"> </text:span><text:span text:style-name="T12">o</text:span><text:span text:style-name="T14"> </text:span><text:span text:style-name="T12">ROJO).</text:span><text:span text:style-name="T14"> </text:span><text:span text:style-name="T12">Como</text:span><text:span text:style-name="T14"> </text:span><text:span text:style-name="T12">método</text:span><text:span text:style-name="T14"> </text:span><text:span text:style-name="T12">de</text:span><text:span text:style-name="T14"> </text:span><text:span text:style-name="T12">validación,</text:span><text:span text:style-name="T14"> </text:span><text:span text:style-name="T12">el</text:span><text:span text:style-name="T14"> </text:span><text:span text:style-name="T12">total</text:span><text:span text:style-name="T14"> </text:span><text:span text:style-name="T12">de</text:span><text:span text:style-name="T14"> </text:span><text:span text:style-name="T12">las</text:span><text:span text:style-name="T14"> </text:span><text:span text:style-name="T12">encuestas</text:span><text:span text:style-name="T14"> </text:span><text:span text:style-name="T12">debe</text:span><text:span text:style-name="T14"> </text:span><text:span text:style-name="T12">ser</text:span><text:span text:style-name="T14"> </text:span><text:span text:style-name="T12">5,</text:span><text:span text:style-name="T14"> </text:span><text:span text:style-name="T12">provenientes</text:span><text:span text:style-name="T14"> </text:span><text:span text:style-name="T12">de</text:span><text:span text:style-name="T14"> </text:span><text:span text:style-name="T12">encuestas</text:span><text:span text:style-name="T14"> </text:span><text:span text:style-name="T12">con</text:span><text:span text:style-name="T14"> </text:span><text:span text:style-name="T12">código</text:span><text:span text:style-name="T14"> </text:span><text:span text:style-name="T12">E03</text:span><text:span text:style-name="T14"> </text:span><text:span text:style-name="T12">y</text:span><text:span text:style-name="T14"> </text:span><text:span text:style-name="T12">E05.</text:span><text:span text:style-name="T14"> </text:span><text:span text:style-name="T12">El</text:span><text:span text:style-name="T14"> </text:span><text:span text:style-name="T12">comando</text:span><text:span text:style-name="T14"> </text:span><text:span text:style-name="T12">retorna</text:span><text:span text:style-name="T14"> </text:span><text:span text:style-name="T12">con</text:span><text:span text:style-name="T14"> </text:span><text:span text:style-name="T12">código</text:span><text:span text:style-name="T14"> </text:span><text:span text:style-name="T12">0.</text:span></text:p>
        <text:p text:style-name="P80"/>
        <text:p text:style-name="P99">Caso<text:span text:style-name="T59"> </text:span>7</text:p>
        <text:p text:style-name="P80">Descripción:<text:span text:style-name="T59"> </text:span>Consulta<text:span text:style-name="T59"> </text:span>de<text:span text:style-name="T59"> </text:span>una<text:span text:style-name="T59"> </text:span>encuesta<text:span text:style-name="T59"> </text:span>unitaria.</text:p>
        <text:p text:style-name="P80">Pasos:</text:p>
        <text:list xml:id="list1366607864" text:style-name="WW8Num36">
          <text:list-item>
            <text:p text:style-name="P88">Iniciar<text:span text:style-name="T59"> </text:span>correctamente<text:span text:style-name="T59"> </text:span>el<text:span text:style-name="T59"> </text:span>ambiente.</text:p>
          </text:list-item>
          <text:list-item>
            <text:p text:style-name="P88">Procesar<text:span text:style-name="T59"> </text:span>los<text:span text:style-name="T59"> </text:span>casos<text:span text:style-name="T59"> </text:span>de<text:span text:style-name="T59"> </text:span>prueba<text:span text:style-name="T59"> </text:span>de<text:span text:style-name="T59"> </text:span>sumarC<text:span text:style-name="T59"> </text:span>(caso<text:span text:style-name="T59"> </text:span>2<text:span text:style-name="T59"> </text:span>de<text:span text:style-name="T59"> </text:span>dicho<text:span text:style-name="T59"> </text:span>comando).</text:p>
          </text:list-item>
          <text:list-item>
            <text:p text:style-name="P88">Invocar<text:span text:style-name="T59"> </text:span>al<text:span text:style-name="T59"> </text:span>comando<text:span text:style-name="T59"> </text:span>como<text:span text:style-name="T59"> </text:span>listarC<text:span text:style-name="T59"> –</text:span>c<text:span text:style-name="T59"> –</text:span>n<text:span text:style-name="T59"> “</text:span>*<text:span text:style-name="T59">” “</text:span>*<text:span text:style-name="T59">” “</text:span>1700<text:span text:style-name="T59">” “</text:span>*<text:span text:style-name="T59">”</text:span>.</text:p>
          </text:list-item>
        </text:list>
        <text:p text:style-name="P80"><text:span text:style-name="T7">Resultado</text:span><text:span text:style-name="T34"> </text:span><text:span text:style-name="T7">Esperado:</text:span><text:span text:style-name="T34"> </text:span><text:span text:style-name="T7">Se</text:span><text:span text:style-name="T34"> </text:span><text:span text:style-name="T7">muestra</text:span><text:span text:style-name="T34"> </text:span><text:span text:style-name="T7">en</text:span><text:span text:style-name="T34"> </text:span><text:span text:style-name="T7">pantalla</text:span><text:span text:style-name="T34"> </text:span><text:span text:style-name="T7">la</text:span><text:span text:style-name="T34"> </text:span><text:span text:style-name="T7">información</text:span><text:span text:style-name="T34"> </text:span><text:span text:style-name="T7">sobre</text:span><text:span text:style-name="T34"> </text:span><text:span text:style-name="T7">la</text:span><text:span text:style-name="T34"> </text:span><text:span text:style-name="T7">encuesta</text:span><text:span text:style-name="T34"> </text:span><text:span text:style-name="T7">número</text:span><text:span text:style-name="T34"> </text:span><text:span text:style-name="T7">1700.</text:span><text:span text:style-name="T34"> </text:span><text:span text:style-name="T7">Como</text:span><text:span text:style-name="T34"> </text:span><text:span text:style-name="T7">modo</text:span><text:span text:style-name="T34"> </text:span><text:span text:style-name="T7">de</text:span><text:span text:style-name="T34"> </text:span><text:span text:style-name="T7">validación,</text:span><text:span text:style-name="T34"> </text:span><text:span text:style-name="T7">la</text:span><text:span text:style-name="T34"> </text:span><text:span text:style-name="T7">misma</text:span><text:span text:style-name="T34"> </text:span><text:span text:style-name="T7">fue</text:span><text:span text:style-name="T34"> </text:span><text:span text:style-name="T7">llevada</text:span><text:span text:style-name="T34"> </text:span><text:span text:style-name="T7">a</text:span><text:span text:style-name="T34"> </text:span><text:span text:style-name="T7">cabo</text:span><text:span text:style-name="T34"> </text:span><text:span text:style-name="T7">por</text:span><text:span text:style-name="T34"> </text:span><text:span text:style-name="T7">Andrea</text:span><text:span text:style-name="T34"> </text:span><text:span text:style-name="T7">el</text:span><text:span text:style-name="T34"> </text:span><text:span text:style-name="T7">14/08/1987.</text:span><text:span text:style-name="T34"> </text:span><text:span text:style-name="T7">El</text:span><text:span text:style-name="T34"> </text:span><text:span text:style-name="T7">comando</text:span><text:span text:style-name="T34"> </text:span><text:span text:style-name="T7">retorna</text:span><text:span text:style-name="T34"> </text:span><text:span text:style-name="T7">con</text:span><text:span text:style-name="T34"> </text:span><text:span text:style-name="T7">código</text:span><text:span text:style-name="T34"> </text:span><text:span text:style-name="T7">0.</text:span></text:p>
        <text:p text:style-name="P25"/>
        <text:h text:style-name="Heading_20_2" text:outline-level="2"><text:span text:style-name="T21">Casos</text:span><text:span text:style-name="T28"> </text:span><text:span text:style-name="T21">loguearC</text:span></text:h>
        <text:p text:style-name="P25"/>
        <text:p text:style-name="P99">Caso<text:span text:style-name="T59"> </text:span>1</text:p>
        <text:p text:style-name="P80">Descripción:<text:span text:style-name="T59"> </text:span>Invocación<text:span text:style-name="T59"> </text:span>incorrecta<text:span text:style-name="T59"> </text:span>del<text:span text:style-name="T59"> </text:span>comando<text:span text:style-name="T59"> </text:span>mediante<text:span text:style-name="T59"> </text:span>un<text:span text:style-name="T59"> </text:span>tipo<text:span text:style-name="T59"> </text:span>de<text:span text:style-name="T59"> </text:span>mensaje<text:span text:style-name="T59"> </text:span>inválido.</text:p>
        <text:p text:style-name="P80">Pasos:</text:p>
        <text:list xml:id="list1135572788" text:style-name="WW8Num28">
          <text:list-item>
            <text:p text:style-name="P89">Iniciar<text:span text:style-name="T59"> </text:span>correctamente<text:span text:style-name="T59"> </text:span>el<text:span text:style-name="T59"> </text:span>ambiente.</text:p>
          </text:list-item>
          <text:list-item>
            <text:p text:style-name="P89">Invocar<text:span text:style-name="T59"> </text:span>al<text:span text:style-name="T59"> </text:span>comando<text:span text:style-name="T59"> </text:span>como<text:span text:style-name="T59"> </text:span>loguearC<text:span text:style-name="T59"> </text:span>unComando<text:span text:style-name="T59"> </text:span>R<text:span text:style-name="T59"> “</text:span>Mensaje<text:span text:style-name="T59"> </text:span>invalido<text:span text:style-name="T59">”</text:span></text:p>
          </text:list-item>
        </text:list>
        <text:p text:style-name="P118"><text:span text:style-name="T12">Resultado</text:span><text:span text:style-name="T14"> </text:span><text:span text:style-name="T12">Esperado:</text:span><text:span text:style-name="T14"> </text:span><text:span text:style-name="T12">Se</text:span><text:span text:style-name="T14"> </text:span><text:span text:style-name="T12">escribe</text:span><text:span text:style-name="T14"> </text:span><text:span text:style-name="T12">en</text:span><text:span text:style-name="T14"> </text:span><text:span text:style-name="T12">el</text:span><text:span text:style-name="T14"> </text:span><text:span text:style-name="T12">log</text:span><text:span text:style-name="T14"> </text:span><text:span text:style-name="T12">correspondiente</text:span><text:span text:style-name="T14"> </text:span><text:span text:style-name="T12">a</text:span><text:span text:style-name="T14"> </text:span><text:span text:style-name="T12">loguearC</text:span><text:span text:style-name="T14"> </text:span><text:span text:style-name="T12">un</text:span><text:span text:style-name="T14"> </text:span><text:span text:style-name="T12">registro</text:span><text:span text:style-name="T14"> </text:span><text:span text:style-name="T12">indicando</text:span><text:span text:style-name="T14"> </text:span><text:span text:style-name="T12">que</text:span><text:span text:style-name="T14"> </text:span><text:span text:style-name="T12">el</text:span><text:span text:style-name="T14"> </text:span><text:span text:style-name="T12">tipo</text:span><text:span text:style-name="T14"> </text:span><text:span text:style-name="T12">de</text:span><text:span text:style-name="T14"> </text:span><text:span text:style-name="T12">mensaje</text:span><text:span text:style-name="T14"> </text:span><text:span text:style-name="T12">pasado</text:span><text:span text:style-name="T14"> </text:span><text:span text:style-name="T12">como</text:span><text:span text:style-name="T14"> </text:span><text:span text:style-name="T12">parámetro</text:span><text:span text:style-name="T14"> </text:span><text:span text:style-name="T12">no</text:span><text:span text:style-name="T14"> </text:span><text:span text:style-name="T12">es</text:span><text:span text:style-name="T14"> </text:span><text:span text:style-name="T12">válido.</text:span><text:span text:style-name="T14"> </text:span><text:span text:style-name="T12">El</text:span><text:span text:style-name="T14"> </text:span><text:span text:style-name="T12">comando</text:span><text:span text:style-name="T14"> </text:span><text:span text:style-name="T12">retorna</text:span><text:span text:style-name="T14"> </text:span><text:span text:style-name="T12">con</text:span><text:span text:style-name="T14"> </text:span><text:span text:style-name="T12">código</text:span><text:span text:style-name="T14"> </text:span><text:span text:style-name="T12">distinto</text:span><text:span text:style-name="T14"> </text:span><text:span text:style-name="T12">a</text:span><text:span text:style-name="T14"> </text:span><text:span text:style-name="T12">0.</text:span></text:p>
        <text:p text:style-name="P80"/>
        <text:p text:style-name="P118"><text:span text:style-name="T16">Caso</text:span><text:span text:style-name="T17"> </text:span><text:span text:style-name="T16">2</text:span></text:p>
        <text:p text:style-name="P118"><text:span text:style-name="T12">Descripción:</text:span><text:span text:style-name="T14"> </text:span><text:span text:style-name="T12">Invocación</text:span><text:span text:style-name="T14"> </text:span><text:span text:style-name="T12">incorrecta</text:span><text:span text:style-name="T14"> </text:span><text:span text:style-name="T12">del</text:span><text:span text:style-name="T14"> </text:span><text:span text:style-name="T12">comando</text:span><text:span text:style-name="T14"> </text:span><text:span text:style-name="T12">con</text:span><text:span text:style-name="T14"> </text:span><text:span text:style-name="T12">menos</text:span><text:span text:style-name="T14"> </text:span><text:span text:style-name="T12">parámetros</text:span><text:span text:style-name="T14"> </text:span><text:span text:style-name="T12">de</text:span><text:span text:style-name="T14"> </text:span><text:span text:style-name="T12">los</text:span><text:span text:style-name="T14"> </text:span><text:span text:style-name="T12">necesarios</text:span><text:span text:style-name="T14"> </text:span><text:span text:style-name="T12">(no</text:span><text:span text:style-name="T14"> </text:span><text:span text:style-name="T12">se</text:span><text:span text:style-name="T14"> </text:span><text:span text:style-name="T12">especifica</text:span><text:span text:style-name="T14"> </text:span><text:span text:style-name="T12">el</text:span><text:span text:style-name="T14"> </text:span><text:span text:style-name="T12">tipo</text:span><text:span text:style-name="T14"> </text:span><text:span text:style-name="T12">de</text:span><text:span text:style-name="T14"> </text:span><text:span text:style-name="T12">mensaje).</text:span></text:p>
        <text:p text:style-name="P80">Pasos:</text:p>
        <text:list xml:id="list165961834" text:style-name="WW8Num22">
          <text:list-item>
            <text:p text:style-name="P90">Iniciar<text:span text:style-name="T59"> </text:span>correctamente<text:span text:style-name="T59"> </text:span>el<text:span text:style-name="T59"> </text:span>ambiente.</text:p>
          </text:list-item>
          <text:list-item>
            <text:p text:style-name="P122"><text:span text:style-name="T12">Invocar</text:span><text:span text:style-name="T14"> </text:span><text:span text:style-name="T12">al</text:span><text:span text:style-name="T14"> </text:span><text:span text:style-name="T12">comando</text:span><text:span text:style-name="T14"> </text:span><text:span text:style-name="T12">como</text:span><text:span text:style-name="T14"> </text:span><text:span text:style-name="T12">loguearC</text:span><text:span text:style-name="T14"> </text:span><text:span text:style-name="T12">unComando</text:span><text:span text:style-name="T14"> “</text:span><text:span text:style-name="T12">Mensaje</text:span><text:span text:style-name="T14"> </text:span><text:span text:style-name="T12">invalido</text:span><text:span text:style-name="T14">”</text:span></text:p>
          </text:list-item>
        </text:list>
        <text:p text:style-name="P118"><text:span text:style-name="T12">Resultado</text:span><text:span text:style-name="T14"> </text:span><text:span text:style-name="T12">Esperado:</text:span><text:span text:style-name="T14"> </text:span><text:span text:style-name="T12">Se</text:span><text:span text:style-name="T14"> </text:span><text:span text:style-name="T12">escribe</text:span><text:span text:style-name="T14"> </text:span><text:span text:style-name="T12">en</text:span><text:span text:style-name="T14"> </text:span><text:span text:style-name="T12">el</text:span><text:span text:style-name="T14"> </text:span><text:span text:style-name="T12">log</text:span><text:span text:style-name="T14"> </text:span><text:span text:style-name="T12">correspondiente</text:span><text:span text:style-name="T14"> </text:span><text:span text:style-name="T12">a</text:span><text:span text:style-name="T14"> </text:span><text:span text:style-name="T12">loguearC</text:span><text:span text:style-name="T14"> </text:span><text:span text:style-name="T12">un</text:span><text:span text:style-name="T14"> </text:span><text:span text:style-name="T12">registro</text:span><text:span text:style-name="T14"> </text:span><text:span text:style-name="T12">indicando</text:span><text:span text:style-name="T14"> </text:span><text:span text:style-name="T12">que</text:span><text:span text:style-name="T14"> </text:span><text:span text:style-name="T12">la</text:span><text:span text:style-name="T14"> </text:span><text:span text:style-name="T12">cantidad</text:span><text:span text:style-name="T14"> </text:span><text:span text:style-name="T12">de</text:span><text:span text:style-name="T14"> </text:span><text:span text:style-name="T12">parámetros</text:span><text:span text:style-name="T14"> </text:span><text:span text:style-name="T12">es</text:span><text:span text:style-name="T14"> </text:span><text:span text:style-name="T12">errónea.</text:span><text:span text:style-name="T14"> </text:span><text:span text:style-name="T12">El</text:span><text:span text:style-name="T14"> </text:span><text:span text:style-name="T12">comando</text:span><text:span text:style-name="T14"> </text:span><text:span text:style-name="T12">retorna</text:span><text:span text:style-name="T14"> </text:span><text:span text:style-name="T12">con</text:span><text:span text:style-name="T14"> </text:span><text:span text:style-name="T12">código</text:span><text:span text:style-name="T14"> </text:span><text:span text:style-name="T12">distinto</text:span><text:span text:style-name="T14"> </text:span><text:span text:style-name="T12">a</text:span><text:span text:style-name="T14"> </text:span><text:span text:style-name="T12">0.</text:span></text:p>
        <text:p text:style-name="P80"/>
        <text:p text:style-name="P99">Caso<text:span text:style-name="T59"> </text:span>3</text:p>
        <text:p text:style-name="P118"><text:span text:style-name="T12">Descripción:</text:span><text:span text:style-name="T14"> </text:span><text:span text:style-name="T12">Se</text:span><text:span text:style-name="T14"> </text:span><text:span text:style-name="T12">loguea</text:span><text:span text:style-name="T14"> </text:span><text:span text:style-name="T12">un</text:span><text:span text:style-name="T14"> </text:span><text:span text:style-name="T12">mensaje</text:span><text:span text:style-name="T14"> </text:span><text:span text:style-name="T12">que</text:span><text:span text:style-name="T14"> </text:span><text:span text:style-name="T12">no</text:span><text:span text:style-name="T14"> </text:span><text:span text:style-name="T12">ha</text:span><text:span text:style-name="T14"> </text:span><text:span text:style-name="T12">sido</text:span><text:span text:style-name="T14"> </text:span><text:span text:style-name="T12">estandarizado</text:span><text:span text:style-name="T14"> </text:span><text:span text:style-name="T12">entre</text:span><text:span text:style-name="T14"> </text:span><text:span text:style-name="T12">los</text:span><text:span text:style-name="T14"> </text:span><text:span text:style-name="T12">distintos</text:span><text:span text:style-name="T14"> </text:span><text:span text:style-name="T12">módulos.</text:span></text:p>
        <text:p text:style-name="P80">Pasos:</text:p>
        <text:list xml:id="list2015047432" text:style-name="WW8Num23">
          <text:list-item>
            <text:p text:style-name="P91">Iniciar<text:span text:style-name="T59"> </text:span>correctamente<text:span text:style-name="T59"> </text:span>el<text:span text:style-name="T59"> </text:span>ambiente.</text:p>
          </text:list-item>
          <text:list-item>
            <text:p text:style-name="P91">Invocar<text:span text:style-name="T59"> </text:span>al<text:span text:style-name="T59"> </text:span>comando<text:span text:style-name="T59"> </text:span>como<text:span text:style-name="T59"> </text:span>loguearC<text:span text:style-name="T59"> </text:span>unComando<text:span text:style-name="T59"> </text:span>A<text:span text:style-name="T59"> “</text:span>Esto<text:span text:style-name="T59"> </text:span>es<text:span text:style-name="T59"> </text:span>una<text:span text:style-name="T59"> </text:span>advertencia<text:span text:style-name="T59">”</text:span></text:p>
          </text:list-item>
        </text:list>
        <text:p text:style-name="P118"><text:soft-page-break/><text:span text:style-name="T12">Resultado</text:span><text:span text:style-name="T14"> </text:span><text:span text:style-name="T12">Esperado:</text:span><text:span text:style-name="T14"> </text:span><text:span text:style-name="T12">Se</text:span><text:span text:style-name="T14"> </text:span><text:span text:style-name="T12">escribe</text:span><text:span text:style-name="T14"> </text:span><text:span text:style-name="T12">en</text:span><text:span text:style-name="T14"> </text:span><text:span text:style-name="T12">el</text:span><text:span text:style-name="T14"> </text:span><text:span text:style-name="T12">log</text:span><text:span text:style-name="T14"> </text:span><text:span text:style-name="T12">correspondiente</text:span><text:span text:style-name="T14"> </text:span><text:span text:style-name="T12">a</text:span><text:span text:style-name="T14"> </text:span><text:span text:style-name="T12">unComando</text:span><text:span text:style-name="T14"> </text:span><text:span text:style-name="T12">un</text:span><text:span text:style-name="T14"> </text:span><text:span text:style-name="T12">registro</text:span><text:span text:style-name="T14"> </text:span><text:span text:style-name="T12">de</text:span><text:span text:style-name="T14"> </text:span><text:span text:style-name="T12">tipo</text:span><text:span text:style-name="T14"> “</text:span><text:span text:style-name="T12">mensaje</text:span><text:span text:style-name="T14"> </text:span><text:span text:style-name="T12">de</text:span><text:span text:style-name="T14"> </text:span><text:span text:style-name="T12">advertencia</text:span><text:span text:style-name="T14">” </text:span><text:span text:style-name="T12">con</text:span><text:span text:style-name="T14"> </text:span><text:span text:style-name="T12">el</text:span><text:span text:style-name="T14"> </text:span><text:span text:style-name="T12">mensaje</text:span><text:span text:style-name="T14"> </text:span><text:span text:style-name="T12">pasado</text:span><text:span text:style-name="T14"> </text:span><text:span text:style-name="T12">como</text:span><text:span text:style-name="T14"> </text:span><text:span text:style-name="T12">parámetro.</text:span><text:span text:style-name="T14"> </text:span><text:span text:style-name="T12">El</text:span><text:span text:style-name="T14"> </text:span><text:span text:style-name="T12">comando</text:span><text:span text:style-name="T14"> </text:span><text:span text:style-name="T12">retorna</text:span><text:span text:style-name="T14"> </text:span><text:span text:style-name="T12">con</text:span><text:span text:style-name="T14"> </text:span><text:span text:style-name="T12">código</text:span><text:span text:style-name="T14"> </text:span><text:span text:style-name="T12">0.</text:span></text:p>
        <text:p text:style-name="P80"/>
        <text:p text:style-name="P99">Caso<text:span text:style-name="T59"> </text:span>4</text:p>
        <text:p text:style-name="P118"><text:span text:style-name="T12">Descripción:</text:span><text:span text:style-name="T14"> </text:span><text:span text:style-name="T12">Se</text:span><text:span text:style-name="T14"> </text:span><text:span text:style-name="T12">loguea</text:span><text:span text:style-name="T14"> </text:span><text:span text:style-name="T12">un</text:span><text:span text:style-name="T14"> </text:span><text:span text:style-name="T12">mensaje</text:span><text:span text:style-name="T14"> </text:span><text:span text:style-name="T12">estandarizado</text:span><text:span text:style-name="T14"> </text:span><text:span text:style-name="T12">entre</text:span><text:span text:style-name="T14"> </text:span><text:span text:style-name="T12">los</text:span><text:span text:style-name="T14"> </text:span><text:span text:style-name="T12">distintos</text:span><text:span text:style-name="T14"> </text:span><text:span text:style-name="T12">módulos.</text:span></text:p>
        <text:p text:style-name="P80">Pasos:</text:p>
        <text:list xml:id="list1401860189" text:style-name="WW8Num26">
          <text:list-item>
            <text:p text:style-name="P92">Iniciar<text:span text:style-name="T59"> </text:span>correctamente<text:span text:style-name="T59"> </text:span>el<text:span text:style-name="T59"> </text:span>ambiente.</text:p>
          </text:list-item>
          <text:list-item>
            <text:p text:style-name="P123"><text:span text:style-name="T12">Invocar</text:span><text:span text:style-name="T14"> </text:span><text:span text:style-name="T12">al</text:span><text:span text:style-name="T14"> </text:span><text:span text:style-name="T12">comando</text:span><text:span text:style-name="T14"> </text:span><text:span text:style-name="T12">como</text:span><text:span text:style-name="T14"> </text:span><text:span text:style-name="T12">loguearC</text:span><text:span text:style-name="T14"> –</text:span><text:span text:style-name="T12">s</text:span><text:span text:style-name="T14"> </text:span><text:span text:style-name="T12">unComando</text:span><text:span text:style-name="T14"> </text:span><text:span text:style-name="T12">4</text:span><text:span text:style-name="T14"> “</text:span><text:span text:style-name="T12">unArchivoInexistente</text:span><text:span text:style-name="T14">”</text:span></text:p>
          </text:list-item>
        </text:list>
        <text:p text:style-name="P118"><text:span text:style-name="T7">Resultado</text:span><text:span text:style-name="T10"> </text:span><text:span text:style-name="T7">Esperado:</text:span><text:span text:style-name="T10"> </text:span><text:span text:style-name="T7">Se</text:span><text:span text:style-name="T10"> </text:span><text:span text:style-name="T7">escribe</text:span><text:span text:style-name="T10"> </text:span><text:span text:style-name="T7">en</text:span><text:span text:style-name="T10"> </text:span><text:span text:style-name="T7">el</text:span><text:span text:style-name="T10"> </text:span><text:span text:style-name="T7">log</text:span><text:span text:style-name="T10"> </text:span><text:span text:style-name="T7">correspondiente</text:span><text:span text:style-name="T10"> </text:span><text:span text:style-name="T7">a</text:span><text:span text:style-name="T10"> </text:span><text:span text:style-name="T7">unComando</text:span><text:span text:style-name="T10"> </text:span><text:span text:style-name="T7">un</text:span><text:span text:style-name="T10"> </text:span><text:span text:style-name="T7">mensaje</text:span><text:span text:style-name="T10"> </text:span><text:span text:style-name="T7">de</text:span><text:span text:style-name="T10"> </text:span><text:span text:style-name="T7">error</text:span><text:span text:style-name="T10"> </text:span><text:span text:style-name="T7">con</text:span><text:span text:style-name="T10"> </text:span><text:span text:style-name="T7">la</text:span><text:span text:style-name="T10"> </text:span><text:span text:style-name="T7">descripción</text:span><text:span text:style-name="T10"> </text:span><text:span text:style-name="T7">mensaje</text:span><text:span text:style-name="T10"> “</text:span><text:span text:style-name="T7">No</text:span><text:span text:style-name="T10"> </text:span><text:span text:style-name="T7">se</text:span><text:span text:style-name="T10"> </text:span><text:span text:style-name="T7">encuentra</text:span><text:span text:style-name="T10"> </text:span><text:span text:style-name="T7">el</text:span><text:span text:style-name="T10"> </text:span><text:span text:style-name="T7">archivo</text:span><text:span text:style-name="T10"> </text:span><text:span text:style-name="T7">unArchivoInexistente.</text:span><text:span text:style-name="T10">”</text:span><text:span text:style-name="T7">.</text:span><text:span text:style-name="T10"> </text:span><text:span text:style-name="T7">El</text:span><text:span text:style-name="T10"> </text:span><text:span text:style-name="T7">comando</text:span><text:span text:style-name="T10"> </text:span><text:span text:style-name="T7">retorna</text:span><text:span text:style-name="T10"> </text:span><text:span text:style-name="T7">con</text:span><text:span text:style-name="T10"> </text:span><text:span text:style-name="T7">código</text:span><text:span text:style-name="T10"> </text:span><text:span text:style-name="T7">0.</text:span></text:p>
        <text:p text:style-name="P25"/>
        <text:h text:style-name="Heading_20_2" text:outline-level="2"><text:span text:style-name="T21">Casos</text:span><text:span text:style-name="T28"> </text:span><text:span text:style-name="T21">mirarC</text:span></text:h>
        <text:p text:style-name="P24"/>
        <text:p text:style-name="P24"/>
        <text:p text:style-name="P99">Caso<text:span text:style-name="T59"> </text:span>1</text:p>
        <text:p text:style-name="P80">Descripción:<text:span text:style-name="T59"> </text:span>Invocación<text:span text:style-name="T59"> </text:span>incorrecta<text:span text:style-name="T59"> </text:span>del<text:span text:style-name="T59"> </text:span>comando<text:span text:style-name="T59"> </text:span>mediante<text:span text:style-name="T59"> </text:span>un<text:span text:style-name="T59"> </text:span>parámetro<text:span text:style-name="T59"> </text:span>no<text:span text:style-name="T59"> </text:span>numérico<text:span text:style-name="T59"> </text:span>cuando<text:span text:style-name="T59"> </text:span>se<text:span text:style-name="T59"> </text:span>espera<text:span text:style-name="T59"> </text:span>un<text:span text:style-name="T59"> </text:span>número<text:span text:style-name="T59"> </text:span>(en<text:span text:style-name="T59"> </text:span>el<text:span text:style-name="T59"> </text:span>segundo<text:span text:style-name="T59"> </text:span>parámetro).</text:p>
        <text:p text:style-name="P80">Pasos:</text:p>
        <text:list xml:id="list211241429" text:style-name="WW8Num20">
          <text:list-item>
            <text:p text:style-name="P93">Iniciar<text:span text:style-name="T59"> </text:span>correctamente<text:span text:style-name="T59"> </text:span>el<text:span text:style-name="T59"> </text:span>ambiente.</text:p>
          </text:list-item>
          <text:list-item>
            <text:p text:style-name="P124"><text:span text:style-name="T12">Invocar</text:span><text:span text:style-name="T14"> </text:span><text:span text:style-name="T12">al</text:span><text:span text:style-name="T14"> </text:span><text:span text:style-name="T12">comando</text:span><text:span text:style-name="T14"> </text:span><text:span text:style-name="T12">como</text:span><text:span text:style-name="T14"> </text:span><text:span text:style-name="T12">mirarC</text:span><text:span text:style-name="T14"> –</text:span><text:span text:style-name="T12">n</text:span><text:span text:style-name="T14"> </text:span><text:span text:style-name="T12">J</text:span><text:span text:style-name="T14"> </text:span><text:span text:style-name="T12">unComando.</text:span></text:p>
          </text:list-item>
        </text:list>
        <text:p text:style-name="P80">Resultado<text:span text:style-name="T59"> </text:span>Esperado:<text:span text:style-name="T59"> </text:span>Se<text:span text:style-name="T59"> </text:span>muestra<text:span text:style-name="T59"> </text:span>por<text:span text:style-name="T59"> </text:span>pantalla<text:span text:style-name="T59"> </text:span>y<text:span text:style-name="T59"> </text:span>se<text:span text:style-name="T59"> </text:span>registra<text:span text:style-name="T59"> </text:span>en<text:span text:style-name="T59"> </text:span>el<text:span text:style-name="T59"> </text:span>log<text:span text:style-name="T59"> </text:span>de<text:span text:style-name="T59"> </text:span>mirarC<text:span text:style-name="T59"> </text:span>un<text:span text:style-name="T59"> </text:span>mensaje<text:span text:style-name="T59"> </text:span>indicando<text:span text:style-name="T59"> </text:span>que<text:span text:style-name="T59"> </text:span>se<text:span text:style-name="T59"> </text:span>esperaba<text:span text:style-name="T59"> </text:span>un<text:span text:style-name="T59"> </text:span>número<text:span text:style-name="T59"> </text:span>como<text:span text:style-name="T59"> </text:span>parámetro.<text:span text:style-name="T59"> </text:span>Se<text:span text:style-name="T59"> </text:span>retorna<text:span text:style-name="T59"> </text:span>un<text:span text:style-name="T59"> </text:span>código<text:span text:style-name="T59"> </text:span>de<text:span text:style-name="T59"> </text:span>error<text:span text:style-name="T59"> </text:span>distinto<text:span text:style-name="T59"> </text:span>de<text:span text:style-name="T59"> </text:span>0.</text:p>
        <text:p text:style-name="P80">Observaciones:<text:span text:style-name="T59"> </text:span>Debe<text:span text:style-name="T59"> </text:span>existir<text:span text:style-name="T59"> </text:span>log<text:span text:style-name="T59"> </text:span>de<text:span text:style-name="T59"> </text:span>unComando</text:p>
        <text:p text:style-name="P80"/>
        <text:p text:style-name="P118"><text:span text:style-name="T16">Caso</text:span><text:span text:style-name="T17"> </text:span><text:span text:style-name="T16">2</text:span></text:p>
        <text:p text:style-name="P80">Descripción:<text:span text:style-name="T59"> </text:span>Invocación<text:span text:style-name="T59"> </text:span>incorrecta<text:span text:style-name="T59"> </text:span>del<text:span text:style-name="T59"> </text:span>comando<text:span text:style-name="T59"> </text:span>con<text:span text:style-name="T59"> </text:span>menos<text:span text:style-name="T59"> </text:span>parámetros<text:span text:style-name="T59"> </text:span>de<text:span text:style-name="T59"> </text:span>los<text:span text:style-name="T59"> </text:span>necesarios<text:span text:style-name="T59"> </text:span>(no<text:span text:style-name="T59"> </text:span>se<text:span text:style-name="T59"> </text:span>especifica<text:span text:style-name="T59"> </text:span>el<text:span text:style-name="T59"> </text:span>comando).</text:p>
        <text:p text:style-name="P80">Pasos:</text:p>
        <text:list xml:id="list1663229423" text:style-name="WW8Num24">
          <text:list-item>
            <text:p text:style-name="P94">Iniciar<text:span text:style-name="T59"> </text:span>correctamente<text:span text:style-name="T59"> </text:span>el<text:span text:style-name="T59"> </text:span>ambiente.</text:p>
          </text:list-item>
          <text:list-item>
            <text:p text:style-name="P94">Invocar<text:span text:style-name="T59"> </text:span>al<text:span text:style-name="T59"> </text:span>comando<text:span text:style-name="T59"> </text:span>como<text:span text:style-name="T59"> </text:span>mirarC.</text:p>
          </text:list-item>
        </text:list>
        <text:p text:style-name="P80">Resultado<text:span text:style-name="T59"> </text:span>Esperado:<text:span text:style-name="T59"> </text:span>Se<text:span text:style-name="T59"> </text:span>muestra<text:span text:style-name="T59"> </text:span>por<text:span text:style-name="T59"> </text:span>pantalla<text:span text:style-name="T59"> </text:span>y<text:span text:style-name="T59"> </text:span>se<text:span text:style-name="T59"> </text:span>registra<text:span text:style-name="T59"> </text:span>en<text:span text:style-name="T59"> </text:span>el<text:span text:style-name="T59"> </text:span>log<text:span text:style-name="T59"> </text:span>de<text:span text:style-name="T59"> </text:span>mirarC<text:span text:style-name="T59"> </text:span>un<text:span text:style-name="T59"> </text:span>mensaje<text:span text:style-name="T59"> </text:span>indicando<text:span text:style-name="T59"> </text:span>que<text:span text:style-name="T59"> </text:span>la<text:span text:style-name="T59"> </text:span>cantidad<text:span text:style-name="T59"> </text:span>de<text:span text:style-name="T59"> </text:span>parámetros<text:span text:style-name="T59"> </text:span>ingresada<text:span text:style-name="T59"> </text:span>es<text:span text:style-name="T59"> </text:span>incorrecta.<text:span text:style-name="T59"> </text:span>Se<text:span text:style-name="T59"> </text:span>retorna<text:span text:style-name="T59"> </text:span>un<text:span text:style-name="T59"> </text:span>código<text:span text:style-name="T59"> </text:span>de<text:span text:style-name="T59"> </text:span>error<text:span text:style-name="T59"> </text:span>distinto<text:span text:style-name="T59"> </text:span>de<text:span text:style-name="T59"> </text:span>0.</text:p>
        <text:p text:style-name="P80"/>
        <text:p text:style-name="P99">Caso<text:span text:style-name="T59"> </text:span>3</text:p>
        <text:p text:style-name="P80">Descripción:<text:span text:style-name="T59"> </text:span>Mostrar<text:span text:style-name="T59"> </text:span>todo<text:span text:style-name="T59"> </text:span>el<text:span text:style-name="T59"> </text:span>contenido<text:span text:style-name="T59"> </text:span>de<text:span text:style-name="T59"> </text:span>un<text:span text:style-name="T59"> </text:span>log.</text:p>
        <text:p text:style-name="P80">Pasos:</text:p>
        <text:list xml:id="list711046863" text:style-name="WW8Num37">
          <text:list-item>
            <text:p text:style-name="P95">Iniciar<text:span text:style-name="T59"> </text:span>correctamente<text:span text:style-name="T59"> </text:span>el<text:span text:style-name="T59"> </text:span>ambiente.</text:p>
          </text:list-item>
          <text:list-item>
            <text:p text:style-name="P95">Invocar<text:span text:style-name="T59"> </text:span>al<text:span text:style-name="T59"> </text:span>comando<text:span text:style-name="T59"> </text:span>como<text:span text:style-name="T59"> </text:span>mirarC<text:span text:style-name="T59"> </text:span>unComando.</text:p>
          </text:list-item>
        </text:list>
        <text:p text:style-name="P80">Resultado<text:span text:style-name="T59"> </text:span>Esperado:<text:span text:style-name="T59"> </text:span>Se<text:span text:style-name="T59"> </text:span>muestran<text:span text:style-name="T59"> </text:span>en<text:span text:style-name="T59"> </text:span>pantalla<text:span text:style-name="T59"> </text:span>todos<text:span text:style-name="T59"> </text:span>los<text:span text:style-name="T59"> </text:span>mensajes<text:span text:style-name="T59"> </text:span>logueados<text:span text:style-name="T59"> </text:span>por<text:span text:style-name="T59"> </text:span>unComando.<text:span text:style-name="T59"> </text:span>El<text:span text:style-name="T59"> </text:span>comando<text:span text:style-name="T59"> </text:span>retorna<text:span text:style-name="T59"> </text:span>con<text:span text:style-name="T59"> </text:span>código<text:span text:style-name="T59"> </text:span>0.</text:p>
        <text:p text:style-name="P80">Observaciones:<text:span text:style-name="T59"> </text:span>Debe<text:span text:style-name="T59"> </text:span>existir<text:span text:style-name="T59"> </text:span>el<text:span text:style-name="T59"> </text:span>log<text:span text:style-name="T59"> </text:span>correspondiente<text:span text:style-name="T59"> </text:span>a<text:span text:style-name="T59"> </text:span>unComando.</text:p>
        <text:p text:style-name="P80"/>
        <text:p text:style-name="P99">Caso<text:span text:style-name="T59"> </text:span>4</text:p>
        <text:p text:style-name="P118"><text:span text:style-name="T12">Descripción:</text:span><text:span text:style-name="T14"> </text:span><text:span text:style-name="T12">Mostrar</text:span><text:span text:style-name="T14"> </text:span><text:span text:style-name="T12">las</text:span><text:span text:style-name="T14"> </text:span><text:span text:style-name="T12">últimas</text:span><text:span text:style-name="T14"> </text:span><text:span text:style-name="T12">líneas</text:span><text:span text:style-name="T14"> </text:span><text:span text:style-name="T12">de</text:span><text:span text:style-name="T14"> </text:span><text:span text:style-name="T12">un</text:span><text:span text:style-name="T14"> </text:span><text:span text:style-name="T12">log.</text:span></text:p>
        <text:p text:style-name="P80"><text:soft-page-break/>Pasos:</text:p>
        <text:list xml:id="list706084148" text:continue-list="list2096913469" text:style-name="WW8Num39">
          <text:list-item>
            <text:p text:style-name="P83">Iniciar<text:span text:style-name="T59"> </text:span>correctamente<text:span text:style-name="T59"> </text:span>el<text:span text:style-name="T59"> </text:span>ambiente.</text:p>
          </text:list-item>
          <text:list-item>
            <text:p text:style-name="P125"><text:span text:style-name="T12">Invocar</text:span><text:span text:style-name="T14"> </text:span><text:span text:style-name="T12">al</text:span><text:span text:style-name="T14"> </text:span><text:span text:style-name="T12">comando</text:span><text:span text:style-name="T14"> </text:span><text:span text:style-name="T12">como</text:span><text:span text:style-name="T14"> </text:span><text:span text:style-name="T12">mirarC</text:span><text:span text:style-name="T14"> –</text:span><text:span text:style-name="T12">n</text:span><text:span text:style-name="T14"> </text:span><text:span text:style-name="T12">1</text:span><text:span text:style-name="T14"> </text:span><text:span text:style-name="T12">unComando.</text:span></text:p>
          </text:list-item>
        </text:list>
        <text:p text:style-name="P118"><text:span text:style-name="T12">Resultado</text:span><text:span text:style-name="T14"> </text:span><text:span text:style-name="T12">Esperado:</text:span><text:span text:style-name="T14"> </text:span><text:span text:style-name="T12">Se</text:span><text:span text:style-name="T14"> </text:span><text:span text:style-name="T12">muestran</text:span><text:span text:style-name="T14"> </text:span><text:span text:style-name="T12">en</text:span><text:span text:style-name="T14"> </text:span><text:span text:style-name="T12">pantalla</text:span><text:span text:style-name="T14"> </text:span><text:span text:style-name="T12">el</text:span><text:span text:style-name="T14"> </text:span><text:span text:style-name="T12">último</text:span><text:span text:style-name="T14"> </text:span><text:span text:style-name="T12">mensaje</text:span><text:span text:style-name="T14"> </text:span><text:span text:style-name="T12">logueado</text:span><text:span text:style-name="T14"> </text:span><text:span text:style-name="T12">por</text:span><text:span text:style-name="T14"> </text:span><text:span text:style-name="T12">unComando.</text:span><text:span text:style-name="T14"> </text:span><text:span text:style-name="T12">El</text:span><text:span text:style-name="T14"> </text:span><text:span text:style-name="T12">comando</text:span><text:span text:style-name="T14"> </text:span><text:span text:style-name="T12">retorna</text:span><text:span text:style-name="T14"> </text:span><text:span text:style-name="T12">con</text:span><text:span text:style-name="T14"> </text:span><text:span text:style-name="T12">código</text:span><text:span text:style-name="T14"> </text:span><text:span text:style-name="T12">0.</text:span></text:p>
        <text:p text:style-name="P80">Observaciones:<text:span text:style-name="T59"> </text:span>Debe<text:span text:style-name="T59"> </text:span>existir<text:span text:style-name="T59"> </text:span>el<text:span text:style-name="T59"> </text:span>log<text:span text:style-name="T59"> </text:span>correspondiente<text:span text:style-name="T59"> </text:span>a<text:span text:style-name="T59"> </text:span>unComando.</text:p>
        <text:p text:style-name="P100"/>
        <text:p text:style-name="P99">Caso<text:span text:style-name="T59"> </text:span>5</text:p>
        <text:p text:style-name="P118"><text:span text:style-name="T12">Descripción:</text:span><text:span text:style-name="T14"> </text:span><text:span text:style-name="T12">Mostrar</text:span><text:span text:style-name="T14"> </text:span><text:span text:style-name="T12">los</text:span><text:span text:style-name="T14"> </text:span><text:span text:style-name="T12">mensajes</text:span><text:span text:style-name="T14"> </text:span><text:span text:style-name="T12">de</text:span><text:span text:style-name="T14"> </text:span><text:span text:style-name="T12">un</text:span><text:span text:style-name="T14"> </text:span><text:span text:style-name="T12">log</text:span><text:span text:style-name="T14"> </text:span><text:span text:style-name="T12">que</text:span><text:span text:style-name="T14"> </text:span><text:span text:style-name="T12">contengan</text:span><text:span text:style-name="T14"> </text:span><text:span text:style-name="T12">un</text:span><text:span text:style-name="T14"> </text:span><text:span text:style-name="T12">string</text:span><text:span text:style-name="T14"> </text:span><text:span text:style-name="T12">determinado.</text:span></text:p>
        <text:p text:style-name="P80">Pasos:</text:p>
        <text:list xml:id="list1939055418" text:style-name="WW8Num35">
          <text:list-item>
            <text:p text:style-name="P96">Iniciar<text:span text:style-name="T59"> </text:span>correctamente<text:span text:style-name="T59"> </text:span>el<text:span text:style-name="T59"> </text:span>ambiente.</text:p>
          </text:list-item>
          <text:list-item>
            <text:p text:style-name="P126"><text:span text:style-name="T12">Invocar</text:span><text:span text:style-name="T14"> </text:span><text:span text:style-name="T12">al</text:span><text:span text:style-name="T14"> </text:span><text:span text:style-name="T12">comando</text:span><text:span text:style-name="T14"> </text:span><text:span text:style-name="T12">como</text:span><text:span text:style-name="T14"> </text:span><text:span text:style-name="T12">mirarC</text:span><text:span text:style-name="T14"> –</text:span><text:span text:style-name="T12">s</text:span><text:span text:style-name="T14"> “</text:span><text:span text:style-name="T12">string</text:span><text:span text:style-name="T14"> </text:span><text:span text:style-name="T12">buscado</text:span><text:span text:style-name="T14">” </text:span><text:span text:style-name="T12">unComando.</text:span></text:p>
          </text:list-item>
        </text:list>
        <text:p text:style-name="P118"><text:span text:style-name="T12">Resultado</text:span><text:span text:style-name="T14"> </text:span><text:span text:style-name="T12">Esperado:</text:span><text:span text:style-name="T14"> </text:span><text:span text:style-name="T12">Se</text:span><text:span text:style-name="T14"> </text:span><text:span text:style-name="T12">muestran</text:span><text:span text:style-name="T14"> </text:span><text:span text:style-name="T12">en</text:span><text:span text:style-name="T14"> </text:span><text:span text:style-name="T12">pantalla</text:span><text:span text:style-name="T14"> </text:span><text:span text:style-name="T12">los</text:span><text:span text:style-name="T14"> </text:span><text:span text:style-name="T12">mensajes</text:span><text:span text:style-name="T14"> </text:span><text:span text:style-name="T12">logueados</text:span><text:span text:style-name="T14"> </text:span><text:span text:style-name="T12">por</text:span><text:span text:style-name="T14"> </text:span><text:span text:style-name="T12">unComando</text:span><text:span text:style-name="T14"> </text:span><text:span text:style-name="T12">que</text:span><text:span text:style-name="T14"> </text:span><text:span text:style-name="T12">contengan</text:span><text:span text:style-name="T14"> “</text:span><text:span text:style-name="T12">string</text:span><text:span text:style-name="T14"> </text:span><text:span text:style-name="T12">buscado</text:span><text:span text:style-name="T14">” </text:span><text:span text:style-name="T12">en</text:span><text:span text:style-name="T14"> </text:span><text:span text:style-name="T12">su</text:span><text:span text:style-name="T14"> </text:span><text:span text:style-name="T12">descripción.</text:span><text:span text:style-name="T14"> </text:span><text:span text:style-name="T12">El</text:span><text:span text:style-name="T14"> </text:span><text:span text:style-name="T12">comando</text:span><text:span text:style-name="T14"> </text:span><text:span text:style-name="T12">retorna</text:span><text:span text:style-name="T14"> </text:span><text:span text:style-name="T12">con</text:span><text:span text:style-name="T14"> </text:span><text:span text:style-name="T12">código</text:span><text:span text:style-name="T14"> </text:span><text:span text:style-name="T12">0.</text:span></text:p>
        <text:p text:style-name="P118"><text:span text:style-name="T12">Observaciones:</text:span><text:span text:style-name="T14"> </text:span><text:span text:style-name="T12">Debe</text:span><text:span text:style-name="T14"> </text:span><text:span text:style-name="T12">existir</text:span><text:span text:style-name="T14"> </text:span><text:span text:style-name="T12">el</text:span><text:span text:style-name="T14"> </text:span><text:span text:style-name="T12">log</text:span><text:span text:style-name="T14"> </text:span><text:span text:style-name="T12">correspondiente</text:span><text:span text:style-name="T14"> </text:span><text:span text:style-name="T12">a</text:span><text:span text:style-name="T14"> </text:span><text:span text:style-name="T12">unComando</text:span><text:span text:style-name="T14"> </text:span><text:span text:style-name="T12">y</text:span><text:span text:style-name="T14"> “</text:span><text:span text:style-name="T12">string</text:span><text:span text:style-name="T14"> </text:span><text:span text:style-name="T12">buscado</text:span><text:span text:style-name="T14">” </text:span><text:span text:style-name="T12">debe</text:span><text:span text:style-name="T14"> </text:span><text:span text:style-name="T12">aparecen</text:span><text:span text:style-name="T14"> </text:span><text:span text:style-name="T12">en</text:span><text:span text:style-name="T14"> </text:span><text:span text:style-name="T12">al</text:span><text:span text:style-name="T14"> </text:span><text:span text:style-name="T12">menos</text:span><text:span text:style-name="T14"> </text:span><text:span text:style-name="T12">un</text:span><text:span text:style-name="T14"> </text:span><text:span text:style-name="T12">mensaje</text:span><text:span text:style-name="T14"> </text:span><text:span text:style-name="T12">para</text:span><text:span text:style-name="T14"> </text:span><text:span text:style-name="T12">que</text:span><text:span text:style-name="T14"> </text:span><text:span text:style-name="T12">el</text:span><text:span text:style-name="T14"> </text:span><text:span text:style-name="T12">caso</text:span><text:span text:style-name="T14"> </text:span><text:span text:style-name="T12">tenga</text:span><text:span text:style-name="T14"> </text:span><text:span text:style-name="T12">sentido.</text:span></text:p>
        <text:p text:style-name="P80"/>
        <text:p text:style-name="P99">Caso<text:span text:style-name="T59"> </text:span>6</text:p>
        <text:p text:style-name="P80">Descripción:<text:span text:style-name="T59"> </text:span>Mostrar<text:span text:style-name="T59"> </text:span>los<text:span text:style-name="T59"> </text:span>mensajes<text:span text:style-name="T59"> </text:span>de<text:span text:style-name="T59"> </text:span>un<text:span text:style-name="T59"> </text:span>log<text:span text:style-name="T59"> </text:span>que<text:span text:style-name="T59"> </text:span>sean<text:span text:style-name="T59"> </text:span>de<text:span text:style-name="T59"> </text:span>un<text:span text:style-name="T59"> </text:span>tipo<text:span text:style-name="T59"> </text:span>determinado.</text:p>
        <text:p text:style-name="P80">Pasos:</text:p>
        <text:list xml:id="list497084799" text:style-name="WW8Num25">
          <text:list-item>
            <text:p text:style-name="P97">Iniciar<text:span text:style-name="T59"> </text:span>correctamente<text:span text:style-name="T59"> </text:span>el<text:span text:style-name="T59"> </text:span>ambiente.</text:p>
          </text:list-item>
          <text:list-item>
            <text:p text:style-name="P97">Invocar<text:span text:style-name="T59"> </text:span>al<text:span text:style-name="T59"> </text:span>comando<text:span text:style-name="T59"> </text:span>como<text:span text:style-name="T59"> </text:span>mirarC<text:span text:style-name="T59"> –</text:span>t<text:span text:style-name="T59"> </text:span>A<text:span text:style-name="T59"> </text:span>E<text:span text:style-name="T59"> </text:span>unComando.</text:p>
          </text:list-item>
        </text:list>
        <text:p text:style-name="P80">Resultado<text:span text:style-name="T59"> </text:span>Esperado:<text:span text:style-name="T59"> </text:span>Se<text:span text:style-name="T59"> </text:span>muestran<text:span text:style-name="T59"> </text:span>en<text:span text:style-name="T59"> </text:span>pantalla<text:span text:style-name="T59"> </text:span>los<text:span text:style-name="T59"> </text:span>mensajes<text:span text:style-name="T59"> </text:span>logueados<text:span text:style-name="T59"> </text:span>por<text:span text:style-name="T59"> </text:span>unComando<text:span text:style-name="T59"> </text:span>de<text:span text:style-name="T59"> </text:span>tipo<text:span text:style-name="T59"> </text:span>ERROR<text:span text:style-name="T59"> </text:span>y<text:span text:style-name="T59"> </text:span>ADVERTENCIA.<text:span text:style-name="T59"> </text:span>El<text:span text:style-name="T59"> </text:span>comando<text:span text:style-name="T59"> </text:span>retorna<text:span text:style-name="T59"> </text:span>con<text:span text:style-name="T59"> </text:span>código<text:span text:style-name="T59"> </text:span>0.</text:p>
        <text:p text:style-name="P80"><text:span text:style-name="T7">Observaciones:</text:span><text:span text:style-name="T34"> </text:span><text:span text:style-name="T7">Debe</text:span><text:span text:style-name="T34"> </text:span><text:span text:style-name="T7">existir</text:span><text:span text:style-name="T34"> </text:span><text:span text:style-name="T7">el</text:span><text:span text:style-name="T34"> </text:span><text:span text:style-name="T7">log</text:span><text:span text:style-name="T34"> </text:span><text:span text:style-name="T7">correspondiente</text:span><text:span text:style-name="T34"> </text:span><text:span text:style-name="T7">a</text:span><text:span text:style-name="T34"> </text:span><text:span text:style-name="T7">unComando.</text:span></text:p>
        <text:p text:style-name="P24"/>
        <text:h text:style-name="Heading_20_2" text:outline-level="2"><text:span text:style-name="T21">Casos</text:span><text:span text:style-name="T28"> </text:span><text:span text:style-name="T21">StopD</text:span></text:h>
        <text:p text:style-name="P24"/>
        <text:p text:style-name="Standard"><text:span text:style-name="T5">Caso</text:span><text:span text:style-name="T6"> </text:span><text:span text:style-name="T5">1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corriendo</text:span><text:span text:style-name="T8"> </text:span><text:span text:style-name="T7">desde</text:span><text:span text:style-name="T8"> </text:span><text:span text:style-name="T7">iniciarC.</text:span><text:span text:style-name="T8"> </text:span><text:span text:style-name="T7">Se</text:span><text:span text:style-name="T8"> </text:span><text:span text:style-name="T7">detiene</text:span><text:span text:style-name="T8"> </text:span><text:span text:style-name="T7">exitosamente</text:span><text:span text:style-name="T8"> </text:span><text:span text:style-name="T7">el</text:span><text:span text:style-name="T8"> </text:span><text:span text:style-name="T7">demonio.</text:span></text:p>
        <text:p text:style-name="Standard"><text:span text:style-name="T7">Pasos:</text:span><text:span text:style-name="T8"> </text:span></text:p>
        <text:list xml:id="list1722980820" text:style-name="WW8Num3">
          <text:list-item>
            <text:p text:style-name="P102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102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102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ametr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El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es</text:span><text:span text:style-name="T8"> </text:span><text:span text:style-name="T7">detenido.</text:span><text:span text:style-name="T8"> </text:span></text:p>
        <text:p text:style-name="P22">Observaciones:</text:p>
        <text:p text:style-name="P22"/>
        <text:p text:style-name="Standard"><text:span text:style-name="T5">Caso</text:span><text:span text:style-name="T6"> </text:span><text:span text:style-name="T5">2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fue</text:span><text:span text:style-name="T8"> </text:span><text:span text:style-name="T7">previamente</text:span><text:span text:style-name="T8"> </text:span><text:span text:style-name="T7">detenido.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que</text:span><text:span text:style-name="T8"> </text:span><text:span text:style-name="T7">no</text:span><text:span text:style-name="T8"> </text:span><text:span text:style-name="T7">existe</text:span><text:span text:style-name="T8"> </text:span><text:span text:style-name="T7">demonio</text:span><text:span text:style-name="T8"> </text:span><text:span text:style-name="T7">que</text:span><text:span text:style-name="T8"> </text:span><text:span text:style-name="T7">detener.</text:span></text:p>
        <text:p text:style-name="Standard"><text:span text:style-name="T7">Pasos:</text:span><text:span text:style-name="T8"> </text:span></text:p>
        <text:list xml:id="list716746715" text:continue-list="list1112939942" text:style-name="WW8Num4">
          <text:list-item>
            <text:p text:style-name="P56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56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56"><text:soft-page-break/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</text:span></text:p>
          </text:list-item>
          <text:list-item>
            <text:p text:style-name="P56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no</text:span><text:span text:style-name="T8"> </text:span><text:span text:style-name="T7">existía</text:span><text:span text:style-name="T8"> </text:span><text:span text:style-name="T7">ningún</text:span><text:span text:style-name="T8"> </text:span><text:span text:style-name="T7">proceso</text:span><text:span text:style-name="T8"> </text:span><text:span text:style-name="T7">detectarC.</text:span></text:p>
        <text:p text:style-name="P22">Observaciones:</text:p>
        <text:p text:style-name="P22"/>
        <text:p text:style-name="P22"/>
        <text:p text:style-name="Standard"><text:span text:style-name="T5">Caso</text:span><text:span text:style-name="T6"> </text:span><text:span text:style-name="T5">3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corriendo.</text:span><text:span text:style-name="T8"> </text:span><text:span text:style-name="T7">Nombre</text:span><text:span text:style-name="T8"> </text:span><text:span text:style-name="T7">de</text:span><text:span text:style-name="T8"> </text:span><text:span text:style-name="T7">proceso</text:span><text:span text:style-name="T8"> </text:span><text:span text:style-name="T7">erroneo.</text:span></text:p>
        <text:p text:style-name="Standard"><text:span text:style-name="T7">Pasos:</text:span><text:span text:style-name="T8"> </text:span></text:p>
        <text:list xml:id="list2098480316" text:style-name="WW8Num5">
          <text:list-item>
            <text:p text:style-name="P103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103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103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hola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no</text:span><text:span text:style-name="T8"> </text:span><text:span text:style-name="T7">existía</text:span><text:span text:style-name="T8"> </text:span><text:span text:style-name="T7">ningún</text:span><text:span text:style-name="T8"> </text:span><text:span text:style-name="T7">proceso</text:span><text:span text:style-name="T8"> “</text:span><text:span text:style-name="T7">hola</text:span><text:span text:style-name="T8">” </text:span><text:span text:style-name="T7">en</text:span><text:span text:style-name="T8"> </text:span><text:span text:style-name="T7">ejecución.</text:span></text:p>
        <text:p text:style-name="Standard"><text:span text:style-name="T7">El</text:span><text:span text:style-name="T8"> </text:span><text:span text:style-name="T7">proceso</text:span><text:span text:style-name="T8"> </text:span><text:span text:style-name="T7">detectarC</text:span><text:span text:style-name="T8"> </text:span><text:span text:style-name="T7">continua</text:span><text:span text:style-name="T8"> </text:span><text:span text:style-name="T7">ejecutandose.</text:span></text:p>
        <text:p text:style-name="P22">Observaciones:</text:p>
        <text:p text:style-name="P22"/>
        <text:p text:style-name="Standard"><text:span text:style-name="T5">Caso</text:span><text:span text:style-name="T6"> </text:span><text:span text:style-name="T5">4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corriendo.</text:span><text:span text:style-name="T8"> </text:span><text:span text:style-name="T7">Número</text:span><text:span text:style-name="T8"> </text:span><text:span text:style-name="T7">de</text:span><text:span text:style-name="T8"> </text:span><text:span text:style-name="T7">parametros</text:span><text:span text:style-name="T8"> </text:span><text:span text:style-name="T7">erroneo.</text:span></text:p>
        <text:p text:style-name="Standard"><text:span text:style-name="T7">Pasos:</text:span><text:span text:style-name="T8"> </text:span></text:p>
        <text:list xml:id="list494549052" text:style-name="WW8Num6">
          <text:list-item>
            <text:p text:style-name="P104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104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104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</text:span><text:span text:style-name="T7">un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ametros</text:span><text:span text:style-name="T8"> </text:span><text:span text:style-name="T7">errone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l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ingresada</text:span><text:span text:style-name="T8"> </text:span><text:span text:style-name="T7">es</text:span><text:span text:style-name="T8"> </text:span><text:span text:style-name="T7">erronea.</text:span></text:p>
        <text:p text:style-name="Standard"><text:span text:style-name="T7">Observaciones:</text:span><text:span text:style-name="T8"> </text:span><text:span text:style-name="T7">Cantidad</text:span><text:span text:style-name="T8"> </text:span><text:span text:style-name="T7">correcta</text:span><text:span text:style-name="T8"> </text:span><text:span text:style-name="T7">de</text:span><text:span text:style-name="T8"> </text:span><text:span text:style-name="T7">parametros</text:span><text:span text:style-name="T8"> </text:span><text:span text:style-name="T7">=</text:span><text:span text:style-name="T8"> </text:span><text:span text:style-name="T7">1</text:span></text:p>
        <text:p text:style-name="P22"/>
        <text:p text:style-name="P22"/>
        <text:h text:style-name="Heading_20_2" text:outline-level="2"><text:span text:style-name="T21">Casos</text:span><text:span text:style-name="T28"> </text:span><text:span text:style-name="T21">StartD:</text:span></text:h>
        <text:p text:style-name="P24"/>
        <text:p text:style-name="Standard"><text:span text:style-name="T5">Caso</text:span><text:span text:style-name="T6"> 1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detenido.</text:span><text:span text:style-name="T8"> </text:span><text:span text:style-name="T7">Se</text:span><text:span text:style-name="T8"> </text:span><text:span text:style-name="T7">lanza</text:span><text:span text:style-name="T8"> </text:span><text:span text:style-name="T7">exitosamente</text:span><text:span text:style-name="T8"> </text:span><text:span text:style-name="T7">un</text:span><text:span text:style-name="T8"> </text:span><text:span text:style-name="T7">nuevo</text:span><text:span text:style-name="T8"> </text:span><text:span text:style-name="T7">demonio</text:span><text:span text:style-name="T8"> </text:span><text:span text:style-name="T7">detectarC.</text:span></text:p>
        <text:p text:style-name="Standard"><text:span text:style-name="T7">Pasos:</text:span><text:span text:style-name="T8"> </text:span></text:p>
        <text:list xml:id="list348864536" text:style-name="WW8Num2">
          <text:list-item>
            <text:p text:style-name="P105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105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105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ametro</text:span></text:p>
          </text:list-item>
          <text:list-item>
            <text:p text:style-name="P105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.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El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se</text:span><text:span text:style-name="T8"> </text:span><text:span text:style-name="T7">encuentra</text:span><text:span text:style-name="T8"> </text:span><text:span text:style-name="T7">ahora</text:span><text:span text:style-name="T8"> </text:span><text:span text:style-name="T7">corriendo.</text:span></text:p>
        <text:p text:style-name="P22">Observaciones:</text:p>
        <text:p text:style-name="P22"/>
        <text:p text:style-name="P22"><text:soft-page-break/></text:p>
        <text:p text:style-name="Standard"><text:span text:style-name="T5">Caso</text:span><text:span text:style-name="T6"> 2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no</text:span><text:span text:style-name="T8"> </text:span><text:span text:style-name="T7">inicializado.</text:span><text:span text:style-name="T8"> </text:span><text:span text:style-name="T7">No</text:span><text:span text:style-name="T8"> </text:span><text:span text:style-name="T7">es</text:span><text:span text:style-name="T8"> </text:span><text:span text:style-name="T7">posible</text:span><text:span text:style-name="T8"> </text:span><text:span text:style-name="T7">lanzar</text:span><text:span text:style-name="T8"> </text:span><text:span text:style-name="T7">el</text:span><text:span text:style-name="T8"> </text:span><text:span text:style-name="T7">demonio</text:span><text:span text:style-name="T8"> </text:span><text:span text:style-name="T7">detectarC.</text:span></text:p>
        <text:p text:style-name="Standard"><text:span text:style-name="T7">Pasos:</text:span><text:span text:style-name="T8"> </text:span></text:p>
        <text:list xml:id="list439006663" text:style-name="WW8Num7">
          <text:list-item>
            <text:p text:style-name="P106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106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.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El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no</text:span><text:span text:style-name="T8"> </text:span><text:span text:style-name="T7">puede</text:span><text:span text:style-name="T8"> </text:span><text:span text:style-name="T7">ser</text:span><text:span text:style-name="T8"> </text:span><text:span text:style-name="T7">lanzado</text:span><text:span text:style-name="T8"> </text:span><text:span text:style-name="T7">ya</text:span><text:span text:style-name="T8"> </text:span><text:span text:style-name="T7">que</text:span><text:span text:style-name="T8"> </text:span><text:span text:style-name="T7">el</text:span><text:span text:style-name="T8"> </text:span><text:span text:style-name="T7">ambiente</text:span><text:span text:style-name="T8"> </text:span><text:span text:style-name="T7">no</text:span><text:span text:style-name="T8"> </text:span><text:span text:style-name="T7">se</text:span><text:span text:style-name="T8"> </text:span><text:span text:style-name="T7">encuentra</text:span><text:span text:style-name="T8"> </text:span><text:span text:style-name="T7">inicializado.</text:span><text:span text:style-name="T8"> </text:span></text:p>
        <text:p text:style-name="P22">Observaciones:</text:p>
        <text:p text:style-name="P22"/>
        <text:p text:style-name="Standard"><text:span text:style-name="T5">Caso</text:span><text:span text:style-name="T6"> 3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corriendo.</text:span><text:span text:style-name="T8"> </text:span><text:span text:style-name="T7">Advertencia</text:span><text:span text:style-name="T8"> </text:span><text:span text:style-name="T7">de</text:span><text:span text:style-name="T8"> </text:span><text:span text:style-name="T7">proceso</text:span><text:span text:style-name="T8"> </text:span><text:span text:style-name="T7">en</text:span><text:span text:style-name="T8"> </text:span><text:span text:style-name="T7">marcha.</text:span></text:p>
        <text:p text:style-name="Standard"><text:span text:style-name="T7">Pasos:</text:span><text:span text:style-name="T8"> </text:span></text:p>
        <text:list xml:id="list1719744761" text:style-name="WW8Num8">
          <text:list-item>
            <text:p text:style-name="P107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107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107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.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notifica</text:span><text:span text:style-name="T8"> </text:span><text:span text:style-name="T7">por</text:span><text:span text:style-name="T8"> </text:span><text:span text:style-name="T7">pantalla</text:span><text:span text:style-name="T8"> </text:span><text:span text:style-name="T7">que</text:span><text:span text:style-name="T8"> </text:span><text:span text:style-name="T7">una</text:span><text:span text:style-name="T8"> </text:span><text:span text:style-name="T7">instancia</text:span><text:span text:style-name="T8"> </text:span><text:span text:style-name="T7">del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ya</text:span><text:span text:style-name="T8"> </text:span><text:span text:style-name="T7">se</text:span><text:span text:style-name="T8"> </text:span><text:span text:style-name="T7">encuentra</text:span><text:span text:style-name="T8"> </text:span><text:span text:style-name="T7">corriendo.</text:span></text:p>
        <text:p text:style-name="P22">Observaciones:</text:p>
        <text:p text:style-name="P22"/>
        <text:p text:style-name="Standard"><text:span text:style-name="T5">Caso</text:span><text:span text:style-name="T6"> 4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detenido.</text:span><text:span text:style-name="T8"> </text:span><text:span text:style-name="T7">Número</text:span><text:span text:style-name="T8"> </text:span><text:span text:style-name="T7">de</text:span><text:span text:style-name="T8"> </text:span><text:span text:style-name="T7">parametros</text:span><text:span text:style-name="T8"> </text:span><text:span text:style-name="T7">erroneo.</text:span></text:p>
        <text:p text:style-name="Standard"><text:span text:style-name="T7">Pasos:</text:span><text:span text:style-name="T8"> </text:span></text:p>
        <text:list xml:id="list1491728433" text:style-name="WW8Num9">
          <text:list-item>
            <text:p text:style-name="P108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108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108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ametro</text:span></text:p>
          </text:list-item>
          <text:list-item>
            <text:p text:style-name="P108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</text:span><text:span text:style-name="T7">un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errone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l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ingresada</text:span><text:span text:style-name="T8"> </text:span><text:span text:style-name="T7">es</text:span><text:span text:style-name="T8"> </text:span><text:span text:style-name="T7">errónea.</text:span></text:p>
        <text:p text:style-name="Standard"><text:span text:style-name="T7">Observaciones: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ametros</text:span><text:span text:style-name="T8"> </text:span><text:span text:style-name="T7">válida</text:span><text:span text:style-name="T8"> </text:span><text:span text:style-name="T7">=</text:span><text:span text:style-name="T8"> </text:span><text:span text:style-name="T7">1</text:span></text:p>
        <text:p text:style-name="P6"/>
        <text:p text:style-name="Standard"><text:span text:style-name="T5">Caso</text:span><text:span text:style-name="T6"> 5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Opción</text:span><text:span text:style-name="T8"> </text:span><text:span text:style-name="T7">de</text:span><text:span text:style-name="T8"> </text:span><text:span text:style-name="T7">comando</text:span><text:span text:style-name="T8"> </text:span><text:span text:style-name="T7">de</text:span><text:span text:style-name="T8"> </text:span><text:span text:style-name="T7">ayuda.</text:span></text:p>
        <text:p text:style-name="Standard"><text:span text:style-name="T7">Pasos:</text:span><text:span text:style-name="T8"> </text:span></text:p>
        <text:list xml:id="list722195706" text:style-name="WW8Num10">
          <text:list-item>
            <text:p text:style-name="P109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109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109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</text:span><text:span text:style-name="T7">un</text:span><text:span text:style-name="T8"> </text:span><text:span text:style-name="T7">único</text:span><text:span text:style-name="T8"> </text:span><text:span text:style-name="T7">parametro</text:span><text:span text:style-name="T8"> </text:span><text:span text:style-name="T7">de</text:span><text:span text:style-name="T8"> </text:span><text:span text:style-name="T7">ayud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de</text:span><text:span text:style-name="T8"> </text:span><text:span text:style-name="T7">ayuda</text:span><text:span text:style-name="T8"> </text:span><text:span text:style-name="T7">para</text:span><text:span text:style-name="T8"> </text:span><text:span text:style-name="T7">la</text:span><text:span text:style-name="T8"> </text:span><text:span text:style-name="T7">utilizacion</text:span><text:span text:style-name="T8"> </text:span><text:span text:style-name="T7">del</text:span><text:span text:style-name="T8"> </text:span><text:span text:style-name="T7">comando</text:span><text:span text:style-name="T8"> </text:span><text:span text:style-name="T7">StartD.</text:span></text:p>
        <text:p text:style-name="Standard"><text:span text:style-name="T7">Observaciones:</text:span><text:span text:style-name="T8"> </text:span><text:span text:style-name="T7">Parametros</text:span><text:span text:style-name="T8"> </text:span><text:span text:style-name="T7">de</text:span><text:span text:style-name="T8"> </text:span><text:span text:style-name="T7">ayuda:</text:span><text:span text:style-name="T8"> “</text:span><text:span text:style-name="T7">-h</text:span><text:span text:style-name="T8">” </text:span><text:span text:style-name="T7">o</text:span><text:span text:style-name="T8"> “</text:span><text:span text:style-name="T7">--help</text:span><text:span text:style-name="T8">”</text:span></text:p>
        <text:p text:style-name="P24"/>
        <text:p text:style-name="Standard"><text:span text:style-name="T5">Caso</text:span><text:span text:style-name="T6"> 6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Opción</text:span><text:span text:style-name="T8"> </text:span><text:span text:style-name="T7">de</text:span><text:span text:style-name="T8"> </text:span><text:span text:style-name="T7">comando</text:span><text:span text:style-name="T8"> </text:span><text:span text:style-name="T7">de</text:span><text:span text:style-name="T8"> </text:span><text:span text:style-name="T7">ayuda.</text:span></text:p>
        <text:p text:style-name="Standard"><text:soft-page-break/><text:span text:style-name="T7">Pasos:</text:span><text:span text:style-name="T8"> </text:span></text:p>
        <text:list xml:id="list1597045794" text:style-name="WW8Num13">
          <text:list-item>
            <text:p text:style-name="P110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110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110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</text:span><text:span text:style-name="T7">un</text:span><text:span text:style-name="T8"> </text:span><text:span text:style-name="T7">único</text:span><text:span text:style-name="T8"> </text:span><text:span text:style-name="T7">parametro</text:span><text:span text:style-name="T8"> </text:span><text:span text:style-name="T7">de</text:span><text:span text:style-name="T8"> </text:span><text:span text:style-name="T7">ayud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de</text:span><text:span text:style-name="T8"> </text:span><text:span text:style-name="T7">ayuda</text:span><text:span text:style-name="T8"> </text:span><text:span text:style-name="T7">para</text:span><text:span text:style-name="T8"> </text:span><text:span text:style-name="T7">la</text:span><text:span text:style-name="T8"> </text:span><text:span text:style-name="T7">utilizacion</text:span><text:span text:style-name="T8"> </text:span><text:span text:style-name="T7">del</text:span><text:span text:style-name="T8"> </text:span><text:span text:style-name="T7">comando</text:span><text:span text:style-name="T8"> </text:span><text:span text:style-name="T7">StopD.</text:span></text:p>
        <text:p text:style-name="Standard"><text:span text:style-name="T7">Observaciones:</text:span><text:span text:style-name="T8"> </text:span><text:span text:style-name="T7">Parametros</text:span><text:span text:style-name="T8"> </text:span><text:span text:style-name="T7">de</text:span><text:span text:style-name="T8"> </text:span><text:span text:style-name="T7">ayuda:</text:span><text:span text:style-name="T8"> “</text:span><text:span text:style-name="T7">-h</text:span><text:span text:style-name="T8">” </text:span><text:span text:style-name="T7">o</text:span><text:span text:style-name="T8"> “</text:span><text:span text:style-name="T7">--help</text:span><text:span text:style-name="T8">”</text:span></text:p>
        <text:p text:style-name="P22"/>
        <text:p text:style-name="P22"/>
        <text:h text:style-name="Heading_20_2" text:outline-level="2"><text:span text:style-name="T21">Casos</text:span><text:span text:style-name="T28"> </text:span><text:span text:style-name="T21">MoverC:</text:span></text:h>
        <text:p text:style-name="P22"/>
        <text:p text:style-name="Standard"><text:span text:style-name="T5">Caso</text:span><text:span text:style-name="T6"> 1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no</text:span><text:span text:style-name="T8"> </text:span><text:span text:style-name="T7">inicializado.</text:span><text:span text:style-name="T8"> </text:span><text:span text:style-name="T7">No</text:span><text:span text:style-name="T8"> </text:span><text:span text:style-name="T7">es</text:span><text:span text:style-name="T8"> </text:span><text:span text:style-name="T7">posible</text:span><text:span text:style-name="T8"> </text:span><text:span text:style-name="T7">mover</text:span><text:span text:style-name="T8"> </text:span><text:span text:style-name="T7">archivos.</text:span></text:p>
        <text:p text:style-name="Standard"><text:span text:style-name="T7">Pasos:</text:span><text:span text:style-name="T8"> </text:span></text:p>
        <text:list xml:id="list1487757219" text:style-name="WW8Num11">
          <text:list-item>
            <text:p text:style-name="P111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111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de</text:span><text:span text:style-name="T8"> </text:span><text:span text:style-name="T7">error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el</text:span><text:span text:style-name="T8"> </text:span><text:span text:style-name="T7">ambiente</text:span><text:span text:style-name="T8"> </text:span><text:span text:style-name="T7">no</text:span><text:span text:style-name="T8"> </text:span><text:span text:style-name="T7">se</text:span><text:span text:style-name="T8"> </text:span><text:span text:style-name="T7">encuentra</text:span><text:span text:style-name="T8"> </text:span><text:span text:style-name="T7">inicializado.</text:span></text:p>
        <text:p text:style-name="P22">Observaciones:</text:p>
        <text:p text:style-name="P22"/>
        <text:p text:style-name="P22"/>
        <text:p text:style-name="Standard"><text:span text:style-name="T5">Caso</text:span><text:span text:style-name="T6"> 2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incorrecta.</text:span></text:p>
        <text:p text:style-name="Standard"><text:span text:style-name="T7">Pasos:</text:span><text:span text:style-name="T8"> </text:span></text:p>
        <text:list xml:id="list271999043" text:style-name="WW8Num12">
          <text:list-item>
            <text:p text:style-name="P112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112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</text:list>
        <text:list xml:id="list367510046" text:continue-list="list439006663" text:style-name="WW8Num7">
          <text:list-item>
            <text:p text:style-name="P106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una</text:span><text:span text:style-name="T8"> </text:span><text:span text:style-name="T7">cantidad</text:span><text:span text:style-name="T8"> </text:span><text:span text:style-name="T7">erronea</text:span><text:span text:style-name="T8"> </text:span><text:span text:style-name="T7">de</text:span><text:span text:style-name="T8"> </text:span><text:span text:style-name="T7">parametros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advierte</text:span><text:span text:style-name="T8"> </text:span><text:span text:style-name="T7">que</text:span><text:span text:style-name="T8"> </text:span><text:span text:style-name="T7">l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ingresada</text:span><text:span text:style-name="T8"> </text:span><text:span text:style-name="T7">es</text:span><text:span text:style-name="T8"> </text:span><text:span text:style-name="T7">incorrecta.</text:span></text:p>
        <text:p text:style-name="Standard"><text:span text:style-name="T7">Observaciones: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valida</text:span><text:span text:style-name="T8"> </text:span><text:span text:style-name="T7">2</text:span><text:span text:style-name="T8"> </text:span><text:span text:style-name="T7">o</text:span><text:span text:style-name="T8"> </text:span><text:span text:style-name="T7">3.</text:span><text:span text:style-name="T8"> </text:span><text:span text:style-name="T7">Es</text:span><text:span text:style-name="T8"> </text:span><text:span text:style-name="T7">excepción</text:span><text:span text:style-name="T8"> </text:span><text:span text:style-name="T7">la</text:span><text:span text:style-name="T8"> </text:span><text:span text:style-name="T7">opción</text:span><text:span text:style-name="T8"> </text:span><text:span text:style-name="T7">del</text:span><text:span text:style-name="T8"> </text:span><text:span text:style-name="T7">comando</text:span><text:span text:style-name="T8"> </text:span><text:span text:style-name="T7">de</text:span><text:span text:style-name="T8"> </text:span><text:span text:style-name="T7">ayuda.</text:span></text:p>
        <text:p text:style-name="P22"/>
        <text:p text:style-name="P22"/>
        <text:p text:style-name="Standard"><text:span text:style-name="T5">Caso</text:span><text:span text:style-name="T6"> 3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Opción</text:span><text:span text:style-name="T8"> </text:span><text:span text:style-name="T7">de</text:span><text:span text:style-name="T8"> </text:span><text:span text:style-name="T7">comando</text:span><text:span text:style-name="T8"> </text:span><text:span text:style-name="T7">de</text:span><text:span text:style-name="T8"> </text:span><text:span text:style-name="T7">ayuda.</text:span></text:p>
        <text:p text:style-name="Standard"><text:span text:style-name="T7">Pasos:</text:span><text:span text:style-name="T8"> </text:span></text:p>
        <text:list xml:id="list1112515251" text:style-name="WW8Num14">
          <text:list-item>
            <text:p text:style-name="P113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113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113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un</text:span><text:span text:style-name="T8"> </text:span><text:span text:style-name="T7">único</text:span><text:span text:style-name="T8"> </text:span><text:span text:style-name="T7">parametro</text:span><text:span text:style-name="T8"> </text:span><text:span text:style-name="T7">de</text:span><text:span text:style-name="T8"> </text:span><text:span text:style-name="T7">ayud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de</text:span><text:span text:style-name="T8"> </text:span><text:span text:style-name="T7">ayuda</text:span><text:span text:style-name="T8"> </text:span><text:span text:style-name="T7">para</text:span><text:span text:style-name="T8"> </text:span><text:span text:style-name="T7">la</text:span><text:span text:style-name="T8"> </text:span><text:span text:style-name="T7">utilizacion</text:span><text:span text:style-name="T8"> </text:span><text:span text:style-name="T7">del</text:span><text:span text:style-name="T8"> </text:span><text:span text:style-name="T7">comando</text:span><text:span text:style-name="T8"> </text:span><text:span text:style-name="T7">MoverC.</text:span></text:p>
        <text:p text:style-name="Standard"><text:span text:style-name="T7">Observaciones:</text:span><text:span text:style-name="T8"> </text:span><text:span text:style-name="T7">Parametros</text:span><text:span text:style-name="T8"> </text:span><text:span text:style-name="T7">de</text:span><text:span text:style-name="T8"> </text:span><text:span text:style-name="T7">ayuda:</text:span><text:span text:style-name="T8"> “</text:span><text:span text:style-name="T7">-h</text:span><text:span text:style-name="T8">” </text:span><text:span text:style-name="T7">o</text:span><text:span text:style-name="T8"> “</text:span><text:span text:style-name="T7">--help</text:span><text:span text:style-name="T8">”</text:span></text:p>
        <text:p text:style-name="P22"/>
        <text:p text:style-name="P22"/>
        <text:p text:style-name="Standard"><text:span text:style-name="T5">Caso</text:span><text:span text:style-name="T6"> 4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Mover</text:span><text:span text:style-name="T8"> </text:span><text:span text:style-name="T7">Standard.</text:span></text:p>
        <text:p text:style-name="Standard"><text:span text:style-name="T7">Pasos:</text:span><text:span text:style-name="T8"> </text:span></text:p>
        <text:list xml:id="list374496204" text:style-name="WW8Num15">
          <text:list-item>
            <text:p text:style-name="P114"><text:soft-page-break/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114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114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correctamente</text:span><text:span text:style-name="T8"> </text:span><text:span text:style-name="T7">el</text:span><text:span text:style-name="T8"> </text:span><text:span text:style-name="T7">path</text:span><text:span text:style-name="T8"> </text:span><text:span text:style-name="T7">d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y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El</text:span><text:span text:style-name="T8"> </text:span><text:span text:style-name="T7">archivo</text:span><text:span text:style-name="T8"> </text:span><text:span text:style-name="T7">es</text:span><text:span text:style-name="T8"> </text:span><text:span text:style-name="T7">movido</text:span><text:span text:style-name="T8"> </text:span><text:span text:style-name="T7">a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/text:p>
        <text:p text:style-name="Standard"><text:span text:style-name="T7">Observaciones:</text:span><text:span text:style-name="T8"> <text:s/></text:span><text:span text:style-name="T7">No</text:span><text:span text:style-name="T8"> </text:span><text:span text:style-name="T7">debe</text:span><text:span text:style-name="T8"> </text:span><text:span text:style-name="T7">existir</text:span><text:span text:style-name="T8"> </text:span><text:span text:style-name="T7">ningún</text:span><text:span text:style-name="T8"> </text:span><text:span text:style-name="T7">archivo</text:span><text:span text:style-name="T8"> </text:span><text:span text:style-name="T7">con</text:span><text:span text:style-name="T8"> </text:span><text:span text:style-name="T7">el</text:span><text:span text:style-name="T8"> </text:span><text:span text:style-name="T7">mismo</text:span><text:span text:style-name="T8"> </text:span><text:span text:style-name="T7">nombre</text:span><text:span text:style-name="T8"> </text:span><text:span text:style-name="T7">que</text:span><text:span text:style-name="T8"> </text:span><text:span text:style-name="T7">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/text:p>
        <text:p text:style-name="P22"/>
        <text:p text:style-name="Standard"><text:span text:style-name="T5">Caso</text:span><text:span text:style-name="T6"> 5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Mover</text:span><text:span text:style-name="T8"> </text:span><text:span text:style-name="T7">Duplicado.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inexistente.</text:span></text:p>
        <text:p text:style-name="Standard"><text:span text:style-name="T7">Pasos:</text:span><text:span text:style-name="T8"> </text:span></text:p>
        <text:list xml:id="list1598020146" text:style-name="WW8Num16">
          <text:list-item>
            <text:p text:style-name="P115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115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115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correctamente</text:span><text:span text:style-name="T8"> </text:span><text:span text:style-name="T7">el</text:span><text:span text:style-name="T8"> </text:span><text:span text:style-name="T7">path</text:span><text:span text:style-name="T8"> </text:span><text:span text:style-name="T7">d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y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crea</text:span><text:span text:style-name="T8"> </text:span><text:span text:style-name="T7">un</text:span><text:span text:style-name="T8"> </text:span><text:span text:style-name="T7">nuevo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dentro</text:span><text:span text:style-name="T8"> </text:span><text:span text:style-name="T7">d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text:span text:style-name="T8"> </text:span><text:span text:style-name="T7">El</text:span><text:span text:style-name="T8"> </text:span><text:span text:style-name="T7">archivo</text:span><text:span text:style-name="T8"> </text:span><text:span text:style-name="T7">es</text:span><text:span text:style-name="T8"> </text:span><text:span text:style-name="T7">movido</text:span><text:span text:style-name="T8"> </text:span><text:span text:style-name="T7">a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/DUP.</text:span></text:p>
        <text:p text:style-name="Standard"><text:span text:style-name="T7">Observaciones:</text:span><text:span text:style-name="T8"> <text:s/></text:span><text:span text:style-name="T7">Debe</text:span><text:span text:style-name="T8"> </text:span><text:span text:style-name="T7">existir</text:span><text:span text:style-name="T8"> </text:span><text:span text:style-name="T7">un</text:span><text:span text:style-name="T8"> </text:span><text:span text:style-name="T7">archivo</text:span><text:span text:style-name="T8"> </text:span><text:span text:style-name="T7">con</text:span><text:span text:style-name="T8"> </text:span><text:span text:style-name="T7">el</text:span><text:span text:style-name="T8"> </text:span><text:span text:style-name="T7">mismo</text:span><text:span text:style-name="T8"> </text:span><text:span text:style-name="T7">nombre</text:span><text:span text:style-name="T8"> </text:span><text:span text:style-name="T7">que</text:span><text:span text:style-name="T8"> </text:span><text:span text:style-name="T7">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text:span text:style-name="T8"> </text:span><text:span text:style-name="T7">No</text:span><text:span text:style-name="T8"> </text:span><text:span text:style-name="T7">debe</text:span><text:span text:style-name="T8"> </text:span><text:span text:style-name="T7">existir</text:span><text:span text:style-name="T8"> </text:span><text:span text:style-name="T7">un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dentro</text:span><text:span text:style-name="T8"> </text:span><text:span text:style-name="T7">d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/text:p>
        <text:p text:style-name="P22"/>
        <text:p text:style-name="Standard"><text:span text:style-name="T5">Caso</text:span><text:span text:style-name="T6"> 6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Mover</text:span><text:span text:style-name="T8"> </text:span><text:span text:style-name="T7">Duplicado.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existente.</text:span><text:span text:style-name="T8"> </text:span><text:span text:style-name="T7">Varios</text:span><text:span text:style-name="T8"> </text:span><text:span text:style-name="T7">archivos</text:span><text:span text:style-name="T8"> </text:span><text:span text:style-name="T7">duplicados</text:span><text:span text:style-name="T8"> </text:span><text:span text:style-name="T7">existentes.</text:span></text:p>
        <text:p text:style-name="Standard"><text:span text:style-name="T7">Pasos:</text:span><text:span text:style-name="T8"> </text:span></text:p>
        <text:list xml:id="list279818959" text:style-name="WW8Num17">
          <text:list-item>
            <text:p text:style-name="P116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116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116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correctamente</text:span><text:span text:style-name="T8"> </text:span><text:span text:style-name="T7">el</text:span><text:span text:style-name="T8"> </text:span><text:span text:style-name="T7">path</text:span><text:span text:style-name="T8"> </text:span><text:span text:style-name="T7">d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y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text:s/></text:span><text:span text:style-name="T7">El</text:span><text:span text:style-name="T8"> </text:span><text:span text:style-name="T7">archivo</text:span><text:span text:style-name="T8"> </text:span><text:span text:style-name="T7">es</text:span><text:span text:style-name="T8"> </text:span><text:span text:style-name="T7">movido</text:span><text:span text:style-name="T8"> </text:span><text:span text:style-name="T7">al</text:span><text:span text:style-name="T8"> “</text:span><text:span text:style-name="T7">directorio</text:span><text:span text:style-name="T8"> </text:span><text:span text:style-name="T7">de</text:span><text:span text:style-name="T8"> </text:span><text:span text:style-name="T7">destino/DUP</text:span><text:span text:style-name="T8">” </text:span><text:span text:style-name="T7">con</text:span><text:span text:style-name="T8"> </text:span><text:span text:style-name="T7">una</text:span><text:span text:style-name="T8"> </text:span><text:span text:style-name="T7">extensión</text:span><text:span text:style-name="T8"> </text:span><text:span text:style-name="T7">.X</text:span><text:span text:style-name="T8"> </text:span><text:span text:style-name="T7">donde</text:span><text:span text:style-name="T8"> </text:span><text:span text:style-name="T7">X</text:span><text:span text:style-name="T8"> </text:span><text:span text:style-name="T7">es</text:span><text:span text:style-name="T8"> </text:span><text:span text:style-name="T7">el</text:span><text:span text:style-name="T8"> </text:span><text:span text:style-name="T7">primer</text:span><text:span text:style-name="T8"> </text:span><text:span text:style-name="T7">número</text:span><text:span text:style-name="T8"> </text:span><text:span text:style-name="T7">disponible</text:span><text:span text:style-name="T8"> </text:span><text:span text:style-name="T7">para</text:span><text:span text:style-name="T8"> </text:span><text:span text:style-name="T7">ese</text:span><text:span text:style-name="T8"> </text:span><text:span text:style-name="T7">archivo.</text:span></text:p>
        <text:p text:style-name="Standard"><text:span text:style-name="T7">Observaciones:</text:span><text:span text:style-name="T8"> <text:s/></text:span><text:span text:style-name="T7">Debe</text:span><text:span text:style-name="T8"> </text:span><text:span text:style-name="T7">existir</text:span><text:span text:style-name="T8"> </text:span><text:span text:style-name="T7">un</text:span><text:span text:style-name="T8"> </text:span><text:span text:style-name="T7">archivo</text:span><text:span text:style-name="T8"> </text:span><text:span text:style-name="T7">con</text:span><text:span text:style-name="T8"> </text:span><text:span text:style-name="T7">el</text:span><text:span text:style-name="T8"> </text:span><text:span text:style-name="T7">mismo</text:span><text:span text:style-name="T8"> </text:span><text:span text:style-name="T7">nombre</text:span><text:span text:style-name="T8"> </text:span><text:span text:style-name="T7">que</text:span><text:span text:style-name="T8"> </text:span><text:span text:style-name="T7">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text:span text:style-name="T8"> </text:span><text:span text:style-name="T7">Debe</text:span><text:span text:style-name="T8"> </text:span><text:span text:style-name="T7">existir</text:span><text:span text:style-name="T8"> </text:span><text:span text:style-name="T7">al</text:span><text:span text:style-name="T8"> </text:span><text:span text:style-name="T7">menos</text:span><text:span text:style-name="T8"> </text:span><text:span text:style-name="T7">1</text:span><text:span text:style-name="T8"> </text:span><text:span text:style-name="T7">archivo</text:span><text:span text:style-name="T8"> </text:span><text:span text:style-name="T7">con</text:span><text:span text:style-name="T8"> </text:span><text:span text:style-name="T7">el</text:span><text:span text:style-name="T8"> </text:span><text:span text:style-name="T7">mismo</text:span><text:span text:style-name="T8"> </text:span><text:span text:style-name="T7">nombre</text:span><text:span text:style-name="T8"> </text:span><text:span text:style-name="T7">en</text:span><text:span text:style-name="T8"> “</text:span><text:span text:style-name="T7">directorio</text:span><text:span text:style-name="T8"> </text:span><text:span text:style-name="T7">de</text:span><text:span text:style-name="T8"> </text:span><text:span text:style-name="T7">destino/DUP</text:span><text:span text:style-name="T8">”</text:span><text:span text:style-name="T7">.</text:span></text:p>
        <text:p text:style-name="P22"/>
        <text:p text:style-name="P22"/>
        <text:p text:style-name="Standard"><text:span text:style-name="T5">Caso</text:span><text:span text:style-name="T6"> 7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Mover</text:span><text:span text:style-name="T8"> </text:span><text:span text:style-name="T7">como</text:span><text:span text:style-name="T8"> </text:span><text:span text:style-name="T7">Duplicado.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inexistente.</text:span></text:p>
        <text:p text:style-name="Standard"><text:span text:style-name="T7">Pasos:</text:span><text:span text:style-name="T8"> </text:span></text:p>
        <text:list xml:id="list1785496886" text:style-name="WW8Num18">
          <text:list-item>
            <text:p text:style-name="P117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117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117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correctamente</text:span><text:span text:style-name="T8"> </text:span><text:span text:style-name="T7">el</text:span><text:span text:style-name="T8"> </text:span><text:span text:style-name="T7">path</text:span><text:span text:style-name="T8"> </text:span><text:span text:style-name="T7">d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y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text:s/></text:span><text:span text:style-name="T7">Se</text:span><text:span text:style-name="T8"> </text:span><text:span text:style-name="T7">crea</text:span><text:span text:style-name="T8"> </text:span><text:span text:style-name="T7">un</text:span><text:span text:style-name="T8"> </text:span><text:span text:style-name="T7">nuevo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dentro</text:span><text:span text:style-name="T8"> </text:span><text:span text:style-name="T7">d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text:span text:style-name="T8"> </text:span><text:span text:style-name="T7">El</text:span><text:span text:style-name="T8"> </text:span><text:span text:style-name="T7">archivo</text:span><text:span text:style-name="T8"> </text:span><text:span text:style-name="T7">es</text:span><text:span text:style-name="T8"> </text:span><text:span text:style-name="T7">movido</text:span><text:span text:style-name="T8"> </text:span><text:span text:style-name="T7">a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/DUP.</text:span></text:p>
        <text:p text:style-name="Standard"><text:span text:style-name="T7">Observaciones:</text:span><text:span text:style-name="T8"> <text:s/>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text:span text:style-name="T8"> </text:span><text:span text:style-name="T7">debe</text:span><text:span text:style-name="T8"> </text:span><text:span text:style-name="T7">ser</text:span><text:span text:style-name="T8"> </text:span><text:span text:style-name="T7">el</text:span><text:span text:style-name="T8"> </text:span><text:span text:style-name="T7">mismo</text:span><text:span text:style-name="T8"> </text:span><text:span text:style-name="T7">en</text:span><text:span text:style-name="T8"> </text:span><text:span text:style-name="T7">el</text:span><text:span text:style-name="T8"> </text:span><text:span text:style-name="T7">cual</text:span><text:span text:style-name="T8"> </text:span><text:span text:style-name="T7">se</text:span><text:span text:style-name="T8"> </text:span><text:span text:style-name="T7">encuentra</text:span><text:span text:style-name="T8"> </text:span><text:span text:style-name="T7">el</text:span><text:span text:style-name="T8"> </text:span><text:span text:style-name="T7">archivo</text:span><text:span text:style-name="T8"> </text:span><text:span text:style-name="T7">actualment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Wingdings" svg:font-family="Wingdings"/>
    <style:font-face style:name="Courier New" svg:font-family="'Courier New'" style:font-family-generic="modern"/>
    <style:font-face style:name="Calibri1" svg:font-family="Calibri" style:font-family-generic="swiss"/>
    <style:font-face style:name="arial" svg:font-family="arial" style:font-family-generic="swiss"/>
    <style:font-face style:name="arial1" svg:font-family="arial, sans-serif" style:font-family-generic="swiss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0pt" fo:language="es" fo:country="A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cm" fo:text-align="justify" style:justify-single-word="false"/>
      <style:text-properties fo:font-weight="bold" style:font-weight-asian="bold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size="8pt" fo:font-style="italic" fo:font-weight="bold" style:font-size-asian="8pt" style:font-style-asian="italic" style:font-weight-asian="bold" style:font-name-complex="Times New Roma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8pt" fo:font-weight="bold" style:font-size-asian="28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ext_20_body_20_indent" style:display-name="Text body indent" style:family="paragraph" style:parent-style-name="Standard" style:class="text">
      <style:paragraph-properties fo:margin-left="2.498cm" fo:margin-right="0cm" fo:text-indent="0cm" style:auto-text-indent="false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1.905cm" fo:margin-right="0cm" fo:text-indent="0cm" style:auto-text-indent="false"/>
      <style:text-properties fo:font-size="8pt" style:font-size-asian="8pt"/>
    </style:style>
    <style:style style:name="Texto_20_independiente_20_2" style:display-name="Texto independiente 2" style:family="paragraph" style:parent-style-name="Standard" style:next-style-name="Standard">
      <style:paragraph-properties fo:margin-left="0.635cm" fo:margin-right="0cm" fo:margin-top="0.212cm" fo:margin-bottom="0cm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11cm" fo:margin-right="0cm" fo:text-indent="-0.353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764cm" fo:margin-right="0cm" fo:text-indent="-0.353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-0.353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469cm" fo:margin-right="0cm" fo:text-indent="-0.353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822cm" fo:margin-right="0cm" fo:text-indent="-0.353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75cm" fo:margin-right="0cm" fo:text-indent="-0.35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style:font-name="Calibri" fo:font-size="12pt" fo:font-style="italic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fo:text-indent="0cm" style:auto-text-indent="false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Calibri" style:font-name-complex="Calibri"/>
    </style:style>
    <style:style style:name="WW-Contents_20_4" style:display-name="WW-Contents 4" style:family="paragraph" style:parent-style-name="Standard" style:next-style-name="Standard">
      <style:paragraph-properties fo:margin-left="1.058cm" fo:margin-right="0cm" fo:text-indent="0cm" style:auto-text-indent="false"/>
      <style:text-properties style:font-name="Calibri" style:font-name-complex="Calibri"/>
    </style:style>
    <style:style style:name="WW-Contents_20_5" style:display-name="WW-Contents 5" style:family="paragraph" style:parent-style-name="Standard" style:next-style-name="Standard">
      <style:paragraph-properties fo:margin-left="1.411cm" fo:margin-right="0cm" fo:text-indent="0cm" style:auto-text-indent="false"/>
      <style:text-properties style:font-name="Calibri" style:font-name-complex="Calibri"/>
    </style:style>
    <style:style style:name="WW-Contents_20_6" style:display-name="WW-Contents 6" style:family="paragraph" style:parent-style-name="Standard" style:next-style-name="Standard">
      <style:paragraph-properties fo:margin-left="1.764cm" fo:margin-right="0cm" fo:text-indent="0cm" style:auto-text-indent="false"/>
      <style:text-properties style:font-name="Calibri" style:font-name-complex="Calibri"/>
    </style:style>
    <style:style style:name="WW-Contents_20_7" style:display-name="WW-Contents 7" style:family="paragraph" style:parent-style-name="Standard" style:next-style-name="Standard">
      <style:paragraph-properties fo:margin-left="2.117cm" fo:margin-right="0cm" fo:text-indent="0cm" style:auto-text-indent="false"/>
      <style:text-properties style:font-name="Calibri" style:font-name-complex="Calibri"/>
    </style:style>
    <style:style style:name="WW-Contents_20_8" style:display-name="WW-Contents 8" style:family="paragraph" style:parent-style-name="Standard" style:next-style-name="Standard">
      <style:paragraph-properties fo:margin-left="2.469cm" fo:margin-right="0cm" fo:text-indent="0cm" style:auto-text-indent="false"/>
      <style:text-properties style:font-name="Calibri" style:font-name-complex="Calibri"/>
    </style:style>
    <style:style style:name="WW-Contents_20_9" style:display-name="WW-Contents 9" style:family="paragraph" style:parent-style-name="Standard" style:next-style-name="Standard">
      <style:paragraph-properties fo:margin-left="2.822cm" fo:margin-right="0cm" fo:text-indent="0cm" style:auto-text-indent="false"/>
      <style:text-properties style:font-name="Calibri" style:font-name-complex="Calibri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Courier New" fo:font-size="9pt" fo:font-weight="bold" style:font-size-asian="9pt" style:font-weight-asian="bold" style:font-name-complex="Courier New" style:font-weight-complex="bold"/>
    </style:style>
    <style:style style:name="Texto_20_sin_20_formato" style:display-name="Texto sin formato" style:family="paragraph" style:parent-style-name="Standard">
      <style:text-properties style:font-name="Courier New" style:font-name-complex="Monotype Corsiva"/>
    </style:style>
    <style:style style:name="xl24" style:family="paragraph" style:parent-style-name="Standard">
      <style:paragraph-properties fo:margin-top="0.176cm" fo:margin-bottom="0.176cm" fo:text-align="center" style:justify-single-word="false" fo:background-color="#ccffcc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5" style:family="paragraph" style:parent-style-name="Standard">
      <style:paragraph-properties fo:margin-top="0.176cm" fo:margin-bottom="0.176cm" fo:background-color="#ccffcc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6" style:family="paragraph" style:parent-style-name="Standard">
      <style:paragraph-properties fo:margin-top="0.176cm" fo:margin-bottom="0.176cm" fo:text-align="center" style:justify-single-word="false" fo:background-color="#ffff99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7" style:family="paragraph" style:parent-style-name="Standard">
      <style:paragraph-properties fo:margin-top="0.176cm" fo:margin-bottom="0.176cm" fo:background-color="#ffff99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8" style:family="paragraph" style:parent-style-name="Standard">
      <style:paragraph-properties fo:margin-top="0.176cm" fo:margin-bottom="0.176cm" fo:text-align="center" style:justify-single-word="false" fo:background-color="#ff99cc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9" style:family="paragraph" style:parent-style-name="Standard">
      <style:paragraph-properties fo:margin-top="0.176cm" fo:margin-bottom="0.176cm" fo:background-color="#ff99cc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0" style:family="paragraph" style:parent-style-name="Standard">
      <style:paragraph-properties fo:margin-top="0.176cm" fo:margin-bottom="0.176cm" fo:text-align="center" style:justify-single-word="false" fo:background-color="#ccffff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1" style:family="paragraph" style:parent-style-name="Standard">
      <style:paragraph-properties fo:margin-top="0.176cm" fo:margin-bottom="0.176cm" fo:background-color="#ccffff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2" style:family="paragraph" style:parent-style-name="Standard">
      <style:paragraph-properties fo:margin-top="0.176cm" fo:margin-bottom="0.176cm" fo:text-align="center" style:justify-single-word="false" fo:background-color="#ccffff" fo:padding="0cm" fo:border="0.51pt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3" style:family="paragraph" style:parent-style-name="Standard">
      <style:paragraph-properties fo:margin-top="0.176cm" fo:margin-bottom="0.176cm" fo:background-color="#ccffff" fo:padding="0cm" fo:border="0.51pt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4" style:family="paragraph" style:parent-style-name="Standard">
      <style:paragraph-properties fo:margin-top="0.176cm" fo:margin-bottom="0.176cm" fo:text-align="center" style:justify-single-word="false" fo:background-color="#ffffff" fo:padding="0cm" fo:border="0.51pt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5" style:family="paragraph" style:parent-style-name="Standard">
      <style:paragraph-properties fo:margin-top="0.176cm" fo:margin-bottom="0.176cm" fo:text-align="center" style:justify-single-word="false" fo:background-color="#ffcc99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6" style:family="paragraph" style:parent-style-name="Standard">
      <style:paragraph-properties fo:margin-top="0.176cm" fo:margin-bottom="0.176cm" fo:background-color="#ffcc99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7" style:family="paragraph" style:parent-style-name="Standard">
      <style:paragraph-properties fo:margin-top="0.176cm" fo:margin-bottom="0.176cm" fo:text-align="center" style:justify-single-word="false" fo:background-color="#c0c0c0" fo:padding="0cm" fo:border="0.51pt solid #000000">
        <style:background-image/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xl38" style:family="paragraph" style:parent-style-name="Standard">
      <style:paragraph-properties fo:margin-top="0.176cm" fo:margin-bottom="0.176cm" fo:background-color="#c0c0c0" fo:padding="0cm" fo:border="0.51pt solid #000000">
        <style:background-image/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xl39" style:family="paragraph" style:parent-style-name="Standard">
      <style:paragraph-properties fo:margin-top="0.176cm" fo:margin-bottom="0.176cm" fo:text-align="center" style:justify-single-word="false" fo:background-color="#ff99cc" fo:padding="0cm" fo:border-left="0.51pt solid #000000" fo:border-right="0.51pt solid #000000" fo:border-top="none" fo:border-bottom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0" style:family="paragraph" style:parent-style-name="Standard">
      <style:paragraph-properties fo:margin-top="0.176cm" fo:margin-bottom="0.176cm" fo:background-color="#ff99cc" fo:padding="0cm" fo:border-left="0.51pt solid #000000" fo:border-right="0.51pt solid #000000" fo:border-top="none" fo:border-bottom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1" style:family="paragraph" style:parent-style-name="Standard">
      <style:paragraph-properties fo:margin-top="0.176cm" fo:margin-bottom="0.176cm" fo:text-align="center" style:justify-single-word="false" fo:background-color="#ccffcc" fo:padding="0cm" fo:border-left="0.51pt solid #000000" fo:border-right="0.51pt solid #000000" fo:border-top="0.51pt solid #000000" fo:border-bottom="0.99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2" style:family="paragraph" style:parent-style-name="Standard">
      <style:paragraph-properties fo:margin-top="0.176cm" fo:margin-bottom="0.176cm" fo:background-color="#ccffcc" fo:padding="0cm" fo:border-left="0.51pt solid #000000" fo:border-right="0.51pt solid #000000" fo:border-top="0.51pt solid #000000" fo:border-bottom="0.99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Monotype Corsiva" style:font-size-complex="8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independiente_20_21" style:display-name="Texto independiente 21" style:family="paragraph" style:parent-style-name="Standard" style:next-style-name="Standard">
      <style:paragraph-properties fo:margin-left="0.635cm" fo:margin-right="0cm" fo:margin-top="0.212cm" fo:margin-bottom="0cm" fo:hyphenation-ladder-count="no-limit" fo:text-indent="0cm" style:auto-text-indent="false"/>
      <style:text-properties fo:hyphenate="false" fo:hyphenation-remain-char-count="2" fo:hyphenation-push-char-count="2"/>
    </style:style>
    <style:style style:name="Texto_20_sin_20_formato1" style:display-name="Texto sin formato1" style:family="paragraph" style:parent-style-name="Standard">
      <style:paragraph-properties fo:hyphenation-ladder-count="no-limit"/>
      <style:text-properties style:font-name="Courier New" style:font-name-complex="Tahoma" fo:hyphenate="false" fo:hyphenation-remain-char-count="2" fo:hyphenation-push-char-count="2"/>
    </style:style>
    <style:style style:name="Título" style:family="paragraph" style:parent-style-name="Standard" style:next-style-name="Standard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ngría_20_2_20_de_20_t._20_independiente1" style:display-name="Sangría 2 de t. independiente1" style:family="paragraph" style:parent-style-name="Standard">
      <style:paragraph-properties fo:margin-left="1.249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keep-together="always" fo:text-indent="0cm" style:auto-text-indent="false"/>
      <style:text-properties fo:color="#365f91" style:font-name="Cambria" style:letter-kerning="true" style:font-name-asian="Times New Roman" style:font-name-complex="Times New Roman" style:font-size-complex="14pt" style:font-weight-complex="bold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cm" fo:margin-bottom="0.572cm"/>
      <style:text-properties style:font-name="Times New Roman" fo:font-size="12pt" style:font-size-asian="12pt" style:font-name-complex="Times New Roman" style:font-size-complex="12pt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Arial" fo:font-size="10pt" fo:language="es" fo:country="AR" style:letter-kerning="true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WW-Heading_20_1" style:display-name="WW-Heading 1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4pt" fo:font-weight="bold" style:font-size-asian="14pt" style:font-weight-asian="bold"/>
    </style:style>
    <style:style style:name="WW-Heading_20_2" style:display-name="WW-Heading 2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WW-Header" style:family="paragraph" style:parent-style-name="Standard_20__28_user_29_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cimal_20_Aligned" style:display-name="Decimal Aligned" style:family="paragraph" style:parent-style-name="Standard">
      <style:paragraph-properties fo:margin-top="0cm" fo:margin-bottom="0.353cm" fo:line-height="115%">
        <style:tab-stops>
          <style:tab-stop style:position="0.635cm" style:type="char" style:char=","/>
        </style:tab-stops>
      </style:paragraph-properties>
      <style:text-properties style:font-name="Calibri" fo:font-size="11pt" style:font-name-asian="Times New Roman" style:font-size-asian="11pt" style:font-name-complex="Times New Roman" style:font-size-complex="11pt"/>
    </style:style>
    <style:style style:name="Footnote" style:family="paragraph" style:parent-style-name="Standard" style:class="extra">
      <style:text-properties style:font-name="Calibri" style:font-name-asian="Times New Roman" style:font-name-complex="Times New Roman"/>
    </style:style>
    <style:style style:name="apanormal" style:family="paragraph" style:parent-style-name="Standard_20__28_user_29_">
      <style:paragraph-properties fo:margin-top="0.176cm" fo:margin-bottom="0.176cm"/>
      <style:text-properties fo:color="#666666" fo:font-size="8.5pt" style:font-size-asian="8.5pt" style:font-name-complex="Arial" style:font-size-complex="8.5pt"/>
    </style:style>
    <style:style style:name="Cita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Índicel_20_10" style:display-name="Índicel 10" style:family="paragraph" style:parent-style-name="Índice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9z0" style:family="text">
      <style:text-properties style:font-name="Calibri1" style:font-name-complex="Calibri2"/>
    </style:style>
    <style:style style:name="WW8Num19z1" style:family="text">
      <style:text-properties style:font-name="Courier New" style:font-name-complex="Courier New2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1" style:font-name-complex="Symbol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style:font-name="Symbol1" style:font-name-complex="Symbol1"/>
    </style:style>
    <style:style style:name="WW8Num3z0" style:family="text">
      <style:text-properties style:font-name="Symbol1" style:font-name-complex="Symbol1"/>
    </style:style>
    <style:style style:name="WW8Num13z1" style:family="text">
      <style:text-properties style:font-name="Symbol1" style:font-name-complex="Symbol1"/>
    </style:style>
    <style:style style:name="WW8Num14z0" style:family="text">
      <style:text-properties style:font-name="Symbol1" style:font-name-complex="Symbol1"/>
    </style:style>
    <style:style style:name="WW8Num16z0" style:family="text">
      <style:text-properties style:font-name="Symbol1" style:font-name-complex="Symbol1"/>
    </style:style>
    <style:style style:name="WW8Num18z0" style:family="text">
      <style:text-properties style:font-name="Symbol1" style:font-name-complex="Symbol1"/>
    </style:style>
    <style:style style:name="WW8Num23z0" style:family="text">
      <style:text-properties style:font-name="Symbol1" style:font-name-complex="Symbol1"/>
    </style:style>
    <style:style style:name="WW8Num31z0" style:family="text">
      <style:text-properties style:font-name="Symbol1" style:font-name-complex="Symbol1"/>
    </style:style>
    <style:style style:name="WW-Absatz-Standardschriftart111" style:family="text"/>
    <style:style style:name="WW8Num5z0" style:family="text">
      <style:text-properties style:font-name="Symbol1" style:font-name-complex="Symbol1"/>
    </style:style>
    <style:style style:name="WW8Num6z0" style:family="text">
      <style:text-properties style:font-name="Symbol1" style:font-name-complex="Symbol1"/>
    </style:style>
    <style:style style:name="WW8Num8z0" style:family="text">
      <style:text-properties style:font-name="Wingdings1" fo:font-size="8pt" style:font-size-asian="8pt" style:font-name-complex="Wingdings1"/>
    </style:style>
    <style:style style:name="WW8Num9z0" style:family="text">
      <style:text-properties fo:color="#000000" style:font-name="Symbol1" style:font-name-complex="Symbol1"/>
    </style:style>
    <style:style style:name="WW8Num10z1" style:family="text">
      <style:text-properties style:font-name="Symbol1" style:font-name-complex="Symbol1"/>
    </style:style>
    <style:style style:name="WW8Num11z0" style:family="text">
      <style:text-properties style:font-name="Symbol1" style:font-name-complex="Symbol1"/>
    </style:style>
    <style:style style:name="WW8Num13z0" style:family="text">
      <style:text-properties style:font-name="Symbol1" style:font-name-complex="Symbol1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1" style:font-name-complex="Wingdings1"/>
    </style:style>
    <style:style style:name="WW8Num17z0" style:family="text">
      <style:text-properties style:font-name="Symbol1" style:font-name-complex="Symbol1"/>
    </style:style>
    <style:style style:name="WW8Num17z1" style:family="text">
      <style:text-properties style:font-name="Courier New" style:font-name-complex="Courier New"/>
    </style:style>
    <style:style style:name="WW8Num17z5" style:family="text">
      <style:text-properties style:font-name="Wingdings1" style:font-name-complex="Wingdings1"/>
    </style:style>
    <style:style style:name="WW8Num24z0" style:family="text">
      <style:text-properties style:font-name="Symbol1" style:font-name-complex="Symbol1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1" style:font-name-complex="Wingdings1"/>
    </style:style>
    <style:style style:name="WW8Num27z0" style:family="text">
      <style:text-properties style:font-name="Symbol1" style:font-name-complex="Symbol1"/>
    </style:style>
    <style:style style:name="WW8Num28z1" style:family="text">
      <style:text-properties style:font-name="Symbol1" style:font-name-complex="Symbol1"/>
    </style:style>
    <style:style style:name="WW8Num29z0" style:family="text">
      <style:text-properties style:font-name="Symbol1" style:font-name-complex="Symbol1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1" style:font-name-complex="Wingdings1"/>
    </style:style>
    <style:style style:name="WW8Num33z0" style:family="text">
      <style:text-properties style:font-name="Symbol1" style:font-name-complex="Symbol1"/>
    </style:style>
    <style:style style:name="WW8Num35z0" style:family="text">
      <style:text-properties style:font-name="Symbol1" style:font-name-complex="Symbol1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1" style:font-name-complex="Wingdings1"/>
    </style:style>
    <style:style style:name="WW8Num39z0" style:family="text">
      <style:text-properties style:font-name="Symbol1" style:font-name-complex="Symbol1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1" style:font-name-complex="Wingdings1"/>
    </style:style>
    <style:style style:name="WW8Num47z0" style:family="text">
      <style:text-properties style:font-name="Symbol1" style:font-name-complex="Symbol1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1" style:font-name-complex="Wingdings1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Título_20_Car" style:display-name="Título Car" style:family="text" style:parent-style-name="Fuente_20_de_20_párrafo_20_predeter.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Arial" fo:font-size="12pt" fo:font-style="italic" fo:font-weight="bold" style:font-size-asian="12pt" style:font-style-asian="italic" style:font-weight-asian="bold" style:font-name-complex="Arial" style:language-complex="ar" style:country-complex="SA"/>
    </style:style>
    <style:style style:name="Título_20_3_20_Car" style:display-name="Título 3 Car" style:family="text" style:parent-style-name="Fuente_20_de_20_párrafo_20_predeter.">
      <style:text-properties style:font-name="Arial" fo:font-size="12pt" style:font-size-asian="12pt" style:font-name-complex="Arial"/>
    </style:style>
    <style:style style:name="Título_20_6_20_Car" style:display-name="Título 6 Car" style:family="text" style:parent-style-name="Fuente_20_de_20_párrafo_20_predeter.">
      <style:text-properties style:font-name="Arial" fo:font-weight="bold" style:font-weight-asian="bold" style:font-name-complex="Arial" style:font-weight-complex="bold"/>
    </style:style>
    <style:style style:name="Texto_20_nota_20_pie_20_Car" style:display-name="Texto nota pie Car" style:family="text" style:parent-style-name="Fuente_20_de_20_párrafo_20_predeter.">
      <style:text-properties style:font-name="Calibri" style:font-name-asian="Times New Roman" style:font-name-complex="Times New Roman"/>
    </style:style>
    <style:style style:name="Énfasis_20_sutil" style:display-name="Énfasis sutil" style:family="text" style:parent-style-name="Fuente_20_de_20_párrafo_20_predeter.">
      <style:text-properties fo:color="#808080" fo:font-style="italic" style:font-name-asian="Times New Roman" style:font-style-asian="italic" style:font-name-complex="Times New Roman" style:font-size-complex="11pt" style:font-style-complex="italic" style:font-weight-complex="normal"/>
    </style:style>
    <style:style style:name="Título_20_1_20_Car" style:display-name="Título 1 Car" style:family="text" style:parent-style-name="Fuente_20_de_20_párrafo_20_predeter.">
      <style:text-properties style:font-name="Arial" fo:font-size="14pt" fo:font-weight="bold" style:letter-kerning="true" style:font-size-asian="14pt" style:font-weight-asian="bold" style:font-name-complex="Arial"/>
    </style:style>
    <style:style style:name="Título_20_4_20_Car" style:display-name="Título 4 Car" style:family="text" style:parent-style-name="Fuente_20_de_20_párrafo_20_predeter.">
      <style:text-properties fo:font-size="14pt" fo:font-weight="bold" style:font-size-asian="14pt" style:font-weight-asian="bold" style:font-size-complex="14pt" style:font-weight-complex="bold"/>
    </style:style>
    <style:style style:name="Cita_20_Car" style:display-name="Cita Car" style:family="text" style:parent-style-name="Fuente_20_de_20_párrafo_20_predeter.">
      <style:text-properties fo:color="#000000" style:font-name="Arial" fo:font-style="italic" style:font-style-asian="italic" style:font-name-complex="Arial" style:font-style-complex="italic"/>
    </style:style>
    <style:style style:name="Viñetas" style:family="text">
      <style:text-properties style:font-name="OpenSymbol" style:font-name-asian="OpenSymbol" style:font-name-complex="OpenSymbol"/>
    </style:style>
    <style:style style:name="Carácter_20_de_20_numeración" style:display-name="Carácter de numeración" style:family="text"/>
    <style:style style:name="Numbering_20_Symbols" style:display-name="Numbering Symbols" style:family="text"/>
    <style:style style:name="ListLabel_20_2" style:display-name="ListLabel 2" style:family="text">
      <style:text-properties style:font-name-complex="Calibri2"/>
    </style:style>
    <style:style style:name="ListLabel_20_1" style:display-name="ListLabel 1" style:family="text">
      <style:text-properties style:font-name-complex="Courier New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8z0" style:family="text">
      <style:text-properties style:font-name="Symbol1" style:font-name-complex="Symbol1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1" style:font-name-complex="Wingdings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WW8Num20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0z0" style:num-suffix="." text:bullet-char="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0z0" style:num-suffix=".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 2"/>
      </text:list-level-style-bullet>
      <text:list-level-style-bullet text:level="7" text:style-name="WW8Num20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0z0" style:num-suffix="." text:bullet-char="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0z0" style:num-suffix=".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877cm" fo:margin-left="-0.123cm" table:align="left" style:writing-mode="lr-tb"/>
    </style:style>
    <style:style style:name="Table3.A" style:family="table-column">
      <style:table-column-properties style:column-width="2.625cm"/>
    </style:style>
    <style:style style:name="Table3.B" style:family="table-column">
      <style:table-column-properties style:column-width="6.625cm"/>
    </style:style>
    <style:style style:name="Table3.C" style:family="table-column">
      <style:table-column-properties style:column-width="6.627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text-properties style:font-name="Times New Roman" fo:font-size="8pt" fo:language="es" fo:country="AR" fo:font-style="italic" fo:font-weight="bold" style:font-size-asian="8pt" style:font-style-asian="italic" style:font-weight-asian="bold" style:font-name-complex="Times New Roman"/>
    </style:style>
    <style:style style:name="MP4" style:family="paragraph" style:parent-style-name="Standard">
      <style:paragraph-properties style:snap-to-layout-grid="false"/>
      <style:text-properties style:font-name="Monotype Corsiva" fo:font-size="8pt" fo:language="es" fo:country="AR" style:font-size-asian="8pt" style:font-name-complex="Monotype Corsiva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Header">
      <style:text-properties fo:language="es" fo:country="AR" style:language-asian="zxx" style:country-asian="none"/>
    </style:style>
    <style:style style:name="MP7" style:family="paragraph">
      <style:paragraph-properties fo:text-align="center" style:writing-mode="lr-tb"/>
    </style:style>
    <style:style style:name="MP8" style:family="paragraph" style:parent-style-name="Footer">
      <style:text-properties fo:language="es" fo:country="AR"/>
    </style:style>
    <style:style style:name="MT1" style:family="text">
      <style:text-properties fo:font-size="12pt" fo:language="es" fo:country="AR" fo:font-weight="bold" style:font-size-asian="12pt" style:font-weight-asian="bold"/>
    </style:style>
    <style:style style:name="MT2" style:family="text">
      <style:text-properties style:font-name="Monotype Corsiva" fo:font-size="8pt" fo:language="es" fo:country="AR" style:font-size-asian="8pt" style:font-name-complex="Monotype Corsiva"/>
    </style:style>
    <style:style style:name="MT3" style:family="text">
      <style:text-properties style:font-name="Monotype Corsiva" fo:font-size="8pt" fo:language="es" fo:country="AR" style:font-name-asian="Monotype Corsiva" style:font-size-asian="8pt" style:font-name-complex="Monotype Corsiva"/>
    </style:style>
    <style:style style:name="MT4" style:family="text">
      <style:text-properties fo:language="es" fo:country="AR" fo:font-style="italic" style:text-underline-style="solid" style:text-underline-width="auto" style:text-underline-color="font-color" fo:font-weight="bold" style:font-style-asian="italic" style:font-weight-asian="bold"/>
    </style:style>
    <style:style style:name="MT5" style:family="text">
      <style:text-properties fo:language="es" fo:country="AR" fo:font-style="italic" style:text-underline-style="solid" style:text-underline-width="auto" style:text-underline-color="font-color" fo:font-weight="bold" style:font-name-asian="Arial" style:font-style-asian="italic" style:font-weight-asian="bold" style:font-name-complex="Arial"/>
    </style:style>
    <style:style style:name="MT6" style:family="text">
      <style:text-properties fo:font-size="8pt" fo:language="es" fo:country="AR" style:font-size-asian="8pt" style:font-size-complex="8pt"/>
    </style:style>
    <style:style style:name="MT7" style:family="text">
      <style:text-properties fo:font-size="8pt" fo:language="es" fo:country="AR" style:font-name-asian="Arial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501cm" fo:margin-bottom="1.212cm" fo:margin-left="3cm" fo:margin-right="3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1.288cm" fo:margin-left="0cm" fo:margin-right="0cm" fo:margin-top="1.18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"><text:span text:style-name="MT1"><draw:frame draw:style-name="Mfr1" draw:name="graphics1" text:anchor-type="as-char" svg:width="0.108cm" svg:height="1.099cm" draw:z-index="41"><draw:image xlink:href="Pictures/100000000000005B00000090F3E3DBFE.png" xlink:type="simple" xlink:show="embed" xlink:actuate="onLoad"/></draw:frame></text:span><text:span text:style-name="MT1"><text:tab/></text:span></text:p>
            </table:table-cell>
            <table:table-cell table:style-name="Table3.A1" office:value-type="string">
              <text:p text:style-name="MP2"><text:span text:style-name="MT2">Universidad</text:span><text:span text:style-name="MT3"> </text:span><text:span text:style-name="MT2">de</text:span><text:span text:style-name="MT3"> </text:span><text:span text:style-name="MT2">Buenos</text:span><text:span text:style-name="MT3"> </text:span><text:span text:style-name="MT2">Aires</text:span><text:span text:style-name="MT3"> <text:s text:c="124"/></text:span></text:p>
              <text:p text:style-name="Standard"><text:span text:style-name="MT2">Facultad</text:span><text:span text:style-name="MT3"> </text:span><text:span text:style-name="MT2">de</text:span><text:span text:style-name="MT3"> </text:span><text:span text:style-name="MT2">Ingeniería</text:span><text:span text:style-name="MT3"> </text:span></text:p>
              <text:p text:style-name="MP3">75.08 Sistemas Operativos</text:p>
              <text:p text:style-name="Standard"><text:span text:style-name="MT2">Segundo</text:span><text:span text:style-name="MT3"> </text:span><text:span text:style-name="MT2">Cuatrimestre</text:span><text:span text:style-name="MT3"> </text:span><text:span text:style-name="MT2">2011</text:span></text:p>
            </table:table-cell>
            <table:table-cell table:style-name="Table3.A1" office:value-type="string">
              <text:p text:style-name="MP4"/>
              <text:p text:style-name="MP5"><text:span text:style-name="MT4">Trabajo</text:span><text:span text:style-name="MT5"> </text:span><text:span text:style-name="MT4">Práctico</text:span><text:span text:style-name="MT5"> <text:s/></text:span><text:span text:style-name="MT4"><text:line-break/></text:span></text:p>
            </table:table-cell>
          </table:table-row>
        </table:table>
        <text:p text:style-name="MP6"><draw:line text:anchor-type="char" draw:z-index="83" draw:style-name="Mgr1" draw:text-style-name="MP7" svg:x1="0.048cm" svg:y1="0.129cm" svg:x2="15.542cm" svg:y2="0.129cm"><text:p/></draw:line></text:p>
      </style:header>
      <style:footer>
        <text:p text:style-name="Header"><text:span text:style-name="MT6">Grupo</text:span><text:span text:style-name="MT7"> 10</text:span><text:span text:style-name="MT6">.</text:span><text:span text:style-name="MT7"> </text:span><text:span text:style-name="MT6">Tema</text:span><text:span text:style-name="MT7"> </text:span><text:span text:style-name="MT6">R<text:tab/><text:tab/>Página</text:span><text:span text:style-name="MT7"> </text:span><text:span text:style-name="Page_20_Number"><text:span text:style-name="MT6"><text:page-number text:select-page="current">19</text:page-number></text:span></text:span><text:span text:style-name="Page_20_Number"><text:span text:style-name="MT7"> </text:span></text:span><text:span text:style-name="Page_20_Number"><text:span text:style-name="MT6">de</text:span></text:span><text:span text:style-name="Page_20_Number"><text:span text:style-name="MT7"> </text:span></text:span><text:span text:style-name="Page_20_Number"><text:span text:style-name="MT6"><text:page-count style:num-format="1">42</text:page-count></text:span></text:span></text:p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bajo Practico de Sistemas Operativos</dc:title>
    <meta:initial-creator>Sandra Abraham</meta:initial-creator>
    <meta:creation-date>2011-09-20T20:59:00</meta:creation-date>
    <dc:creator>pablo </dc:creator>
    <dc:date>2011-10-24T23:10:45</dc:date>
    <meta:print-date>2011-09-20T12:45:00</meta:print-date>
    <meta:editing-cycles>21</meta:editing-cycles>
    <meta:editing-duration>PT3H11M32S</meta:editing-duration>
    <meta:generator>LibreOffice/3.4$Linux LibreOffice_project/340m1$Build-302</meta:generator>
    <meta:document-statistic meta:table-count="3" meta:image-count="1" meta:object-count="0" meta:page-count="42" meta:paragraph-count="1156" meta:word-count="9340" meta:character-count="61455" meta:non-whitespace-character-count="52661"/>
    <meta:user-defined meta:name="Asunto">Enunciado TP</meta:user-defined>
    <meta:user-defined meta:name="Demonio">detectarC</meta:user-defined>
    <meta:user-defined meta:name="Elaborado por">Lic. Sandra Abaham</meta:user-defined>
    <meta:user-defined meta:name="Inicializador">iniciarC</meta:user-defined>
    <meta:user-defined meta:name="Instalador" meta:value-type="string">instalarC</meta:user-defined>
    <meta:user-defined meta:name="Listador" meta:value-type="string">listarC</meta:user-defined>
    <meta:user-defined meta:name="Log" meta:value-type="string">loguearC</meta:user-defined>
    <meta:user-defined meta:name="Mover" meta:value-type="string">moverC</meta:user-defined>
    <meta:user-defined meta:name="Poceso" meta:value-type="string">sumarC</meta:user-defined>
    <meta:user-defined meta:name="Proyecto" meta:value-type="string">Consultar</meta:user-defined>
  </office:meta>
</office:document-meta>
</file>